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29.65pt"/>
    </style:style>
    <style:style style:name="co5" style:family="table-column">
      <style:table-column-properties fo:break-before="auto" style:column-width="30.5pt"/>
    </style:style>
    <style:style style:name="co6" style:family="table-column">
      <style:table-column-properties fo:break-before="auto" style:column-width="27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6" table:number-columns-repeated="10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6" table:number-columns-repeated="11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95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5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DEC2HEX([.A3])" office:value-type="string" office:string-value="0" calcext:value-type="string">
            <text:p>0</text:p>
          </table:table-cell>
          <table:table-cell table:formula="of:=DEC2HEX([.C$2]*[.$A3]+[.C2])" office:value-type="string" office:string-value="0" calcext:value-type="string">
            <text:p>0</text:p>
          </table:table-cell>
          <table:table-cell table:formula="of:=DEC2HEX(64*[.$A3]+[.D2])" office:value-type="string" office:string-value="1" calcext:value-type="string">
            <text:p>1</text:p>
          </table:table-cell>
          <table:table-cell table:formula="of:=DEC2HEX(64*[.$A3]+[.E2])" office:value-type="string" office:string-value="2" calcext:value-type="string">
            <text:p>2</text:p>
          </table:table-cell>
          <table:table-cell table:formula="of:=DEC2HEX(64*[.$A3]+[.F2])" office:value-type="string" office:string-value="3" calcext:value-type="string">
            <text:p>3</text:p>
          </table:table-cell>
          <table:table-cell table:formula="of:=DEC2HEX(64*[.$A3]+[.G2])" office:value-type="string" office:string-value="4" calcext:value-type="string">
            <text:p>4</text:p>
          </table:table-cell>
          <table:table-cell table:formula="of:=DEC2HEX(64*[.$A3]+[.H2])" office:value-type="string" office:string-value="5" calcext:value-type="string">
            <text:p>5</text:p>
          </table:table-cell>
          <table:table-cell table:formula="of:=DEC2HEX(64*[.$A3]+[.I2])" office:value-type="string" office:string-value="6" calcext:value-type="string">
            <text:p>6</text:p>
          </table:table-cell>
          <table:table-cell table:formula="of:=DEC2HEX(64*[.$A3]+[.J2])" office:value-type="string" office:string-value="7" calcext:value-type="string">
            <text:p>7</text:p>
          </table:table-cell>
          <table:table-cell table:formula="of:=DEC2HEX(64*[.$A3]+[.K2])" office:value-type="string" office:string-value="8" calcext:value-type="string">
            <text:p>8</text:p>
          </table:table-cell>
          <table:table-cell table:formula="of:=DEC2HEX(64*[.$A3]+[.L2])" office:value-type="string" office:string-value="9" calcext:value-type="string">
            <text:p>9</text:p>
          </table:table-cell>
          <table:table-cell table:formula="of:=DEC2HEX(64*[.$A3]+[.M2])" office:value-type="string" office:string-value="A" calcext:value-type="string">
            <text:p>A</text:p>
          </table:table-cell>
          <table:table-cell table:formula="of:=DEC2HEX(64*[.$A3]+[.N2])" office:value-type="string" office:string-value="B" calcext:value-type="string">
            <text:p>B</text:p>
          </table:table-cell>
          <table:table-cell table:formula="of:=DEC2HEX(64*[.$A3]+[.O2])" office:value-type="string" office:string-value="C" calcext:value-type="string">
            <text:p>C</text:p>
          </table:table-cell>
          <table:table-cell table:formula="of:=DEC2HEX(64*[.$A3]+[.P2])" office:value-type="string" office:string-value="D" calcext:value-type="string">
            <text:p>D</text:p>
          </table:table-cell>
          <table:table-cell table:formula="of:=DEC2HEX(64*[.$A3]+[.Q2])" office:value-type="string" office:string-value="E" calcext:value-type="string">
            <text:p>E</text:p>
          </table:table-cell>
          <table:table-cell table:formula="of:=DEC2HEX(64*[.$A3]+[.R2])" office:value-type="string" office:string-value="F" calcext:value-type="string">
            <text:p>F</text:p>
          </table:table-cell>
          <table:table-cell table:formula="of:=DEC2HEX(64*[.$A3]+[.S2])" office:value-type="string" office:string-value="10" calcext:value-type="string">
            <text:p>10</text:p>
          </table:table-cell>
          <table:table-cell table:formula="of:=DEC2HEX(64*[.$A3]+[.T2])" office:value-type="string" office:string-value="11" calcext:value-type="string">
            <text:p>11</text:p>
          </table:table-cell>
          <table:table-cell table:formula="of:=DEC2HEX(64*[.$A3]+[.U2])" office:value-type="string" office:string-value="12" calcext:value-type="string">
            <text:p>12</text:p>
          </table:table-cell>
          <table:table-cell table:formula="of:=DEC2HEX(64*[.$A3]+[.V2])" office:value-type="string" office:string-value="13" calcext:value-type="string">
            <text:p>13</text:p>
          </table:table-cell>
          <table:table-cell table:formula="of:=DEC2HEX(64*[.$A3]+[.W2])" office:value-type="string" office:string-value="14" calcext:value-type="string">
            <text:p>14</text:p>
          </table:table-cell>
          <table:table-cell table:formula="of:=DEC2HEX(64*[.$A3]+[.X2])" office:value-type="string" office:string-value="15" calcext:value-type="string">
            <text:p>15</text:p>
          </table:table-cell>
          <table:table-cell table:formula="of:=DEC2HEX(64*[.$A3]+[.Y2])" office:value-type="string" office:string-value="16" calcext:value-type="string">
            <text:p>16</text:p>
          </table:table-cell>
          <table:table-cell table:formula="of:=DEC2HEX(64*[.$A3]+[.Z2])" office:value-type="string" office:string-value="17" calcext:value-type="string">
            <text:p>17</text:p>
          </table:table-cell>
          <table:table-cell table:formula="of:=DEC2HEX(64*[.$A3]+[.AA2])" office:value-type="string" office:string-value="18" calcext:value-type="string">
            <text:p>18</text:p>
          </table:table-cell>
          <table:table-cell table:formula="of:=DEC2HEX(64*[.$A3]+[.AB2])" office:value-type="string" office:string-value="19" calcext:value-type="string">
            <text:p>19</text:p>
          </table:table-cell>
          <table:table-cell table:formula="of:=DEC2HEX(64*[.$A3]+[.AC2])" office:value-type="string" office:string-value="1A" calcext:value-type="string">
            <text:p>1A</text:p>
          </table:table-cell>
          <table:table-cell table:formula="of:=DEC2HEX(64*[.$A3]+[.AD2])" office:value-type="string" office:string-value="1B" calcext:value-type="string">
            <text:p>1B</text:p>
          </table:table-cell>
          <table:table-cell table:formula="of:=DEC2HEX(64*[.$A3]+[.AE2])" office:value-type="string" office:string-value="1C" calcext:value-type="string">
            <text:p>1C</text:p>
          </table:table-cell>
          <table:table-cell table:formula="of:=DEC2HEX(64*[.$A3]+[.AF2])" office:value-type="string" office:string-value="1D" calcext:value-type="string">
            <text:p>1D</text:p>
          </table:table-cell>
          <table:table-cell table:formula="of:=DEC2HEX(64*[.$A3]+[.AG2])" office:value-type="string" office:string-value="1E" calcext:value-type="string">
            <text:p>1E</text:p>
          </table:table-cell>
          <table:table-cell table:formula="of:=DEC2HEX(64*[.$A3]+[.AH2])" office:value-type="string" office:string-value="1F" calcext:value-type="string">
            <text:p>1F</text:p>
          </table:table-cell>
          <table:table-cell table:formula="of:=DEC2HEX(64*[.$A3]+[.AI2])" office:value-type="string" office:string-value="20" calcext:value-type="string">
            <text:p>20</text:p>
          </table:table-cell>
          <table:table-cell table:formula="of:=DEC2HEX(64*[.$A3]+[.AJ2])" office:value-type="string" office:string-value="21" calcext:value-type="string">
            <text:p>21</text:p>
          </table:table-cell>
          <table:table-cell table:formula="of:=DEC2HEX(64*[.$A3]+[.AK2])" office:value-type="string" office:string-value="22" calcext:value-type="string">
            <text:p>22</text:p>
          </table:table-cell>
          <table:table-cell table:formula="of:=DEC2HEX(64*[.$A3]+[.AL2])" office:value-type="string" office:string-value="23" calcext:value-type="string">
            <text:p>23</text:p>
          </table:table-cell>
          <table:table-cell table:formula="of:=DEC2HEX(64*[.$A3]+[.AM2])" office:value-type="string" office:string-value="24" calcext:value-type="string">
            <text:p>24</text:p>
          </table:table-cell>
          <table:table-cell table:formula="of:=DEC2HEX(64*[.$A3]+[.AN2])" office:value-type="string" office:string-value="25" calcext:value-type="string">
            <text:p>25</text:p>
          </table:table-cell>
          <table:table-cell table:formula="of:=DEC2HEX(64*[.$A3]+[.AO2])" office:value-type="string" office:string-value="26" calcext:value-type="string">
            <text:p>26</text:p>
          </table:table-cell>
          <table:table-cell table:formula="of:=DEC2HEX(64*[.$A3]+[.AP2])" office:value-type="string" office:string-value="27" calcext:value-type="string">
            <text:p>27</text:p>
          </table:table-cell>
          <table:table-cell table:formula="of:=DEC2HEX(64*[.$A3]+[.AQ2])" office:value-type="string" office:string-value="28" calcext:value-type="string">
            <text:p>28</text:p>
          </table:table-cell>
          <table:table-cell table:formula="of:=DEC2HEX(64*[.$A3]+[.AR2])" office:value-type="string" office:string-value="29" calcext:value-type="string">
            <text:p>29</text:p>
          </table:table-cell>
          <table:table-cell table:formula="of:=DEC2HEX(64*[.$A3]+[.AS2])" office:value-type="string" office:string-value="2A" calcext:value-type="string">
            <text:p>2A</text:p>
          </table:table-cell>
          <table:table-cell table:formula="of:=DEC2HEX(64*[.$A3]+[.AT2])" office:value-type="string" office:string-value="2B" calcext:value-type="string">
            <text:p>2B</text:p>
          </table:table-cell>
          <table:table-cell table:formula="of:=DEC2HEX(64*[.$A3]+[.AU2])" office:value-type="string" office:string-value="2C" calcext:value-type="string">
            <text:p>2C</text:p>
          </table:table-cell>
          <table:table-cell table:formula="of:=DEC2HEX(64*[.$A3]+[.AV2])" office:value-type="string" office:string-value="2D" calcext:value-type="string">
            <text:p>2D</text:p>
          </table:table-cell>
          <table:table-cell table:formula="of:=DEC2HEX(64*[.$A3]+[.AW2])" office:value-type="string" office:string-value="2E" calcext:value-type="string">
            <text:p>2E</text:p>
          </table:table-cell>
          <table:table-cell table:formula="of:=DEC2HEX(64*[.$A3]+[.AX2])" office:value-type="string" office:string-value="2F" calcext:value-type="string">
            <text:p>2F</text:p>
          </table:table-cell>
          <table:table-cell table:formula="of:=DEC2HEX(64*[.$A3]+[.AY2])" office:value-type="string" office:string-value="30" calcext:value-type="string">
            <text:p>30</text:p>
          </table:table-cell>
          <table:table-cell table:formula="of:=DEC2HEX(64*[.$A3]+[.AZ2])" office:value-type="string" office:string-value="31" calcext:value-type="string">
            <text:p>31</text:p>
          </table:table-cell>
          <table:table-cell table:formula="of:=DEC2HEX(64*[.$A3]+[.BA2])" office:value-type="string" office:string-value="32" calcext:value-type="string">
            <text:p>32</text:p>
          </table:table-cell>
          <table:table-cell table:formula="of:=DEC2HEX(64*[.$A3]+[.BB2])" office:value-type="string" office:string-value="33" calcext:value-type="string">
            <text:p>33</text:p>
          </table:table-cell>
          <table:table-cell table:formula="of:=DEC2HEX(64*[.$A3]+[.BC2])" office:value-type="string" office:string-value="34" calcext:value-type="string">
            <text:p>34</text:p>
          </table:table-cell>
          <table:table-cell table:formula="of:=DEC2HEX(64*[.$A3]+[.BD2])" office:value-type="string" office:string-value="35" calcext:value-type="string">
            <text:p>35</text:p>
          </table:table-cell>
          <table:table-cell table:formula="of:=DEC2HEX(64*[.$A3]+[.BE2])" office:value-type="string" office:string-value="36" calcext:value-type="string">
            <text:p>36</text:p>
          </table:table-cell>
          <table:table-cell table:formula="of:=DEC2HEX(64*[.$A3]+[.BF2])" office:value-type="string" office:string-value="37" calcext:value-type="string">
            <text:p>37</text:p>
          </table:table-cell>
          <table:table-cell table:formula="of:=DEC2HEX(64*[.$A3]+[.BG2])" office:value-type="string" office:string-value="38" calcext:value-type="string">
            <text:p>38</text:p>
          </table:table-cell>
          <table:table-cell table:formula="of:=DEC2HEX(64*[.$A3]+[.BH2])" office:value-type="string" office:string-value="39" calcext:value-type="string">
            <text:p>39</text:p>
          </table:table-cell>
          <table:table-cell table:formula="of:=DEC2HEX(64*[.$A3]+[.BI2])" office:value-type="string" office:string-value="3A" calcext:value-type="string">
            <text:p>3A</text:p>
          </table:table-cell>
          <table:table-cell table:formula="of:=DEC2HEX(64*[.$A3]+[.BJ2])" office:value-type="string" office:string-value="3B" calcext:value-type="string">
            <text:p>3B</text:p>
          </table:table-cell>
          <table:table-cell table:formula="of:=DEC2HEX(64*[.$A3]+[.BK2])" office:value-type="string" office:string-value="3C" calcext:value-type="string">
            <text:p>3C</text:p>
          </table:table-cell>
          <table:table-cell table:formula="of:=DEC2HEX(64*[.$A3]+[.BL2])" office:value-type="string" office:string-value="3D" calcext:value-type="string">
            <text:p>3D</text:p>
          </table:table-cell>
          <table:table-cell table:formula="of:=DEC2HEX(64*[.$A3]+[.BM2])" office:value-type="string" office:string-value="3E" calcext:value-type="string">
            <text:p>3E</text:p>
          </table:table-cell>
          <table:table-cell table:formula="of:=DEC2HEX(64*[.$A3]+[.BN2])" office:value-type="string" office:string-value="3F" calcext:value-type="string">
            <text:p>3F</text:p>
          </table:table-cell>
          <table:table-cell table:number-columns-repeated="9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DEC2HEX([.A4])" office:value-type="string" office:string-value="1" calcext:value-type="string">
            <text:p>1</text:p>
          </table:table-cell>
          <table:table-cell table:formula="of:=DEC2HEX(64*[.$A4]+[.C$2])" office:value-type="string" office:string-value="40" calcext:value-type="string">
            <text:p>40</text:p>
          </table:table-cell>
          <table:table-cell table:formula="of:=DEC2HEX(64*[.$A4]+[.D$2])" office:value-type="string" office:string-value="41" calcext:value-type="string">
            <text:p>41</text:p>
          </table:table-cell>
          <table:table-cell table:formula="of:=DEC2HEX(64*[.$A4]+[.E$2])" office:value-type="string" office:string-value="42" calcext:value-type="string">
            <text:p>42</text:p>
          </table:table-cell>
          <table:table-cell table:formula="of:=DEC2HEX(64*[.$A4]+[.F$2])" office:value-type="string" office:string-value="43" calcext:value-type="string">
            <text:p>43</text:p>
          </table:table-cell>
          <table:table-cell table:formula="of:=DEC2HEX(64*[.$A4]+[.G$2])" office:value-type="string" office:string-value="44" calcext:value-type="string">
            <text:p>44</text:p>
          </table:table-cell>
          <table:table-cell table:formula="of:=DEC2HEX(64*[.$A4]+[.H$2])" office:value-type="string" office:string-value="45" calcext:value-type="string">
            <text:p>45</text:p>
          </table:table-cell>
          <table:table-cell table:formula="of:=DEC2HEX(64*[.$A4]+[.I$2])" office:value-type="string" office:string-value="46" calcext:value-type="string">
            <text:p>46</text:p>
          </table:table-cell>
          <table:table-cell table:formula="of:=DEC2HEX(64*[.$A4]+[.J$2])" office:value-type="string" office:string-value="47" calcext:value-type="string">
            <text:p>47</text:p>
          </table:table-cell>
          <table:table-cell table:formula="of:=DEC2HEX(64*[.$A4]+[.K$2])" office:value-type="string" office:string-value="48" calcext:value-type="string">
            <text:p>48</text:p>
          </table:table-cell>
          <table:table-cell table:formula="of:=DEC2HEX(64*[.$A4]+[.L$2])" office:value-type="string" office:string-value="49" calcext:value-type="string">
            <text:p>49</text:p>
          </table:table-cell>
          <table:table-cell table:formula="of:=DEC2HEX(64*[.$A4]+[.M$2])" office:value-type="string" office:string-value="4A" calcext:value-type="string">
            <text:p>4A</text:p>
          </table:table-cell>
          <table:table-cell table:formula="of:=DEC2HEX(64*[.$A4]+[.N$2])" office:value-type="string" office:string-value="4B" calcext:value-type="string">
            <text:p>4B</text:p>
          </table:table-cell>
          <table:table-cell table:formula="of:=DEC2HEX(64*[.$A4]+[.O$2])" office:value-type="string" office:string-value="4C" calcext:value-type="string">
            <text:p>4C</text:p>
          </table:table-cell>
          <table:table-cell table:formula="of:=DEC2HEX(64*[.$A4]+[.P$2])" office:value-type="string" office:string-value="4D" calcext:value-type="string">
            <text:p>4D</text:p>
          </table:table-cell>
          <table:table-cell table:formula="of:=DEC2HEX(64*[.$A4]+[.Q$2])" office:value-type="string" office:string-value="4E" calcext:value-type="string">
            <text:p>4E</text:p>
          </table:table-cell>
          <table:table-cell table:formula="of:=DEC2HEX(64*[.$A4]+[.R$2])" office:value-type="string" office:string-value="4F" calcext:value-type="string">
            <text:p>4F</text:p>
          </table:table-cell>
          <table:table-cell table:formula="of:=DEC2HEX(64*[.$A4]+[.S$2])" office:value-type="string" office:string-value="50" calcext:value-type="string">
            <text:p>50</text:p>
          </table:table-cell>
          <table:table-cell table:formula="of:=DEC2HEX(64*[.$A4]+[.T$2])" office:value-type="string" office:string-value="51" calcext:value-type="string">
            <text:p>51</text:p>
          </table:table-cell>
          <table:table-cell table:formula="of:=DEC2HEX(64*[.$A4]+[.U$2])" office:value-type="string" office:string-value="52" calcext:value-type="string">
            <text:p>52</text:p>
          </table:table-cell>
          <table:table-cell table:formula="of:=DEC2HEX(64*[.$A4]+[.V$2])" office:value-type="string" office:string-value="53" calcext:value-type="string">
            <text:p>53</text:p>
          </table:table-cell>
          <table:table-cell table:formula="of:=DEC2HEX(64*[.$A4]+[.W$2])" office:value-type="string" office:string-value="54" calcext:value-type="string">
            <text:p>54</text:p>
          </table:table-cell>
          <table:table-cell table:formula="of:=DEC2HEX(64*[.$A4]+[.X$2])" office:value-type="string" office:string-value="55" calcext:value-type="string">
            <text:p>55</text:p>
          </table:table-cell>
          <table:table-cell table:formula="of:=DEC2HEX(64*[.$A4]+[.Y$2])" office:value-type="string" office:string-value="56" calcext:value-type="string">
            <text:p>56</text:p>
          </table:table-cell>
          <table:table-cell table:formula="of:=DEC2HEX(64*[.$A4]+[.Z$2])" office:value-type="string" office:string-value="57" calcext:value-type="string">
            <text:p>57</text:p>
          </table:table-cell>
          <table:table-cell table:formula="of:=DEC2HEX(64*[.$A4]+[.AA$2])" office:value-type="string" office:string-value="58" calcext:value-type="string">
            <text:p>58</text:p>
          </table:table-cell>
          <table:table-cell table:formula="of:=DEC2HEX(64*[.$A4]+[.AB$2])" office:value-type="string" office:string-value="59" calcext:value-type="string">
            <text:p>59</text:p>
          </table:table-cell>
          <table:table-cell table:formula="of:=DEC2HEX(64*[.$A4]+[.AC$2])" office:value-type="string" office:string-value="5A" calcext:value-type="string">
            <text:p>5A</text:p>
          </table:table-cell>
          <table:table-cell table:formula="of:=DEC2HEX(64*[.$A4]+[.AD$2])" office:value-type="string" office:string-value="5B" calcext:value-type="string">
            <text:p>5B</text:p>
          </table:table-cell>
          <table:table-cell table:formula="of:=DEC2HEX(64*[.$A4]+[.AE$2])" office:value-type="string" office:string-value="5C" calcext:value-type="string">
            <text:p>5C</text:p>
          </table:table-cell>
          <table:table-cell table:formula="of:=DEC2HEX(64*[.$A4]+[.AF$2])" office:value-type="string" office:string-value="5D" calcext:value-type="string">
            <text:p>5D</text:p>
          </table:table-cell>
          <table:table-cell table:formula="of:=DEC2HEX(64*[.$A4]+[.AG$2])" office:value-type="string" office:string-value="5E" calcext:value-type="string">
            <text:p>5E</text:p>
          </table:table-cell>
          <table:table-cell table:formula="of:=DEC2HEX(64*[.$A4]+[.AH$2])" office:value-type="string" office:string-value="5F" calcext:value-type="string">
            <text:p>5F</text:p>
          </table:table-cell>
          <table:table-cell table:formula="of:=DEC2HEX(64*[.$A4]+[.AI$2])" office:value-type="string" office:string-value="60" calcext:value-type="string">
            <text:p>60</text:p>
          </table:table-cell>
          <table:table-cell table:formula="of:=DEC2HEX(64*[.$A4]+[.AJ$2])" office:value-type="string" office:string-value="61" calcext:value-type="string">
            <text:p>61</text:p>
          </table:table-cell>
          <table:table-cell table:formula="of:=DEC2HEX(64*[.$A4]+[.AK$2])" office:value-type="string" office:string-value="62" calcext:value-type="string">
            <text:p>62</text:p>
          </table:table-cell>
          <table:table-cell table:formula="of:=DEC2HEX(64*[.$A4]+[.AL$2])" office:value-type="string" office:string-value="63" calcext:value-type="string">
            <text:p>63</text:p>
          </table:table-cell>
          <table:table-cell table:formula="of:=DEC2HEX(64*[.$A4]+[.AM$2])" office:value-type="string" office:string-value="64" calcext:value-type="string">
            <text:p>64</text:p>
          </table:table-cell>
          <table:table-cell table:formula="of:=DEC2HEX(64*[.$A4]+[.AN$2])" office:value-type="string" office:string-value="65" calcext:value-type="string">
            <text:p>65</text:p>
          </table:table-cell>
          <table:table-cell table:formula="of:=DEC2HEX(64*[.$A4]+[.AO$2])" office:value-type="string" office:string-value="66" calcext:value-type="string">
            <text:p>66</text:p>
          </table:table-cell>
          <table:table-cell table:formula="of:=DEC2HEX(64*[.$A4]+[.AP$2])" office:value-type="string" office:string-value="67" calcext:value-type="string">
            <text:p>67</text:p>
          </table:table-cell>
          <table:table-cell table:formula="of:=DEC2HEX(64*[.$A4]+[.AQ$2])" office:value-type="string" office:string-value="68" calcext:value-type="string">
            <text:p>68</text:p>
          </table:table-cell>
          <table:table-cell table:formula="of:=DEC2HEX(64*[.$A4]+[.AR$2])" office:value-type="string" office:string-value="69" calcext:value-type="string">
            <text:p>69</text:p>
          </table:table-cell>
          <table:table-cell table:formula="of:=DEC2HEX(64*[.$A4]+[.AS$2])" office:value-type="string" office:string-value="6A" calcext:value-type="string">
            <text:p>6A</text:p>
          </table:table-cell>
          <table:table-cell table:formula="of:=DEC2HEX(64*[.$A4]+[.AT$2])" office:value-type="string" office:string-value="6B" calcext:value-type="string">
            <text:p>6B</text:p>
          </table:table-cell>
          <table:table-cell table:formula="of:=DEC2HEX(64*[.$A4]+[.AU$2])" office:value-type="string" office:string-value="6C" calcext:value-type="string">
            <text:p>6C</text:p>
          </table:table-cell>
          <table:table-cell table:formula="of:=DEC2HEX(64*[.$A4]+[.AV$2])" office:value-type="string" office:string-value="6D" calcext:value-type="string">
            <text:p>6D</text:p>
          </table:table-cell>
          <table:table-cell table:formula="of:=DEC2HEX(64*[.$A4]+[.AW$2])" office:value-type="string" office:string-value="6E" calcext:value-type="string">
            <text:p>6E</text:p>
          </table:table-cell>
          <table:table-cell table:formula="of:=DEC2HEX(64*[.$A4]+[.AX$2])" office:value-type="string" office:string-value="6F" calcext:value-type="string">
            <text:p>6F</text:p>
          </table:table-cell>
          <table:table-cell table:formula="of:=DEC2HEX(64*[.$A4]+[.AY$2])" office:value-type="string" office:string-value="70" calcext:value-type="string">
            <text:p>70</text:p>
          </table:table-cell>
          <table:table-cell table:formula="of:=DEC2HEX(64*[.$A4]+[.AZ$2])" office:value-type="string" office:string-value="71" calcext:value-type="string">
            <text:p>71</text:p>
          </table:table-cell>
          <table:table-cell table:formula="of:=DEC2HEX(64*[.$A4]+[.BA$2])" office:value-type="string" office:string-value="72" calcext:value-type="string">
            <text:p>72</text:p>
          </table:table-cell>
          <table:table-cell table:formula="of:=DEC2HEX(64*[.$A4]+[.BB$2])" office:value-type="string" office:string-value="73" calcext:value-type="string">
            <text:p>73</text:p>
          </table:table-cell>
          <table:table-cell table:formula="of:=DEC2HEX(64*[.$A4]+[.BC$2])" office:value-type="string" office:string-value="74" calcext:value-type="string">
            <text:p>74</text:p>
          </table:table-cell>
          <table:table-cell table:formula="of:=DEC2HEX(64*[.$A4]+[.BD$2])" office:value-type="string" office:string-value="75" calcext:value-type="string">
            <text:p>75</text:p>
          </table:table-cell>
          <table:table-cell table:formula="of:=DEC2HEX(64*[.$A4]+[.BE$2])" office:value-type="string" office:string-value="76" calcext:value-type="string">
            <text:p>76</text:p>
          </table:table-cell>
          <table:table-cell table:formula="of:=DEC2HEX(64*[.$A4]+[.BF$2])" office:value-type="string" office:string-value="77" calcext:value-type="string">
            <text:p>77</text:p>
          </table:table-cell>
          <table:table-cell table:formula="of:=DEC2HEX(64*[.$A4]+[.BG$2])" office:value-type="string" office:string-value="78" calcext:value-type="string">
            <text:p>78</text:p>
          </table:table-cell>
          <table:table-cell table:formula="of:=DEC2HEX(64*[.$A4]+[.BH$2])" office:value-type="string" office:string-value="79" calcext:value-type="string">
            <text:p>79</text:p>
          </table:table-cell>
          <table:table-cell table:formula="of:=DEC2HEX(64*[.$A4]+[.BI$2])" office:value-type="string" office:string-value="7A" calcext:value-type="string">
            <text:p>7A</text:p>
          </table:table-cell>
          <table:table-cell table:formula="of:=DEC2HEX(64*[.$A4]+[.BJ$2])" office:value-type="string" office:string-value="7B" calcext:value-type="string">
            <text:p>7B</text:p>
          </table:table-cell>
          <table:table-cell table:formula="of:=DEC2HEX(64*[.$A4]+[.BK$2])" office:value-type="string" office:string-value="7C" calcext:value-type="string">
            <text:p>7C</text:p>
          </table:table-cell>
          <table:table-cell table:formula="of:=DEC2HEX(64*[.$A4]+[.BL$2])" office:value-type="string" office:string-value="7D" calcext:value-type="string">
            <text:p>7D</text:p>
          </table:table-cell>
          <table:table-cell table:formula="of:=DEC2HEX(64*[.$A4]+[.BM$2])" office:value-type="string" office:string-value="7E" calcext:value-type="string">
            <text:p>7E</text:p>
          </table:table-cell>
          <table:table-cell table:formula="of:=DEC2HEX(64*[.$A4]+[.BN$2])" office:value-type="string" office:string-value="7F" calcext:value-type="string">
            <text:p>7F</text:p>
          </table:table-cell>
          <table:table-cell table:number-columns-repeated="9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DEC2HEX([.A5])" office:value-type="string" office:string-value="2" calcext:value-type="string">
            <text:p>2</text:p>
          </table:table-cell>
          <table:table-cell table:formula="of:=DEC2HEX(64*[.A5])" office:value-type="string" office:string-value="80" calcext:value-type="string">
            <text:p>80</text:p>
          </table:table-cell>
          <table:table-cell table:formula="of:=DEC2HEX(64*[.$A5]+[.D$2])" office:value-type="string" office:string-value="81" calcext:value-type="string">
            <text:p>81</text:p>
          </table:table-cell>
          <table:table-cell table:formula="of:=DEC2HEX(64*[.$A5]+[.E$2])" office:value-type="string" office:string-value="82" calcext:value-type="string">
            <text:p>82</text:p>
          </table:table-cell>
          <table:table-cell table:formula="of:=DEC2HEX(64*[.$A5]+[.F$2])" office:value-type="string" office:string-value="83" calcext:value-type="string">
            <text:p>83</text:p>
          </table:table-cell>
          <table:table-cell table:formula="of:=DEC2HEX(64*[.$A5]+[.G$2])" office:value-type="string" office:string-value="84" calcext:value-type="string">
            <text:p>84</text:p>
          </table:table-cell>
          <table:table-cell table:formula="of:=DEC2HEX(64*[.$A5]+[.H$2])" office:value-type="string" office:string-value="85" calcext:value-type="string">
            <text:p>85</text:p>
          </table:table-cell>
          <table:table-cell table:formula="of:=DEC2HEX(64*[.$A5]+[.I$2])" office:value-type="string" office:string-value="86" calcext:value-type="string">
            <text:p>86</text:p>
          </table:table-cell>
          <table:table-cell table:formula="of:=DEC2HEX(64*[.$A5]+[.J$2])" office:value-type="string" office:string-value="87" calcext:value-type="string">
            <text:p>87</text:p>
          </table:table-cell>
          <table:table-cell table:formula="of:=DEC2HEX(64*[.$A5]+[.K$2])" office:value-type="string" office:string-value="88" calcext:value-type="string">
            <text:p>88</text:p>
          </table:table-cell>
          <table:table-cell table:formula="of:=DEC2HEX(64*[.$A5]+[.L$2])" office:value-type="string" office:string-value="89" calcext:value-type="string">
            <text:p>89</text:p>
          </table:table-cell>
          <table:table-cell table:formula="of:=DEC2HEX(64*[.$A5]+[.M$2])" office:value-type="string" office:string-value="8A" calcext:value-type="string">
            <text:p>8A</text:p>
          </table:table-cell>
          <table:table-cell table:formula="of:=DEC2HEX(64*[.$A5]+[.N$2])" office:value-type="string" office:string-value="8B" calcext:value-type="string">
            <text:p>8B</text:p>
          </table:table-cell>
          <table:table-cell table:formula="of:=DEC2HEX(64*[.$A5]+[.O$2])" office:value-type="string" office:string-value="8C" calcext:value-type="string">
            <text:p>8C</text:p>
          </table:table-cell>
          <table:table-cell table:formula="of:=DEC2HEX(64*[.$A5]+[.P$2])" office:value-type="string" office:string-value="8D" calcext:value-type="string">
            <text:p>8D</text:p>
          </table:table-cell>
          <table:table-cell table:formula="of:=DEC2HEX(64*[.$A5]+[.Q$2])" office:value-type="string" office:string-value="8E" calcext:value-type="string">
            <text:p>8E</text:p>
          </table:table-cell>
          <table:table-cell table:formula="of:=DEC2HEX(64*[.$A5]+[.R$2])" office:value-type="string" office:string-value="8F" calcext:value-type="string">
            <text:p>8F</text:p>
          </table:table-cell>
          <table:table-cell table:formula="of:=DEC2HEX(64*[.$A5]+[.S$2])" office:value-type="string" office:string-value="90" calcext:value-type="string">
            <text:p>90</text:p>
          </table:table-cell>
          <table:table-cell table:formula="of:=DEC2HEX(64*[.$A5]+[.T$2])" office:value-type="string" office:string-value="91" calcext:value-type="string">
            <text:p>91</text:p>
          </table:table-cell>
          <table:table-cell table:formula="of:=DEC2HEX(64*[.$A5]+[.U$2])" office:value-type="string" office:string-value="92" calcext:value-type="string">
            <text:p>92</text:p>
          </table:table-cell>
          <table:table-cell table:formula="of:=DEC2HEX(64*[.$A5]+[.V$2])" office:value-type="string" office:string-value="93" calcext:value-type="string">
            <text:p>93</text:p>
          </table:table-cell>
          <table:table-cell table:formula="of:=DEC2HEX(64*[.$A5]+[.W$2])" office:value-type="string" office:string-value="94" calcext:value-type="string">
            <text:p>94</text:p>
          </table:table-cell>
          <table:table-cell table:formula="of:=DEC2HEX(64*[.$A5]+[.X$2])" office:value-type="string" office:string-value="95" calcext:value-type="string">
            <text:p>95</text:p>
          </table:table-cell>
          <table:table-cell table:formula="of:=DEC2HEX(64*[.$A5]+[.Y$2])" office:value-type="string" office:string-value="96" calcext:value-type="string">
            <text:p>96</text:p>
          </table:table-cell>
          <table:table-cell table:formula="of:=DEC2HEX(64*[.$A5]+[.Z$2])" office:value-type="string" office:string-value="97" calcext:value-type="string">
            <text:p>97</text:p>
          </table:table-cell>
          <table:table-cell table:formula="of:=DEC2HEX(64*[.$A5]+[.AA$2])" office:value-type="string" office:string-value="98" calcext:value-type="string">
            <text:p>98</text:p>
          </table:table-cell>
          <table:table-cell table:formula="of:=DEC2HEX(64*[.$A5]+[.AB$2])" office:value-type="string" office:string-value="99" calcext:value-type="string">
            <text:p>99</text:p>
          </table:table-cell>
          <table:table-cell table:formula="of:=DEC2HEX(64*[.$A5]+[.AC$2])" office:value-type="string" office:string-value="9A" calcext:value-type="string">
            <text:p>9A</text:p>
          </table:table-cell>
          <table:table-cell table:formula="of:=DEC2HEX(64*[.$A5]+[.AD$2])" office:value-type="string" office:string-value="9B" calcext:value-type="string">
            <text:p>9B</text:p>
          </table:table-cell>
          <table:table-cell table:formula="of:=DEC2HEX(64*[.$A5]+[.AE$2])" office:value-type="string" office:string-value="9C" calcext:value-type="string">
            <text:p>9C</text:p>
          </table:table-cell>
          <table:table-cell table:formula="of:=DEC2HEX(64*[.$A5]+[.AF$2])" office:value-type="string" office:string-value="9D" calcext:value-type="string">
            <text:p>9D</text:p>
          </table:table-cell>
          <table:table-cell table:formula="of:=DEC2HEX(64*[.$A5]+[.AG$2])" office:value-type="string" office:string-value="9E" calcext:value-type="string">
            <text:p>9E</text:p>
          </table:table-cell>
          <table:table-cell table:formula="of:=DEC2HEX(64*[.$A5]+[.AH$2])" office:value-type="string" office:string-value="9F" calcext:value-type="string">
            <text:p>9F</text:p>
          </table:table-cell>
          <table:table-cell table:formula="of:=DEC2HEX(64*[.$A5]+[.AI$2])" office:value-type="string" office:string-value="A0" calcext:value-type="string">
            <text:p>A0</text:p>
          </table:table-cell>
          <table:table-cell table:formula="of:=DEC2HEX(64*[.$A5]+[.AJ$2])" office:value-type="string" office:string-value="A1" calcext:value-type="string">
            <text:p>A1</text:p>
          </table:table-cell>
          <table:table-cell table:formula="of:=DEC2HEX(64*[.$A5]+[.AK$2])" office:value-type="string" office:string-value="A2" calcext:value-type="string">
            <text:p>A2</text:p>
          </table:table-cell>
          <table:table-cell table:formula="of:=DEC2HEX(64*[.$A5]+[.AL$2])" office:value-type="string" office:string-value="A3" calcext:value-type="string">
            <text:p>A3</text:p>
          </table:table-cell>
          <table:table-cell table:formula="of:=DEC2HEX(64*[.$A5]+[.AM$2])" office:value-type="string" office:string-value="A4" calcext:value-type="string">
            <text:p>A4</text:p>
          </table:table-cell>
          <table:table-cell table:formula="of:=DEC2HEX(64*[.$A5]+[.AN$2])" office:value-type="string" office:string-value="A5" calcext:value-type="string">
            <text:p>A5</text:p>
          </table:table-cell>
          <table:table-cell table:formula="of:=DEC2HEX(64*[.$A5]+[.AO$2])" office:value-type="string" office:string-value="A6" calcext:value-type="string">
            <text:p>A6</text:p>
          </table:table-cell>
          <table:table-cell table:formula="of:=DEC2HEX(64*[.$A5]+[.AP$2])" office:value-type="string" office:string-value="A7" calcext:value-type="string">
            <text:p>A7</text:p>
          </table:table-cell>
          <table:table-cell table:formula="of:=DEC2HEX(64*[.$A5]+[.AQ$2])" office:value-type="string" office:string-value="A8" calcext:value-type="string">
            <text:p>A8</text:p>
          </table:table-cell>
          <table:table-cell table:formula="of:=DEC2HEX(64*[.$A5]+[.AR$2])" office:value-type="string" office:string-value="A9" calcext:value-type="string">
            <text:p>A9</text:p>
          </table:table-cell>
          <table:table-cell table:formula="of:=DEC2HEX(64*[.$A5]+[.AS$2])" office:value-type="string" office:string-value="AA" calcext:value-type="string">
            <text:p>AA</text:p>
          </table:table-cell>
          <table:table-cell table:formula="of:=DEC2HEX(64*[.$A5]+[.AT$2])" office:value-type="string" office:string-value="AB" calcext:value-type="string">
            <text:p>AB</text:p>
          </table:table-cell>
          <table:table-cell table:formula="of:=DEC2HEX(64*[.$A5]+[.AU$2])" office:value-type="string" office:string-value="AC" calcext:value-type="string">
            <text:p>AC</text:p>
          </table:table-cell>
          <table:table-cell table:formula="of:=DEC2HEX(64*[.$A5]+[.AV$2])" office:value-type="string" office:string-value="AD" calcext:value-type="string">
            <text:p>AD</text:p>
          </table:table-cell>
          <table:table-cell table:formula="of:=DEC2HEX(64*[.$A5]+[.AW$2])" office:value-type="string" office:string-value="AE" calcext:value-type="string">
            <text:p>AE</text:p>
          </table:table-cell>
          <table:table-cell table:formula="of:=DEC2HEX(64*[.$A5]+[.AX$2])" office:value-type="string" office:string-value="AF" calcext:value-type="string">
            <text:p>AF</text:p>
          </table:table-cell>
          <table:table-cell table:formula="of:=DEC2HEX(64*[.$A5]+[.AY$2])" office:value-type="string" office:string-value="B0" calcext:value-type="string">
            <text:p>B0</text:p>
          </table:table-cell>
          <table:table-cell table:formula="of:=DEC2HEX(64*[.$A5]+[.AZ$2])" office:value-type="string" office:string-value="B1" calcext:value-type="string">
            <text:p>B1</text:p>
          </table:table-cell>
          <table:table-cell table:formula="of:=DEC2HEX(64*[.$A5]+[.BA$2])" office:value-type="string" office:string-value="B2" calcext:value-type="string">
            <text:p>B2</text:p>
          </table:table-cell>
          <table:table-cell table:formula="of:=DEC2HEX(64*[.$A5]+[.BB$2])" office:value-type="string" office:string-value="B3" calcext:value-type="string">
            <text:p>B3</text:p>
          </table:table-cell>
          <table:table-cell table:formula="of:=DEC2HEX(64*[.$A5]+[.BC$2])" office:value-type="string" office:string-value="B4" calcext:value-type="string">
            <text:p>B4</text:p>
          </table:table-cell>
          <table:table-cell table:formula="of:=DEC2HEX(64*[.$A5]+[.BD$2])" office:value-type="string" office:string-value="B5" calcext:value-type="string">
            <text:p>B5</text:p>
          </table:table-cell>
          <table:table-cell table:formula="of:=DEC2HEX(64*[.$A5]+[.BE$2])" office:value-type="string" office:string-value="B6" calcext:value-type="string">
            <text:p>B6</text:p>
          </table:table-cell>
          <table:table-cell table:formula="of:=DEC2HEX(64*[.$A5]+[.BF$2])" office:value-type="string" office:string-value="B7" calcext:value-type="string">
            <text:p>B7</text:p>
          </table:table-cell>
          <table:table-cell table:formula="of:=DEC2HEX(64*[.$A5]+[.BG$2])" office:value-type="string" office:string-value="B8" calcext:value-type="string">
            <text:p>B8</text:p>
          </table:table-cell>
          <table:table-cell table:formula="of:=DEC2HEX(64*[.$A5]+[.BH$2])" office:value-type="string" office:string-value="B9" calcext:value-type="string">
            <text:p>B9</text:p>
          </table:table-cell>
          <table:table-cell table:formula="of:=DEC2HEX(64*[.$A5]+[.BI$2])" office:value-type="string" office:string-value="BA" calcext:value-type="string">
            <text:p>BA</text:p>
          </table:table-cell>
          <table:table-cell table:formula="of:=DEC2HEX(64*[.$A5]+[.BJ$2])" office:value-type="string" office:string-value="BB" calcext:value-type="string">
            <text:p>BB</text:p>
          </table:table-cell>
          <table:table-cell table:formula="of:=DEC2HEX(64*[.$A5]+[.BK$2])" office:value-type="string" office:string-value="BC" calcext:value-type="string">
            <text:p>BC</text:p>
          </table:table-cell>
          <table:table-cell table:formula="of:=DEC2HEX(64*[.$A5]+[.BL$2])" office:value-type="string" office:string-value="BD" calcext:value-type="string">
            <text:p>BD</text:p>
          </table:table-cell>
          <table:table-cell table:formula="of:=DEC2HEX(64*[.$A5]+[.BM$2])" office:value-type="string" office:string-value="BE" calcext:value-type="string">
            <text:p>BE</text:p>
          </table:table-cell>
          <table:table-cell table:formula="of:=DEC2HEX(64*[.$A5]+[.BN$2])" office:value-type="string" office:string-value="BF" calcext:value-type="string">
            <text:p>BF</text:p>
          </table:table-cell>
          <table:table-cell table:number-columns-repeated="9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DEC2HEX([.A6])" office:value-type="string" office:string-value="3" calcext:value-type="string">
            <text:p>3</text:p>
          </table:table-cell>
          <table:table-cell table:formula="of:=DEC2HEX(64*[.A6])" office:value-type="string" office:string-value="C0" calcext:value-type="string">
            <text:p>C0</text:p>
          </table:table-cell>
          <table:table-cell table:formula="of:=DEC2HEX(64*[.$A6]+[.D$2])" office:value-type="string" office:string-value="C1" calcext:value-type="string">
            <text:p>C1</text:p>
          </table:table-cell>
          <table:table-cell table:formula="of:=DEC2HEX(64*[.$A6]+[.E$2])" office:value-type="string" office:string-value="C2" calcext:value-type="string">
            <text:p>C2</text:p>
          </table:table-cell>
          <table:table-cell table:formula="of:=DEC2HEX(64*[.$A6]+[.F$2])" office:value-type="string" office:string-value="C3" calcext:value-type="string">
            <text:p>C3</text:p>
          </table:table-cell>
          <table:table-cell table:formula="of:=DEC2HEX(64*[.$A6]+[.G$2])" office:value-type="string" office:string-value="C4" calcext:value-type="string">
            <text:p>C4</text:p>
          </table:table-cell>
          <table:table-cell table:formula="of:=DEC2HEX(64*[.$A6]+[.H$2])" office:value-type="string" office:string-value="C5" calcext:value-type="string">
            <text:p>C5</text:p>
          </table:table-cell>
          <table:table-cell table:formula="of:=DEC2HEX(64*[.$A6]+[.I$2])" office:value-type="string" office:string-value="C6" calcext:value-type="string">
            <text:p>C6</text:p>
          </table:table-cell>
          <table:table-cell table:formula="of:=DEC2HEX(64*[.$A6]+[.J$2])" office:value-type="string" office:string-value="C7" calcext:value-type="string">
            <text:p>C7</text:p>
          </table:table-cell>
          <table:table-cell table:formula="of:=DEC2HEX(64*[.$A6]+[.K$2])" office:value-type="string" office:string-value="C8" calcext:value-type="string">
            <text:p>C8</text:p>
          </table:table-cell>
          <table:table-cell table:formula="of:=DEC2HEX(64*[.$A6]+[.L$2])" office:value-type="string" office:string-value="C9" calcext:value-type="string">
            <text:p>C9</text:p>
          </table:table-cell>
          <table:table-cell table:formula="of:=DEC2HEX(64*[.$A6]+[.M$2])" office:value-type="string" office:string-value="CA" calcext:value-type="string">
            <text:p>CA</text:p>
          </table:table-cell>
          <table:table-cell table:formula="of:=DEC2HEX(64*[.$A6]+[.N$2])" office:value-type="string" office:string-value="CB" calcext:value-type="string">
            <text:p>CB</text:p>
          </table:table-cell>
          <table:table-cell table:formula="of:=DEC2HEX(64*[.$A6]+[.O$2])" office:value-type="string" office:string-value="CC" calcext:value-type="string">
            <text:p>CC</text:p>
          </table:table-cell>
          <table:table-cell table:formula="of:=DEC2HEX(64*[.$A6]+[.P$2])" office:value-type="string" office:string-value="CD" calcext:value-type="string">
            <text:p>CD</text:p>
          </table:table-cell>
          <table:table-cell table:formula="of:=DEC2HEX(64*[.$A6]+[.Q$2])" office:value-type="string" office:string-value="CE" calcext:value-type="string">
            <text:p>CE</text:p>
          </table:table-cell>
          <table:table-cell table:formula="of:=DEC2HEX(64*[.$A6]+[.R$2])" office:value-type="string" office:string-value="CF" calcext:value-type="string">
            <text:p>CF</text:p>
          </table:table-cell>
          <table:table-cell table:formula="of:=DEC2HEX(64*[.$A6]+[.S$2])" office:value-type="string" office:string-value="D0" calcext:value-type="string">
            <text:p>D0</text:p>
          </table:table-cell>
          <table:table-cell table:formula="of:=DEC2HEX(64*[.$A6]+[.T$2])" office:value-type="string" office:string-value="D1" calcext:value-type="string">
            <text:p>D1</text:p>
          </table:table-cell>
          <table:table-cell table:formula="of:=DEC2HEX(64*[.$A6]+[.U$2])" office:value-type="string" office:string-value="D2" calcext:value-type="string">
            <text:p>D2</text:p>
          </table:table-cell>
          <table:table-cell table:formula="of:=DEC2HEX(64*[.$A6]+[.V$2])" office:value-type="string" office:string-value="D3" calcext:value-type="string">
            <text:p>D3</text:p>
          </table:table-cell>
          <table:table-cell table:formula="of:=DEC2HEX(64*[.$A6]+[.W$2])" office:value-type="string" office:string-value="D4" calcext:value-type="string">
            <text:p>D4</text:p>
          </table:table-cell>
          <table:table-cell table:formula="of:=DEC2HEX(64*[.$A6]+[.X$2])" office:value-type="string" office:string-value="D5" calcext:value-type="string">
            <text:p>D5</text:p>
          </table:table-cell>
          <table:table-cell table:formula="of:=DEC2HEX(64*[.$A6]+[.Y$2])" office:value-type="string" office:string-value="D6" calcext:value-type="string">
            <text:p>D6</text:p>
          </table:table-cell>
          <table:table-cell table:formula="of:=DEC2HEX(64*[.$A6]+[.Z$2])" office:value-type="string" office:string-value="D7" calcext:value-type="string">
            <text:p>D7</text:p>
          </table:table-cell>
          <table:table-cell table:formula="of:=DEC2HEX(64*[.$A6]+[.AA$2])" office:value-type="string" office:string-value="D8" calcext:value-type="string">
            <text:p>D8</text:p>
          </table:table-cell>
          <table:table-cell table:formula="of:=DEC2HEX(64*[.$A6]+[.AB$2])" office:value-type="string" office:string-value="D9" calcext:value-type="string">
            <text:p>D9</text:p>
          </table:table-cell>
          <table:table-cell table:formula="of:=DEC2HEX(64*[.$A6]+[.AC$2])" office:value-type="string" office:string-value="DA" calcext:value-type="string">
            <text:p>DA</text:p>
          </table:table-cell>
          <table:table-cell table:formula="of:=DEC2HEX(64*[.$A6]+[.AD$2])" office:value-type="string" office:string-value="DB" calcext:value-type="string">
            <text:p>DB</text:p>
          </table:table-cell>
          <table:table-cell table:formula="of:=DEC2HEX(64*[.$A6]+[.AE$2])" office:value-type="string" office:string-value="DC" calcext:value-type="string">
            <text:p>DC</text:p>
          </table:table-cell>
          <table:table-cell table:formula="of:=DEC2HEX(64*[.$A6]+[.AF$2])" office:value-type="string" office:string-value="DD" calcext:value-type="string">
            <text:p>DD</text:p>
          </table:table-cell>
          <table:table-cell table:formula="of:=DEC2HEX(64*[.$A6]+[.AG$2])" office:value-type="string" office:string-value="DE" calcext:value-type="string">
            <text:p>DE</text:p>
          </table:table-cell>
          <table:table-cell table:formula="of:=DEC2HEX(64*[.$A6]+[.AH$2])" office:value-type="string" office:string-value="DF" calcext:value-type="string">
            <text:p>DF</text:p>
          </table:table-cell>
          <table:table-cell table:formula="of:=DEC2HEX(64*[.$A6]+[.AI$2])" office:value-type="string" office:string-value="E0" calcext:value-type="string">
            <text:p>E0</text:p>
          </table:table-cell>
          <table:table-cell table:formula="of:=DEC2HEX(64*[.$A6]+[.AJ$2])" office:value-type="string" office:string-value="E1" calcext:value-type="string">
            <text:p>E1</text:p>
          </table:table-cell>
          <table:table-cell table:formula="of:=DEC2HEX(64*[.$A6]+[.AK$2])" office:value-type="string" office:string-value="E2" calcext:value-type="string">
            <text:p>E2</text:p>
          </table:table-cell>
          <table:table-cell table:formula="of:=DEC2HEX(64*[.$A6]+[.AL$2])" office:value-type="string" office:string-value="E3" calcext:value-type="string">
            <text:p>E3</text:p>
          </table:table-cell>
          <table:table-cell table:formula="of:=DEC2HEX(64*[.$A6]+[.AM$2])" office:value-type="string" office:string-value="E4" calcext:value-type="string">
            <text:p>E4</text:p>
          </table:table-cell>
          <table:table-cell table:formula="of:=DEC2HEX(64*[.$A6]+[.AN$2])" office:value-type="string" office:string-value="E5" calcext:value-type="string">
            <text:p>E5</text:p>
          </table:table-cell>
          <table:table-cell table:formula="of:=DEC2HEX(64*[.$A6]+[.AO$2])" office:value-type="string" office:string-value="E6" calcext:value-type="string">
            <text:p>E6</text:p>
          </table:table-cell>
          <table:table-cell table:formula="of:=DEC2HEX(64*[.$A6]+[.AP$2])" office:value-type="string" office:string-value="E7" calcext:value-type="string">
            <text:p>E7</text:p>
          </table:table-cell>
          <table:table-cell table:formula="of:=DEC2HEX(64*[.$A6]+[.AQ$2])" office:value-type="string" office:string-value="E8" calcext:value-type="string">
            <text:p>E8</text:p>
          </table:table-cell>
          <table:table-cell table:formula="of:=DEC2HEX(64*[.$A6]+[.AR$2])" office:value-type="string" office:string-value="E9" calcext:value-type="string">
            <text:p>E9</text:p>
          </table:table-cell>
          <table:table-cell table:formula="of:=DEC2HEX(64*[.$A6]+[.AS$2])" office:value-type="string" office:string-value="EA" calcext:value-type="string">
            <text:p>EA</text:p>
          </table:table-cell>
          <table:table-cell table:formula="of:=DEC2HEX(64*[.$A6]+[.AT$2])" office:value-type="string" office:string-value="EB" calcext:value-type="string">
            <text:p>EB</text:p>
          </table:table-cell>
          <table:table-cell table:formula="of:=DEC2HEX(64*[.$A6]+[.AU$2])" office:value-type="string" office:string-value="EC" calcext:value-type="string">
            <text:p>EC</text:p>
          </table:table-cell>
          <table:table-cell table:formula="of:=DEC2HEX(64*[.$A6]+[.AV$2])" office:value-type="string" office:string-value="ED" calcext:value-type="string">
            <text:p>ED</text:p>
          </table:table-cell>
          <table:table-cell table:formula="of:=DEC2HEX(64*[.$A6]+[.AW$2])" office:value-type="string" office:string-value="EE" calcext:value-type="string">
            <text:p>EE</text:p>
          </table:table-cell>
          <table:table-cell table:formula="of:=DEC2HEX(64*[.$A6]+[.AX$2])" office:value-type="string" office:string-value="EF" calcext:value-type="string">
            <text:p>EF</text:p>
          </table:table-cell>
          <table:table-cell table:formula="of:=DEC2HEX(64*[.$A6]+[.AY$2])" office:value-type="string" office:string-value="F0" calcext:value-type="string">
            <text:p>F0</text:p>
          </table:table-cell>
          <table:table-cell table:formula="of:=DEC2HEX(64*[.$A6]+[.AZ$2])" office:value-type="string" office:string-value="F1" calcext:value-type="string">
            <text:p>F1</text:p>
          </table:table-cell>
          <table:table-cell table:formula="of:=DEC2HEX(64*[.$A6]+[.BA$2])" office:value-type="string" office:string-value="F2" calcext:value-type="string">
            <text:p>F2</text:p>
          </table:table-cell>
          <table:table-cell table:formula="of:=DEC2HEX(64*[.$A6]+[.BB$2])" office:value-type="string" office:string-value="F3" calcext:value-type="string">
            <text:p>F3</text:p>
          </table:table-cell>
          <table:table-cell table:formula="of:=DEC2HEX(64*[.$A6]+[.BC$2])" office:value-type="string" office:string-value="F4" calcext:value-type="string">
            <text:p>F4</text:p>
          </table:table-cell>
          <table:table-cell table:formula="of:=DEC2HEX(64*[.$A6]+[.BD$2])" office:value-type="string" office:string-value="F5" calcext:value-type="string">
            <text:p>F5</text:p>
          </table:table-cell>
          <table:table-cell table:formula="of:=DEC2HEX(64*[.$A6]+[.BE$2])" office:value-type="string" office:string-value="F6" calcext:value-type="string">
            <text:p>F6</text:p>
          </table:table-cell>
          <table:table-cell table:formula="of:=DEC2HEX(64*[.$A6]+[.BF$2])" office:value-type="string" office:string-value="F7" calcext:value-type="string">
            <text:p>F7</text:p>
          </table:table-cell>
          <table:table-cell table:formula="of:=DEC2HEX(64*[.$A6]+[.BG$2])" office:value-type="string" office:string-value="F8" calcext:value-type="string">
            <text:p>F8</text:p>
          </table:table-cell>
          <table:table-cell table:formula="of:=DEC2HEX(64*[.$A6]+[.BH$2])" office:value-type="string" office:string-value="F9" calcext:value-type="string">
            <text:p>F9</text:p>
          </table:table-cell>
          <table:table-cell table:formula="of:=DEC2HEX(64*[.$A6]+[.BI$2])" office:value-type="string" office:string-value="FA" calcext:value-type="string">
            <text:p>FA</text:p>
          </table:table-cell>
          <table:table-cell table:formula="of:=DEC2HEX(64*[.$A6]+[.BJ$2])" office:value-type="string" office:string-value="FB" calcext:value-type="string">
            <text:p>FB</text:p>
          </table:table-cell>
          <table:table-cell table:formula="of:=DEC2HEX(64*[.$A6]+[.BK$2])" office:value-type="string" office:string-value="FC" calcext:value-type="string">
            <text:p>FC</text:p>
          </table:table-cell>
          <table:table-cell table:formula="of:=DEC2HEX(64*[.$A6]+[.BL$2])" office:value-type="string" office:string-value="FD" calcext:value-type="string">
            <text:p>FD</text:p>
          </table:table-cell>
          <table:table-cell table:formula="of:=DEC2HEX(64*[.$A6]+[.BM$2])" office:value-type="string" office:string-value="FE" calcext:value-type="string">
            <text:p>FE</text:p>
          </table:table-cell>
          <table:table-cell table:formula="of:=DEC2HEX(64*[.$A6]+[.BN$2])" office:value-type="string" office:string-value="FF" calcext:value-type="string">
            <text:p>FF</text:p>
          </table:table-cell>
          <table:table-cell table:number-columns-repeated="9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DEC2HEX([.A7])" office:value-type="string" office:string-value="4" calcext:value-type="string">
            <text:p>4</text:p>
          </table:table-cell>
          <table:table-cell table:formula="of:=DEC2HEX(64*[.A7])" office:value-type="string" office:string-value="100" calcext:value-type="string">
            <text:p>100</text:p>
          </table:table-cell>
          <table:table-cell table:formula="of:=DEC2HEX(64*[.$A7]+[.D$2])" office:value-type="string" office:string-value="101" calcext:value-type="string">
            <text:p>101</text:p>
          </table:table-cell>
          <table:table-cell table:formula="of:=DEC2HEX(64*[.$A7]+[.E$2])" office:value-type="string" office:string-value="102" calcext:value-type="string">
            <text:p>102</text:p>
          </table:table-cell>
          <table:table-cell table:formula="of:=DEC2HEX(64*[.$A7]+[.F$2])" office:value-type="string" office:string-value="103" calcext:value-type="string">
            <text:p>103</text:p>
          </table:table-cell>
          <table:table-cell table:formula="of:=DEC2HEX(64*[.$A7]+[.G$2])" office:value-type="string" office:string-value="104" calcext:value-type="string">
            <text:p>104</text:p>
          </table:table-cell>
          <table:table-cell table:formula="of:=DEC2HEX(64*[.$A7]+[.H$2])" office:value-type="string" office:string-value="105" calcext:value-type="string">
            <text:p>105</text:p>
          </table:table-cell>
          <table:table-cell table:formula="of:=DEC2HEX(64*[.$A7]+[.I$2])" office:value-type="string" office:string-value="106" calcext:value-type="string">
            <text:p>106</text:p>
          </table:table-cell>
          <table:table-cell table:formula="of:=DEC2HEX(64*[.$A7]+[.J$2])" office:value-type="string" office:string-value="107" calcext:value-type="string">
            <text:p>107</text:p>
          </table:table-cell>
          <table:table-cell table:formula="of:=DEC2HEX(64*[.$A7]+[.K$2])" office:value-type="string" office:string-value="108" calcext:value-type="string">
            <text:p>108</text:p>
          </table:table-cell>
          <table:table-cell table:formula="of:=DEC2HEX(64*[.$A7]+[.L$2])" office:value-type="string" office:string-value="109" calcext:value-type="string">
            <text:p>109</text:p>
          </table:table-cell>
          <table:table-cell table:formula="of:=DEC2HEX(64*[.$A7]+[.M$2])" office:value-type="string" office:string-value="10A" calcext:value-type="string">
            <text:p>10A</text:p>
          </table:table-cell>
          <table:table-cell table:formula="of:=DEC2HEX(64*[.$A7]+[.N$2])" office:value-type="string" office:string-value="10B" calcext:value-type="string">
            <text:p>10B</text:p>
          </table:table-cell>
          <table:table-cell table:formula="of:=DEC2HEX(64*[.$A7]+[.O$2])" office:value-type="string" office:string-value="10C" calcext:value-type="string">
            <text:p>10C</text:p>
          </table:table-cell>
          <table:table-cell table:formula="of:=DEC2HEX(64*[.$A7]+[.P$2])" office:value-type="string" office:string-value="10D" calcext:value-type="string">
            <text:p>10D</text:p>
          </table:table-cell>
          <table:table-cell table:formula="of:=DEC2HEX(64*[.$A7]+[.Q$2])" office:value-type="string" office:string-value="10E" calcext:value-type="string">
            <text:p>10E</text:p>
          </table:table-cell>
          <table:table-cell table:formula="of:=DEC2HEX(64*[.$A7]+[.R$2])" office:value-type="string" office:string-value="10F" calcext:value-type="string">
            <text:p>10F</text:p>
          </table:table-cell>
          <table:table-cell table:formula="of:=DEC2HEX(64*[.$A7]+[.S$2])" office:value-type="string" office:string-value="110" calcext:value-type="string">
            <text:p>110</text:p>
          </table:table-cell>
          <table:table-cell table:formula="of:=DEC2HEX(64*[.$A7]+[.T$2])" office:value-type="string" office:string-value="111" calcext:value-type="string">
            <text:p>111</text:p>
          </table:table-cell>
          <table:table-cell table:formula="of:=DEC2HEX(64*[.$A7]+[.U$2])" office:value-type="string" office:string-value="112" calcext:value-type="string">
            <text:p>112</text:p>
          </table:table-cell>
          <table:table-cell table:formula="of:=DEC2HEX(64*[.$A7]+[.V$2])" office:value-type="string" office:string-value="113" calcext:value-type="string">
            <text:p>113</text:p>
          </table:table-cell>
          <table:table-cell table:formula="of:=DEC2HEX(64*[.$A7]+[.W$2])" office:value-type="string" office:string-value="114" calcext:value-type="string">
            <text:p>114</text:p>
          </table:table-cell>
          <table:table-cell table:formula="of:=DEC2HEX(64*[.$A7]+[.X$2])" office:value-type="string" office:string-value="115" calcext:value-type="string">
            <text:p>115</text:p>
          </table:table-cell>
          <table:table-cell table:formula="of:=DEC2HEX(64*[.$A7]+[.Y$2])" office:value-type="string" office:string-value="116" calcext:value-type="string">
            <text:p>116</text:p>
          </table:table-cell>
          <table:table-cell table:formula="of:=DEC2HEX(64*[.$A7]+[.Z$2])" office:value-type="string" office:string-value="117" calcext:value-type="string">
            <text:p>117</text:p>
          </table:table-cell>
          <table:table-cell table:formula="of:=DEC2HEX(64*[.$A7]+[.AA$2])" office:value-type="string" office:string-value="118" calcext:value-type="string">
            <text:p>118</text:p>
          </table:table-cell>
          <table:table-cell table:formula="of:=DEC2HEX(64*[.$A7]+[.AB$2])" office:value-type="string" office:string-value="119" calcext:value-type="string">
            <text:p>119</text:p>
          </table:table-cell>
          <table:table-cell table:formula="of:=DEC2HEX(64*[.$A7]+[.AC$2])" office:value-type="string" office:string-value="11A" calcext:value-type="string">
            <text:p>11A</text:p>
          </table:table-cell>
          <table:table-cell table:formula="of:=DEC2HEX(64*[.$A7]+[.AD$2])" office:value-type="string" office:string-value="11B" calcext:value-type="string">
            <text:p>11B</text:p>
          </table:table-cell>
          <table:table-cell table:formula="of:=DEC2HEX(64*[.$A7]+[.AE$2])" office:value-type="string" office:string-value="11C" calcext:value-type="string">
            <text:p>11C</text:p>
          </table:table-cell>
          <table:table-cell table:formula="of:=DEC2HEX(64*[.$A7]+[.AF$2])" office:value-type="string" office:string-value="11D" calcext:value-type="string">
            <text:p>11D</text:p>
          </table:table-cell>
          <table:table-cell table:formula="of:=DEC2HEX(64*[.$A7]+[.AG$2])" office:value-type="string" office:string-value="11E" calcext:value-type="string">
            <text:p>11E</text:p>
          </table:table-cell>
          <table:table-cell table:formula="of:=DEC2HEX(64*[.$A7]+[.AH$2])" office:value-type="string" office:string-value="11F" calcext:value-type="string">
            <text:p>11F</text:p>
          </table:table-cell>
          <table:table-cell table:formula="of:=DEC2HEX(64*[.$A7]+[.AI$2])" office:value-type="string" office:string-value="120" calcext:value-type="string">
            <text:p>120</text:p>
          </table:table-cell>
          <table:table-cell table:formula="of:=DEC2HEX(64*[.$A7]+[.AJ$2])" office:value-type="string" office:string-value="121" calcext:value-type="string">
            <text:p>121</text:p>
          </table:table-cell>
          <table:table-cell table:formula="of:=DEC2HEX(64*[.$A7]+[.AK$2])" office:value-type="string" office:string-value="122" calcext:value-type="string">
            <text:p>122</text:p>
          </table:table-cell>
          <table:table-cell table:formula="of:=DEC2HEX(64*[.$A7]+[.AL$2])" office:value-type="string" office:string-value="123" calcext:value-type="string">
            <text:p>123</text:p>
          </table:table-cell>
          <table:table-cell table:formula="of:=DEC2HEX(64*[.$A7]+[.AM$2])" office:value-type="string" office:string-value="124" calcext:value-type="string">
            <text:p>124</text:p>
          </table:table-cell>
          <table:table-cell table:formula="of:=DEC2HEX(64*[.$A7]+[.AN$2])" office:value-type="string" office:string-value="125" calcext:value-type="string">
            <text:p>125</text:p>
          </table:table-cell>
          <table:table-cell table:formula="of:=DEC2HEX(64*[.$A7]+[.AO$2])" office:value-type="string" office:string-value="126" calcext:value-type="string">
            <text:p>126</text:p>
          </table:table-cell>
          <table:table-cell table:formula="of:=DEC2HEX(64*[.$A7]+[.AP$2])" office:value-type="string" office:string-value="127" calcext:value-type="string">
            <text:p>127</text:p>
          </table:table-cell>
          <table:table-cell table:formula="of:=DEC2HEX(64*[.$A7]+[.AQ$2])" office:value-type="string" office:string-value="128" calcext:value-type="string">
            <text:p>128</text:p>
          </table:table-cell>
          <table:table-cell table:formula="of:=DEC2HEX(64*[.$A7]+[.AR$2])" office:value-type="string" office:string-value="129" calcext:value-type="string">
            <text:p>129</text:p>
          </table:table-cell>
          <table:table-cell table:formula="of:=DEC2HEX(64*[.$A7]+[.AS$2])" office:value-type="string" office:string-value="12A" calcext:value-type="string">
            <text:p>12A</text:p>
          </table:table-cell>
          <table:table-cell table:formula="of:=DEC2HEX(64*[.$A7]+[.AT$2])" office:value-type="string" office:string-value="12B" calcext:value-type="string">
            <text:p>12B</text:p>
          </table:table-cell>
          <table:table-cell table:formula="of:=DEC2HEX(64*[.$A7]+[.AU$2])" office:value-type="string" office:string-value="12C" calcext:value-type="string">
            <text:p>12C</text:p>
          </table:table-cell>
          <table:table-cell table:formula="of:=DEC2HEX(64*[.$A7]+[.AV$2])" office:value-type="string" office:string-value="12D" calcext:value-type="string">
            <text:p>12D</text:p>
          </table:table-cell>
          <table:table-cell table:formula="of:=DEC2HEX(64*[.$A7]+[.AW$2])" office:value-type="string" office:string-value="12E" calcext:value-type="string">
            <text:p>12E</text:p>
          </table:table-cell>
          <table:table-cell table:formula="of:=DEC2HEX(64*[.$A7]+[.AX$2])" office:value-type="string" office:string-value="12F" calcext:value-type="string">
            <text:p>12F</text:p>
          </table:table-cell>
          <table:table-cell table:formula="of:=DEC2HEX(64*[.$A7]+[.AY$2])" office:value-type="string" office:string-value="130" calcext:value-type="string">
            <text:p>130</text:p>
          </table:table-cell>
          <table:table-cell table:formula="of:=DEC2HEX(64*[.$A7]+[.AZ$2])" office:value-type="string" office:string-value="131" calcext:value-type="string">
            <text:p>131</text:p>
          </table:table-cell>
          <table:table-cell table:formula="of:=DEC2HEX(64*[.$A7]+[.BA$2])" office:value-type="string" office:string-value="132" calcext:value-type="string">
            <text:p>132</text:p>
          </table:table-cell>
          <table:table-cell table:formula="of:=DEC2HEX(64*[.$A7]+[.BB$2])" office:value-type="string" office:string-value="133" calcext:value-type="string">
            <text:p>133</text:p>
          </table:table-cell>
          <table:table-cell table:formula="of:=DEC2HEX(64*[.$A7]+[.BC$2])" office:value-type="string" office:string-value="134" calcext:value-type="string">
            <text:p>134</text:p>
          </table:table-cell>
          <table:table-cell table:formula="of:=DEC2HEX(64*[.$A7]+[.BD$2])" office:value-type="string" office:string-value="135" calcext:value-type="string">
            <text:p>135</text:p>
          </table:table-cell>
          <table:table-cell table:formula="of:=DEC2HEX(64*[.$A7]+[.BE$2])" office:value-type="string" office:string-value="136" calcext:value-type="string">
            <text:p>136</text:p>
          </table:table-cell>
          <table:table-cell table:formula="of:=DEC2HEX(64*[.$A7]+[.BF$2])" office:value-type="string" office:string-value="137" calcext:value-type="string">
            <text:p>137</text:p>
          </table:table-cell>
          <table:table-cell table:formula="of:=DEC2HEX(64*[.$A7]+[.BG$2])" office:value-type="string" office:string-value="138" calcext:value-type="string">
            <text:p>138</text:p>
          </table:table-cell>
          <table:table-cell table:formula="of:=DEC2HEX(64*[.$A7]+[.BH$2])" office:value-type="string" office:string-value="139" calcext:value-type="string">
            <text:p>139</text:p>
          </table:table-cell>
          <table:table-cell table:formula="of:=DEC2HEX(64*[.$A7]+[.BI$2])" office:value-type="string" office:string-value="13A" calcext:value-type="string">
            <text:p>13A</text:p>
          </table:table-cell>
          <table:table-cell table:formula="of:=DEC2HEX(64*[.$A7]+[.BJ$2])" office:value-type="string" office:string-value="13B" calcext:value-type="string">
            <text:p>13B</text:p>
          </table:table-cell>
          <table:table-cell table:formula="of:=DEC2HEX(64*[.$A7]+[.BK$2])" office:value-type="string" office:string-value="13C" calcext:value-type="string">
            <text:p>13C</text:p>
          </table:table-cell>
          <table:table-cell table:formula="of:=DEC2HEX(64*[.$A7]+[.BL$2])" office:value-type="string" office:string-value="13D" calcext:value-type="string">
            <text:p>13D</text:p>
          </table:table-cell>
          <table:table-cell table:formula="of:=DEC2HEX(64*[.$A7]+[.BM$2])" office:value-type="string" office:string-value="13E" calcext:value-type="string">
            <text:p>13E</text:p>
          </table:table-cell>
          <table:table-cell table:formula="of:=DEC2HEX(64*[.$A7]+[.BN$2])" office:value-type="string" office:string-value="13F" calcext:value-type="string">
            <text:p>13F</text:p>
          </table:table-cell>
          <table:table-cell table:number-columns-repeated="9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DEC2HEX([.A8])" office:value-type="string" office:string-value="5" calcext:value-type="string">
            <text:p>5</text:p>
          </table:table-cell>
          <table:table-cell table:formula="of:=DEC2HEX(64*[.A8])" office:value-type="string" office:string-value="140" calcext:value-type="string">
            <text:p>140</text:p>
          </table:table-cell>
          <table:table-cell table:formula="of:=DEC2HEX(64*[.$A8]+[.D$2])" office:value-type="string" office:string-value="141" calcext:value-type="string">
            <text:p>141</text:p>
          </table:table-cell>
          <table:table-cell table:formula="of:=DEC2HEX(64*[.$A8]+[.E$2])" office:value-type="string" office:string-value="142" calcext:value-type="string">
            <text:p>142</text:p>
          </table:table-cell>
          <table:table-cell table:formula="of:=DEC2HEX(64*[.$A8]+[.F$2])" office:value-type="string" office:string-value="143" calcext:value-type="string">
            <text:p>143</text:p>
          </table:table-cell>
          <table:table-cell table:formula="of:=DEC2HEX(64*[.$A8]+[.G$2])" office:value-type="string" office:string-value="144" calcext:value-type="string">
            <text:p>144</text:p>
          </table:table-cell>
          <table:table-cell table:formula="of:=DEC2HEX(64*[.$A8]+[.H$2])" office:value-type="string" office:string-value="145" calcext:value-type="string">
            <text:p>145</text:p>
          </table:table-cell>
          <table:table-cell table:formula="of:=DEC2HEX(64*[.$A8]+[.I$2])" office:value-type="string" office:string-value="146" calcext:value-type="string">
            <text:p>146</text:p>
          </table:table-cell>
          <table:table-cell table:formula="of:=DEC2HEX(64*[.$A8]+[.J$2])" office:value-type="string" office:string-value="147" calcext:value-type="string">
            <text:p>147</text:p>
          </table:table-cell>
          <table:table-cell table:formula="of:=DEC2HEX(64*[.$A8]+[.K$2])" office:value-type="string" office:string-value="148" calcext:value-type="string">
            <text:p>148</text:p>
          </table:table-cell>
          <table:table-cell table:formula="of:=DEC2HEX(64*[.$A8]+[.L$2])" office:value-type="string" office:string-value="149" calcext:value-type="string">
            <text:p>149</text:p>
          </table:table-cell>
          <table:table-cell table:formula="of:=DEC2HEX(64*[.$A8]+[.M$2])" office:value-type="string" office:string-value="14A" calcext:value-type="string">
            <text:p>14A</text:p>
          </table:table-cell>
          <table:table-cell table:formula="of:=DEC2HEX(64*[.$A8]+[.N$2])" office:value-type="string" office:string-value="14B" calcext:value-type="string">
            <text:p>14B</text:p>
          </table:table-cell>
          <table:table-cell table:formula="of:=DEC2HEX(64*[.$A8]+[.O$2])" office:value-type="string" office:string-value="14C" calcext:value-type="string">
            <text:p>14C</text:p>
          </table:table-cell>
          <table:table-cell table:formula="of:=DEC2HEX(64*[.$A8]+[.P$2])" office:value-type="string" office:string-value="14D" calcext:value-type="string">
            <text:p>14D</text:p>
          </table:table-cell>
          <table:table-cell table:formula="of:=DEC2HEX(64*[.$A8]+[.Q$2])" office:value-type="string" office:string-value="14E" calcext:value-type="string">
            <text:p>14E</text:p>
          </table:table-cell>
          <table:table-cell table:formula="of:=DEC2HEX(64*[.$A8]+[.R$2])" office:value-type="string" office:string-value="14F" calcext:value-type="string">
            <text:p>14F</text:p>
          </table:table-cell>
          <table:table-cell table:formula="of:=DEC2HEX(64*[.$A8]+[.S$2])" office:value-type="string" office:string-value="150" calcext:value-type="string">
            <text:p>150</text:p>
          </table:table-cell>
          <table:table-cell table:formula="of:=DEC2HEX(64*[.$A8]+[.T$2])" office:value-type="string" office:string-value="151" calcext:value-type="string">
            <text:p>151</text:p>
          </table:table-cell>
          <table:table-cell table:formula="of:=DEC2HEX(64*[.$A8]+[.U$2])" office:value-type="string" office:string-value="152" calcext:value-type="string">
            <text:p>152</text:p>
          </table:table-cell>
          <table:table-cell table:formula="of:=DEC2HEX(64*[.$A8]+[.V$2])" office:value-type="string" office:string-value="153" calcext:value-type="string">
            <text:p>153</text:p>
          </table:table-cell>
          <table:table-cell table:formula="of:=DEC2HEX(64*[.$A8]+[.W$2])" office:value-type="string" office:string-value="154" calcext:value-type="string">
            <text:p>154</text:p>
          </table:table-cell>
          <table:table-cell table:formula="of:=DEC2HEX(64*[.$A8]+[.X$2])" office:value-type="string" office:string-value="155" calcext:value-type="string">
            <text:p>155</text:p>
          </table:table-cell>
          <table:table-cell table:formula="of:=DEC2HEX(64*[.$A8]+[.Y$2])" office:value-type="string" office:string-value="156" calcext:value-type="string">
            <text:p>156</text:p>
          </table:table-cell>
          <table:table-cell table:formula="of:=DEC2HEX(64*[.$A8]+[.Z$2])" office:value-type="string" office:string-value="157" calcext:value-type="string">
            <text:p>157</text:p>
          </table:table-cell>
          <table:table-cell table:formula="of:=DEC2HEX(64*[.$A8]+[.AA$2])" office:value-type="string" office:string-value="158" calcext:value-type="string">
            <text:p>158</text:p>
          </table:table-cell>
          <table:table-cell table:formula="of:=DEC2HEX(64*[.$A8]+[.AB$2])" office:value-type="string" office:string-value="159" calcext:value-type="string">
            <text:p>159</text:p>
          </table:table-cell>
          <table:table-cell table:formula="of:=DEC2HEX(64*[.$A8]+[.AC$2])" office:value-type="string" office:string-value="15A" calcext:value-type="string">
            <text:p>15A</text:p>
          </table:table-cell>
          <table:table-cell table:formula="of:=DEC2HEX(64*[.$A8]+[.AD$2])" office:value-type="string" office:string-value="15B" calcext:value-type="string">
            <text:p>15B</text:p>
          </table:table-cell>
          <table:table-cell table:formula="of:=DEC2HEX(64*[.$A8]+[.AE$2])" office:value-type="string" office:string-value="15C" calcext:value-type="string">
            <text:p>15C</text:p>
          </table:table-cell>
          <table:table-cell table:formula="of:=DEC2HEX(64*[.$A8]+[.AF$2])" office:value-type="string" office:string-value="15D" calcext:value-type="string">
            <text:p>15D</text:p>
          </table:table-cell>
          <table:table-cell table:formula="of:=DEC2HEX(64*[.$A8]+[.AG$2])" office:value-type="string" office:string-value="15E" calcext:value-type="string">
            <text:p>15E</text:p>
          </table:table-cell>
          <table:table-cell table:formula="of:=DEC2HEX(64*[.$A8]+[.AH$2])" office:value-type="string" office:string-value="15F" calcext:value-type="string">
            <text:p>15F</text:p>
          </table:table-cell>
          <table:table-cell table:formula="of:=DEC2HEX(64*[.$A8]+[.AI$2])" office:value-type="string" office:string-value="160" calcext:value-type="string">
            <text:p>160</text:p>
          </table:table-cell>
          <table:table-cell table:formula="of:=DEC2HEX(64*[.$A8]+[.AJ$2])" office:value-type="string" office:string-value="161" calcext:value-type="string">
            <text:p>161</text:p>
          </table:table-cell>
          <table:table-cell table:formula="of:=DEC2HEX(64*[.$A8]+[.AK$2])" office:value-type="string" office:string-value="162" calcext:value-type="string">
            <text:p>162</text:p>
          </table:table-cell>
          <table:table-cell table:formula="of:=DEC2HEX(64*[.$A8]+[.AL$2])" office:value-type="string" office:string-value="163" calcext:value-type="string">
            <text:p>163</text:p>
          </table:table-cell>
          <table:table-cell table:formula="of:=DEC2HEX(64*[.$A8]+[.AM$2])" office:value-type="string" office:string-value="164" calcext:value-type="string">
            <text:p>164</text:p>
          </table:table-cell>
          <table:table-cell table:formula="of:=DEC2HEX(64*[.$A8]+[.AN$2])" office:value-type="string" office:string-value="165" calcext:value-type="string">
            <text:p>165</text:p>
          </table:table-cell>
          <table:table-cell table:formula="of:=DEC2HEX(64*[.$A8]+[.AO$2])" office:value-type="string" office:string-value="166" calcext:value-type="string">
            <text:p>166</text:p>
          </table:table-cell>
          <table:table-cell table:formula="of:=DEC2HEX(64*[.$A8]+[.AP$2])" office:value-type="string" office:string-value="167" calcext:value-type="string">
            <text:p>167</text:p>
          </table:table-cell>
          <table:table-cell table:formula="of:=DEC2HEX(64*[.$A8]+[.AQ$2])" office:value-type="string" office:string-value="168" calcext:value-type="string">
            <text:p>168</text:p>
          </table:table-cell>
          <table:table-cell table:formula="of:=DEC2HEX(64*[.$A8]+[.AR$2])" office:value-type="string" office:string-value="169" calcext:value-type="string">
            <text:p>169</text:p>
          </table:table-cell>
          <table:table-cell table:formula="of:=DEC2HEX(64*[.$A8]+[.AS$2])" office:value-type="string" office:string-value="16A" calcext:value-type="string">
            <text:p>16A</text:p>
          </table:table-cell>
          <table:table-cell table:formula="of:=DEC2HEX(64*[.$A8]+[.AT$2])" office:value-type="string" office:string-value="16B" calcext:value-type="string">
            <text:p>16B</text:p>
          </table:table-cell>
          <table:table-cell table:formula="of:=DEC2HEX(64*[.$A8]+[.AU$2])" office:value-type="string" office:string-value="16C" calcext:value-type="string">
            <text:p>16C</text:p>
          </table:table-cell>
          <table:table-cell table:formula="of:=DEC2HEX(64*[.$A8]+[.AV$2])" office:value-type="string" office:string-value="16D" calcext:value-type="string">
            <text:p>16D</text:p>
          </table:table-cell>
          <table:table-cell table:formula="of:=DEC2HEX(64*[.$A8]+[.AW$2])" office:value-type="string" office:string-value="16E" calcext:value-type="string">
            <text:p>16E</text:p>
          </table:table-cell>
          <table:table-cell table:formula="of:=DEC2HEX(64*[.$A8]+[.AX$2])" office:value-type="string" office:string-value="16F" calcext:value-type="string">
            <text:p>16F</text:p>
          </table:table-cell>
          <table:table-cell table:formula="of:=DEC2HEX(64*[.$A8]+[.AY$2])" office:value-type="string" office:string-value="170" calcext:value-type="string">
            <text:p>170</text:p>
          </table:table-cell>
          <table:table-cell table:formula="of:=DEC2HEX(64*[.$A8]+[.AZ$2])" office:value-type="string" office:string-value="171" calcext:value-type="string">
            <text:p>171</text:p>
          </table:table-cell>
          <table:table-cell table:formula="of:=DEC2HEX(64*[.$A8]+[.BA$2])" office:value-type="string" office:string-value="172" calcext:value-type="string">
            <text:p>172</text:p>
          </table:table-cell>
          <table:table-cell table:formula="of:=DEC2HEX(64*[.$A8]+[.BB$2])" office:value-type="string" office:string-value="173" calcext:value-type="string">
            <text:p>173</text:p>
          </table:table-cell>
          <table:table-cell table:formula="of:=DEC2HEX(64*[.$A8]+[.BC$2])" office:value-type="string" office:string-value="174" calcext:value-type="string">
            <text:p>174</text:p>
          </table:table-cell>
          <table:table-cell table:formula="of:=DEC2HEX(64*[.$A8]+[.BD$2])" office:value-type="string" office:string-value="175" calcext:value-type="string">
            <text:p>175</text:p>
          </table:table-cell>
          <table:table-cell table:formula="of:=DEC2HEX(64*[.$A8]+[.BE$2])" office:value-type="string" office:string-value="176" calcext:value-type="string">
            <text:p>176</text:p>
          </table:table-cell>
          <table:table-cell table:formula="of:=DEC2HEX(64*[.$A8]+[.BF$2])" office:value-type="string" office:string-value="177" calcext:value-type="string">
            <text:p>177</text:p>
          </table:table-cell>
          <table:table-cell table:formula="of:=DEC2HEX(64*[.$A8]+[.BG$2])" office:value-type="string" office:string-value="178" calcext:value-type="string">
            <text:p>178</text:p>
          </table:table-cell>
          <table:table-cell table:formula="of:=DEC2HEX(64*[.$A8]+[.BH$2])" office:value-type="string" office:string-value="179" calcext:value-type="string">
            <text:p>179</text:p>
          </table:table-cell>
          <table:table-cell table:formula="of:=DEC2HEX(64*[.$A8]+[.BI$2])" office:value-type="string" office:string-value="17A" calcext:value-type="string">
            <text:p>17A</text:p>
          </table:table-cell>
          <table:table-cell table:formula="of:=DEC2HEX(64*[.$A8]+[.BJ$2])" office:value-type="string" office:string-value="17B" calcext:value-type="string">
            <text:p>17B</text:p>
          </table:table-cell>
          <table:table-cell table:formula="of:=DEC2HEX(64*[.$A8]+[.BK$2])" office:value-type="string" office:string-value="17C" calcext:value-type="string">
            <text:p>17C</text:p>
          </table:table-cell>
          <table:table-cell table:formula="of:=DEC2HEX(64*[.$A8]+[.BL$2])" office:value-type="string" office:string-value="17D" calcext:value-type="string">
            <text:p>17D</text:p>
          </table:table-cell>
          <table:table-cell table:formula="of:=DEC2HEX(64*[.$A8]+[.BM$2])" office:value-type="string" office:string-value="17E" calcext:value-type="string">
            <text:p>17E</text:p>
          </table:table-cell>
          <table:table-cell table:formula="of:=DEC2HEX(64*[.$A8]+[.BN$2])" office:value-type="string" office:string-value="17F" calcext:value-type="string">
            <text:p>17F</text:p>
          </table:table-cell>
          <table:table-cell table:number-columns-repeated="9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DEC2HEX([.A9])" office:value-type="string" office:string-value="6" calcext:value-type="string">
            <text:p>6</text:p>
          </table:table-cell>
          <table:table-cell table:formula="of:=DEC2HEX(64*[.A9])" office:value-type="string" office:string-value="180" calcext:value-type="string">
            <text:p>180</text:p>
          </table:table-cell>
          <table:table-cell table:formula="of:=DEC2HEX(64*[.$A9]+[.D$2])" office:value-type="string" office:string-value="181" calcext:value-type="string">
            <text:p>181</text:p>
          </table:table-cell>
          <table:table-cell table:formula="of:=DEC2HEX(64*[.$A9]+[.E$2])" office:value-type="string" office:string-value="182" calcext:value-type="string">
            <text:p>182</text:p>
          </table:table-cell>
          <table:table-cell table:formula="of:=DEC2HEX(64*[.$A9]+[.F$2])" office:value-type="string" office:string-value="183" calcext:value-type="string">
            <text:p>183</text:p>
          </table:table-cell>
          <table:table-cell table:formula="of:=DEC2HEX(64*[.$A9]+[.G$2])" office:value-type="string" office:string-value="184" calcext:value-type="string">
            <text:p>184</text:p>
          </table:table-cell>
          <table:table-cell table:formula="of:=DEC2HEX(64*[.$A9]+[.H$2])" office:value-type="string" office:string-value="185" calcext:value-type="string">
            <text:p>185</text:p>
          </table:table-cell>
          <table:table-cell table:formula="of:=DEC2HEX(64*[.$A9]+[.I$2])" office:value-type="string" office:string-value="186" calcext:value-type="string">
            <text:p>186</text:p>
          </table:table-cell>
          <table:table-cell table:formula="of:=DEC2HEX(64*[.$A9]+[.J$2])" office:value-type="string" office:string-value="187" calcext:value-type="string">
            <text:p>187</text:p>
          </table:table-cell>
          <table:table-cell table:formula="of:=DEC2HEX(64*[.$A9]+[.K$2])" office:value-type="string" office:string-value="188" calcext:value-type="string">
            <text:p>188</text:p>
          </table:table-cell>
          <table:table-cell table:formula="of:=DEC2HEX(64*[.$A9]+[.L$2])" office:value-type="string" office:string-value="189" calcext:value-type="string">
            <text:p>189</text:p>
          </table:table-cell>
          <table:table-cell table:formula="of:=DEC2HEX(64*[.$A9]+[.M$2])" office:value-type="string" office:string-value="18A" calcext:value-type="string">
            <text:p>18A</text:p>
          </table:table-cell>
          <table:table-cell table:formula="of:=DEC2HEX(64*[.$A9]+[.N$2])" office:value-type="string" office:string-value="18B" calcext:value-type="string">
            <text:p>18B</text:p>
          </table:table-cell>
          <table:table-cell table:formula="of:=DEC2HEX(64*[.$A9]+[.O$2])" office:value-type="string" office:string-value="18C" calcext:value-type="string">
            <text:p>18C</text:p>
          </table:table-cell>
          <table:table-cell table:formula="of:=DEC2HEX(64*[.$A9]+[.P$2])" office:value-type="string" office:string-value="18D" calcext:value-type="string">
            <text:p>18D</text:p>
          </table:table-cell>
          <table:table-cell table:formula="of:=DEC2HEX(64*[.$A9]+[.Q$2])" office:value-type="string" office:string-value="18E" calcext:value-type="string">
            <text:p>18E</text:p>
          </table:table-cell>
          <table:table-cell table:formula="of:=DEC2HEX(64*[.$A9]+[.R$2])" office:value-type="string" office:string-value="18F" calcext:value-type="string">
            <text:p>18F</text:p>
          </table:table-cell>
          <table:table-cell table:formula="of:=DEC2HEX(64*[.$A9]+[.S$2])" office:value-type="string" office:string-value="190" calcext:value-type="string">
            <text:p>190</text:p>
          </table:table-cell>
          <table:table-cell table:formula="of:=DEC2HEX(64*[.$A9]+[.T$2])" office:value-type="string" office:string-value="191" calcext:value-type="string">
            <text:p>191</text:p>
          </table:table-cell>
          <table:table-cell table:formula="of:=DEC2HEX(64*[.$A9]+[.U$2])" office:value-type="string" office:string-value="192" calcext:value-type="string">
            <text:p>192</text:p>
          </table:table-cell>
          <table:table-cell table:formula="of:=DEC2HEX(64*[.$A9]+[.V$2])" office:value-type="string" office:string-value="193" calcext:value-type="string">
            <text:p>193</text:p>
          </table:table-cell>
          <table:table-cell table:formula="of:=DEC2HEX(64*[.$A9]+[.W$2])" office:value-type="string" office:string-value="194" calcext:value-type="string">
            <text:p>194</text:p>
          </table:table-cell>
          <table:table-cell table:formula="of:=DEC2HEX(64*[.$A9]+[.X$2])" office:value-type="string" office:string-value="195" calcext:value-type="string">
            <text:p>195</text:p>
          </table:table-cell>
          <table:table-cell table:formula="of:=DEC2HEX(64*[.$A9]+[.Y$2])" office:value-type="string" office:string-value="196" calcext:value-type="string">
            <text:p>196</text:p>
          </table:table-cell>
          <table:table-cell table:formula="of:=DEC2HEX(64*[.$A9]+[.Z$2])" office:value-type="string" office:string-value="197" calcext:value-type="string">
            <text:p>197</text:p>
          </table:table-cell>
          <table:table-cell table:formula="of:=DEC2HEX(64*[.$A9]+[.AA$2])" office:value-type="string" office:string-value="198" calcext:value-type="string">
            <text:p>198</text:p>
          </table:table-cell>
          <table:table-cell table:formula="of:=DEC2HEX(64*[.$A9]+[.AB$2])" office:value-type="string" office:string-value="199" calcext:value-type="string">
            <text:p>199</text:p>
          </table:table-cell>
          <table:table-cell table:formula="of:=DEC2HEX(64*[.$A9]+[.AC$2])" office:value-type="string" office:string-value="19A" calcext:value-type="string">
            <text:p>19A</text:p>
          </table:table-cell>
          <table:table-cell table:formula="of:=DEC2HEX(64*[.$A9]+[.AD$2])" office:value-type="string" office:string-value="19B" calcext:value-type="string">
            <text:p>19B</text:p>
          </table:table-cell>
          <table:table-cell table:formula="of:=DEC2HEX(64*[.$A9]+[.AE$2])" office:value-type="string" office:string-value="19C" calcext:value-type="string">
            <text:p>19C</text:p>
          </table:table-cell>
          <table:table-cell table:formula="of:=DEC2HEX(64*[.$A9]+[.AF$2])" office:value-type="string" office:string-value="19D" calcext:value-type="string">
            <text:p>19D</text:p>
          </table:table-cell>
          <table:table-cell table:formula="of:=DEC2HEX(64*[.$A9]+[.AG$2])" office:value-type="string" office:string-value="19E" calcext:value-type="string">
            <text:p>19E</text:p>
          </table:table-cell>
          <table:table-cell table:formula="of:=DEC2HEX(64*[.$A9]+[.AH$2])" office:value-type="string" office:string-value="19F" calcext:value-type="string">
            <text:p>19F</text:p>
          </table:table-cell>
          <table:table-cell table:formula="of:=DEC2HEX(64*[.$A9]+[.AI$2])" office:value-type="string" office:string-value="1A0" calcext:value-type="string">
            <text:p>1A0</text:p>
          </table:table-cell>
          <table:table-cell table:formula="of:=DEC2HEX(64*[.$A9]+[.AJ$2])" office:value-type="string" office:string-value="1A1" calcext:value-type="string">
            <text:p>1A1</text:p>
          </table:table-cell>
          <table:table-cell table:formula="of:=DEC2HEX(64*[.$A9]+[.AK$2])" office:value-type="string" office:string-value="1A2" calcext:value-type="string">
            <text:p>1A2</text:p>
          </table:table-cell>
          <table:table-cell table:formula="of:=DEC2HEX(64*[.$A9]+[.AL$2])" office:value-type="string" office:string-value="1A3" calcext:value-type="string">
            <text:p>1A3</text:p>
          </table:table-cell>
          <table:table-cell table:formula="of:=DEC2HEX(64*[.$A9]+[.AM$2])" office:value-type="string" office:string-value="1A4" calcext:value-type="string">
            <text:p>1A4</text:p>
          </table:table-cell>
          <table:table-cell table:formula="of:=DEC2HEX(64*[.$A9]+[.AN$2])" office:value-type="string" office:string-value="1A5" calcext:value-type="string">
            <text:p>1A5</text:p>
          </table:table-cell>
          <table:table-cell table:formula="of:=DEC2HEX(64*[.$A9]+[.AO$2])" office:value-type="string" office:string-value="1A6" calcext:value-type="string">
            <text:p>1A6</text:p>
          </table:table-cell>
          <table:table-cell table:formula="of:=DEC2HEX(64*[.$A9]+[.AP$2])" office:value-type="string" office:string-value="1A7" calcext:value-type="string">
            <text:p>1A7</text:p>
          </table:table-cell>
          <table:table-cell table:formula="of:=DEC2HEX(64*[.$A9]+[.AQ$2])" office:value-type="string" office:string-value="1A8" calcext:value-type="string">
            <text:p>1A8</text:p>
          </table:table-cell>
          <table:table-cell table:formula="of:=DEC2HEX(64*[.$A9]+[.AR$2])" office:value-type="string" office:string-value="1A9" calcext:value-type="string">
            <text:p>1A9</text:p>
          </table:table-cell>
          <table:table-cell table:formula="of:=DEC2HEX(64*[.$A9]+[.AS$2])" office:value-type="string" office:string-value="1AA" calcext:value-type="string">
            <text:p>1AA</text:p>
          </table:table-cell>
          <table:table-cell table:formula="of:=DEC2HEX(64*[.$A9]+[.AT$2])" office:value-type="string" office:string-value="1AB" calcext:value-type="string">
            <text:p>1AB</text:p>
          </table:table-cell>
          <table:table-cell table:formula="of:=DEC2HEX(64*[.$A9]+[.AU$2])" office:value-type="string" office:string-value="1AC" calcext:value-type="string">
            <text:p>1AC</text:p>
          </table:table-cell>
          <table:table-cell table:formula="of:=DEC2HEX(64*[.$A9]+[.AV$2])" office:value-type="string" office:string-value="1AD" calcext:value-type="string">
            <text:p>1AD</text:p>
          </table:table-cell>
          <table:table-cell table:formula="of:=DEC2HEX(64*[.$A9]+[.AW$2])" office:value-type="string" office:string-value="1AE" calcext:value-type="string">
            <text:p>1AE</text:p>
          </table:table-cell>
          <table:table-cell table:formula="of:=DEC2HEX(64*[.$A9]+[.AX$2])" office:value-type="string" office:string-value="1AF" calcext:value-type="string">
            <text:p>1AF</text:p>
          </table:table-cell>
          <table:table-cell table:formula="of:=DEC2HEX(64*[.$A9]+[.AY$2])" office:value-type="string" office:string-value="1B0" calcext:value-type="string">
            <text:p>1B0</text:p>
          </table:table-cell>
          <table:table-cell table:formula="of:=DEC2HEX(64*[.$A9]+[.AZ$2])" office:value-type="string" office:string-value="1B1" calcext:value-type="string">
            <text:p>1B1</text:p>
          </table:table-cell>
          <table:table-cell table:formula="of:=DEC2HEX(64*[.$A9]+[.BA$2])" office:value-type="string" office:string-value="1B2" calcext:value-type="string">
            <text:p>1B2</text:p>
          </table:table-cell>
          <table:table-cell table:formula="of:=DEC2HEX(64*[.$A9]+[.BB$2])" office:value-type="string" office:string-value="1B3" calcext:value-type="string">
            <text:p>1B3</text:p>
          </table:table-cell>
          <table:table-cell table:formula="of:=DEC2HEX(64*[.$A9]+[.BC$2])" office:value-type="string" office:string-value="1B4" calcext:value-type="string">
            <text:p>1B4</text:p>
          </table:table-cell>
          <table:table-cell table:formula="of:=DEC2HEX(64*[.$A9]+[.BD$2])" office:value-type="string" office:string-value="1B5" calcext:value-type="string">
            <text:p>1B5</text:p>
          </table:table-cell>
          <table:table-cell table:formula="of:=DEC2HEX(64*[.$A9]+[.BE$2])" office:value-type="string" office:string-value="1B6" calcext:value-type="string">
            <text:p>1B6</text:p>
          </table:table-cell>
          <table:table-cell table:formula="of:=DEC2HEX(64*[.$A9]+[.BF$2])" office:value-type="string" office:string-value="1B7" calcext:value-type="string">
            <text:p>1B7</text:p>
          </table:table-cell>
          <table:table-cell table:formula="of:=DEC2HEX(64*[.$A9]+[.BG$2])" office:value-type="string" office:string-value="1B8" calcext:value-type="string">
            <text:p>1B8</text:p>
          </table:table-cell>
          <table:table-cell table:formula="of:=DEC2HEX(64*[.$A9]+[.BH$2])" office:value-type="string" office:string-value="1B9" calcext:value-type="string">
            <text:p>1B9</text:p>
          </table:table-cell>
          <table:table-cell table:formula="of:=DEC2HEX(64*[.$A9]+[.BI$2])" office:value-type="string" office:string-value="1BA" calcext:value-type="string">
            <text:p>1BA</text:p>
          </table:table-cell>
          <table:table-cell table:formula="of:=DEC2HEX(64*[.$A9]+[.BJ$2])" office:value-type="string" office:string-value="1BB" calcext:value-type="string">
            <text:p>1BB</text:p>
          </table:table-cell>
          <table:table-cell table:formula="of:=DEC2HEX(64*[.$A9]+[.BK$2])" office:value-type="string" office:string-value="1BC" calcext:value-type="string">
            <text:p>1BC</text:p>
          </table:table-cell>
          <table:table-cell table:formula="of:=DEC2HEX(64*[.$A9]+[.BL$2])" office:value-type="string" office:string-value="1BD" calcext:value-type="string">
            <text:p>1BD</text:p>
          </table:table-cell>
          <table:table-cell table:formula="of:=DEC2HEX(64*[.$A9]+[.BM$2])" office:value-type="string" office:string-value="1BE" calcext:value-type="string">
            <text:p>1BE</text:p>
          </table:table-cell>
          <table:table-cell table:formula="of:=DEC2HEX(64*[.$A9]+[.BN$2])" office:value-type="string" office:string-value="1BF" calcext:value-type="string">
            <text:p>1BF</text:p>
          </table:table-cell>
          <table:table-cell table:number-columns-repeated="9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DEC2HEX([.A10])" office:value-type="string" office:string-value="7" calcext:value-type="string">
            <text:p>7</text:p>
          </table:table-cell>
          <table:table-cell table:formula="of:=DEC2HEX(64*[.A10])" office:value-type="string" office:string-value="1C0" calcext:value-type="string">
            <text:p>1C0</text:p>
          </table:table-cell>
          <table:table-cell table:formula="of:=DEC2HEX(64*[.$A10]+[.D$2])" office:value-type="string" office:string-value="1C1" calcext:value-type="string">
            <text:p>1C1</text:p>
          </table:table-cell>
          <table:table-cell table:formula="of:=DEC2HEX(64*[.$A10]+[.E$2])" office:value-type="string" office:string-value="1C2" calcext:value-type="string">
            <text:p>1C2</text:p>
          </table:table-cell>
          <table:table-cell table:formula="of:=DEC2HEX(64*[.$A10]+[.F$2])" office:value-type="string" office:string-value="1C3" calcext:value-type="string">
            <text:p>1C3</text:p>
          </table:table-cell>
          <table:table-cell table:formula="of:=DEC2HEX(64*[.$A10]+[.G$2])" office:value-type="string" office:string-value="1C4" calcext:value-type="string">
            <text:p>1C4</text:p>
          </table:table-cell>
          <table:table-cell table:formula="of:=DEC2HEX(64*[.$A10]+[.H$2])" office:value-type="string" office:string-value="1C5" calcext:value-type="string">
            <text:p>1C5</text:p>
          </table:table-cell>
          <table:table-cell table:formula="of:=DEC2HEX(64*[.$A10]+[.I$2])" office:value-type="string" office:string-value="1C6" calcext:value-type="string">
            <text:p>1C6</text:p>
          </table:table-cell>
          <table:table-cell table:formula="of:=DEC2HEX(64*[.$A10]+[.J$2])" office:value-type="string" office:string-value="1C7" calcext:value-type="string">
            <text:p>1C7</text:p>
          </table:table-cell>
          <table:table-cell table:formula="of:=DEC2HEX(64*[.$A10]+[.K$2])" office:value-type="string" office:string-value="1C8" calcext:value-type="string">
            <text:p>1C8</text:p>
          </table:table-cell>
          <table:table-cell table:formula="of:=DEC2HEX(64*[.$A10]+[.L$2])" office:value-type="string" office:string-value="1C9" calcext:value-type="string">
            <text:p>1C9</text:p>
          </table:table-cell>
          <table:table-cell table:formula="of:=DEC2HEX(64*[.$A10]+[.M$2])" office:value-type="string" office:string-value="1CA" calcext:value-type="string">
            <text:p>1CA</text:p>
          </table:table-cell>
          <table:table-cell table:formula="of:=DEC2HEX(64*[.$A10]+[.N$2])" office:value-type="string" office:string-value="1CB" calcext:value-type="string">
            <text:p>1CB</text:p>
          </table:table-cell>
          <table:table-cell table:formula="of:=DEC2HEX(64*[.$A10]+[.O$2])" office:value-type="string" office:string-value="1CC" calcext:value-type="string">
            <text:p>1CC</text:p>
          </table:table-cell>
          <table:table-cell table:formula="of:=DEC2HEX(64*[.$A10]+[.P$2])" office:value-type="string" office:string-value="1CD" calcext:value-type="string">
            <text:p>1CD</text:p>
          </table:table-cell>
          <table:table-cell table:formula="of:=DEC2HEX(64*[.$A10]+[.Q$2])" office:value-type="string" office:string-value="1CE" calcext:value-type="string">
            <text:p>1CE</text:p>
          </table:table-cell>
          <table:table-cell table:formula="of:=DEC2HEX(64*[.$A10]+[.R$2])" office:value-type="string" office:string-value="1CF" calcext:value-type="string">
            <text:p>1CF</text:p>
          </table:table-cell>
          <table:table-cell table:formula="of:=DEC2HEX(64*[.$A10]+[.S$2])" office:value-type="string" office:string-value="1D0" calcext:value-type="string">
            <text:p>1D0</text:p>
          </table:table-cell>
          <table:table-cell table:formula="of:=DEC2HEX(64*[.$A10]+[.T$2])" office:value-type="string" office:string-value="1D1" calcext:value-type="string">
            <text:p>1D1</text:p>
          </table:table-cell>
          <table:table-cell table:formula="of:=DEC2HEX(64*[.$A10]+[.U$2])" office:value-type="string" office:string-value="1D2" calcext:value-type="string">
            <text:p>1D2</text:p>
          </table:table-cell>
          <table:table-cell table:formula="of:=DEC2HEX(64*[.$A10]+[.V$2])" office:value-type="string" office:string-value="1D3" calcext:value-type="string">
            <text:p>1D3</text:p>
          </table:table-cell>
          <table:table-cell table:formula="of:=DEC2HEX(64*[.$A10]+[.W$2])" office:value-type="string" office:string-value="1D4" calcext:value-type="string">
            <text:p>1D4</text:p>
          </table:table-cell>
          <table:table-cell table:formula="of:=DEC2HEX(64*[.$A10]+[.X$2])" office:value-type="string" office:string-value="1D5" calcext:value-type="string">
            <text:p>1D5</text:p>
          </table:table-cell>
          <table:table-cell table:formula="of:=DEC2HEX(64*[.$A10]+[.Y$2])" office:value-type="string" office:string-value="1D6" calcext:value-type="string">
            <text:p>1D6</text:p>
          </table:table-cell>
          <table:table-cell table:formula="of:=DEC2HEX(64*[.$A10]+[.Z$2])" office:value-type="string" office:string-value="1D7" calcext:value-type="string">
            <text:p>1D7</text:p>
          </table:table-cell>
          <table:table-cell table:formula="of:=DEC2HEX(64*[.$A10]+[.AA$2])" office:value-type="string" office:string-value="1D8" calcext:value-type="string">
            <text:p>1D8</text:p>
          </table:table-cell>
          <table:table-cell table:formula="of:=DEC2HEX(64*[.$A10]+[.AB$2])" office:value-type="string" office:string-value="1D9" calcext:value-type="string">
            <text:p>1D9</text:p>
          </table:table-cell>
          <table:table-cell table:formula="of:=DEC2HEX(64*[.$A10]+[.AC$2])" office:value-type="string" office:string-value="1DA" calcext:value-type="string">
            <text:p>1DA</text:p>
          </table:table-cell>
          <table:table-cell table:formula="of:=DEC2HEX(64*[.$A10]+[.AD$2])" office:value-type="string" office:string-value="1DB" calcext:value-type="string">
            <text:p>1DB</text:p>
          </table:table-cell>
          <table:table-cell table:formula="of:=DEC2HEX(64*[.$A10]+[.AE$2])" office:value-type="string" office:string-value="1DC" calcext:value-type="string">
            <text:p>1DC</text:p>
          </table:table-cell>
          <table:table-cell table:formula="of:=DEC2HEX(64*[.$A10]+[.AF$2])" office:value-type="string" office:string-value="1DD" calcext:value-type="string">
            <text:p>1DD</text:p>
          </table:table-cell>
          <table:table-cell table:formula="of:=DEC2HEX(64*[.$A10]+[.AG$2])" office:value-type="string" office:string-value="1DE" calcext:value-type="string">
            <text:p>1DE</text:p>
          </table:table-cell>
          <table:table-cell table:formula="of:=DEC2HEX(64*[.$A10]+[.AH$2])" office:value-type="string" office:string-value="1DF" calcext:value-type="string">
            <text:p>1DF</text:p>
          </table:table-cell>
          <table:table-cell table:formula="of:=DEC2HEX(64*[.$A10]+[.AI$2])" office:value-type="string" office:string-value="1E0" calcext:value-type="string">
            <text:p>1E0</text:p>
          </table:table-cell>
          <table:table-cell table:formula="of:=DEC2HEX(64*[.$A10]+[.AJ$2])" office:value-type="string" office:string-value="1E1" calcext:value-type="string">
            <text:p>1E1</text:p>
          </table:table-cell>
          <table:table-cell table:formula="of:=DEC2HEX(64*[.$A10]+[.AK$2])" office:value-type="string" office:string-value="1E2" calcext:value-type="string">
            <text:p>1E2</text:p>
          </table:table-cell>
          <table:table-cell table:formula="of:=DEC2HEX(64*[.$A10]+[.AL$2])" office:value-type="string" office:string-value="1E3" calcext:value-type="string">
            <text:p>1E3</text:p>
          </table:table-cell>
          <table:table-cell table:formula="of:=DEC2HEX(64*[.$A10]+[.AM$2])" office:value-type="string" office:string-value="1E4" calcext:value-type="string">
            <text:p>1E4</text:p>
          </table:table-cell>
          <table:table-cell table:formula="of:=DEC2HEX(64*[.$A10]+[.AN$2])" office:value-type="string" office:string-value="1E5" calcext:value-type="string">
            <text:p>1E5</text:p>
          </table:table-cell>
          <table:table-cell table:formula="of:=DEC2HEX(64*[.$A10]+[.AO$2])" office:value-type="string" office:string-value="1E6" calcext:value-type="string">
            <text:p>1E6</text:p>
          </table:table-cell>
          <table:table-cell table:formula="of:=DEC2HEX(64*[.$A10]+[.AP$2])" office:value-type="string" office:string-value="1E7" calcext:value-type="string">
            <text:p>1E7</text:p>
          </table:table-cell>
          <table:table-cell table:formula="of:=DEC2HEX(64*[.$A10]+[.AQ$2])" office:value-type="string" office:string-value="1E8" calcext:value-type="string">
            <text:p>1E8</text:p>
          </table:table-cell>
          <table:table-cell table:formula="of:=DEC2HEX(64*[.$A10]+[.AR$2])" office:value-type="string" office:string-value="1E9" calcext:value-type="string">
            <text:p>1E9</text:p>
          </table:table-cell>
          <table:table-cell table:formula="of:=DEC2HEX(64*[.$A10]+[.AS$2])" office:value-type="string" office:string-value="1EA" calcext:value-type="string">
            <text:p>1EA</text:p>
          </table:table-cell>
          <table:table-cell table:formula="of:=DEC2HEX(64*[.$A10]+[.AT$2])" office:value-type="string" office:string-value="1EB" calcext:value-type="string">
            <text:p>1EB</text:p>
          </table:table-cell>
          <table:table-cell table:formula="of:=DEC2HEX(64*[.$A10]+[.AU$2])" office:value-type="string" office:string-value="1EC" calcext:value-type="string">
            <text:p>1EC</text:p>
          </table:table-cell>
          <table:table-cell table:formula="of:=DEC2HEX(64*[.$A10]+[.AV$2])" office:value-type="string" office:string-value="1ED" calcext:value-type="string">
            <text:p>1ED</text:p>
          </table:table-cell>
          <table:table-cell table:formula="of:=DEC2HEX(64*[.$A10]+[.AW$2])" office:value-type="string" office:string-value="1EE" calcext:value-type="string">
            <text:p>1EE</text:p>
          </table:table-cell>
          <table:table-cell table:formula="of:=DEC2HEX(64*[.$A10]+[.AX$2])" office:value-type="string" office:string-value="1EF" calcext:value-type="string">
            <text:p>1EF</text:p>
          </table:table-cell>
          <table:table-cell table:formula="of:=DEC2HEX(64*[.$A10]+[.AY$2])" office:value-type="string" office:string-value="1F0" calcext:value-type="string">
            <text:p>1F0</text:p>
          </table:table-cell>
          <table:table-cell table:formula="of:=DEC2HEX(64*[.$A10]+[.AZ$2])" office:value-type="string" office:string-value="1F1" calcext:value-type="string">
            <text:p>1F1</text:p>
          </table:table-cell>
          <table:table-cell table:formula="of:=DEC2HEX(64*[.$A10]+[.BA$2])" office:value-type="string" office:string-value="1F2" calcext:value-type="string">
            <text:p>1F2</text:p>
          </table:table-cell>
          <table:table-cell table:formula="of:=DEC2HEX(64*[.$A10]+[.BB$2])" office:value-type="string" office:string-value="1F3" calcext:value-type="string">
            <text:p>1F3</text:p>
          </table:table-cell>
          <table:table-cell table:formula="of:=DEC2HEX(64*[.$A10]+[.BC$2])" office:value-type="string" office:string-value="1F4" calcext:value-type="string">
            <text:p>1F4</text:p>
          </table:table-cell>
          <table:table-cell table:formula="of:=DEC2HEX(64*[.$A10]+[.BD$2])" office:value-type="string" office:string-value="1F5" calcext:value-type="string">
            <text:p>1F5</text:p>
          </table:table-cell>
          <table:table-cell table:formula="of:=DEC2HEX(64*[.$A10]+[.BE$2])" office:value-type="string" office:string-value="1F6" calcext:value-type="string">
            <text:p>1F6</text:p>
          </table:table-cell>
          <table:table-cell table:formula="of:=DEC2HEX(64*[.$A10]+[.BF$2])" office:value-type="string" office:string-value="1F7" calcext:value-type="string">
            <text:p>1F7</text:p>
          </table:table-cell>
          <table:table-cell table:formula="of:=DEC2HEX(64*[.$A10]+[.BG$2])" office:value-type="string" office:string-value="1F8" calcext:value-type="string">
            <text:p>1F8</text:p>
          </table:table-cell>
          <table:table-cell table:formula="of:=DEC2HEX(64*[.$A10]+[.BH$2])" office:value-type="string" office:string-value="1F9" calcext:value-type="string">
            <text:p>1F9</text:p>
          </table:table-cell>
          <table:table-cell table:formula="of:=DEC2HEX(64*[.$A10]+[.BI$2])" office:value-type="string" office:string-value="1FA" calcext:value-type="string">
            <text:p>1FA</text:p>
          </table:table-cell>
          <table:table-cell table:formula="of:=DEC2HEX(64*[.$A10]+[.BJ$2])" office:value-type="string" office:string-value="1FB" calcext:value-type="string">
            <text:p>1FB</text:p>
          </table:table-cell>
          <table:table-cell table:formula="of:=DEC2HEX(64*[.$A10]+[.BK$2])" office:value-type="string" office:string-value="1FC" calcext:value-type="string">
            <text:p>1FC</text:p>
          </table:table-cell>
          <table:table-cell table:formula="of:=DEC2HEX(64*[.$A10]+[.BL$2])" office:value-type="string" office:string-value="1FD" calcext:value-type="string">
            <text:p>1FD</text:p>
          </table:table-cell>
          <table:table-cell table:formula="of:=DEC2HEX(64*[.$A10]+[.BM$2])" office:value-type="string" office:string-value="1FE" calcext:value-type="string">
            <text:p>1FE</text:p>
          </table:table-cell>
          <table:table-cell table:formula="of:=DEC2HEX(64*[.$A10]+[.BN$2])" office:value-type="string" office:string-value="1FF" calcext:value-type="string">
            <text:p>1FF</text:p>
          </table:table-cell>
          <table:table-cell table:number-columns-repeated="9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DEC2HEX([.A11])" office:value-type="string" office:string-value="8" calcext:value-type="string">
            <text:p>8</text:p>
          </table:table-cell>
          <table:table-cell table:formula="of:=DEC2HEX(64*[.A11])" office:value-type="string" office:string-value="200" calcext:value-type="string">
            <text:p>200</text:p>
          </table:table-cell>
          <table:table-cell table:formula="of:=DEC2HEX(64*[.$A11]+[.D$2])" office:value-type="string" office:string-value="201" calcext:value-type="string">
            <text:p>201</text:p>
          </table:table-cell>
          <table:table-cell table:formula="of:=DEC2HEX(64*[.$A11]+[.E$2])" office:value-type="string" office:string-value="202" calcext:value-type="string">
            <text:p>202</text:p>
          </table:table-cell>
          <table:table-cell table:formula="of:=DEC2HEX(64*[.$A11]+[.F$2])" office:value-type="string" office:string-value="203" calcext:value-type="string">
            <text:p>203</text:p>
          </table:table-cell>
          <table:table-cell table:formula="of:=DEC2HEX(64*[.$A11]+[.G$2])" office:value-type="string" office:string-value="204" calcext:value-type="string">
            <text:p>204</text:p>
          </table:table-cell>
          <table:table-cell table:formula="of:=DEC2HEX(64*[.$A11]+[.H$2])" office:value-type="string" office:string-value="205" calcext:value-type="string">
            <text:p>205</text:p>
          </table:table-cell>
          <table:table-cell table:formula="of:=DEC2HEX(64*[.$A11]+[.I$2])" office:value-type="string" office:string-value="206" calcext:value-type="string">
            <text:p>206</text:p>
          </table:table-cell>
          <table:table-cell table:formula="of:=DEC2HEX(64*[.$A11]+[.J$2])" office:value-type="string" office:string-value="207" calcext:value-type="string">
            <text:p>207</text:p>
          </table:table-cell>
          <table:table-cell table:formula="of:=DEC2HEX(64*[.$A11]+[.K$2])" office:value-type="string" office:string-value="208" calcext:value-type="string">
            <text:p>208</text:p>
          </table:table-cell>
          <table:table-cell table:formula="of:=DEC2HEX(64*[.$A11]+[.L$2])" office:value-type="string" office:string-value="209" calcext:value-type="string">
            <text:p>209</text:p>
          </table:table-cell>
          <table:table-cell table:formula="of:=DEC2HEX(64*[.$A11]+[.M$2])" office:value-type="string" office:string-value="20A" calcext:value-type="string">
            <text:p>20A</text:p>
          </table:table-cell>
          <table:table-cell table:formula="of:=DEC2HEX(64*[.$A11]+[.N$2])" office:value-type="string" office:string-value="20B" calcext:value-type="string">
            <text:p>20B</text:p>
          </table:table-cell>
          <table:table-cell table:formula="of:=DEC2HEX(64*[.$A11]+[.O$2])" office:value-type="string" office:string-value="20C" calcext:value-type="string">
            <text:p>20C</text:p>
          </table:table-cell>
          <table:table-cell table:formula="of:=DEC2HEX(64*[.$A11]+[.P$2])" office:value-type="string" office:string-value="20D" calcext:value-type="string">
            <text:p>20D</text:p>
          </table:table-cell>
          <table:table-cell table:formula="of:=DEC2HEX(64*[.$A11]+[.Q$2])" office:value-type="string" office:string-value="20E" calcext:value-type="string">
            <text:p>20E</text:p>
          </table:table-cell>
          <table:table-cell table:formula="of:=DEC2HEX(64*[.$A11]+[.R$2])" office:value-type="string" office:string-value="20F" calcext:value-type="string">
            <text:p>20F</text:p>
          </table:table-cell>
          <table:table-cell table:formula="of:=DEC2HEX(64*[.$A11]+[.S$2])" office:value-type="string" office:string-value="210" calcext:value-type="string">
            <text:p>210</text:p>
          </table:table-cell>
          <table:table-cell table:formula="of:=DEC2HEX(64*[.$A11]+[.T$2])" office:value-type="string" office:string-value="211" calcext:value-type="string">
            <text:p>211</text:p>
          </table:table-cell>
          <table:table-cell table:formula="of:=DEC2HEX(64*[.$A11]+[.U$2])" office:value-type="string" office:string-value="212" calcext:value-type="string">
            <text:p>212</text:p>
          </table:table-cell>
          <table:table-cell table:formula="of:=DEC2HEX(64*[.$A11]+[.V$2])" office:value-type="string" office:string-value="213" calcext:value-type="string">
            <text:p>213</text:p>
          </table:table-cell>
          <table:table-cell table:formula="of:=DEC2HEX(64*[.$A11]+[.W$2])" office:value-type="string" office:string-value="214" calcext:value-type="string">
            <text:p>214</text:p>
          </table:table-cell>
          <table:table-cell table:formula="of:=DEC2HEX(64*[.$A11]+[.X$2])" office:value-type="string" office:string-value="215" calcext:value-type="string">
            <text:p>215</text:p>
          </table:table-cell>
          <table:table-cell table:formula="of:=DEC2HEX(64*[.$A11]+[.Y$2])" office:value-type="string" office:string-value="216" calcext:value-type="string">
            <text:p>216</text:p>
          </table:table-cell>
          <table:table-cell table:formula="of:=DEC2HEX(64*[.$A11]+[.Z$2])" office:value-type="string" office:string-value="217" calcext:value-type="string">
            <text:p>217</text:p>
          </table:table-cell>
          <table:table-cell table:formula="of:=DEC2HEX(64*[.$A11]+[.AA$2])" office:value-type="string" office:string-value="218" calcext:value-type="string">
            <text:p>218</text:p>
          </table:table-cell>
          <table:table-cell table:formula="of:=DEC2HEX(64*[.$A11]+[.AB$2])" office:value-type="string" office:string-value="219" calcext:value-type="string">
            <text:p>219</text:p>
          </table:table-cell>
          <table:table-cell table:formula="of:=DEC2HEX(64*[.$A11]+[.AC$2])" office:value-type="string" office:string-value="21A" calcext:value-type="string">
            <text:p>21A</text:p>
          </table:table-cell>
          <table:table-cell table:formula="of:=DEC2HEX(64*[.$A11]+[.AD$2])" office:value-type="string" office:string-value="21B" calcext:value-type="string">
            <text:p>21B</text:p>
          </table:table-cell>
          <table:table-cell table:formula="of:=DEC2HEX(64*[.$A11]+[.AE$2])" office:value-type="string" office:string-value="21C" calcext:value-type="string">
            <text:p>21C</text:p>
          </table:table-cell>
          <table:table-cell table:formula="of:=DEC2HEX(64*[.$A11]+[.AF$2])" office:value-type="string" office:string-value="21D" calcext:value-type="string">
            <text:p>21D</text:p>
          </table:table-cell>
          <table:table-cell table:formula="of:=DEC2HEX(64*[.$A11]+[.AG$2])" office:value-type="string" office:string-value="21E" calcext:value-type="string">
            <text:p>21E</text:p>
          </table:table-cell>
          <table:table-cell table:formula="of:=DEC2HEX(64*[.$A11]+[.AH$2])" office:value-type="string" office:string-value="21F" calcext:value-type="string">
            <text:p>21F</text:p>
          </table:table-cell>
          <table:table-cell table:formula="of:=DEC2HEX(64*[.$A11]+[.AI$2])" office:value-type="string" office:string-value="220" calcext:value-type="string">
            <text:p>220</text:p>
          </table:table-cell>
          <table:table-cell table:formula="of:=DEC2HEX(64*[.$A11]+[.AJ$2])" office:value-type="string" office:string-value="221" calcext:value-type="string">
            <text:p>221</text:p>
          </table:table-cell>
          <table:table-cell table:formula="of:=DEC2HEX(64*[.$A11]+[.AK$2])" office:value-type="string" office:string-value="222" calcext:value-type="string">
            <text:p>222</text:p>
          </table:table-cell>
          <table:table-cell table:formula="of:=DEC2HEX(64*[.$A11]+[.AL$2])" office:value-type="string" office:string-value="223" calcext:value-type="string">
            <text:p>223</text:p>
          </table:table-cell>
          <table:table-cell table:formula="of:=DEC2HEX(64*[.$A11]+[.AM$2])" office:value-type="string" office:string-value="224" calcext:value-type="string">
            <text:p>224</text:p>
          </table:table-cell>
          <table:table-cell table:formula="of:=DEC2HEX(64*[.$A11]+[.AN$2])" office:value-type="string" office:string-value="225" calcext:value-type="string">
            <text:p>225</text:p>
          </table:table-cell>
          <table:table-cell table:formula="of:=DEC2HEX(64*[.$A11]+[.AO$2])" office:value-type="string" office:string-value="226" calcext:value-type="string">
            <text:p>226</text:p>
          </table:table-cell>
          <table:table-cell table:formula="of:=DEC2HEX(64*[.$A11]+[.AP$2])" office:value-type="string" office:string-value="227" calcext:value-type="string">
            <text:p>227</text:p>
          </table:table-cell>
          <table:table-cell table:formula="of:=DEC2HEX(64*[.$A11]+[.AQ$2])" office:value-type="string" office:string-value="228" calcext:value-type="string">
            <text:p>228</text:p>
          </table:table-cell>
          <table:table-cell table:formula="of:=DEC2HEX(64*[.$A11]+[.AR$2])" office:value-type="string" office:string-value="229" calcext:value-type="string">
            <text:p>229</text:p>
          </table:table-cell>
          <table:table-cell table:formula="of:=DEC2HEX(64*[.$A11]+[.AS$2])" office:value-type="string" office:string-value="22A" calcext:value-type="string">
            <text:p>22A</text:p>
          </table:table-cell>
          <table:table-cell table:formula="of:=DEC2HEX(64*[.$A11]+[.AT$2])" office:value-type="string" office:string-value="22B" calcext:value-type="string">
            <text:p>22B</text:p>
          </table:table-cell>
          <table:table-cell table:formula="of:=DEC2HEX(64*[.$A11]+[.AU$2])" office:value-type="string" office:string-value="22C" calcext:value-type="string">
            <text:p>22C</text:p>
          </table:table-cell>
          <table:table-cell table:formula="of:=DEC2HEX(64*[.$A11]+[.AV$2])" office:value-type="string" office:string-value="22D" calcext:value-type="string">
            <text:p>22D</text:p>
          </table:table-cell>
          <table:table-cell table:formula="of:=DEC2HEX(64*[.$A11]+[.AW$2])" office:value-type="string" office:string-value="22E" calcext:value-type="string">
            <text:p>22E</text:p>
          </table:table-cell>
          <table:table-cell table:formula="of:=DEC2HEX(64*[.$A11]+[.AX$2])" office:value-type="string" office:string-value="22F" calcext:value-type="string">
            <text:p>22F</text:p>
          </table:table-cell>
          <table:table-cell table:formula="of:=DEC2HEX(64*[.$A11]+[.AY$2])" office:value-type="string" office:string-value="230" calcext:value-type="string">
            <text:p>230</text:p>
          </table:table-cell>
          <table:table-cell table:formula="of:=DEC2HEX(64*[.$A11]+[.AZ$2])" office:value-type="string" office:string-value="231" calcext:value-type="string">
            <text:p>231</text:p>
          </table:table-cell>
          <table:table-cell table:formula="of:=DEC2HEX(64*[.$A11]+[.BA$2])" office:value-type="string" office:string-value="232" calcext:value-type="string">
            <text:p>232</text:p>
          </table:table-cell>
          <table:table-cell table:formula="of:=DEC2HEX(64*[.$A11]+[.BB$2])" office:value-type="string" office:string-value="233" calcext:value-type="string">
            <text:p>233</text:p>
          </table:table-cell>
          <table:table-cell table:formula="of:=DEC2HEX(64*[.$A11]+[.BC$2])" office:value-type="string" office:string-value="234" calcext:value-type="string">
            <text:p>234</text:p>
          </table:table-cell>
          <table:table-cell table:formula="of:=DEC2HEX(64*[.$A11]+[.BD$2])" office:value-type="string" office:string-value="235" calcext:value-type="string">
            <text:p>235</text:p>
          </table:table-cell>
          <table:table-cell table:formula="of:=DEC2HEX(64*[.$A11]+[.BE$2])" office:value-type="string" office:string-value="236" calcext:value-type="string">
            <text:p>236</text:p>
          </table:table-cell>
          <table:table-cell table:formula="of:=DEC2HEX(64*[.$A11]+[.BF$2])" office:value-type="string" office:string-value="237" calcext:value-type="string">
            <text:p>237</text:p>
          </table:table-cell>
          <table:table-cell table:formula="of:=DEC2HEX(64*[.$A11]+[.BG$2])" office:value-type="string" office:string-value="238" calcext:value-type="string">
            <text:p>238</text:p>
          </table:table-cell>
          <table:table-cell table:formula="of:=DEC2HEX(64*[.$A11]+[.BH$2])" office:value-type="string" office:string-value="239" calcext:value-type="string">
            <text:p>239</text:p>
          </table:table-cell>
          <table:table-cell table:formula="of:=DEC2HEX(64*[.$A11]+[.BI$2])" office:value-type="string" office:string-value="23A" calcext:value-type="string">
            <text:p>23A</text:p>
          </table:table-cell>
          <table:table-cell table:formula="of:=DEC2HEX(64*[.$A11]+[.BJ$2])" office:value-type="string" office:string-value="23B" calcext:value-type="string">
            <text:p>23B</text:p>
          </table:table-cell>
          <table:table-cell table:formula="of:=DEC2HEX(64*[.$A11]+[.BK$2])" office:value-type="string" office:string-value="23C" calcext:value-type="string">
            <text:p>23C</text:p>
          </table:table-cell>
          <table:table-cell table:formula="of:=DEC2HEX(64*[.$A11]+[.BL$2])" office:value-type="string" office:string-value="23D" calcext:value-type="string">
            <text:p>23D</text:p>
          </table:table-cell>
          <table:table-cell table:formula="of:=DEC2HEX(64*[.$A11]+[.BM$2])" office:value-type="string" office:string-value="23E" calcext:value-type="string">
            <text:p>23E</text:p>
          </table:table-cell>
          <table:table-cell table:formula="of:=DEC2HEX(64*[.$A11]+[.BN$2])" office:value-type="string" office:string-value="23F" calcext:value-type="string">
            <text:p>23F</text:p>
          </table:table-cell>
          <table:table-cell table:number-columns-repeated="9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DEC2HEX([.A12])" office:value-type="string" office:string-value="9" calcext:value-type="string">
            <text:p>9</text:p>
          </table:table-cell>
          <table:table-cell table:formula="of:=DEC2HEX(64*[.A12])" office:value-type="string" office:string-value="240" calcext:value-type="string">
            <text:p>240</text:p>
          </table:table-cell>
          <table:table-cell table:formula="of:=DEC2HEX(64*[.$A12]+[.D$2])" office:value-type="string" office:string-value="241" calcext:value-type="string">
            <text:p>241</text:p>
          </table:table-cell>
          <table:table-cell table:formula="of:=DEC2HEX(64*[.$A12]+[.E$2])" office:value-type="string" office:string-value="242" calcext:value-type="string">
            <text:p>242</text:p>
          </table:table-cell>
          <table:table-cell table:formula="of:=DEC2HEX(64*[.$A12]+[.F$2])" office:value-type="string" office:string-value="243" calcext:value-type="string">
            <text:p>243</text:p>
          </table:table-cell>
          <table:table-cell table:formula="of:=DEC2HEX(64*[.$A12]+[.G$2])" office:value-type="string" office:string-value="244" calcext:value-type="string">
            <text:p>244</text:p>
          </table:table-cell>
          <table:table-cell table:formula="of:=DEC2HEX(64*[.$A12]+[.H$2])" office:value-type="string" office:string-value="245" calcext:value-type="string">
            <text:p>245</text:p>
          </table:table-cell>
          <table:table-cell table:formula="of:=DEC2HEX(64*[.$A12]+[.I$2])" office:value-type="string" office:string-value="246" calcext:value-type="string">
            <text:p>246</text:p>
          </table:table-cell>
          <table:table-cell table:formula="of:=DEC2HEX(64*[.$A12]+[.J$2])" office:value-type="string" office:string-value="247" calcext:value-type="string">
            <text:p>247</text:p>
          </table:table-cell>
          <table:table-cell table:formula="of:=DEC2HEX(64*[.$A12]+[.K$2])" office:value-type="string" office:string-value="248" calcext:value-type="string">
            <text:p>248</text:p>
          </table:table-cell>
          <table:table-cell table:formula="of:=DEC2HEX(64*[.$A12]+[.L$2])" office:value-type="string" office:string-value="249" calcext:value-type="string">
            <text:p>249</text:p>
          </table:table-cell>
          <table:table-cell table:formula="of:=DEC2HEX(64*[.$A12]+[.M$2])" office:value-type="string" office:string-value="24A" calcext:value-type="string">
            <text:p>24A</text:p>
          </table:table-cell>
          <table:table-cell table:formula="of:=DEC2HEX(64*[.$A12]+[.N$2])" office:value-type="string" office:string-value="24B" calcext:value-type="string">
            <text:p>24B</text:p>
          </table:table-cell>
          <table:table-cell table:formula="of:=DEC2HEX(64*[.$A12]+[.O$2])" office:value-type="string" office:string-value="24C" calcext:value-type="string">
            <text:p>24C</text:p>
          </table:table-cell>
          <table:table-cell table:formula="of:=DEC2HEX(64*[.$A12]+[.P$2])" office:value-type="string" office:string-value="24D" calcext:value-type="string">
            <text:p>24D</text:p>
          </table:table-cell>
          <table:table-cell table:formula="of:=DEC2HEX(64*[.$A12]+[.Q$2])" office:value-type="string" office:string-value="24E" calcext:value-type="string">
            <text:p>24E</text:p>
          </table:table-cell>
          <table:table-cell table:formula="of:=DEC2HEX(64*[.$A12]+[.R$2])" office:value-type="string" office:string-value="24F" calcext:value-type="string">
            <text:p>24F</text:p>
          </table:table-cell>
          <table:table-cell table:formula="of:=DEC2HEX(64*[.$A12]+[.S$2])" office:value-type="string" office:string-value="250" calcext:value-type="string">
            <text:p>250</text:p>
          </table:table-cell>
          <table:table-cell table:formula="of:=DEC2HEX(64*[.$A12]+[.T$2])" office:value-type="string" office:string-value="251" calcext:value-type="string">
            <text:p>251</text:p>
          </table:table-cell>
          <table:table-cell table:formula="of:=DEC2HEX(64*[.$A12]+[.U$2])" office:value-type="string" office:string-value="252" calcext:value-type="string">
            <text:p>252</text:p>
          </table:table-cell>
          <table:table-cell table:formula="of:=DEC2HEX(64*[.$A12]+[.V$2])" office:value-type="string" office:string-value="253" calcext:value-type="string">
            <text:p>253</text:p>
          </table:table-cell>
          <table:table-cell table:formula="of:=DEC2HEX(64*[.$A12]+[.W$2])" office:value-type="string" office:string-value="254" calcext:value-type="string">
            <text:p>254</text:p>
          </table:table-cell>
          <table:table-cell table:formula="of:=DEC2HEX(64*[.$A12]+[.X$2])" office:value-type="string" office:string-value="255" calcext:value-type="string">
            <text:p>255</text:p>
          </table:table-cell>
          <table:table-cell table:formula="of:=DEC2HEX(64*[.$A12]+[.Y$2])" office:value-type="string" office:string-value="256" calcext:value-type="string">
            <text:p>256</text:p>
          </table:table-cell>
          <table:table-cell table:formula="of:=DEC2HEX(64*[.$A12]+[.Z$2])" office:value-type="string" office:string-value="257" calcext:value-type="string">
            <text:p>257</text:p>
          </table:table-cell>
          <table:table-cell table:formula="of:=DEC2HEX(64*[.$A12]+[.AA$2])" office:value-type="string" office:string-value="258" calcext:value-type="string">
            <text:p>258</text:p>
          </table:table-cell>
          <table:table-cell table:formula="of:=DEC2HEX(64*[.$A12]+[.AB$2])" office:value-type="string" office:string-value="259" calcext:value-type="string">
            <text:p>259</text:p>
          </table:table-cell>
          <table:table-cell table:formula="of:=DEC2HEX(64*[.$A12]+[.AC$2])" office:value-type="string" office:string-value="25A" calcext:value-type="string">
            <text:p>25A</text:p>
          </table:table-cell>
          <table:table-cell table:formula="of:=DEC2HEX(64*[.$A12]+[.AD$2])" office:value-type="string" office:string-value="25B" calcext:value-type="string">
            <text:p>25B</text:p>
          </table:table-cell>
          <table:table-cell table:formula="of:=DEC2HEX(64*[.$A12]+[.AE$2])" office:value-type="string" office:string-value="25C" calcext:value-type="string">
            <text:p>25C</text:p>
          </table:table-cell>
          <table:table-cell table:formula="of:=DEC2HEX(64*[.$A12]+[.AF$2])" office:value-type="string" office:string-value="25D" calcext:value-type="string">
            <text:p>25D</text:p>
          </table:table-cell>
          <table:table-cell table:formula="of:=DEC2HEX(64*[.$A12]+[.AG$2])" office:value-type="string" office:string-value="25E" calcext:value-type="string">
            <text:p>25E</text:p>
          </table:table-cell>
          <table:table-cell table:formula="of:=DEC2HEX(64*[.$A12]+[.AH$2])" office:value-type="string" office:string-value="25F" calcext:value-type="string">
            <text:p>25F</text:p>
          </table:table-cell>
          <table:table-cell table:formula="of:=DEC2HEX(64*[.$A12]+[.AI$2])" office:value-type="string" office:string-value="260" calcext:value-type="string">
            <text:p>260</text:p>
          </table:table-cell>
          <table:table-cell table:formula="of:=DEC2HEX(64*[.$A12]+[.AJ$2])" office:value-type="string" office:string-value="261" calcext:value-type="string">
            <text:p>261</text:p>
          </table:table-cell>
          <table:table-cell table:formula="of:=DEC2HEX(64*[.$A12]+[.AK$2])" office:value-type="string" office:string-value="262" calcext:value-type="string">
            <text:p>262</text:p>
          </table:table-cell>
          <table:table-cell table:formula="of:=DEC2HEX(64*[.$A12]+[.AL$2])" office:value-type="string" office:string-value="263" calcext:value-type="string">
            <text:p>263</text:p>
          </table:table-cell>
          <table:table-cell table:formula="of:=DEC2HEX(64*[.$A12]+[.AM$2])" office:value-type="string" office:string-value="264" calcext:value-type="string">
            <text:p>264</text:p>
          </table:table-cell>
          <table:table-cell table:formula="of:=DEC2HEX(64*[.$A12]+[.AN$2])" office:value-type="string" office:string-value="265" calcext:value-type="string">
            <text:p>265</text:p>
          </table:table-cell>
          <table:table-cell table:formula="of:=DEC2HEX(64*[.$A12]+[.AO$2])" office:value-type="string" office:string-value="266" calcext:value-type="string">
            <text:p>266</text:p>
          </table:table-cell>
          <table:table-cell table:formula="of:=DEC2HEX(64*[.$A12]+[.AP$2])" office:value-type="string" office:string-value="267" calcext:value-type="string">
            <text:p>267</text:p>
          </table:table-cell>
          <table:table-cell table:formula="of:=DEC2HEX(64*[.$A12]+[.AQ$2])" office:value-type="string" office:string-value="268" calcext:value-type="string">
            <text:p>268</text:p>
          </table:table-cell>
          <table:table-cell table:formula="of:=DEC2HEX(64*[.$A12]+[.AR$2])" office:value-type="string" office:string-value="269" calcext:value-type="string">
            <text:p>269</text:p>
          </table:table-cell>
          <table:table-cell table:formula="of:=DEC2HEX(64*[.$A12]+[.AS$2])" office:value-type="string" office:string-value="26A" calcext:value-type="string">
            <text:p>26A</text:p>
          </table:table-cell>
          <table:table-cell table:formula="of:=DEC2HEX(64*[.$A12]+[.AT$2])" office:value-type="string" office:string-value="26B" calcext:value-type="string">
            <text:p>26B</text:p>
          </table:table-cell>
          <table:table-cell table:formula="of:=DEC2HEX(64*[.$A12]+[.AU$2])" office:value-type="string" office:string-value="26C" calcext:value-type="string">
            <text:p>26C</text:p>
          </table:table-cell>
          <table:table-cell table:formula="of:=DEC2HEX(64*[.$A12]+[.AV$2])" office:value-type="string" office:string-value="26D" calcext:value-type="string">
            <text:p>26D</text:p>
          </table:table-cell>
          <table:table-cell table:formula="of:=DEC2HEX(64*[.$A12]+[.AW$2])" office:value-type="string" office:string-value="26E" calcext:value-type="string">
            <text:p>26E</text:p>
          </table:table-cell>
          <table:table-cell table:formula="of:=DEC2HEX(64*[.$A12]+[.AX$2])" office:value-type="string" office:string-value="26F" calcext:value-type="string">
            <text:p>26F</text:p>
          </table:table-cell>
          <table:table-cell table:formula="of:=DEC2HEX(64*[.$A12]+[.AY$2])" office:value-type="string" office:string-value="270" calcext:value-type="string">
            <text:p>270</text:p>
          </table:table-cell>
          <table:table-cell table:formula="of:=DEC2HEX(64*[.$A12]+[.AZ$2])" office:value-type="string" office:string-value="271" calcext:value-type="string">
            <text:p>271</text:p>
          </table:table-cell>
          <table:table-cell table:formula="of:=DEC2HEX(64*[.$A12]+[.BA$2])" office:value-type="string" office:string-value="272" calcext:value-type="string">
            <text:p>272</text:p>
          </table:table-cell>
          <table:table-cell table:formula="of:=DEC2HEX(64*[.$A12]+[.BB$2])" office:value-type="string" office:string-value="273" calcext:value-type="string">
            <text:p>273</text:p>
          </table:table-cell>
          <table:table-cell table:formula="of:=DEC2HEX(64*[.$A12]+[.BC$2])" office:value-type="string" office:string-value="274" calcext:value-type="string">
            <text:p>274</text:p>
          </table:table-cell>
          <table:table-cell table:formula="of:=DEC2HEX(64*[.$A12]+[.BD$2])" office:value-type="string" office:string-value="275" calcext:value-type="string">
            <text:p>275</text:p>
          </table:table-cell>
          <table:table-cell table:formula="of:=DEC2HEX(64*[.$A12]+[.BE$2])" office:value-type="string" office:string-value="276" calcext:value-type="string">
            <text:p>276</text:p>
          </table:table-cell>
          <table:table-cell table:formula="of:=DEC2HEX(64*[.$A12]+[.BF$2])" office:value-type="string" office:string-value="277" calcext:value-type="string">
            <text:p>277</text:p>
          </table:table-cell>
          <table:table-cell table:formula="of:=DEC2HEX(64*[.$A12]+[.BG$2])" office:value-type="string" office:string-value="278" calcext:value-type="string">
            <text:p>278</text:p>
          </table:table-cell>
          <table:table-cell table:formula="of:=DEC2HEX(64*[.$A12]+[.BH$2])" office:value-type="string" office:string-value="279" calcext:value-type="string">
            <text:p>279</text:p>
          </table:table-cell>
          <table:table-cell table:formula="of:=DEC2HEX(64*[.$A12]+[.BI$2])" office:value-type="string" office:string-value="27A" calcext:value-type="string">
            <text:p>27A</text:p>
          </table:table-cell>
          <table:table-cell table:formula="of:=DEC2HEX(64*[.$A12]+[.BJ$2])" office:value-type="string" office:string-value="27B" calcext:value-type="string">
            <text:p>27B</text:p>
          </table:table-cell>
          <table:table-cell table:formula="of:=DEC2HEX(64*[.$A12]+[.BK$2])" office:value-type="string" office:string-value="27C" calcext:value-type="string">
            <text:p>27C</text:p>
          </table:table-cell>
          <table:table-cell table:formula="of:=DEC2HEX(64*[.$A12]+[.BL$2])" office:value-type="string" office:string-value="27D" calcext:value-type="string">
            <text:p>27D</text:p>
          </table:table-cell>
          <table:table-cell table:formula="of:=DEC2HEX(64*[.$A12]+[.BM$2])" office:value-type="string" office:string-value="27E" calcext:value-type="string">
            <text:p>27E</text:p>
          </table:table-cell>
          <table:table-cell table:formula="of:=DEC2HEX(64*[.$A12]+[.BN$2])" office:value-type="string" office:string-value="27F" calcext:value-type="string">
            <text:p>27F</text:p>
          </table:table-cell>
          <table:table-cell table:number-columns-repeated="9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DEC2HEX([.A13])" office:value-type="string" office:string-value="A" calcext:value-type="string">
            <text:p>A</text:p>
          </table:table-cell>
          <table:table-cell table:formula="of:=DEC2HEX(64*[.A13])" office:value-type="string" office:string-value="280" calcext:value-type="string">
            <text:p>280</text:p>
          </table:table-cell>
          <table:table-cell table:formula="of:=DEC2HEX(64*[.$A13]+[.D$2])" office:value-type="string" office:string-value="281" calcext:value-type="string">
            <text:p>281</text:p>
          </table:table-cell>
          <table:table-cell table:formula="of:=DEC2HEX(64*[.$A13]+[.E$2])" office:value-type="string" office:string-value="282" calcext:value-type="string">
            <text:p>282</text:p>
          </table:table-cell>
          <table:table-cell table:formula="of:=DEC2HEX(64*[.$A13]+[.F$2])" office:value-type="string" office:string-value="283" calcext:value-type="string">
            <text:p>283</text:p>
          </table:table-cell>
          <table:table-cell table:formula="of:=DEC2HEX(64*[.$A13]+[.G$2])" office:value-type="string" office:string-value="284" calcext:value-type="string">
            <text:p>284</text:p>
          </table:table-cell>
          <table:table-cell table:formula="of:=DEC2HEX(64*[.$A13]+[.H$2])" office:value-type="string" office:string-value="285" calcext:value-type="string">
            <text:p>285</text:p>
          </table:table-cell>
          <table:table-cell table:formula="of:=DEC2HEX(64*[.$A13]+[.I$2])" office:value-type="string" office:string-value="286" calcext:value-type="string">
            <text:p>286</text:p>
          </table:table-cell>
          <table:table-cell table:formula="of:=DEC2HEX(64*[.$A13]+[.J$2])" office:value-type="string" office:string-value="287" calcext:value-type="string">
            <text:p>287</text:p>
          </table:table-cell>
          <table:table-cell table:formula="of:=DEC2HEX(64*[.$A13]+[.K$2])" office:value-type="string" office:string-value="288" calcext:value-type="string">
            <text:p>288</text:p>
          </table:table-cell>
          <table:table-cell table:formula="of:=DEC2HEX(64*[.$A13]+[.L$2])" office:value-type="string" office:string-value="289" calcext:value-type="string">
            <text:p>289</text:p>
          </table:table-cell>
          <table:table-cell table:formula="of:=DEC2HEX(64*[.$A13]+[.M$2])" office:value-type="string" office:string-value="28A" calcext:value-type="string">
            <text:p>28A</text:p>
          </table:table-cell>
          <table:table-cell table:formula="of:=DEC2HEX(64*[.$A13]+[.N$2])" office:value-type="string" office:string-value="28B" calcext:value-type="string">
            <text:p>28B</text:p>
          </table:table-cell>
          <table:table-cell table:formula="of:=DEC2HEX(64*[.$A13]+[.O$2])" office:value-type="string" office:string-value="28C" calcext:value-type="string">
            <text:p>28C</text:p>
          </table:table-cell>
          <table:table-cell table:formula="of:=DEC2HEX(64*[.$A13]+[.P$2])" office:value-type="string" office:string-value="28D" calcext:value-type="string">
            <text:p>28D</text:p>
          </table:table-cell>
          <table:table-cell table:formula="of:=DEC2HEX(64*[.$A13]+[.Q$2])" office:value-type="string" office:string-value="28E" calcext:value-type="string">
            <text:p>28E</text:p>
          </table:table-cell>
          <table:table-cell table:formula="of:=DEC2HEX(64*[.$A13]+[.R$2])" office:value-type="string" office:string-value="28F" calcext:value-type="string">
            <text:p>28F</text:p>
          </table:table-cell>
          <table:table-cell table:formula="of:=DEC2HEX(64*[.$A13]+[.S$2])" office:value-type="string" office:string-value="290" calcext:value-type="string">
            <text:p>290</text:p>
          </table:table-cell>
          <table:table-cell table:formula="of:=DEC2HEX(64*[.$A13]+[.T$2])" office:value-type="string" office:string-value="291" calcext:value-type="string">
            <text:p>291</text:p>
          </table:table-cell>
          <table:table-cell table:formula="of:=DEC2HEX(64*[.$A13]+[.U$2])" office:value-type="string" office:string-value="292" calcext:value-type="string">
            <text:p>292</text:p>
          </table:table-cell>
          <table:table-cell table:formula="of:=DEC2HEX(64*[.$A13]+[.V$2])" office:value-type="string" office:string-value="293" calcext:value-type="string">
            <text:p>293</text:p>
          </table:table-cell>
          <table:table-cell table:formula="of:=DEC2HEX(64*[.$A13]+[.W$2])" office:value-type="string" office:string-value="294" calcext:value-type="string">
            <text:p>294</text:p>
          </table:table-cell>
          <table:table-cell table:formula="of:=DEC2HEX(64*[.$A13]+[.X$2])" office:value-type="string" office:string-value="295" calcext:value-type="string">
            <text:p>295</text:p>
          </table:table-cell>
          <table:table-cell table:formula="of:=DEC2HEX(64*[.$A13]+[.Y$2])" office:value-type="string" office:string-value="296" calcext:value-type="string">
            <text:p>296</text:p>
          </table:table-cell>
          <table:table-cell table:formula="of:=DEC2HEX(64*[.$A13]+[.Z$2])" office:value-type="string" office:string-value="297" calcext:value-type="string">
            <text:p>297</text:p>
          </table:table-cell>
          <table:table-cell table:formula="of:=DEC2HEX(64*[.$A13]+[.AA$2])" office:value-type="string" office:string-value="298" calcext:value-type="string">
            <text:p>298</text:p>
          </table:table-cell>
          <table:table-cell table:formula="of:=DEC2HEX(64*[.$A13]+[.AB$2])" office:value-type="string" office:string-value="299" calcext:value-type="string">
            <text:p>299</text:p>
          </table:table-cell>
          <table:table-cell table:formula="of:=DEC2HEX(64*[.$A13]+[.AC$2])" office:value-type="string" office:string-value="29A" calcext:value-type="string">
            <text:p>29A</text:p>
          </table:table-cell>
          <table:table-cell table:formula="of:=DEC2HEX(64*[.$A13]+[.AD$2])" office:value-type="string" office:string-value="29B" calcext:value-type="string">
            <text:p>29B</text:p>
          </table:table-cell>
          <table:table-cell table:formula="of:=DEC2HEX(64*[.$A13]+[.AE$2])" office:value-type="string" office:string-value="29C" calcext:value-type="string">
            <text:p>29C</text:p>
          </table:table-cell>
          <table:table-cell table:formula="of:=DEC2HEX(64*[.$A13]+[.AF$2])" office:value-type="string" office:string-value="29D" calcext:value-type="string">
            <text:p>29D</text:p>
          </table:table-cell>
          <table:table-cell table:formula="of:=DEC2HEX(64*[.$A13]+[.AG$2])" office:value-type="string" office:string-value="29E" calcext:value-type="string">
            <text:p>29E</text:p>
          </table:table-cell>
          <table:table-cell table:formula="of:=DEC2HEX(64*[.$A13]+[.AH$2])" office:value-type="string" office:string-value="29F" calcext:value-type="string">
            <text:p>29F</text:p>
          </table:table-cell>
          <table:table-cell table:formula="of:=DEC2HEX(64*[.$A13]+[.AI$2])" office:value-type="string" office:string-value="2A0" calcext:value-type="string">
            <text:p>2A0</text:p>
          </table:table-cell>
          <table:table-cell table:formula="of:=DEC2HEX(64*[.$A13]+[.AJ$2])" office:value-type="string" office:string-value="2A1" calcext:value-type="string">
            <text:p>2A1</text:p>
          </table:table-cell>
          <table:table-cell table:formula="of:=DEC2HEX(64*[.$A13]+[.AK$2])" office:value-type="string" office:string-value="2A2" calcext:value-type="string">
            <text:p>2A2</text:p>
          </table:table-cell>
          <table:table-cell table:formula="of:=DEC2HEX(64*[.$A13]+[.AL$2])" office:value-type="string" office:string-value="2A3" calcext:value-type="string">
            <text:p>2A3</text:p>
          </table:table-cell>
          <table:table-cell table:formula="of:=DEC2HEX(64*[.$A13]+[.AM$2])" office:value-type="string" office:string-value="2A4" calcext:value-type="string">
            <text:p>2A4</text:p>
          </table:table-cell>
          <table:table-cell table:formula="of:=DEC2HEX(64*[.$A13]+[.AN$2])" office:value-type="string" office:string-value="2A5" calcext:value-type="string">
            <text:p>2A5</text:p>
          </table:table-cell>
          <table:table-cell table:formula="of:=DEC2HEX(64*[.$A13]+[.AO$2])" office:value-type="string" office:string-value="2A6" calcext:value-type="string">
            <text:p>2A6</text:p>
          </table:table-cell>
          <table:table-cell table:formula="of:=DEC2HEX(64*[.$A13]+[.AP$2])" office:value-type="string" office:string-value="2A7" calcext:value-type="string">
            <text:p>2A7</text:p>
          </table:table-cell>
          <table:table-cell table:formula="of:=DEC2HEX(64*[.$A13]+[.AQ$2])" office:value-type="string" office:string-value="2A8" calcext:value-type="string">
            <text:p>2A8</text:p>
          </table:table-cell>
          <table:table-cell table:formula="of:=DEC2HEX(64*[.$A13]+[.AR$2])" office:value-type="string" office:string-value="2A9" calcext:value-type="string">
            <text:p>2A9</text:p>
          </table:table-cell>
          <table:table-cell table:formula="of:=DEC2HEX(64*[.$A13]+[.AS$2])" office:value-type="string" office:string-value="2AA" calcext:value-type="string">
            <text:p>2AA</text:p>
          </table:table-cell>
          <table:table-cell table:formula="of:=DEC2HEX(64*[.$A13]+[.AT$2])" office:value-type="string" office:string-value="2AB" calcext:value-type="string">
            <text:p>2AB</text:p>
          </table:table-cell>
          <table:table-cell table:formula="of:=DEC2HEX(64*[.$A13]+[.AU$2])" office:value-type="string" office:string-value="2AC" calcext:value-type="string">
            <text:p>2AC</text:p>
          </table:table-cell>
          <table:table-cell table:formula="of:=DEC2HEX(64*[.$A13]+[.AV$2])" office:value-type="string" office:string-value="2AD" calcext:value-type="string">
            <text:p>2AD</text:p>
          </table:table-cell>
          <table:table-cell table:formula="of:=DEC2HEX(64*[.$A13]+[.AW$2])" office:value-type="string" office:string-value="2AE" calcext:value-type="string">
            <text:p>2AE</text:p>
          </table:table-cell>
          <table:table-cell table:formula="of:=DEC2HEX(64*[.$A13]+[.AX$2])" office:value-type="string" office:string-value="2AF" calcext:value-type="string">
            <text:p>2AF</text:p>
          </table:table-cell>
          <table:table-cell table:formula="of:=DEC2HEX(64*[.$A13]+[.AY$2])" office:value-type="string" office:string-value="2B0" calcext:value-type="string">
            <text:p>2B0</text:p>
          </table:table-cell>
          <table:table-cell table:formula="of:=DEC2HEX(64*[.$A13]+[.AZ$2])" office:value-type="string" office:string-value="2B1" calcext:value-type="string">
            <text:p>2B1</text:p>
          </table:table-cell>
          <table:table-cell table:formula="of:=DEC2HEX(64*[.$A13]+[.BA$2])" office:value-type="string" office:string-value="2B2" calcext:value-type="string">
            <text:p>2B2</text:p>
          </table:table-cell>
          <table:table-cell table:formula="of:=DEC2HEX(64*[.$A13]+[.BB$2])" office:value-type="string" office:string-value="2B3" calcext:value-type="string">
            <text:p>2B3</text:p>
          </table:table-cell>
          <table:table-cell table:formula="of:=DEC2HEX(64*[.$A13]+[.BC$2])" office:value-type="string" office:string-value="2B4" calcext:value-type="string">
            <text:p>2B4</text:p>
          </table:table-cell>
          <table:table-cell table:formula="of:=DEC2HEX(64*[.$A13]+[.BD$2])" office:value-type="string" office:string-value="2B5" calcext:value-type="string">
            <text:p>2B5</text:p>
          </table:table-cell>
          <table:table-cell table:formula="of:=DEC2HEX(64*[.$A13]+[.BE$2])" office:value-type="string" office:string-value="2B6" calcext:value-type="string">
            <text:p>2B6</text:p>
          </table:table-cell>
          <table:table-cell table:formula="of:=DEC2HEX(64*[.$A13]+[.BF$2])" office:value-type="string" office:string-value="2B7" calcext:value-type="string">
            <text:p>2B7</text:p>
          </table:table-cell>
          <table:table-cell table:formula="of:=DEC2HEX(64*[.$A13]+[.BG$2])" office:value-type="string" office:string-value="2B8" calcext:value-type="string">
            <text:p>2B8</text:p>
          </table:table-cell>
          <table:table-cell table:formula="of:=DEC2HEX(64*[.$A13]+[.BH$2])" office:value-type="string" office:string-value="2B9" calcext:value-type="string">
            <text:p>2B9</text:p>
          </table:table-cell>
          <table:table-cell table:formula="of:=DEC2HEX(64*[.$A13]+[.BI$2])" office:value-type="string" office:string-value="2BA" calcext:value-type="string">
            <text:p>2BA</text:p>
          </table:table-cell>
          <table:table-cell table:formula="of:=DEC2HEX(64*[.$A13]+[.BJ$2])" office:value-type="string" office:string-value="2BB" calcext:value-type="string">
            <text:p>2BB</text:p>
          </table:table-cell>
          <table:table-cell table:formula="of:=DEC2HEX(64*[.$A13]+[.BK$2])" office:value-type="string" office:string-value="2BC" calcext:value-type="string">
            <text:p>2BC</text:p>
          </table:table-cell>
          <table:table-cell table:formula="of:=DEC2HEX(64*[.$A13]+[.BL$2])" office:value-type="string" office:string-value="2BD" calcext:value-type="string">
            <text:p>2BD</text:p>
          </table:table-cell>
          <table:table-cell table:formula="of:=DEC2HEX(64*[.$A13]+[.BM$2])" office:value-type="string" office:string-value="2BE" calcext:value-type="string">
            <text:p>2BE</text:p>
          </table:table-cell>
          <table:table-cell table:formula="of:=DEC2HEX(64*[.$A13]+[.BN$2])" office:value-type="string" office:string-value="2BF" calcext:value-type="string">
            <text:p>2BF</text:p>
          </table:table-cell>
          <table:table-cell table:number-columns-repeated="9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DEC2HEX([.A14])" office:value-type="string" office:string-value="B" calcext:value-type="string">
            <text:p>B</text:p>
          </table:table-cell>
          <table:table-cell table:formula="of:=DEC2HEX(64*[.A14])" office:value-type="string" office:string-value="2C0" calcext:value-type="string">
            <text:p>2C0</text:p>
          </table:table-cell>
          <table:table-cell table:formula="of:=DEC2HEX(64*[.$A14]+[.D$2])" office:value-type="string" office:string-value="2C1" calcext:value-type="string">
            <text:p>2C1</text:p>
          </table:table-cell>
          <table:table-cell table:formula="of:=DEC2HEX(64*[.$A14]+[.E$2])" office:value-type="string" office:string-value="2C2" calcext:value-type="string">
            <text:p>2C2</text:p>
          </table:table-cell>
          <table:table-cell table:formula="of:=DEC2HEX(64*[.$A14]+[.F$2])" office:value-type="string" office:string-value="2C3" calcext:value-type="string">
            <text:p>2C3</text:p>
          </table:table-cell>
          <table:table-cell table:formula="of:=DEC2HEX(64*[.$A14]+[.G$2])" office:value-type="string" office:string-value="2C4" calcext:value-type="string">
            <text:p>2C4</text:p>
          </table:table-cell>
          <table:table-cell table:formula="of:=DEC2HEX(64*[.$A14]+[.H$2])" office:value-type="string" office:string-value="2C5" calcext:value-type="string">
            <text:p>2C5</text:p>
          </table:table-cell>
          <table:table-cell table:formula="of:=DEC2HEX(64*[.$A14]+[.I$2])" office:value-type="string" office:string-value="2C6" calcext:value-type="string">
            <text:p>2C6</text:p>
          </table:table-cell>
          <table:table-cell table:formula="of:=DEC2HEX(64*[.$A14]+[.J$2])" office:value-type="string" office:string-value="2C7" calcext:value-type="string">
            <text:p>2C7</text:p>
          </table:table-cell>
          <table:table-cell table:formula="of:=DEC2HEX(64*[.$A14]+[.K$2])" office:value-type="string" office:string-value="2C8" calcext:value-type="string">
            <text:p>2C8</text:p>
          </table:table-cell>
          <table:table-cell table:formula="of:=DEC2HEX(64*[.$A14]+[.L$2])" office:value-type="string" office:string-value="2C9" calcext:value-type="string">
            <text:p>2C9</text:p>
          </table:table-cell>
          <table:table-cell table:formula="of:=DEC2HEX(64*[.$A14]+[.M$2])" office:value-type="string" office:string-value="2CA" calcext:value-type="string">
            <text:p>2CA</text:p>
          </table:table-cell>
          <table:table-cell table:formula="of:=DEC2HEX(64*[.$A14]+[.N$2])" office:value-type="string" office:string-value="2CB" calcext:value-type="string">
            <text:p>2CB</text:p>
          </table:table-cell>
          <table:table-cell table:formula="of:=DEC2HEX(64*[.$A14]+[.O$2])" office:value-type="string" office:string-value="2CC" calcext:value-type="string">
            <text:p>2CC</text:p>
          </table:table-cell>
          <table:table-cell table:formula="of:=DEC2HEX(64*[.$A14]+[.P$2])" office:value-type="string" office:string-value="2CD" calcext:value-type="string">
            <text:p>2CD</text:p>
          </table:table-cell>
          <table:table-cell table:formula="of:=DEC2HEX(64*[.$A14]+[.Q$2])" office:value-type="string" office:string-value="2CE" calcext:value-type="string">
            <text:p>2CE</text:p>
          </table:table-cell>
          <table:table-cell table:formula="of:=DEC2HEX(64*[.$A14]+[.R$2])" office:value-type="string" office:string-value="2CF" calcext:value-type="string">
            <text:p>2CF</text:p>
          </table:table-cell>
          <table:table-cell table:formula="of:=DEC2HEX(64*[.$A14]+[.S$2])" office:value-type="string" office:string-value="2D0" calcext:value-type="string">
            <text:p>2D0</text:p>
          </table:table-cell>
          <table:table-cell table:formula="of:=DEC2HEX(64*[.$A14]+[.T$2])" office:value-type="string" office:string-value="2D1" calcext:value-type="string">
            <text:p>2D1</text:p>
          </table:table-cell>
          <table:table-cell table:formula="of:=DEC2HEX(64*[.$A14]+[.U$2])" office:value-type="string" office:string-value="2D2" calcext:value-type="string">
            <text:p>2D2</text:p>
          </table:table-cell>
          <table:table-cell table:formula="of:=DEC2HEX(64*[.$A14]+[.V$2])" office:value-type="string" office:string-value="2D3" calcext:value-type="string">
            <text:p>2D3</text:p>
          </table:table-cell>
          <table:table-cell table:formula="of:=DEC2HEX(64*[.$A14]+[.W$2])" office:value-type="string" office:string-value="2D4" calcext:value-type="string">
            <text:p>2D4</text:p>
          </table:table-cell>
          <table:table-cell table:formula="of:=DEC2HEX(64*[.$A14]+[.X$2])" office:value-type="string" office:string-value="2D5" calcext:value-type="string">
            <text:p>2D5</text:p>
          </table:table-cell>
          <table:table-cell table:formula="of:=DEC2HEX(64*[.$A14]+[.Y$2])" office:value-type="string" office:string-value="2D6" calcext:value-type="string">
            <text:p>2D6</text:p>
          </table:table-cell>
          <table:table-cell table:formula="of:=DEC2HEX(64*[.$A14]+[.Z$2])" office:value-type="string" office:string-value="2D7" calcext:value-type="string">
            <text:p>2D7</text:p>
          </table:table-cell>
          <table:table-cell table:formula="of:=DEC2HEX(64*[.$A14]+[.AA$2])" office:value-type="string" office:string-value="2D8" calcext:value-type="string">
            <text:p>2D8</text:p>
          </table:table-cell>
          <table:table-cell table:formula="of:=DEC2HEX(64*[.$A14]+[.AB$2])" office:value-type="string" office:string-value="2D9" calcext:value-type="string">
            <text:p>2D9</text:p>
          </table:table-cell>
          <table:table-cell table:formula="of:=DEC2HEX(64*[.$A14]+[.AC$2])" office:value-type="string" office:string-value="2DA" calcext:value-type="string">
            <text:p>2DA</text:p>
          </table:table-cell>
          <table:table-cell table:formula="of:=DEC2HEX(64*[.$A14]+[.AD$2])" office:value-type="string" office:string-value="2DB" calcext:value-type="string">
            <text:p>2DB</text:p>
          </table:table-cell>
          <table:table-cell table:formula="of:=DEC2HEX(64*[.$A14]+[.AE$2])" office:value-type="string" office:string-value="2DC" calcext:value-type="string">
            <text:p>2DC</text:p>
          </table:table-cell>
          <table:table-cell table:formula="of:=DEC2HEX(64*[.$A14]+[.AF$2])" office:value-type="string" office:string-value="2DD" calcext:value-type="string">
            <text:p>2DD</text:p>
          </table:table-cell>
          <table:table-cell table:formula="of:=DEC2HEX(64*[.$A14]+[.AG$2])" office:value-type="string" office:string-value="2DE" calcext:value-type="string">
            <text:p>2DE</text:p>
          </table:table-cell>
          <table:table-cell table:formula="of:=DEC2HEX(64*[.$A14]+[.AH$2])" office:value-type="string" office:string-value="2DF" calcext:value-type="string">
            <text:p>2DF</text:p>
          </table:table-cell>
          <table:table-cell table:formula="of:=DEC2HEX(64*[.$A14]+[.AI$2])" office:value-type="string" office:string-value="2E0" calcext:value-type="string">
            <text:p>2E0</text:p>
          </table:table-cell>
          <table:table-cell table:formula="of:=DEC2HEX(64*[.$A14]+[.AJ$2])" office:value-type="string" office:string-value="2E1" calcext:value-type="string">
            <text:p>2E1</text:p>
          </table:table-cell>
          <table:table-cell table:formula="of:=DEC2HEX(64*[.$A14]+[.AK$2])" office:value-type="string" office:string-value="2E2" calcext:value-type="string">
            <text:p>2E2</text:p>
          </table:table-cell>
          <table:table-cell table:formula="of:=DEC2HEX(64*[.$A14]+[.AL$2])" office:value-type="string" office:string-value="2E3" calcext:value-type="string">
            <text:p>2E3</text:p>
          </table:table-cell>
          <table:table-cell table:formula="of:=DEC2HEX(64*[.$A14]+[.AM$2])" office:value-type="string" office:string-value="2E4" calcext:value-type="string">
            <text:p>2E4</text:p>
          </table:table-cell>
          <table:table-cell table:formula="of:=DEC2HEX(64*[.$A14]+[.AN$2])" office:value-type="string" office:string-value="2E5" calcext:value-type="string">
            <text:p>2E5</text:p>
          </table:table-cell>
          <table:table-cell table:formula="of:=DEC2HEX(64*[.$A14]+[.AO$2])" office:value-type="string" office:string-value="2E6" calcext:value-type="string">
            <text:p>2E6</text:p>
          </table:table-cell>
          <table:table-cell table:formula="of:=DEC2HEX(64*[.$A14]+[.AP$2])" office:value-type="string" office:string-value="2E7" calcext:value-type="string">
            <text:p>2E7</text:p>
          </table:table-cell>
          <table:table-cell table:formula="of:=DEC2HEX(64*[.$A14]+[.AQ$2])" office:value-type="string" office:string-value="2E8" calcext:value-type="string">
            <text:p>2E8</text:p>
          </table:table-cell>
          <table:table-cell table:formula="of:=DEC2HEX(64*[.$A14]+[.AR$2])" office:value-type="string" office:string-value="2E9" calcext:value-type="string">
            <text:p>2E9</text:p>
          </table:table-cell>
          <table:table-cell table:formula="of:=DEC2HEX(64*[.$A14]+[.AS$2])" office:value-type="string" office:string-value="2EA" calcext:value-type="string">
            <text:p>2EA</text:p>
          </table:table-cell>
          <table:table-cell table:formula="of:=DEC2HEX(64*[.$A14]+[.AT$2])" office:value-type="string" office:string-value="2EB" calcext:value-type="string">
            <text:p>2EB</text:p>
          </table:table-cell>
          <table:table-cell table:formula="of:=DEC2HEX(64*[.$A14]+[.AU$2])" office:value-type="string" office:string-value="2EC" calcext:value-type="string">
            <text:p>2EC</text:p>
          </table:table-cell>
          <table:table-cell table:formula="of:=DEC2HEX(64*[.$A14]+[.AV$2])" office:value-type="string" office:string-value="2ED" calcext:value-type="string">
            <text:p>2ED</text:p>
          </table:table-cell>
          <table:table-cell table:formula="of:=DEC2HEX(64*[.$A14]+[.AW$2])" office:value-type="string" office:string-value="2EE" calcext:value-type="string">
            <text:p>2EE</text:p>
          </table:table-cell>
          <table:table-cell table:formula="of:=DEC2HEX(64*[.$A14]+[.AX$2])" office:value-type="string" office:string-value="2EF" calcext:value-type="string">
            <text:p>2EF</text:p>
          </table:table-cell>
          <table:table-cell table:formula="of:=DEC2HEX(64*[.$A14]+[.AY$2])" office:value-type="string" office:string-value="2F0" calcext:value-type="string">
            <text:p>2F0</text:p>
          </table:table-cell>
          <table:table-cell table:formula="of:=DEC2HEX(64*[.$A14]+[.AZ$2])" office:value-type="string" office:string-value="2F1" calcext:value-type="string">
            <text:p>2F1</text:p>
          </table:table-cell>
          <table:table-cell table:formula="of:=DEC2HEX(64*[.$A14]+[.BA$2])" office:value-type="string" office:string-value="2F2" calcext:value-type="string">
            <text:p>2F2</text:p>
          </table:table-cell>
          <table:table-cell table:formula="of:=DEC2HEX(64*[.$A14]+[.BB$2])" office:value-type="string" office:string-value="2F3" calcext:value-type="string">
            <text:p>2F3</text:p>
          </table:table-cell>
          <table:table-cell table:formula="of:=DEC2HEX(64*[.$A14]+[.BC$2])" office:value-type="string" office:string-value="2F4" calcext:value-type="string">
            <text:p>2F4</text:p>
          </table:table-cell>
          <table:table-cell table:formula="of:=DEC2HEX(64*[.$A14]+[.BD$2])" office:value-type="string" office:string-value="2F5" calcext:value-type="string">
            <text:p>2F5</text:p>
          </table:table-cell>
          <table:table-cell table:formula="of:=DEC2HEX(64*[.$A14]+[.BE$2])" office:value-type="string" office:string-value="2F6" calcext:value-type="string">
            <text:p>2F6</text:p>
          </table:table-cell>
          <table:table-cell table:formula="of:=DEC2HEX(64*[.$A14]+[.BF$2])" office:value-type="string" office:string-value="2F7" calcext:value-type="string">
            <text:p>2F7</text:p>
          </table:table-cell>
          <table:table-cell table:formula="of:=DEC2HEX(64*[.$A14]+[.BG$2])" office:value-type="string" office:string-value="2F8" calcext:value-type="string">
            <text:p>2F8</text:p>
          </table:table-cell>
          <table:table-cell table:formula="of:=DEC2HEX(64*[.$A14]+[.BH$2])" office:value-type="string" office:string-value="2F9" calcext:value-type="string">
            <text:p>2F9</text:p>
          </table:table-cell>
          <table:table-cell table:formula="of:=DEC2HEX(64*[.$A14]+[.BI$2])" office:value-type="string" office:string-value="2FA" calcext:value-type="string">
            <text:p>2FA</text:p>
          </table:table-cell>
          <table:table-cell table:formula="of:=DEC2HEX(64*[.$A14]+[.BJ$2])" office:value-type="string" office:string-value="2FB" calcext:value-type="string">
            <text:p>2FB</text:p>
          </table:table-cell>
          <table:table-cell table:formula="of:=DEC2HEX(64*[.$A14]+[.BK$2])" office:value-type="string" office:string-value="2FC" calcext:value-type="string">
            <text:p>2FC</text:p>
          </table:table-cell>
          <table:table-cell table:formula="of:=DEC2HEX(64*[.$A14]+[.BL$2])" office:value-type="string" office:string-value="2FD" calcext:value-type="string">
            <text:p>2FD</text:p>
          </table:table-cell>
          <table:table-cell table:formula="of:=DEC2HEX(64*[.$A14]+[.BM$2])" office:value-type="string" office:string-value="2FE" calcext:value-type="string">
            <text:p>2FE</text:p>
          </table:table-cell>
          <table:table-cell table:formula="of:=DEC2HEX(64*[.$A14]+[.BN$2])" office:value-type="string" office:string-value="2FF" calcext:value-type="string">
            <text:p>2FF</text:p>
          </table:table-cell>
          <table:table-cell table:number-columns-repeated="9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formula="of:=DEC2HEX([.A15])" office:value-type="string" office:string-value="C" calcext:value-type="string">
            <text:p>C</text:p>
          </table:table-cell>
          <table:table-cell table:formula="of:=DEC2HEX(64*[.A15])" office:value-type="string" office:string-value="300" calcext:value-type="string">
            <text:p>300</text:p>
          </table:table-cell>
          <table:table-cell table:formula="of:=DEC2HEX(64*[.$A15]+[.D$2])" office:value-type="string" office:string-value="301" calcext:value-type="string">
            <text:p>301</text:p>
          </table:table-cell>
          <table:table-cell table:formula="of:=DEC2HEX(64*[.$A15]+[.E$2])" office:value-type="string" office:string-value="302" calcext:value-type="string">
            <text:p>302</text:p>
          </table:table-cell>
          <table:table-cell table:formula="of:=DEC2HEX(64*[.$A15]+[.F$2])" office:value-type="string" office:string-value="303" calcext:value-type="string">
            <text:p>303</text:p>
          </table:table-cell>
          <table:table-cell table:formula="of:=DEC2HEX(64*[.$A15]+[.G$2])" office:value-type="string" office:string-value="304" calcext:value-type="string">
            <text:p>304</text:p>
          </table:table-cell>
          <table:table-cell table:formula="of:=DEC2HEX(64*[.$A15]+[.H$2])" office:value-type="string" office:string-value="305" calcext:value-type="string">
            <text:p>305</text:p>
          </table:table-cell>
          <table:table-cell table:formula="of:=DEC2HEX(64*[.$A15]+[.I$2])" office:value-type="string" office:string-value="306" calcext:value-type="string">
            <text:p>306</text:p>
          </table:table-cell>
          <table:table-cell table:formula="of:=DEC2HEX(64*[.$A15]+[.J$2])" office:value-type="string" office:string-value="307" calcext:value-type="string">
            <text:p>307</text:p>
          </table:table-cell>
          <table:table-cell table:formula="of:=DEC2HEX(64*[.$A15]+[.K$2])" office:value-type="string" office:string-value="308" calcext:value-type="string">
            <text:p>308</text:p>
          </table:table-cell>
          <table:table-cell table:formula="of:=DEC2HEX(64*[.$A15]+[.L$2])" office:value-type="string" office:string-value="309" calcext:value-type="string">
            <text:p>309</text:p>
          </table:table-cell>
          <table:table-cell table:formula="of:=DEC2HEX(64*[.$A15]+[.M$2])" office:value-type="string" office:string-value="30A" calcext:value-type="string">
            <text:p>30A</text:p>
          </table:table-cell>
          <table:table-cell table:formula="of:=DEC2HEX(64*[.$A15]+[.N$2])" office:value-type="string" office:string-value="30B" calcext:value-type="string">
            <text:p>30B</text:p>
          </table:table-cell>
          <table:table-cell table:formula="of:=DEC2HEX(64*[.$A15]+[.O$2])" office:value-type="string" office:string-value="30C" calcext:value-type="string">
            <text:p>30C</text:p>
          </table:table-cell>
          <table:table-cell table:formula="of:=DEC2HEX(64*[.$A15]+[.P$2])" office:value-type="string" office:string-value="30D" calcext:value-type="string">
            <text:p>30D</text:p>
          </table:table-cell>
          <table:table-cell table:formula="of:=DEC2HEX(64*[.$A15]+[.Q$2])" office:value-type="string" office:string-value="30E" calcext:value-type="string">
            <text:p>30E</text:p>
          </table:table-cell>
          <table:table-cell table:formula="of:=DEC2HEX(64*[.$A15]+[.R$2])" office:value-type="string" office:string-value="30F" calcext:value-type="string">
            <text:p>30F</text:p>
          </table:table-cell>
          <table:table-cell table:formula="of:=DEC2HEX(64*[.$A15]+[.S$2])" office:value-type="string" office:string-value="310" calcext:value-type="string">
            <text:p>310</text:p>
          </table:table-cell>
          <table:table-cell table:formula="of:=DEC2HEX(64*[.$A15]+[.T$2])" office:value-type="string" office:string-value="311" calcext:value-type="string">
            <text:p>311</text:p>
          </table:table-cell>
          <table:table-cell table:formula="of:=DEC2HEX(64*[.$A15]+[.U$2])" office:value-type="string" office:string-value="312" calcext:value-type="string">
            <text:p>312</text:p>
          </table:table-cell>
          <table:table-cell table:formula="of:=DEC2HEX(64*[.$A15]+[.V$2])" office:value-type="string" office:string-value="313" calcext:value-type="string">
            <text:p>313</text:p>
          </table:table-cell>
          <table:table-cell table:formula="of:=DEC2HEX(64*[.$A15]+[.W$2])" office:value-type="string" office:string-value="314" calcext:value-type="string">
            <text:p>314</text:p>
          </table:table-cell>
          <table:table-cell table:formula="of:=DEC2HEX(64*[.$A15]+[.X$2])" office:value-type="string" office:string-value="315" calcext:value-type="string">
            <text:p>315</text:p>
          </table:table-cell>
          <table:table-cell table:formula="of:=DEC2HEX(64*[.$A15]+[.Y$2])" office:value-type="string" office:string-value="316" calcext:value-type="string">
            <text:p>316</text:p>
          </table:table-cell>
          <table:table-cell table:formula="of:=DEC2HEX(64*[.$A15]+[.Z$2])" office:value-type="string" office:string-value="317" calcext:value-type="string">
            <text:p>317</text:p>
          </table:table-cell>
          <table:table-cell table:formula="of:=DEC2HEX(64*[.$A15]+[.AA$2])" office:value-type="string" office:string-value="318" calcext:value-type="string">
            <text:p>318</text:p>
          </table:table-cell>
          <table:table-cell table:formula="of:=DEC2HEX(64*[.$A15]+[.AB$2])" office:value-type="string" office:string-value="319" calcext:value-type="string">
            <text:p>319</text:p>
          </table:table-cell>
          <table:table-cell table:formula="of:=DEC2HEX(64*[.$A15]+[.AC$2])" office:value-type="string" office:string-value="31A" calcext:value-type="string">
            <text:p>31A</text:p>
          </table:table-cell>
          <table:table-cell table:formula="of:=DEC2HEX(64*[.$A15]+[.AD$2])" office:value-type="string" office:string-value="31B" calcext:value-type="string">
            <text:p>31B</text:p>
          </table:table-cell>
          <table:table-cell table:formula="of:=DEC2HEX(64*[.$A15]+[.AE$2])" office:value-type="string" office:string-value="31C" calcext:value-type="string">
            <text:p>31C</text:p>
          </table:table-cell>
          <table:table-cell table:formula="of:=DEC2HEX(64*[.$A15]+[.AF$2])" office:value-type="string" office:string-value="31D" calcext:value-type="string">
            <text:p>31D</text:p>
          </table:table-cell>
          <table:table-cell table:formula="of:=DEC2HEX(64*[.$A15]+[.AG$2])" office:value-type="string" office:string-value="31E" calcext:value-type="string">
            <text:p>31E</text:p>
          </table:table-cell>
          <table:table-cell table:formula="of:=DEC2HEX(64*[.$A15]+[.AH$2])" office:value-type="string" office:string-value="31F" calcext:value-type="string">
            <text:p>31F</text:p>
          </table:table-cell>
          <table:table-cell table:formula="of:=DEC2HEX(64*[.$A15]+[.AI$2])" office:value-type="string" office:string-value="320" calcext:value-type="string">
            <text:p>320</text:p>
          </table:table-cell>
          <table:table-cell table:formula="of:=DEC2HEX(64*[.$A15]+[.AJ$2])" office:value-type="string" office:string-value="321" calcext:value-type="string">
            <text:p>321</text:p>
          </table:table-cell>
          <table:table-cell table:formula="of:=DEC2HEX(64*[.$A15]+[.AK$2])" office:value-type="string" office:string-value="322" calcext:value-type="string">
            <text:p>322</text:p>
          </table:table-cell>
          <table:table-cell table:formula="of:=DEC2HEX(64*[.$A15]+[.AL$2])" office:value-type="string" office:string-value="323" calcext:value-type="string">
            <text:p>323</text:p>
          </table:table-cell>
          <table:table-cell table:formula="of:=DEC2HEX(64*[.$A15]+[.AM$2])" office:value-type="string" office:string-value="324" calcext:value-type="string">
            <text:p>324</text:p>
          </table:table-cell>
          <table:table-cell table:formula="of:=DEC2HEX(64*[.$A15]+[.AN$2])" office:value-type="string" office:string-value="325" calcext:value-type="string">
            <text:p>325</text:p>
          </table:table-cell>
          <table:table-cell table:formula="of:=DEC2HEX(64*[.$A15]+[.AO$2])" office:value-type="string" office:string-value="326" calcext:value-type="string">
            <text:p>326</text:p>
          </table:table-cell>
          <table:table-cell table:formula="of:=DEC2HEX(64*[.$A15]+[.AP$2])" office:value-type="string" office:string-value="327" calcext:value-type="string">
            <text:p>327</text:p>
          </table:table-cell>
          <table:table-cell table:formula="of:=DEC2HEX(64*[.$A15]+[.AQ$2])" office:value-type="string" office:string-value="328" calcext:value-type="string">
            <text:p>328</text:p>
          </table:table-cell>
          <table:table-cell table:formula="of:=DEC2HEX(64*[.$A15]+[.AR$2])" office:value-type="string" office:string-value="329" calcext:value-type="string">
            <text:p>329</text:p>
          </table:table-cell>
          <table:table-cell table:formula="of:=DEC2HEX(64*[.$A15]+[.AS$2])" office:value-type="string" office:string-value="32A" calcext:value-type="string">
            <text:p>32A</text:p>
          </table:table-cell>
          <table:table-cell table:formula="of:=DEC2HEX(64*[.$A15]+[.AT$2])" office:value-type="string" office:string-value="32B" calcext:value-type="string">
            <text:p>32B</text:p>
          </table:table-cell>
          <table:table-cell table:formula="of:=DEC2HEX(64*[.$A15]+[.AU$2])" office:value-type="string" office:string-value="32C" calcext:value-type="string">
            <text:p>32C</text:p>
          </table:table-cell>
          <table:table-cell table:formula="of:=DEC2HEX(64*[.$A15]+[.AV$2])" office:value-type="string" office:string-value="32D" calcext:value-type="string">
            <text:p>32D</text:p>
          </table:table-cell>
          <table:table-cell table:formula="of:=DEC2HEX(64*[.$A15]+[.AW$2])" office:value-type="string" office:string-value="32E" calcext:value-type="string">
            <text:p>32E</text:p>
          </table:table-cell>
          <table:table-cell table:formula="of:=DEC2HEX(64*[.$A15]+[.AX$2])" office:value-type="string" office:string-value="32F" calcext:value-type="string">
            <text:p>32F</text:p>
          </table:table-cell>
          <table:table-cell table:formula="of:=DEC2HEX(64*[.$A15]+[.AY$2])" office:value-type="string" office:string-value="330" calcext:value-type="string">
            <text:p>330</text:p>
          </table:table-cell>
          <table:table-cell table:formula="of:=DEC2HEX(64*[.$A15]+[.AZ$2])" office:value-type="string" office:string-value="331" calcext:value-type="string">
            <text:p>331</text:p>
          </table:table-cell>
          <table:table-cell table:formula="of:=DEC2HEX(64*[.$A15]+[.BA$2])" office:value-type="string" office:string-value="332" calcext:value-type="string">
            <text:p>332</text:p>
          </table:table-cell>
          <table:table-cell table:formula="of:=DEC2HEX(64*[.$A15]+[.BB$2])" office:value-type="string" office:string-value="333" calcext:value-type="string">
            <text:p>333</text:p>
          </table:table-cell>
          <table:table-cell table:formula="of:=DEC2HEX(64*[.$A15]+[.BC$2])" office:value-type="string" office:string-value="334" calcext:value-type="string">
            <text:p>334</text:p>
          </table:table-cell>
          <table:table-cell table:formula="of:=DEC2HEX(64*[.$A15]+[.BD$2])" office:value-type="string" office:string-value="335" calcext:value-type="string">
            <text:p>335</text:p>
          </table:table-cell>
          <table:table-cell table:formula="of:=DEC2HEX(64*[.$A15]+[.BE$2])" office:value-type="string" office:string-value="336" calcext:value-type="string">
            <text:p>336</text:p>
          </table:table-cell>
          <table:table-cell table:formula="of:=DEC2HEX(64*[.$A15]+[.BF$2])" office:value-type="string" office:string-value="337" calcext:value-type="string">
            <text:p>337</text:p>
          </table:table-cell>
          <table:table-cell table:formula="of:=DEC2HEX(64*[.$A15]+[.BG$2])" office:value-type="string" office:string-value="338" calcext:value-type="string">
            <text:p>338</text:p>
          </table:table-cell>
          <table:table-cell table:formula="of:=DEC2HEX(64*[.$A15]+[.BH$2])" office:value-type="string" office:string-value="339" calcext:value-type="string">
            <text:p>339</text:p>
          </table:table-cell>
          <table:table-cell table:formula="of:=DEC2HEX(64*[.$A15]+[.BI$2])" office:value-type="string" office:string-value="33A" calcext:value-type="string">
            <text:p>33A</text:p>
          </table:table-cell>
          <table:table-cell table:formula="of:=DEC2HEX(64*[.$A15]+[.BJ$2])" office:value-type="string" office:string-value="33B" calcext:value-type="string">
            <text:p>33B</text:p>
          </table:table-cell>
          <table:table-cell table:formula="of:=DEC2HEX(64*[.$A15]+[.BK$2])" office:value-type="string" office:string-value="33C" calcext:value-type="string">
            <text:p>33C</text:p>
          </table:table-cell>
          <table:table-cell table:formula="of:=DEC2HEX(64*[.$A15]+[.BL$2])" office:value-type="string" office:string-value="33D" calcext:value-type="string">
            <text:p>33D</text:p>
          </table:table-cell>
          <table:table-cell table:formula="of:=DEC2HEX(64*[.$A15]+[.BM$2])" office:value-type="string" office:string-value="33E" calcext:value-type="string">
            <text:p>33E</text:p>
          </table:table-cell>
          <table:table-cell table:formula="of:=DEC2HEX(64*[.$A15]+[.BN$2])" office:value-type="string" office:string-value="33F" calcext:value-type="string">
            <text:p>33F</text:p>
          </table:table-cell>
          <table:table-cell table:number-columns-repeated="9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formula="of:=DEC2HEX([.A16])" office:value-type="string" office:string-value="D" calcext:value-type="string">
            <text:p>D</text:p>
          </table:table-cell>
          <table:table-cell table:formula="of:=DEC2HEX(64*[.A16])" office:value-type="string" office:string-value="340" calcext:value-type="string">
            <text:p>340</text:p>
          </table:table-cell>
          <table:table-cell table:formula="of:=DEC2HEX(64*[.$A16]+[.D$2])" office:value-type="string" office:string-value="341" calcext:value-type="string">
            <text:p>341</text:p>
          </table:table-cell>
          <table:table-cell table:formula="of:=DEC2HEX(64*[.$A16]+[.E$2])" office:value-type="string" office:string-value="342" calcext:value-type="string">
            <text:p>342</text:p>
          </table:table-cell>
          <table:table-cell table:formula="of:=DEC2HEX(64*[.$A16]+[.F$2])" office:value-type="string" office:string-value="343" calcext:value-type="string">
            <text:p>343</text:p>
          </table:table-cell>
          <table:table-cell table:formula="of:=DEC2HEX(64*[.$A16]+[.G$2])" office:value-type="string" office:string-value="344" calcext:value-type="string">
            <text:p>344</text:p>
          </table:table-cell>
          <table:table-cell table:formula="of:=DEC2HEX(64*[.$A16]+[.H$2])" office:value-type="string" office:string-value="345" calcext:value-type="string">
            <text:p>345</text:p>
          </table:table-cell>
          <table:table-cell table:formula="of:=DEC2HEX(64*[.$A16]+[.I$2])" office:value-type="string" office:string-value="346" calcext:value-type="string">
            <text:p>346</text:p>
          </table:table-cell>
          <table:table-cell table:formula="of:=DEC2HEX(64*[.$A16]+[.J$2])" office:value-type="string" office:string-value="347" calcext:value-type="string">
            <text:p>347</text:p>
          </table:table-cell>
          <table:table-cell table:formula="of:=DEC2HEX(64*[.$A16]+[.K$2])" office:value-type="string" office:string-value="348" calcext:value-type="string">
            <text:p>348</text:p>
          </table:table-cell>
          <table:table-cell table:formula="of:=DEC2HEX(64*[.$A16]+[.L$2])" office:value-type="string" office:string-value="349" calcext:value-type="string">
            <text:p>349</text:p>
          </table:table-cell>
          <table:table-cell table:formula="of:=DEC2HEX(64*[.$A16]+[.M$2])" office:value-type="string" office:string-value="34A" calcext:value-type="string">
            <text:p>34A</text:p>
          </table:table-cell>
          <table:table-cell table:formula="of:=DEC2HEX(64*[.$A16]+[.N$2])" office:value-type="string" office:string-value="34B" calcext:value-type="string">
            <text:p>34B</text:p>
          </table:table-cell>
          <table:table-cell table:formula="of:=DEC2HEX(64*[.$A16]+[.O$2])" office:value-type="string" office:string-value="34C" calcext:value-type="string">
            <text:p>34C</text:p>
          </table:table-cell>
          <table:table-cell table:formula="of:=DEC2HEX(64*[.$A16]+[.P$2])" office:value-type="string" office:string-value="34D" calcext:value-type="string">
            <text:p>34D</text:p>
          </table:table-cell>
          <table:table-cell table:formula="of:=DEC2HEX(64*[.$A16]+[.Q$2])" office:value-type="string" office:string-value="34E" calcext:value-type="string">
            <text:p>34E</text:p>
          </table:table-cell>
          <table:table-cell table:formula="of:=DEC2HEX(64*[.$A16]+[.R$2])" office:value-type="string" office:string-value="34F" calcext:value-type="string">
            <text:p>34F</text:p>
          </table:table-cell>
          <table:table-cell table:formula="of:=DEC2HEX(64*[.$A16]+[.S$2])" office:value-type="string" office:string-value="350" calcext:value-type="string">
            <text:p>350</text:p>
          </table:table-cell>
          <table:table-cell table:formula="of:=DEC2HEX(64*[.$A16]+[.T$2])" office:value-type="string" office:string-value="351" calcext:value-type="string">
            <text:p>351</text:p>
          </table:table-cell>
          <table:table-cell table:formula="of:=DEC2HEX(64*[.$A16]+[.U$2])" office:value-type="string" office:string-value="352" calcext:value-type="string">
            <text:p>352</text:p>
          </table:table-cell>
          <table:table-cell table:formula="of:=DEC2HEX(64*[.$A16]+[.V$2])" office:value-type="string" office:string-value="353" calcext:value-type="string">
            <text:p>353</text:p>
          </table:table-cell>
          <table:table-cell table:formula="of:=DEC2HEX(64*[.$A16]+[.W$2])" office:value-type="string" office:string-value="354" calcext:value-type="string">
            <text:p>354</text:p>
          </table:table-cell>
          <table:table-cell table:formula="of:=DEC2HEX(64*[.$A16]+[.X$2])" office:value-type="string" office:string-value="355" calcext:value-type="string">
            <text:p>355</text:p>
          </table:table-cell>
          <table:table-cell table:formula="of:=DEC2HEX(64*[.$A16]+[.Y$2])" office:value-type="string" office:string-value="356" calcext:value-type="string">
            <text:p>356</text:p>
          </table:table-cell>
          <table:table-cell table:formula="of:=DEC2HEX(64*[.$A16]+[.Z$2])" office:value-type="string" office:string-value="357" calcext:value-type="string">
            <text:p>357</text:p>
          </table:table-cell>
          <table:table-cell table:formula="of:=DEC2HEX(64*[.$A16]+[.AA$2])" office:value-type="string" office:string-value="358" calcext:value-type="string">
            <text:p>358</text:p>
          </table:table-cell>
          <table:table-cell table:formula="of:=DEC2HEX(64*[.$A16]+[.AB$2])" office:value-type="string" office:string-value="359" calcext:value-type="string">
            <text:p>359</text:p>
          </table:table-cell>
          <table:table-cell table:formula="of:=DEC2HEX(64*[.$A16]+[.AC$2])" office:value-type="string" office:string-value="35A" calcext:value-type="string">
            <text:p>35A</text:p>
          </table:table-cell>
          <table:table-cell table:formula="of:=DEC2HEX(64*[.$A16]+[.AD$2])" office:value-type="string" office:string-value="35B" calcext:value-type="string">
            <text:p>35B</text:p>
          </table:table-cell>
          <table:table-cell table:formula="of:=DEC2HEX(64*[.$A16]+[.AE$2])" office:value-type="string" office:string-value="35C" calcext:value-type="string">
            <text:p>35C</text:p>
          </table:table-cell>
          <table:table-cell table:formula="of:=DEC2HEX(64*[.$A16]+[.AF$2])" office:value-type="string" office:string-value="35D" calcext:value-type="string">
            <text:p>35D</text:p>
          </table:table-cell>
          <table:table-cell table:formula="of:=DEC2HEX(64*[.$A16]+[.AG$2])" office:value-type="string" office:string-value="35E" calcext:value-type="string">
            <text:p>35E</text:p>
          </table:table-cell>
          <table:table-cell table:formula="of:=DEC2HEX(64*[.$A16]+[.AH$2])" office:value-type="string" office:string-value="35F" calcext:value-type="string">
            <text:p>35F</text:p>
          </table:table-cell>
          <table:table-cell table:formula="of:=DEC2HEX(64*[.$A16]+[.AI$2])" office:value-type="string" office:string-value="360" calcext:value-type="string">
            <text:p>360</text:p>
          </table:table-cell>
          <table:table-cell table:formula="of:=DEC2HEX(64*[.$A16]+[.AJ$2])" office:value-type="string" office:string-value="361" calcext:value-type="string">
            <text:p>361</text:p>
          </table:table-cell>
          <table:table-cell table:formula="of:=DEC2HEX(64*[.$A16]+[.AK$2])" office:value-type="string" office:string-value="362" calcext:value-type="string">
            <text:p>362</text:p>
          </table:table-cell>
          <table:table-cell table:formula="of:=DEC2HEX(64*[.$A16]+[.AL$2])" office:value-type="string" office:string-value="363" calcext:value-type="string">
            <text:p>363</text:p>
          </table:table-cell>
          <table:table-cell table:formula="of:=DEC2HEX(64*[.$A16]+[.AM$2])" office:value-type="string" office:string-value="364" calcext:value-type="string">
            <text:p>364</text:p>
          </table:table-cell>
          <table:table-cell table:formula="of:=DEC2HEX(64*[.$A16]+[.AN$2])" office:value-type="string" office:string-value="365" calcext:value-type="string">
            <text:p>365</text:p>
          </table:table-cell>
          <table:table-cell table:formula="of:=DEC2HEX(64*[.$A16]+[.AO$2])" office:value-type="string" office:string-value="366" calcext:value-type="string">
            <text:p>366</text:p>
          </table:table-cell>
          <table:table-cell table:formula="of:=DEC2HEX(64*[.$A16]+[.AP$2])" office:value-type="string" office:string-value="367" calcext:value-type="string">
            <text:p>367</text:p>
          </table:table-cell>
          <table:table-cell table:formula="of:=DEC2HEX(64*[.$A16]+[.AQ$2])" office:value-type="string" office:string-value="368" calcext:value-type="string">
            <text:p>368</text:p>
          </table:table-cell>
          <table:table-cell table:formula="of:=DEC2HEX(64*[.$A16]+[.AR$2])" office:value-type="string" office:string-value="369" calcext:value-type="string">
            <text:p>369</text:p>
          </table:table-cell>
          <table:table-cell table:formula="of:=DEC2HEX(64*[.$A16]+[.AS$2])" office:value-type="string" office:string-value="36A" calcext:value-type="string">
            <text:p>36A</text:p>
          </table:table-cell>
          <table:table-cell table:formula="of:=DEC2HEX(64*[.$A16]+[.AT$2])" office:value-type="string" office:string-value="36B" calcext:value-type="string">
            <text:p>36B</text:p>
          </table:table-cell>
          <table:table-cell table:formula="of:=DEC2HEX(64*[.$A16]+[.AU$2])" office:value-type="string" office:string-value="36C" calcext:value-type="string">
            <text:p>36C</text:p>
          </table:table-cell>
          <table:table-cell table:formula="of:=DEC2HEX(64*[.$A16]+[.AV$2])" office:value-type="string" office:string-value="36D" calcext:value-type="string">
            <text:p>36D</text:p>
          </table:table-cell>
          <table:table-cell table:formula="of:=DEC2HEX(64*[.$A16]+[.AW$2])" office:value-type="string" office:string-value="36E" calcext:value-type="string">
            <text:p>36E</text:p>
          </table:table-cell>
          <table:table-cell table:formula="of:=DEC2HEX(64*[.$A16]+[.AX$2])" office:value-type="string" office:string-value="36F" calcext:value-type="string">
            <text:p>36F</text:p>
          </table:table-cell>
          <table:table-cell table:formula="of:=DEC2HEX(64*[.$A16]+[.AY$2])" office:value-type="string" office:string-value="370" calcext:value-type="string">
            <text:p>370</text:p>
          </table:table-cell>
          <table:table-cell table:formula="of:=DEC2HEX(64*[.$A16]+[.AZ$2])" office:value-type="string" office:string-value="371" calcext:value-type="string">
            <text:p>371</text:p>
          </table:table-cell>
          <table:table-cell table:formula="of:=DEC2HEX(64*[.$A16]+[.BA$2])" office:value-type="string" office:string-value="372" calcext:value-type="string">
            <text:p>372</text:p>
          </table:table-cell>
          <table:table-cell table:formula="of:=DEC2HEX(64*[.$A16]+[.BB$2])" office:value-type="string" office:string-value="373" calcext:value-type="string">
            <text:p>373</text:p>
          </table:table-cell>
          <table:table-cell table:formula="of:=DEC2HEX(64*[.$A16]+[.BC$2])" office:value-type="string" office:string-value="374" calcext:value-type="string">
            <text:p>374</text:p>
          </table:table-cell>
          <table:table-cell table:formula="of:=DEC2HEX(64*[.$A16]+[.BD$2])" office:value-type="string" office:string-value="375" calcext:value-type="string">
            <text:p>375</text:p>
          </table:table-cell>
          <table:table-cell table:formula="of:=DEC2HEX(64*[.$A16]+[.BE$2])" office:value-type="string" office:string-value="376" calcext:value-type="string">
            <text:p>376</text:p>
          </table:table-cell>
          <table:table-cell table:formula="of:=DEC2HEX(64*[.$A16]+[.BF$2])" office:value-type="string" office:string-value="377" calcext:value-type="string">
            <text:p>377</text:p>
          </table:table-cell>
          <table:table-cell table:formula="of:=DEC2HEX(64*[.$A16]+[.BG$2])" office:value-type="string" office:string-value="378" calcext:value-type="string">
            <text:p>378</text:p>
          </table:table-cell>
          <table:table-cell table:formula="of:=DEC2HEX(64*[.$A16]+[.BH$2])" office:value-type="string" office:string-value="379" calcext:value-type="string">
            <text:p>379</text:p>
          </table:table-cell>
          <table:table-cell table:formula="of:=DEC2HEX(64*[.$A16]+[.BI$2])" office:value-type="string" office:string-value="37A" calcext:value-type="string">
            <text:p>37A</text:p>
          </table:table-cell>
          <table:table-cell table:formula="of:=DEC2HEX(64*[.$A16]+[.BJ$2])" office:value-type="string" office:string-value="37B" calcext:value-type="string">
            <text:p>37B</text:p>
          </table:table-cell>
          <table:table-cell table:formula="of:=DEC2HEX(64*[.$A16]+[.BK$2])" office:value-type="string" office:string-value="37C" calcext:value-type="string">
            <text:p>37C</text:p>
          </table:table-cell>
          <table:table-cell table:formula="of:=DEC2HEX(64*[.$A16]+[.BL$2])" office:value-type="string" office:string-value="37D" calcext:value-type="string">
            <text:p>37D</text:p>
          </table:table-cell>
          <table:table-cell table:formula="of:=DEC2HEX(64*[.$A16]+[.BM$2])" office:value-type="string" office:string-value="37E" calcext:value-type="string">
            <text:p>37E</text:p>
          </table:table-cell>
          <table:table-cell table:formula="of:=DEC2HEX(64*[.$A16]+[.BN$2])" office:value-type="string" office:string-value="37F" calcext:value-type="string">
            <text:p>37F</text:p>
          </table:table-cell>
          <table:table-cell table:number-columns-repeated="9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DEC2HEX([.A17])" office:value-type="string" office:string-value="E" calcext:value-type="string">
            <text:p>E</text:p>
          </table:table-cell>
          <table:table-cell table:formula="of:=DEC2HEX(64*[.A17])" office:value-type="string" office:string-value="380" calcext:value-type="string">
            <text:p>380</text:p>
          </table:table-cell>
          <table:table-cell table:formula="of:=DEC2HEX(64*[.$A17]+[.D$2])" office:value-type="string" office:string-value="381" calcext:value-type="string">
            <text:p>381</text:p>
          </table:table-cell>
          <table:table-cell table:formula="of:=DEC2HEX(64*[.$A17]+[.E$2])" office:value-type="string" office:string-value="382" calcext:value-type="string">
            <text:p>382</text:p>
          </table:table-cell>
          <table:table-cell table:formula="of:=DEC2HEX(64*[.$A17]+[.F$2])" office:value-type="string" office:string-value="383" calcext:value-type="string">
            <text:p>383</text:p>
          </table:table-cell>
          <table:table-cell table:formula="of:=DEC2HEX(64*[.$A17]+[.G$2])" office:value-type="string" office:string-value="384" calcext:value-type="string">
            <text:p>384</text:p>
          </table:table-cell>
          <table:table-cell table:formula="of:=DEC2HEX(64*[.$A17]+[.H$2])" office:value-type="string" office:string-value="385" calcext:value-type="string">
            <text:p>385</text:p>
          </table:table-cell>
          <table:table-cell table:formula="of:=DEC2HEX(64*[.$A17]+[.I$2])" office:value-type="string" office:string-value="386" calcext:value-type="string">
            <text:p>386</text:p>
          </table:table-cell>
          <table:table-cell table:formula="of:=DEC2HEX(64*[.$A17]+[.J$2])" office:value-type="string" office:string-value="387" calcext:value-type="string">
            <text:p>387</text:p>
          </table:table-cell>
          <table:table-cell table:formula="of:=DEC2HEX(64*[.$A17]+[.K$2])" office:value-type="string" office:string-value="388" calcext:value-type="string">
            <text:p>388</text:p>
          </table:table-cell>
          <table:table-cell table:formula="of:=DEC2HEX(64*[.$A17]+[.L$2])" office:value-type="string" office:string-value="389" calcext:value-type="string">
            <text:p>389</text:p>
          </table:table-cell>
          <table:table-cell table:formula="of:=DEC2HEX(64*[.$A17]+[.M$2])" office:value-type="string" office:string-value="38A" calcext:value-type="string">
            <text:p>38A</text:p>
          </table:table-cell>
          <table:table-cell table:formula="of:=DEC2HEX(64*[.$A17]+[.N$2])" office:value-type="string" office:string-value="38B" calcext:value-type="string">
            <text:p>38B</text:p>
          </table:table-cell>
          <table:table-cell table:formula="of:=DEC2HEX(64*[.$A17]+[.O$2])" office:value-type="string" office:string-value="38C" calcext:value-type="string">
            <text:p>38C</text:p>
          </table:table-cell>
          <table:table-cell table:formula="of:=DEC2HEX(64*[.$A17]+[.P$2])" office:value-type="string" office:string-value="38D" calcext:value-type="string">
            <text:p>38D</text:p>
          </table:table-cell>
          <table:table-cell table:formula="of:=DEC2HEX(64*[.$A17]+[.Q$2])" office:value-type="string" office:string-value="38E" calcext:value-type="string">
            <text:p>38E</text:p>
          </table:table-cell>
          <table:table-cell table:formula="of:=DEC2HEX(64*[.$A17]+[.R$2])" office:value-type="string" office:string-value="38F" calcext:value-type="string">
            <text:p>38F</text:p>
          </table:table-cell>
          <table:table-cell table:formula="of:=DEC2HEX(64*[.$A17]+[.S$2])" office:value-type="string" office:string-value="390" calcext:value-type="string">
            <text:p>390</text:p>
          </table:table-cell>
          <table:table-cell table:formula="of:=DEC2HEX(64*[.$A17]+[.T$2])" office:value-type="string" office:string-value="391" calcext:value-type="string">
            <text:p>391</text:p>
          </table:table-cell>
          <table:table-cell table:formula="of:=DEC2HEX(64*[.$A17]+[.U$2])" office:value-type="string" office:string-value="392" calcext:value-type="string">
            <text:p>392</text:p>
          </table:table-cell>
          <table:table-cell table:formula="of:=DEC2HEX(64*[.$A17]+[.V$2])" office:value-type="string" office:string-value="393" calcext:value-type="string">
            <text:p>393</text:p>
          </table:table-cell>
          <table:table-cell table:formula="of:=DEC2HEX(64*[.$A17]+[.W$2])" office:value-type="string" office:string-value="394" calcext:value-type="string">
            <text:p>394</text:p>
          </table:table-cell>
          <table:table-cell table:formula="of:=DEC2HEX(64*[.$A17]+[.X$2])" office:value-type="string" office:string-value="395" calcext:value-type="string">
            <text:p>395</text:p>
          </table:table-cell>
          <table:table-cell table:formula="of:=DEC2HEX(64*[.$A17]+[.Y$2])" office:value-type="string" office:string-value="396" calcext:value-type="string">
            <text:p>396</text:p>
          </table:table-cell>
          <table:table-cell table:formula="of:=DEC2HEX(64*[.$A17]+[.Z$2])" office:value-type="string" office:string-value="397" calcext:value-type="string">
            <text:p>397</text:p>
          </table:table-cell>
          <table:table-cell table:formula="of:=DEC2HEX(64*[.$A17]+[.AA$2])" office:value-type="string" office:string-value="398" calcext:value-type="string">
            <text:p>398</text:p>
          </table:table-cell>
          <table:table-cell table:formula="of:=DEC2HEX(64*[.$A17]+[.AB$2])" office:value-type="string" office:string-value="399" calcext:value-type="string">
            <text:p>399</text:p>
          </table:table-cell>
          <table:table-cell table:formula="of:=DEC2HEX(64*[.$A17]+[.AC$2])" office:value-type="string" office:string-value="39A" calcext:value-type="string">
            <text:p>39A</text:p>
          </table:table-cell>
          <table:table-cell table:formula="of:=DEC2HEX(64*[.$A17]+[.AD$2])" office:value-type="string" office:string-value="39B" calcext:value-type="string">
            <text:p>39B</text:p>
          </table:table-cell>
          <table:table-cell table:formula="of:=DEC2HEX(64*[.$A17]+[.AE$2])" office:value-type="string" office:string-value="39C" calcext:value-type="string">
            <text:p>39C</text:p>
          </table:table-cell>
          <table:table-cell table:formula="of:=DEC2HEX(64*[.$A17]+[.AF$2])" office:value-type="string" office:string-value="39D" calcext:value-type="string">
            <text:p>39D</text:p>
          </table:table-cell>
          <table:table-cell table:formula="of:=DEC2HEX(64*[.$A17]+[.AG$2])" office:value-type="string" office:string-value="39E" calcext:value-type="string">
            <text:p>39E</text:p>
          </table:table-cell>
          <table:table-cell table:formula="of:=DEC2HEX(64*[.$A17]+[.AH$2])" office:value-type="string" office:string-value="39F" calcext:value-type="string">
            <text:p>39F</text:p>
          </table:table-cell>
          <table:table-cell table:formula="of:=DEC2HEX(64*[.$A17]+[.AI$2])" office:value-type="string" office:string-value="3A0" calcext:value-type="string">
            <text:p>3A0</text:p>
          </table:table-cell>
          <table:table-cell table:formula="of:=DEC2HEX(64*[.$A17]+[.AJ$2])" office:value-type="string" office:string-value="3A1" calcext:value-type="string">
            <text:p>3A1</text:p>
          </table:table-cell>
          <table:table-cell table:formula="of:=DEC2HEX(64*[.$A17]+[.AK$2])" office:value-type="string" office:string-value="3A2" calcext:value-type="string">
            <text:p>3A2</text:p>
          </table:table-cell>
          <table:table-cell table:formula="of:=DEC2HEX(64*[.$A17]+[.AL$2])" office:value-type="string" office:string-value="3A3" calcext:value-type="string">
            <text:p>3A3</text:p>
          </table:table-cell>
          <table:table-cell table:formula="of:=DEC2HEX(64*[.$A17]+[.AM$2])" office:value-type="string" office:string-value="3A4" calcext:value-type="string">
            <text:p>3A4</text:p>
          </table:table-cell>
          <table:table-cell table:formula="of:=DEC2HEX(64*[.$A17]+[.AN$2])" office:value-type="string" office:string-value="3A5" calcext:value-type="string">
            <text:p>3A5</text:p>
          </table:table-cell>
          <table:table-cell table:formula="of:=DEC2HEX(64*[.$A17]+[.AO$2])" office:value-type="string" office:string-value="3A6" calcext:value-type="string">
            <text:p>3A6</text:p>
          </table:table-cell>
          <table:table-cell table:formula="of:=DEC2HEX(64*[.$A17]+[.AP$2])" office:value-type="string" office:string-value="3A7" calcext:value-type="string">
            <text:p>3A7</text:p>
          </table:table-cell>
          <table:table-cell table:formula="of:=DEC2HEX(64*[.$A17]+[.AQ$2])" office:value-type="string" office:string-value="3A8" calcext:value-type="string">
            <text:p>3A8</text:p>
          </table:table-cell>
          <table:table-cell table:formula="of:=DEC2HEX(64*[.$A17]+[.AR$2])" office:value-type="string" office:string-value="3A9" calcext:value-type="string">
            <text:p>3A9</text:p>
          </table:table-cell>
          <table:table-cell table:formula="of:=DEC2HEX(64*[.$A17]+[.AS$2])" office:value-type="string" office:string-value="3AA" calcext:value-type="string">
            <text:p>3AA</text:p>
          </table:table-cell>
          <table:table-cell table:formula="of:=DEC2HEX(64*[.$A17]+[.AT$2])" office:value-type="string" office:string-value="3AB" calcext:value-type="string">
            <text:p>3AB</text:p>
          </table:table-cell>
          <table:table-cell table:formula="of:=DEC2HEX(64*[.$A17]+[.AU$2])" office:value-type="string" office:string-value="3AC" calcext:value-type="string">
            <text:p>3AC</text:p>
          </table:table-cell>
          <table:table-cell table:formula="of:=DEC2HEX(64*[.$A17]+[.AV$2])" office:value-type="string" office:string-value="3AD" calcext:value-type="string">
            <text:p>3AD</text:p>
          </table:table-cell>
          <table:table-cell table:formula="of:=DEC2HEX(64*[.$A17]+[.AW$2])" office:value-type="string" office:string-value="3AE" calcext:value-type="string">
            <text:p>3AE</text:p>
          </table:table-cell>
          <table:table-cell table:formula="of:=DEC2HEX(64*[.$A17]+[.AX$2])" office:value-type="string" office:string-value="3AF" calcext:value-type="string">
            <text:p>3AF</text:p>
          </table:table-cell>
          <table:table-cell table:formula="of:=DEC2HEX(64*[.$A17]+[.AY$2])" office:value-type="string" office:string-value="3B0" calcext:value-type="string">
            <text:p>3B0</text:p>
          </table:table-cell>
          <table:table-cell table:formula="of:=DEC2HEX(64*[.$A17]+[.AZ$2])" office:value-type="string" office:string-value="3B1" calcext:value-type="string">
            <text:p>3B1</text:p>
          </table:table-cell>
          <table:table-cell table:formula="of:=DEC2HEX(64*[.$A17]+[.BA$2])" office:value-type="string" office:string-value="3B2" calcext:value-type="string">
            <text:p>3B2</text:p>
          </table:table-cell>
          <table:table-cell table:formula="of:=DEC2HEX(64*[.$A17]+[.BB$2])" office:value-type="string" office:string-value="3B3" calcext:value-type="string">
            <text:p>3B3</text:p>
          </table:table-cell>
          <table:table-cell table:formula="of:=DEC2HEX(64*[.$A17]+[.BC$2])" office:value-type="string" office:string-value="3B4" calcext:value-type="string">
            <text:p>3B4</text:p>
          </table:table-cell>
          <table:table-cell table:formula="of:=DEC2HEX(64*[.$A17]+[.BD$2])" office:value-type="string" office:string-value="3B5" calcext:value-type="string">
            <text:p>3B5</text:p>
          </table:table-cell>
          <table:table-cell table:formula="of:=DEC2HEX(64*[.$A17]+[.BE$2])" office:value-type="string" office:string-value="3B6" calcext:value-type="string">
            <text:p>3B6</text:p>
          </table:table-cell>
          <table:table-cell table:formula="of:=DEC2HEX(64*[.$A17]+[.BF$2])" office:value-type="string" office:string-value="3B7" calcext:value-type="string">
            <text:p>3B7</text:p>
          </table:table-cell>
          <table:table-cell table:formula="of:=DEC2HEX(64*[.$A17]+[.BG$2])" office:value-type="string" office:string-value="3B8" calcext:value-type="string">
            <text:p>3B8</text:p>
          </table:table-cell>
          <table:table-cell table:formula="of:=DEC2HEX(64*[.$A17]+[.BH$2])" office:value-type="string" office:string-value="3B9" calcext:value-type="string">
            <text:p>3B9</text:p>
          </table:table-cell>
          <table:table-cell table:formula="of:=DEC2HEX(64*[.$A17]+[.BI$2])" office:value-type="string" office:string-value="3BA" calcext:value-type="string">
            <text:p>3BA</text:p>
          </table:table-cell>
          <table:table-cell table:formula="of:=DEC2HEX(64*[.$A17]+[.BJ$2])" office:value-type="string" office:string-value="3BB" calcext:value-type="string">
            <text:p>3BB</text:p>
          </table:table-cell>
          <table:table-cell table:formula="of:=DEC2HEX(64*[.$A17]+[.BK$2])" office:value-type="string" office:string-value="3BC" calcext:value-type="string">
            <text:p>3BC</text:p>
          </table:table-cell>
          <table:table-cell table:formula="of:=DEC2HEX(64*[.$A17]+[.BL$2])" office:value-type="string" office:string-value="3BD" calcext:value-type="string">
            <text:p>3BD</text:p>
          </table:table-cell>
          <table:table-cell table:formula="of:=DEC2HEX(64*[.$A17]+[.BM$2])" office:value-type="string" office:string-value="3BE" calcext:value-type="string">
            <text:p>3BE</text:p>
          </table:table-cell>
          <table:table-cell table:formula="of:=DEC2HEX(64*[.$A17]+[.BN$2])" office:value-type="string" office:string-value="3BF" calcext:value-type="string">
            <text:p>3BF</text:p>
          </table:table-cell>
          <table:table-cell table:number-columns-repeated="9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DEC2HEX([.A18])" office:value-type="string" office:string-value="F" calcext:value-type="string">
            <text:p>F</text:p>
          </table:table-cell>
          <table:table-cell table:formula="of:=DEC2HEX(64*[.A18])" office:value-type="string" office:string-value="3C0" calcext:value-type="string">
            <text:p>3C0</text:p>
          </table:table-cell>
          <table:table-cell table:formula="of:=DEC2HEX(64*[.$A18]+[.D$2])" office:value-type="string" office:string-value="3C1" calcext:value-type="string">
            <text:p>3C1</text:p>
          </table:table-cell>
          <table:table-cell table:formula="of:=DEC2HEX(64*[.$A18]+[.E$2])" office:value-type="string" office:string-value="3C2" calcext:value-type="string">
            <text:p>3C2</text:p>
          </table:table-cell>
          <table:table-cell table:formula="of:=DEC2HEX(64*[.$A18]+[.F$2])" office:value-type="string" office:string-value="3C3" calcext:value-type="string">
            <text:p>3C3</text:p>
          </table:table-cell>
          <table:table-cell table:formula="of:=DEC2HEX(64*[.$A18]+[.G$2])" office:value-type="string" office:string-value="3C4" calcext:value-type="string">
            <text:p>3C4</text:p>
          </table:table-cell>
          <table:table-cell table:formula="of:=DEC2HEX(64*[.$A18]+[.H$2])" office:value-type="string" office:string-value="3C5" calcext:value-type="string">
            <text:p>3C5</text:p>
          </table:table-cell>
          <table:table-cell table:formula="of:=DEC2HEX(64*[.$A18]+[.I$2])" office:value-type="string" office:string-value="3C6" calcext:value-type="string">
            <text:p>3C6</text:p>
          </table:table-cell>
          <table:table-cell table:formula="of:=DEC2HEX(64*[.$A18]+[.J$2])" office:value-type="string" office:string-value="3C7" calcext:value-type="string">
            <text:p>3C7</text:p>
          </table:table-cell>
          <table:table-cell table:formula="of:=DEC2HEX(64*[.$A18]+[.K$2])" office:value-type="string" office:string-value="3C8" calcext:value-type="string">
            <text:p>3C8</text:p>
          </table:table-cell>
          <table:table-cell table:formula="of:=DEC2HEX(64*[.$A18]+[.L$2])" office:value-type="string" office:string-value="3C9" calcext:value-type="string">
            <text:p>3C9</text:p>
          </table:table-cell>
          <table:table-cell table:formula="of:=DEC2HEX(64*[.$A18]+[.M$2])" office:value-type="string" office:string-value="3CA" calcext:value-type="string">
            <text:p>3CA</text:p>
          </table:table-cell>
          <table:table-cell table:formula="of:=DEC2HEX(64*[.$A18]+[.N$2])" office:value-type="string" office:string-value="3CB" calcext:value-type="string">
            <text:p>3CB</text:p>
          </table:table-cell>
          <table:table-cell table:formula="of:=DEC2HEX(64*[.$A18]+[.O$2])" office:value-type="string" office:string-value="3CC" calcext:value-type="string">
            <text:p>3CC</text:p>
          </table:table-cell>
          <table:table-cell table:formula="of:=DEC2HEX(64*[.$A18]+[.P$2])" office:value-type="string" office:string-value="3CD" calcext:value-type="string">
            <text:p>3CD</text:p>
          </table:table-cell>
          <table:table-cell table:formula="of:=DEC2HEX(64*[.$A18]+[.Q$2])" office:value-type="string" office:string-value="3CE" calcext:value-type="string">
            <text:p>3CE</text:p>
          </table:table-cell>
          <table:table-cell table:formula="of:=DEC2HEX(64*[.$A18]+[.R$2])" office:value-type="string" office:string-value="3CF" calcext:value-type="string">
            <text:p>3CF</text:p>
          </table:table-cell>
          <table:table-cell table:formula="of:=DEC2HEX(64*[.$A18]+[.S$2])" office:value-type="string" office:string-value="3D0" calcext:value-type="string">
            <text:p>3D0</text:p>
          </table:table-cell>
          <table:table-cell table:formula="of:=DEC2HEX(64*[.$A18]+[.T$2])" office:value-type="string" office:string-value="3D1" calcext:value-type="string">
            <text:p>3D1</text:p>
          </table:table-cell>
          <table:table-cell table:formula="of:=DEC2HEX(64*[.$A18]+[.U$2])" office:value-type="string" office:string-value="3D2" calcext:value-type="string">
            <text:p>3D2</text:p>
          </table:table-cell>
          <table:table-cell table:formula="of:=DEC2HEX(64*[.$A18]+[.V$2])" office:value-type="string" office:string-value="3D3" calcext:value-type="string">
            <text:p>3D3</text:p>
          </table:table-cell>
          <table:table-cell table:formula="of:=DEC2HEX(64*[.$A18]+[.W$2])" office:value-type="string" office:string-value="3D4" calcext:value-type="string">
            <text:p>3D4</text:p>
          </table:table-cell>
          <table:table-cell table:formula="of:=DEC2HEX(64*[.$A18]+[.X$2])" office:value-type="string" office:string-value="3D5" calcext:value-type="string">
            <text:p>3D5</text:p>
          </table:table-cell>
          <table:table-cell table:formula="of:=DEC2HEX(64*[.$A18]+[.Y$2])" office:value-type="string" office:string-value="3D6" calcext:value-type="string">
            <text:p>3D6</text:p>
          </table:table-cell>
          <table:table-cell table:formula="of:=DEC2HEX(64*[.$A18]+[.Z$2])" office:value-type="string" office:string-value="3D7" calcext:value-type="string">
            <text:p>3D7</text:p>
          </table:table-cell>
          <table:table-cell table:formula="of:=DEC2HEX(64*[.$A18]+[.AA$2])" office:value-type="string" office:string-value="3D8" calcext:value-type="string">
            <text:p>3D8</text:p>
          </table:table-cell>
          <table:table-cell table:formula="of:=DEC2HEX(64*[.$A18]+[.AB$2])" office:value-type="string" office:string-value="3D9" calcext:value-type="string">
            <text:p>3D9</text:p>
          </table:table-cell>
          <table:table-cell table:formula="of:=DEC2HEX(64*[.$A18]+[.AC$2])" office:value-type="string" office:string-value="3DA" calcext:value-type="string">
            <text:p>3DA</text:p>
          </table:table-cell>
          <table:table-cell table:formula="of:=DEC2HEX(64*[.$A18]+[.AD$2])" office:value-type="string" office:string-value="3DB" calcext:value-type="string">
            <text:p>3DB</text:p>
          </table:table-cell>
          <table:table-cell table:formula="of:=DEC2HEX(64*[.$A18]+[.AE$2])" office:value-type="string" office:string-value="3DC" calcext:value-type="string">
            <text:p>3DC</text:p>
          </table:table-cell>
          <table:table-cell table:formula="of:=DEC2HEX(64*[.$A18]+[.AF$2])" office:value-type="string" office:string-value="3DD" calcext:value-type="string">
            <text:p>3DD</text:p>
          </table:table-cell>
          <table:table-cell table:formula="of:=DEC2HEX(64*[.$A18]+[.AG$2])" office:value-type="string" office:string-value="3DE" calcext:value-type="string">
            <text:p>3DE</text:p>
          </table:table-cell>
          <table:table-cell table:formula="of:=DEC2HEX(64*[.$A18]+[.AH$2])" office:value-type="string" office:string-value="3DF" calcext:value-type="string">
            <text:p>3DF</text:p>
          </table:table-cell>
          <table:table-cell table:formula="of:=DEC2HEX(64*[.$A18]+[.AI$2])" office:value-type="string" office:string-value="3E0" calcext:value-type="string">
            <text:p>3E0</text:p>
          </table:table-cell>
          <table:table-cell table:formula="of:=DEC2HEX(64*[.$A18]+[.AJ$2])" office:value-type="string" office:string-value="3E1" calcext:value-type="string">
            <text:p>3E1</text:p>
          </table:table-cell>
          <table:table-cell table:formula="of:=DEC2HEX(64*[.$A18]+[.AK$2])" office:value-type="string" office:string-value="3E2" calcext:value-type="string">
            <text:p>3E2</text:p>
          </table:table-cell>
          <table:table-cell table:formula="of:=DEC2HEX(64*[.$A18]+[.AL$2])" office:value-type="string" office:string-value="3E3" calcext:value-type="string">
            <text:p>3E3</text:p>
          </table:table-cell>
          <table:table-cell table:formula="of:=DEC2HEX(64*[.$A18]+[.AM$2])" office:value-type="string" office:string-value="3E4" calcext:value-type="string">
            <text:p>3E4</text:p>
          </table:table-cell>
          <table:table-cell table:formula="of:=DEC2HEX(64*[.$A18]+[.AN$2])" office:value-type="string" office:string-value="3E5" calcext:value-type="string">
            <text:p>3E5</text:p>
          </table:table-cell>
          <table:table-cell table:formula="of:=DEC2HEX(64*[.$A18]+[.AO$2])" office:value-type="string" office:string-value="3E6" calcext:value-type="string">
            <text:p>3E6</text:p>
          </table:table-cell>
          <table:table-cell table:formula="of:=DEC2HEX(64*[.$A18]+[.AP$2])" office:value-type="string" office:string-value="3E7" calcext:value-type="string">
            <text:p>3E7</text:p>
          </table:table-cell>
          <table:table-cell table:formula="of:=DEC2HEX(64*[.$A18]+[.AQ$2])" office:value-type="string" office:string-value="3E8" calcext:value-type="string">
            <text:p>3E8</text:p>
          </table:table-cell>
          <table:table-cell table:formula="of:=DEC2HEX(64*[.$A18]+[.AR$2])" office:value-type="string" office:string-value="3E9" calcext:value-type="string">
            <text:p>3E9</text:p>
          </table:table-cell>
          <table:table-cell table:formula="of:=DEC2HEX(64*[.$A18]+[.AS$2])" office:value-type="string" office:string-value="3EA" calcext:value-type="string">
            <text:p>3EA</text:p>
          </table:table-cell>
          <table:table-cell table:formula="of:=DEC2HEX(64*[.$A18]+[.AT$2])" office:value-type="string" office:string-value="3EB" calcext:value-type="string">
            <text:p>3EB</text:p>
          </table:table-cell>
          <table:table-cell table:formula="of:=DEC2HEX(64*[.$A18]+[.AU$2])" office:value-type="string" office:string-value="3EC" calcext:value-type="string">
            <text:p>3EC</text:p>
          </table:table-cell>
          <table:table-cell table:formula="of:=DEC2HEX(64*[.$A18]+[.AV$2])" office:value-type="string" office:string-value="3ED" calcext:value-type="string">
            <text:p>3ED</text:p>
          </table:table-cell>
          <table:table-cell table:formula="of:=DEC2HEX(64*[.$A18]+[.AW$2])" office:value-type="string" office:string-value="3EE" calcext:value-type="string">
            <text:p>3EE</text:p>
          </table:table-cell>
          <table:table-cell table:formula="of:=DEC2HEX(64*[.$A18]+[.AX$2])" office:value-type="string" office:string-value="3EF" calcext:value-type="string">
            <text:p>3EF</text:p>
          </table:table-cell>
          <table:table-cell table:formula="of:=DEC2HEX(64*[.$A18]+[.AY$2])" office:value-type="string" office:string-value="3F0" calcext:value-type="string">
            <text:p>3F0</text:p>
          </table:table-cell>
          <table:table-cell table:formula="of:=DEC2HEX(64*[.$A18]+[.AZ$2])" office:value-type="string" office:string-value="3F1" calcext:value-type="string">
            <text:p>3F1</text:p>
          </table:table-cell>
          <table:table-cell table:formula="of:=DEC2HEX(64*[.$A18]+[.BA$2])" office:value-type="string" office:string-value="3F2" calcext:value-type="string">
            <text:p>3F2</text:p>
          </table:table-cell>
          <table:table-cell table:formula="of:=DEC2HEX(64*[.$A18]+[.BB$2])" office:value-type="string" office:string-value="3F3" calcext:value-type="string">
            <text:p>3F3</text:p>
          </table:table-cell>
          <table:table-cell table:formula="of:=DEC2HEX(64*[.$A18]+[.BC$2])" office:value-type="string" office:string-value="3F4" calcext:value-type="string">
            <text:p>3F4</text:p>
          </table:table-cell>
          <table:table-cell table:formula="of:=DEC2HEX(64*[.$A18]+[.BD$2])" office:value-type="string" office:string-value="3F5" calcext:value-type="string">
            <text:p>3F5</text:p>
          </table:table-cell>
          <table:table-cell table:formula="of:=DEC2HEX(64*[.$A18]+[.BE$2])" office:value-type="string" office:string-value="3F6" calcext:value-type="string">
            <text:p>3F6</text:p>
          </table:table-cell>
          <table:table-cell table:formula="of:=DEC2HEX(64*[.$A18]+[.BF$2])" office:value-type="string" office:string-value="3F7" calcext:value-type="string">
            <text:p>3F7</text:p>
          </table:table-cell>
          <table:table-cell table:formula="of:=DEC2HEX(64*[.$A18]+[.BG$2])" office:value-type="string" office:string-value="3F8" calcext:value-type="string">
            <text:p>3F8</text:p>
          </table:table-cell>
          <table:table-cell table:formula="of:=DEC2HEX(64*[.$A18]+[.BH$2])" office:value-type="string" office:string-value="3F9" calcext:value-type="string">
            <text:p>3F9</text:p>
          </table:table-cell>
          <table:table-cell table:formula="of:=DEC2HEX(64*[.$A18]+[.BI$2])" office:value-type="string" office:string-value="3FA" calcext:value-type="string">
            <text:p>3FA</text:p>
          </table:table-cell>
          <table:table-cell table:formula="of:=DEC2HEX(64*[.$A18]+[.BJ$2])" office:value-type="string" office:string-value="3FB" calcext:value-type="string">
            <text:p>3FB</text:p>
          </table:table-cell>
          <table:table-cell table:formula="of:=DEC2HEX(64*[.$A18]+[.BK$2])" office:value-type="string" office:string-value="3FC" calcext:value-type="string">
            <text:p>3FC</text:p>
          </table:table-cell>
          <table:table-cell table:formula="of:=DEC2HEX(64*[.$A18]+[.BL$2])" office:value-type="string" office:string-value="3FD" calcext:value-type="string">
            <text:p>3FD</text:p>
          </table:table-cell>
          <table:table-cell table:formula="of:=DEC2HEX(64*[.$A18]+[.BM$2])" office:value-type="string" office:string-value="3FE" calcext:value-type="string">
            <text:p>3FE</text:p>
          </table:table-cell>
          <table:table-cell table:formula="of:=DEC2HEX(64*[.$A18]+[.BN$2])" office:value-type="string" office:string-value="3FF" calcext:value-type="string">
            <text:p>3FF</text:p>
          </table:table-cell>
          <table:table-cell table:number-columns-repeated="9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DEC2HEX([.A19])" office:value-type="string" office:string-value="10" calcext:value-type="string">
            <text:p>10</text:p>
          </table:table-cell>
          <table:table-cell table:formula="of:=DEC2HEX(64*[.A19])" office:value-type="string" office:string-value="400" calcext:value-type="string">
            <text:p>400</text:p>
          </table:table-cell>
          <table:table-cell table:formula="of:=DEC2HEX(64*[.$A19]+[.D$2])" office:value-type="string" office:string-value="401" calcext:value-type="string">
            <text:p>401</text:p>
          </table:table-cell>
          <table:table-cell table:formula="of:=DEC2HEX(64*[.$A19]+[.E$2])" office:value-type="string" office:string-value="402" calcext:value-type="string">
            <text:p>402</text:p>
          </table:table-cell>
          <table:table-cell table:formula="of:=DEC2HEX(64*[.$A19]+[.F$2])" office:value-type="string" office:string-value="403" calcext:value-type="string">
            <text:p>403</text:p>
          </table:table-cell>
          <table:table-cell table:formula="of:=DEC2HEX(64*[.$A19]+[.G$2])" office:value-type="string" office:string-value="404" calcext:value-type="string">
            <text:p>404</text:p>
          </table:table-cell>
          <table:table-cell table:formula="of:=DEC2HEX(64*[.$A19]+[.H$2])" office:value-type="string" office:string-value="405" calcext:value-type="string">
            <text:p>405</text:p>
          </table:table-cell>
          <table:table-cell table:formula="of:=DEC2HEX(64*[.$A19]+[.I$2])" office:value-type="string" office:string-value="406" calcext:value-type="string">
            <text:p>406</text:p>
          </table:table-cell>
          <table:table-cell table:formula="of:=DEC2HEX(64*[.$A19]+[.J$2])" office:value-type="string" office:string-value="407" calcext:value-type="string">
            <text:p>407</text:p>
          </table:table-cell>
          <table:table-cell table:formula="of:=DEC2HEX(64*[.$A19]+[.K$2])" office:value-type="string" office:string-value="408" calcext:value-type="string">
            <text:p>408</text:p>
          </table:table-cell>
          <table:table-cell table:formula="of:=DEC2HEX(64*[.$A19]+[.L$2])" office:value-type="string" office:string-value="409" calcext:value-type="string">
            <text:p>409</text:p>
          </table:table-cell>
          <table:table-cell table:formula="of:=DEC2HEX(64*[.$A19]+[.M$2])" office:value-type="string" office:string-value="40A" calcext:value-type="string">
            <text:p>40A</text:p>
          </table:table-cell>
          <table:table-cell table:formula="of:=DEC2HEX(64*[.$A19]+[.N$2])" office:value-type="string" office:string-value="40B" calcext:value-type="string">
            <text:p>40B</text:p>
          </table:table-cell>
          <table:table-cell table:formula="of:=DEC2HEX(64*[.$A19]+[.O$2])" office:value-type="string" office:string-value="40C" calcext:value-type="string">
            <text:p>40C</text:p>
          </table:table-cell>
          <table:table-cell table:formula="of:=DEC2HEX(64*[.$A19]+[.P$2])" office:value-type="string" office:string-value="40D" calcext:value-type="string">
            <text:p>40D</text:p>
          </table:table-cell>
          <table:table-cell table:formula="of:=DEC2HEX(64*[.$A19]+[.Q$2])" office:value-type="string" office:string-value="40E" calcext:value-type="string">
            <text:p>40E</text:p>
          </table:table-cell>
          <table:table-cell table:formula="of:=DEC2HEX(64*[.$A19]+[.R$2])" office:value-type="string" office:string-value="40F" calcext:value-type="string">
            <text:p>40F</text:p>
          </table:table-cell>
          <table:table-cell table:formula="of:=DEC2HEX(64*[.$A19]+[.S$2])" office:value-type="string" office:string-value="410" calcext:value-type="string">
            <text:p>410</text:p>
          </table:table-cell>
          <table:table-cell table:formula="of:=DEC2HEX(64*[.$A19]+[.T$2])" office:value-type="string" office:string-value="411" calcext:value-type="string">
            <text:p>411</text:p>
          </table:table-cell>
          <table:table-cell table:formula="of:=DEC2HEX(64*[.$A19]+[.U$2])" office:value-type="string" office:string-value="412" calcext:value-type="string">
            <text:p>412</text:p>
          </table:table-cell>
          <table:table-cell table:formula="of:=DEC2HEX(64*[.$A19]+[.V$2])" office:value-type="string" office:string-value="413" calcext:value-type="string">
            <text:p>413</text:p>
          </table:table-cell>
          <table:table-cell table:formula="of:=DEC2HEX(64*[.$A19]+[.W$2])" office:value-type="string" office:string-value="414" calcext:value-type="string">
            <text:p>414</text:p>
          </table:table-cell>
          <table:table-cell table:formula="of:=DEC2HEX(64*[.$A19]+[.X$2])" office:value-type="string" office:string-value="415" calcext:value-type="string">
            <text:p>415</text:p>
          </table:table-cell>
          <table:table-cell table:formula="of:=DEC2HEX(64*[.$A19]+[.Y$2])" office:value-type="string" office:string-value="416" calcext:value-type="string">
            <text:p>416</text:p>
          </table:table-cell>
          <table:table-cell table:formula="of:=DEC2HEX(64*[.$A19]+[.Z$2])" office:value-type="string" office:string-value="417" calcext:value-type="string">
            <text:p>417</text:p>
          </table:table-cell>
          <table:table-cell table:formula="of:=DEC2HEX(64*[.$A19]+[.AA$2])" office:value-type="string" office:string-value="418" calcext:value-type="string">
            <text:p>418</text:p>
          </table:table-cell>
          <table:table-cell table:formula="of:=DEC2HEX(64*[.$A19]+[.AB$2])" office:value-type="string" office:string-value="419" calcext:value-type="string">
            <text:p>419</text:p>
          </table:table-cell>
          <table:table-cell table:formula="of:=DEC2HEX(64*[.$A19]+[.AC$2])" office:value-type="string" office:string-value="41A" calcext:value-type="string">
            <text:p>41A</text:p>
          </table:table-cell>
          <table:table-cell table:formula="of:=DEC2HEX(64*[.$A19]+[.AD$2])" office:value-type="string" office:string-value="41B" calcext:value-type="string">
            <text:p>41B</text:p>
          </table:table-cell>
          <table:table-cell table:formula="of:=DEC2HEX(64*[.$A19]+[.AE$2])" office:value-type="string" office:string-value="41C" calcext:value-type="string">
            <text:p>41C</text:p>
          </table:table-cell>
          <table:table-cell table:formula="of:=DEC2HEX(64*[.$A19]+[.AF$2])" office:value-type="string" office:string-value="41D" calcext:value-type="string">
            <text:p>41D</text:p>
          </table:table-cell>
          <table:table-cell table:formula="of:=DEC2HEX(64*[.$A19]+[.AG$2])" office:value-type="string" office:string-value="41E" calcext:value-type="string">
            <text:p>41E</text:p>
          </table:table-cell>
          <table:table-cell table:formula="of:=DEC2HEX(64*[.$A19]+[.AH$2])" office:value-type="string" office:string-value="41F" calcext:value-type="string">
            <text:p>41F</text:p>
          </table:table-cell>
          <table:table-cell table:formula="of:=DEC2HEX(64*[.$A19]+[.AI$2])" office:value-type="string" office:string-value="420" calcext:value-type="string">
            <text:p>420</text:p>
          </table:table-cell>
          <table:table-cell table:formula="of:=DEC2HEX(64*[.$A19]+[.AJ$2])" office:value-type="string" office:string-value="421" calcext:value-type="string">
            <text:p>421</text:p>
          </table:table-cell>
          <table:table-cell table:formula="of:=DEC2HEX(64*[.$A19]+[.AK$2])" office:value-type="string" office:string-value="422" calcext:value-type="string">
            <text:p>422</text:p>
          </table:table-cell>
          <table:table-cell table:formula="of:=DEC2HEX(64*[.$A19]+[.AL$2])" office:value-type="string" office:string-value="423" calcext:value-type="string">
            <text:p>423</text:p>
          </table:table-cell>
          <table:table-cell table:formula="of:=DEC2HEX(64*[.$A19]+[.AM$2])" office:value-type="string" office:string-value="424" calcext:value-type="string">
            <text:p>424</text:p>
          </table:table-cell>
          <table:table-cell table:formula="of:=DEC2HEX(64*[.$A19]+[.AN$2])" office:value-type="string" office:string-value="425" calcext:value-type="string">
            <text:p>425</text:p>
          </table:table-cell>
          <table:table-cell table:formula="of:=DEC2HEX(64*[.$A19]+[.AO$2])" office:value-type="string" office:string-value="426" calcext:value-type="string">
            <text:p>426</text:p>
          </table:table-cell>
          <table:table-cell table:formula="of:=DEC2HEX(64*[.$A19]+[.AP$2])" office:value-type="string" office:string-value="427" calcext:value-type="string">
            <text:p>427</text:p>
          </table:table-cell>
          <table:table-cell table:formula="of:=DEC2HEX(64*[.$A19]+[.AQ$2])" office:value-type="string" office:string-value="428" calcext:value-type="string">
            <text:p>428</text:p>
          </table:table-cell>
          <table:table-cell table:formula="of:=DEC2HEX(64*[.$A19]+[.AR$2])" office:value-type="string" office:string-value="429" calcext:value-type="string">
            <text:p>429</text:p>
          </table:table-cell>
          <table:table-cell table:formula="of:=DEC2HEX(64*[.$A19]+[.AS$2])" office:value-type="string" office:string-value="42A" calcext:value-type="string">
            <text:p>42A</text:p>
          </table:table-cell>
          <table:table-cell table:formula="of:=DEC2HEX(64*[.$A19]+[.AT$2])" office:value-type="string" office:string-value="42B" calcext:value-type="string">
            <text:p>42B</text:p>
          </table:table-cell>
          <table:table-cell table:formula="of:=DEC2HEX(64*[.$A19]+[.AU$2])" office:value-type="string" office:string-value="42C" calcext:value-type="string">
            <text:p>42C</text:p>
          </table:table-cell>
          <table:table-cell table:formula="of:=DEC2HEX(64*[.$A19]+[.AV$2])" office:value-type="string" office:string-value="42D" calcext:value-type="string">
            <text:p>42D</text:p>
          </table:table-cell>
          <table:table-cell table:formula="of:=DEC2HEX(64*[.$A19]+[.AW$2])" office:value-type="string" office:string-value="42E" calcext:value-type="string">
            <text:p>42E</text:p>
          </table:table-cell>
          <table:table-cell table:formula="of:=DEC2HEX(64*[.$A19]+[.AX$2])" office:value-type="string" office:string-value="42F" calcext:value-type="string">
            <text:p>42F</text:p>
          </table:table-cell>
          <table:table-cell table:formula="of:=DEC2HEX(64*[.$A19]+[.AY$2])" office:value-type="string" office:string-value="430" calcext:value-type="string">
            <text:p>430</text:p>
          </table:table-cell>
          <table:table-cell table:formula="of:=DEC2HEX(64*[.$A19]+[.AZ$2])" office:value-type="string" office:string-value="431" calcext:value-type="string">
            <text:p>431</text:p>
          </table:table-cell>
          <table:table-cell table:formula="of:=DEC2HEX(64*[.$A19]+[.BA$2])" office:value-type="string" office:string-value="432" calcext:value-type="string">
            <text:p>432</text:p>
          </table:table-cell>
          <table:table-cell table:formula="of:=DEC2HEX(64*[.$A19]+[.BB$2])" office:value-type="string" office:string-value="433" calcext:value-type="string">
            <text:p>433</text:p>
          </table:table-cell>
          <table:table-cell table:formula="of:=DEC2HEX(64*[.$A19]+[.BC$2])" office:value-type="string" office:string-value="434" calcext:value-type="string">
            <text:p>434</text:p>
          </table:table-cell>
          <table:table-cell table:formula="of:=DEC2HEX(64*[.$A19]+[.BD$2])" office:value-type="string" office:string-value="435" calcext:value-type="string">
            <text:p>435</text:p>
          </table:table-cell>
          <table:table-cell table:formula="of:=DEC2HEX(64*[.$A19]+[.BE$2])" office:value-type="string" office:string-value="436" calcext:value-type="string">
            <text:p>436</text:p>
          </table:table-cell>
          <table:table-cell table:formula="of:=DEC2HEX(64*[.$A19]+[.BF$2])" office:value-type="string" office:string-value="437" calcext:value-type="string">
            <text:p>437</text:p>
          </table:table-cell>
          <table:table-cell table:formula="of:=DEC2HEX(64*[.$A19]+[.BG$2])" office:value-type="string" office:string-value="438" calcext:value-type="string">
            <text:p>438</text:p>
          </table:table-cell>
          <table:table-cell table:formula="of:=DEC2HEX(64*[.$A19]+[.BH$2])" office:value-type="string" office:string-value="439" calcext:value-type="string">
            <text:p>439</text:p>
          </table:table-cell>
          <table:table-cell table:formula="of:=DEC2HEX(64*[.$A19]+[.BI$2])" office:value-type="string" office:string-value="43A" calcext:value-type="string">
            <text:p>43A</text:p>
          </table:table-cell>
          <table:table-cell table:formula="of:=DEC2HEX(64*[.$A19]+[.BJ$2])" office:value-type="string" office:string-value="43B" calcext:value-type="string">
            <text:p>43B</text:p>
          </table:table-cell>
          <table:table-cell table:formula="of:=DEC2HEX(64*[.$A19]+[.BK$2])" office:value-type="string" office:string-value="43C" calcext:value-type="string">
            <text:p>43C</text:p>
          </table:table-cell>
          <table:table-cell table:formula="of:=DEC2HEX(64*[.$A19]+[.BL$2])" office:value-type="string" office:string-value="43D" calcext:value-type="string">
            <text:p>43D</text:p>
          </table:table-cell>
          <table:table-cell table:formula="of:=DEC2HEX(64*[.$A19]+[.BM$2])" office:value-type="string" office:string-value="43E" calcext:value-type="string">
            <text:p>43E</text:p>
          </table:table-cell>
          <table:table-cell table:formula="of:=DEC2HEX(64*[.$A19]+[.BN$2])" office:value-type="string" office:string-value="43F" calcext:value-type="string">
            <text:p>43F</text:p>
          </table:table-cell>
          <table:table-cell table:number-columns-repeated="9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formula="of:=DEC2HEX([.A20])" office:value-type="string" office:string-value="11" calcext:value-type="string">
            <text:p>11</text:p>
          </table:table-cell>
          <table:table-cell table:formula="of:=DEC2HEX(64*[.A20])" office:value-type="string" office:string-value="440" calcext:value-type="string">
            <text:p>440</text:p>
          </table:table-cell>
          <table:table-cell table:formula="of:=DEC2HEX(64*[.$A20]+[.D$2])" office:value-type="string" office:string-value="441" calcext:value-type="string">
            <text:p>441</text:p>
          </table:table-cell>
          <table:table-cell table:formula="of:=DEC2HEX(64*[.$A20]+[.E$2])" office:value-type="string" office:string-value="442" calcext:value-type="string">
            <text:p>442</text:p>
          </table:table-cell>
          <table:table-cell table:formula="of:=DEC2HEX(64*[.$A20]+[.F$2])" office:value-type="string" office:string-value="443" calcext:value-type="string">
            <text:p>443</text:p>
          </table:table-cell>
          <table:table-cell table:formula="of:=DEC2HEX(64*[.$A20]+[.G$2])" office:value-type="string" office:string-value="444" calcext:value-type="string">
            <text:p>444</text:p>
          </table:table-cell>
          <table:table-cell table:formula="of:=DEC2HEX(64*[.$A20]+[.H$2])" office:value-type="string" office:string-value="445" calcext:value-type="string">
            <text:p>445</text:p>
          </table:table-cell>
          <table:table-cell table:formula="of:=DEC2HEX(64*[.$A20]+[.I$2])" office:value-type="string" office:string-value="446" calcext:value-type="string">
            <text:p>446</text:p>
          </table:table-cell>
          <table:table-cell table:formula="of:=DEC2HEX(64*[.$A20]+[.J$2])" office:value-type="string" office:string-value="447" calcext:value-type="string">
            <text:p>447</text:p>
          </table:table-cell>
          <table:table-cell table:formula="of:=DEC2HEX(64*[.$A20]+[.K$2])" office:value-type="string" office:string-value="448" calcext:value-type="string">
            <text:p>448</text:p>
          </table:table-cell>
          <table:table-cell table:formula="of:=DEC2HEX(64*[.$A20]+[.L$2])" office:value-type="string" office:string-value="449" calcext:value-type="string">
            <text:p>449</text:p>
          </table:table-cell>
          <table:table-cell table:formula="of:=DEC2HEX(64*[.$A20]+[.M$2])" office:value-type="string" office:string-value="44A" calcext:value-type="string">
            <text:p>44A</text:p>
          </table:table-cell>
          <table:table-cell table:formula="of:=DEC2HEX(64*[.$A20]+[.N$2])" office:value-type="string" office:string-value="44B" calcext:value-type="string">
            <text:p>44B</text:p>
          </table:table-cell>
          <table:table-cell table:formula="of:=DEC2HEX(64*[.$A20]+[.O$2])" office:value-type="string" office:string-value="44C" calcext:value-type="string">
            <text:p>44C</text:p>
          </table:table-cell>
          <table:table-cell table:formula="of:=DEC2HEX(64*[.$A20]+[.P$2])" office:value-type="string" office:string-value="44D" calcext:value-type="string">
            <text:p>44D</text:p>
          </table:table-cell>
          <table:table-cell table:formula="of:=DEC2HEX(64*[.$A20]+[.Q$2])" office:value-type="string" office:string-value="44E" calcext:value-type="string">
            <text:p>44E</text:p>
          </table:table-cell>
          <table:table-cell table:formula="of:=DEC2HEX(64*[.$A20]+[.R$2])" office:value-type="string" office:string-value="44F" calcext:value-type="string">
            <text:p>44F</text:p>
          </table:table-cell>
          <table:table-cell table:formula="of:=DEC2HEX(64*[.$A20]+[.S$2])" office:value-type="string" office:string-value="450" calcext:value-type="string">
            <text:p>450</text:p>
          </table:table-cell>
          <table:table-cell table:formula="of:=DEC2HEX(64*[.$A20]+[.T$2])" office:value-type="string" office:string-value="451" calcext:value-type="string">
            <text:p>451</text:p>
          </table:table-cell>
          <table:table-cell table:formula="of:=DEC2HEX(64*[.$A20]+[.U$2])" office:value-type="string" office:string-value="452" calcext:value-type="string">
            <text:p>452</text:p>
          </table:table-cell>
          <table:table-cell table:formula="of:=DEC2HEX(64*[.$A20]+[.V$2])" office:value-type="string" office:string-value="453" calcext:value-type="string">
            <text:p>453</text:p>
          </table:table-cell>
          <table:table-cell table:formula="of:=DEC2HEX(64*[.$A20]+[.W$2])" office:value-type="string" office:string-value="454" calcext:value-type="string">
            <text:p>454</text:p>
          </table:table-cell>
          <table:table-cell table:formula="of:=DEC2HEX(64*[.$A20]+[.X$2])" office:value-type="string" office:string-value="455" calcext:value-type="string">
            <text:p>455</text:p>
          </table:table-cell>
          <table:table-cell table:formula="of:=DEC2HEX(64*[.$A20]+[.Y$2])" office:value-type="string" office:string-value="456" calcext:value-type="string">
            <text:p>456</text:p>
          </table:table-cell>
          <table:table-cell table:formula="of:=DEC2HEX(64*[.$A20]+[.Z$2])" office:value-type="string" office:string-value="457" calcext:value-type="string">
            <text:p>457</text:p>
          </table:table-cell>
          <table:table-cell table:formula="of:=DEC2HEX(64*[.$A20]+[.AA$2])" office:value-type="string" office:string-value="458" calcext:value-type="string">
            <text:p>458</text:p>
          </table:table-cell>
          <table:table-cell table:formula="of:=DEC2HEX(64*[.$A20]+[.AB$2])" office:value-type="string" office:string-value="459" calcext:value-type="string">
            <text:p>459</text:p>
          </table:table-cell>
          <table:table-cell table:formula="of:=DEC2HEX(64*[.$A20]+[.AC$2])" office:value-type="string" office:string-value="45A" calcext:value-type="string">
            <text:p>45A</text:p>
          </table:table-cell>
          <table:table-cell table:formula="of:=DEC2HEX(64*[.$A20]+[.AD$2])" office:value-type="string" office:string-value="45B" calcext:value-type="string">
            <text:p>45B</text:p>
          </table:table-cell>
          <table:table-cell table:formula="of:=DEC2HEX(64*[.$A20]+[.AE$2])" office:value-type="string" office:string-value="45C" calcext:value-type="string">
            <text:p>45C</text:p>
          </table:table-cell>
          <table:table-cell table:formula="of:=DEC2HEX(64*[.$A20]+[.AF$2])" office:value-type="string" office:string-value="45D" calcext:value-type="string">
            <text:p>45D</text:p>
          </table:table-cell>
          <table:table-cell table:formula="of:=DEC2HEX(64*[.$A20]+[.AG$2])" office:value-type="string" office:string-value="45E" calcext:value-type="string">
            <text:p>45E</text:p>
          </table:table-cell>
          <table:table-cell table:formula="of:=DEC2HEX(64*[.$A20]+[.AH$2])" office:value-type="string" office:string-value="45F" calcext:value-type="string">
            <text:p>45F</text:p>
          </table:table-cell>
          <table:table-cell table:formula="of:=DEC2HEX(64*[.$A20]+[.AI$2])" office:value-type="string" office:string-value="460" calcext:value-type="string">
            <text:p>460</text:p>
          </table:table-cell>
          <table:table-cell table:formula="of:=DEC2HEX(64*[.$A20]+[.AJ$2])" office:value-type="string" office:string-value="461" calcext:value-type="string">
            <text:p>461</text:p>
          </table:table-cell>
          <table:table-cell table:formula="of:=DEC2HEX(64*[.$A20]+[.AK$2])" office:value-type="string" office:string-value="462" calcext:value-type="string">
            <text:p>462</text:p>
          </table:table-cell>
          <table:table-cell table:formula="of:=DEC2HEX(64*[.$A20]+[.AL$2])" office:value-type="string" office:string-value="463" calcext:value-type="string">
            <text:p>463</text:p>
          </table:table-cell>
          <table:table-cell table:formula="of:=DEC2HEX(64*[.$A20]+[.AM$2])" office:value-type="string" office:string-value="464" calcext:value-type="string">
            <text:p>464</text:p>
          </table:table-cell>
          <table:table-cell table:formula="of:=DEC2HEX(64*[.$A20]+[.AN$2])" office:value-type="string" office:string-value="465" calcext:value-type="string">
            <text:p>465</text:p>
          </table:table-cell>
          <table:table-cell table:formula="of:=DEC2HEX(64*[.$A20]+[.AO$2])" office:value-type="string" office:string-value="466" calcext:value-type="string">
            <text:p>466</text:p>
          </table:table-cell>
          <table:table-cell table:formula="of:=DEC2HEX(64*[.$A20]+[.AP$2])" office:value-type="string" office:string-value="467" calcext:value-type="string">
            <text:p>467</text:p>
          </table:table-cell>
          <table:table-cell table:formula="of:=DEC2HEX(64*[.$A20]+[.AQ$2])" office:value-type="string" office:string-value="468" calcext:value-type="string">
            <text:p>468</text:p>
          </table:table-cell>
          <table:table-cell table:formula="of:=DEC2HEX(64*[.$A20]+[.AR$2])" office:value-type="string" office:string-value="469" calcext:value-type="string">
            <text:p>469</text:p>
          </table:table-cell>
          <table:table-cell table:formula="of:=DEC2HEX(64*[.$A20]+[.AS$2])" office:value-type="string" office:string-value="46A" calcext:value-type="string">
            <text:p>46A</text:p>
          </table:table-cell>
          <table:table-cell table:formula="of:=DEC2HEX(64*[.$A20]+[.AT$2])" office:value-type="string" office:string-value="46B" calcext:value-type="string">
            <text:p>46B</text:p>
          </table:table-cell>
          <table:table-cell table:formula="of:=DEC2HEX(64*[.$A20]+[.AU$2])" office:value-type="string" office:string-value="46C" calcext:value-type="string">
            <text:p>46C</text:p>
          </table:table-cell>
          <table:table-cell table:formula="of:=DEC2HEX(64*[.$A20]+[.AV$2])" office:value-type="string" office:string-value="46D" calcext:value-type="string">
            <text:p>46D</text:p>
          </table:table-cell>
          <table:table-cell table:formula="of:=DEC2HEX(64*[.$A20]+[.AW$2])" office:value-type="string" office:string-value="46E" calcext:value-type="string">
            <text:p>46E</text:p>
          </table:table-cell>
          <table:table-cell table:formula="of:=DEC2HEX(64*[.$A20]+[.AX$2])" office:value-type="string" office:string-value="46F" calcext:value-type="string">
            <text:p>46F</text:p>
          </table:table-cell>
          <table:table-cell table:formula="of:=DEC2HEX(64*[.$A20]+[.AY$2])" office:value-type="string" office:string-value="470" calcext:value-type="string">
            <text:p>470</text:p>
          </table:table-cell>
          <table:table-cell table:formula="of:=DEC2HEX(64*[.$A20]+[.AZ$2])" office:value-type="string" office:string-value="471" calcext:value-type="string">
            <text:p>471</text:p>
          </table:table-cell>
          <table:table-cell table:formula="of:=DEC2HEX(64*[.$A20]+[.BA$2])" office:value-type="string" office:string-value="472" calcext:value-type="string">
            <text:p>472</text:p>
          </table:table-cell>
          <table:table-cell table:formula="of:=DEC2HEX(64*[.$A20]+[.BB$2])" office:value-type="string" office:string-value="473" calcext:value-type="string">
            <text:p>473</text:p>
          </table:table-cell>
          <table:table-cell table:formula="of:=DEC2HEX(64*[.$A20]+[.BC$2])" office:value-type="string" office:string-value="474" calcext:value-type="string">
            <text:p>474</text:p>
          </table:table-cell>
          <table:table-cell table:formula="of:=DEC2HEX(64*[.$A20]+[.BD$2])" office:value-type="string" office:string-value="475" calcext:value-type="string">
            <text:p>475</text:p>
          </table:table-cell>
          <table:table-cell table:formula="of:=DEC2HEX(64*[.$A20]+[.BE$2])" office:value-type="string" office:string-value="476" calcext:value-type="string">
            <text:p>476</text:p>
          </table:table-cell>
          <table:table-cell table:formula="of:=DEC2HEX(64*[.$A20]+[.BF$2])" office:value-type="string" office:string-value="477" calcext:value-type="string">
            <text:p>477</text:p>
          </table:table-cell>
          <table:table-cell table:formula="of:=DEC2HEX(64*[.$A20]+[.BG$2])" office:value-type="string" office:string-value="478" calcext:value-type="string">
            <text:p>478</text:p>
          </table:table-cell>
          <table:table-cell table:formula="of:=DEC2HEX(64*[.$A20]+[.BH$2])" office:value-type="string" office:string-value="479" calcext:value-type="string">
            <text:p>479</text:p>
          </table:table-cell>
          <table:table-cell table:formula="of:=DEC2HEX(64*[.$A20]+[.BI$2])" office:value-type="string" office:string-value="47A" calcext:value-type="string">
            <text:p>47A</text:p>
          </table:table-cell>
          <table:table-cell table:formula="of:=DEC2HEX(64*[.$A20]+[.BJ$2])" office:value-type="string" office:string-value="47B" calcext:value-type="string">
            <text:p>47B</text:p>
          </table:table-cell>
          <table:table-cell table:formula="of:=DEC2HEX(64*[.$A20]+[.BK$2])" office:value-type="string" office:string-value="47C" calcext:value-type="string">
            <text:p>47C</text:p>
          </table:table-cell>
          <table:table-cell table:formula="of:=DEC2HEX(64*[.$A20]+[.BL$2])" office:value-type="string" office:string-value="47D" calcext:value-type="string">
            <text:p>47D</text:p>
          </table:table-cell>
          <table:table-cell table:formula="of:=DEC2HEX(64*[.$A20]+[.BM$2])" office:value-type="string" office:string-value="47E" calcext:value-type="string">
            <text:p>47E</text:p>
          </table:table-cell>
          <table:table-cell table:formula="of:=DEC2HEX(64*[.$A20]+[.BN$2])" office:value-type="string" office:string-value="47F" calcext:value-type="string">
            <text:p>47F</text:p>
          </table:table-cell>
          <table:table-cell table:number-columns-repeated="9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formula="of:=DEC2HEX([.A21])" office:value-type="string" office:string-value="12" calcext:value-type="string">
            <text:p>12</text:p>
          </table:table-cell>
          <table:table-cell table:formula="of:=DEC2HEX(64*[.A21])" office:value-type="string" office:string-value="480" calcext:value-type="string">
            <text:p>480</text:p>
          </table:table-cell>
          <table:table-cell table:formula="of:=DEC2HEX(64*[.$A21]+[.D$2])" office:value-type="string" office:string-value="481" calcext:value-type="string">
            <text:p>481</text:p>
          </table:table-cell>
          <table:table-cell table:formula="of:=DEC2HEX(64*[.$A21]+[.E$2])" office:value-type="string" office:string-value="482" calcext:value-type="string">
            <text:p>482</text:p>
          </table:table-cell>
          <table:table-cell table:formula="of:=DEC2HEX(64*[.$A21]+[.F$2])" office:value-type="string" office:string-value="483" calcext:value-type="string">
            <text:p>483</text:p>
          </table:table-cell>
          <table:table-cell table:formula="of:=DEC2HEX(64*[.$A21]+[.G$2])" office:value-type="string" office:string-value="484" calcext:value-type="string">
            <text:p>484</text:p>
          </table:table-cell>
          <table:table-cell table:formula="of:=DEC2HEX(64*[.$A21]+[.H$2])" office:value-type="string" office:string-value="485" calcext:value-type="string">
            <text:p>485</text:p>
          </table:table-cell>
          <table:table-cell table:formula="of:=DEC2HEX(64*[.$A21]+[.I$2])" office:value-type="string" office:string-value="486" calcext:value-type="string">
            <text:p>486</text:p>
          </table:table-cell>
          <table:table-cell table:formula="of:=DEC2HEX(64*[.$A21]+[.J$2])" office:value-type="string" office:string-value="487" calcext:value-type="string">
            <text:p>487</text:p>
          </table:table-cell>
          <table:table-cell table:formula="of:=DEC2HEX(64*[.$A21]+[.K$2])" office:value-type="string" office:string-value="488" calcext:value-type="string">
            <text:p>488</text:p>
          </table:table-cell>
          <table:table-cell table:formula="of:=DEC2HEX(64*[.$A21]+[.L$2])" office:value-type="string" office:string-value="489" calcext:value-type="string">
            <text:p>489</text:p>
          </table:table-cell>
          <table:table-cell table:formula="of:=DEC2HEX(64*[.$A21]+[.M$2])" office:value-type="string" office:string-value="48A" calcext:value-type="string">
            <text:p>48A</text:p>
          </table:table-cell>
          <table:table-cell table:formula="of:=DEC2HEX(64*[.$A21]+[.N$2])" office:value-type="string" office:string-value="48B" calcext:value-type="string">
            <text:p>48B</text:p>
          </table:table-cell>
          <table:table-cell table:formula="of:=DEC2HEX(64*[.$A21]+[.O$2])" office:value-type="string" office:string-value="48C" calcext:value-type="string">
            <text:p>48C</text:p>
          </table:table-cell>
          <table:table-cell table:formula="of:=DEC2HEX(64*[.$A21]+[.P$2])" office:value-type="string" office:string-value="48D" calcext:value-type="string">
            <text:p>48D</text:p>
          </table:table-cell>
          <table:table-cell table:formula="of:=DEC2HEX(64*[.$A21]+[.Q$2])" office:value-type="string" office:string-value="48E" calcext:value-type="string">
            <text:p>48E</text:p>
          </table:table-cell>
          <table:table-cell table:formula="of:=DEC2HEX(64*[.$A21]+[.R$2])" office:value-type="string" office:string-value="48F" calcext:value-type="string">
            <text:p>48F</text:p>
          </table:table-cell>
          <table:table-cell table:formula="of:=DEC2HEX(64*[.$A21]+[.S$2])" office:value-type="string" office:string-value="490" calcext:value-type="string">
            <text:p>490</text:p>
          </table:table-cell>
          <table:table-cell table:formula="of:=DEC2HEX(64*[.$A21]+[.T$2])" office:value-type="string" office:string-value="491" calcext:value-type="string">
            <text:p>491</text:p>
          </table:table-cell>
          <table:table-cell table:formula="of:=DEC2HEX(64*[.$A21]+[.U$2])" office:value-type="string" office:string-value="492" calcext:value-type="string">
            <text:p>492</text:p>
          </table:table-cell>
          <table:table-cell table:formula="of:=DEC2HEX(64*[.$A21]+[.V$2])" office:value-type="string" office:string-value="493" calcext:value-type="string">
            <text:p>493</text:p>
          </table:table-cell>
          <table:table-cell table:formula="of:=DEC2HEX(64*[.$A21]+[.W$2])" office:value-type="string" office:string-value="494" calcext:value-type="string">
            <text:p>494</text:p>
          </table:table-cell>
          <table:table-cell table:formula="of:=DEC2HEX(64*[.$A21]+[.X$2])" office:value-type="string" office:string-value="495" calcext:value-type="string">
            <text:p>495</text:p>
          </table:table-cell>
          <table:table-cell table:formula="of:=DEC2HEX(64*[.$A21]+[.Y$2])" office:value-type="string" office:string-value="496" calcext:value-type="string">
            <text:p>496</text:p>
          </table:table-cell>
          <table:table-cell table:formula="of:=DEC2HEX(64*[.$A21]+[.Z$2])" office:value-type="string" office:string-value="497" calcext:value-type="string">
            <text:p>497</text:p>
          </table:table-cell>
          <table:table-cell table:formula="of:=DEC2HEX(64*[.$A21]+[.AA$2])" office:value-type="string" office:string-value="498" calcext:value-type="string">
            <text:p>498</text:p>
          </table:table-cell>
          <table:table-cell table:formula="of:=DEC2HEX(64*[.$A21]+[.AB$2])" office:value-type="string" office:string-value="499" calcext:value-type="string">
            <text:p>499</text:p>
          </table:table-cell>
          <table:table-cell table:formula="of:=DEC2HEX(64*[.$A21]+[.AC$2])" office:value-type="string" office:string-value="49A" calcext:value-type="string">
            <text:p>49A</text:p>
          </table:table-cell>
          <table:table-cell table:formula="of:=DEC2HEX(64*[.$A21]+[.AD$2])" office:value-type="string" office:string-value="49B" calcext:value-type="string">
            <text:p>49B</text:p>
          </table:table-cell>
          <table:table-cell table:formula="of:=DEC2HEX(64*[.$A21]+[.AE$2])" office:value-type="string" office:string-value="49C" calcext:value-type="string">
            <text:p>49C</text:p>
          </table:table-cell>
          <table:table-cell table:formula="of:=DEC2HEX(64*[.$A21]+[.AF$2])" office:value-type="string" office:string-value="49D" calcext:value-type="string">
            <text:p>49D</text:p>
          </table:table-cell>
          <table:table-cell table:formula="of:=DEC2HEX(64*[.$A21]+[.AG$2])" office:value-type="string" office:string-value="49E" calcext:value-type="string">
            <text:p>49E</text:p>
          </table:table-cell>
          <table:table-cell table:formula="of:=DEC2HEX(64*[.$A21]+[.AH$2])" office:value-type="string" office:string-value="49F" calcext:value-type="string">
            <text:p>49F</text:p>
          </table:table-cell>
          <table:table-cell table:formula="of:=DEC2HEX(64*[.$A21]+[.AI$2])" office:value-type="string" office:string-value="4A0" calcext:value-type="string">
            <text:p>4A0</text:p>
          </table:table-cell>
          <table:table-cell table:formula="of:=DEC2HEX(64*[.$A21]+[.AJ$2])" office:value-type="string" office:string-value="4A1" calcext:value-type="string">
            <text:p>4A1</text:p>
          </table:table-cell>
          <table:table-cell table:formula="of:=DEC2HEX(64*[.$A21]+[.AK$2])" office:value-type="string" office:string-value="4A2" calcext:value-type="string">
            <text:p>4A2</text:p>
          </table:table-cell>
          <table:table-cell table:formula="of:=DEC2HEX(64*[.$A21]+[.AL$2])" office:value-type="string" office:string-value="4A3" calcext:value-type="string">
            <text:p>4A3</text:p>
          </table:table-cell>
          <table:table-cell table:formula="of:=DEC2HEX(64*[.$A21]+[.AM$2])" office:value-type="string" office:string-value="4A4" calcext:value-type="string">
            <text:p>4A4</text:p>
          </table:table-cell>
          <table:table-cell table:formula="of:=DEC2HEX(64*[.$A21]+[.AN$2])" office:value-type="string" office:string-value="4A5" calcext:value-type="string">
            <text:p>4A5</text:p>
          </table:table-cell>
          <table:table-cell table:formula="of:=DEC2HEX(64*[.$A21]+[.AO$2])" office:value-type="string" office:string-value="4A6" calcext:value-type="string">
            <text:p>4A6</text:p>
          </table:table-cell>
          <table:table-cell table:formula="of:=DEC2HEX(64*[.$A21]+[.AP$2])" office:value-type="string" office:string-value="4A7" calcext:value-type="string">
            <text:p>4A7</text:p>
          </table:table-cell>
          <table:table-cell table:formula="of:=DEC2HEX(64*[.$A21]+[.AQ$2])" office:value-type="string" office:string-value="4A8" calcext:value-type="string">
            <text:p>4A8</text:p>
          </table:table-cell>
          <table:table-cell table:formula="of:=DEC2HEX(64*[.$A21]+[.AR$2])" office:value-type="string" office:string-value="4A9" calcext:value-type="string">
            <text:p>4A9</text:p>
          </table:table-cell>
          <table:table-cell table:formula="of:=DEC2HEX(64*[.$A21]+[.AS$2])" office:value-type="string" office:string-value="4AA" calcext:value-type="string">
            <text:p>4AA</text:p>
          </table:table-cell>
          <table:table-cell table:formula="of:=DEC2HEX(64*[.$A21]+[.AT$2])" office:value-type="string" office:string-value="4AB" calcext:value-type="string">
            <text:p>4AB</text:p>
          </table:table-cell>
          <table:table-cell table:formula="of:=DEC2HEX(64*[.$A21]+[.AU$2])" office:value-type="string" office:string-value="4AC" calcext:value-type="string">
            <text:p>4AC</text:p>
          </table:table-cell>
          <table:table-cell table:formula="of:=DEC2HEX(64*[.$A21]+[.AV$2])" office:value-type="string" office:string-value="4AD" calcext:value-type="string">
            <text:p>4AD</text:p>
          </table:table-cell>
          <table:table-cell table:formula="of:=DEC2HEX(64*[.$A21]+[.AW$2])" office:value-type="string" office:string-value="4AE" calcext:value-type="string">
            <text:p>4AE</text:p>
          </table:table-cell>
          <table:table-cell table:formula="of:=DEC2HEX(64*[.$A21]+[.AX$2])" office:value-type="string" office:string-value="4AF" calcext:value-type="string">
            <text:p>4AF</text:p>
          </table:table-cell>
          <table:table-cell table:formula="of:=DEC2HEX(64*[.$A21]+[.AY$2])" office:value-type="string" office:string-value="4B0" calcext:value-type="string">
            <text:p>4B0</text:p>
          </table:table-cell>
          <table:table-cell table:formula="of:=DEC2HEX(64*[.$A21]+[.AZ$2])" office:value-type="string" office:string-value="4B1" calcext:value-type="string">
            <text:p>4B1</text:p>
          </table:table-cell>
          <table:table-cell table:formula="of:=DEC2HEX(64*[.$A21]+[.BA$2])" office:value-type="string" office:string-value="4B2" calcext:value-type="string">
            <text:p>4B2</text:p>
          </table:table-cell>
          <table:table-cell table:formula="of:=DEC2HEX(64*[.$A21]+[.BB$2])" office:value-type="string" office:string-value="4B3" calcext:value-type="string">
            <text:p>4B3</text:p>
          </table:table-cell>
          <table:table-cell table:formula="of:=DEC2HEX(64*[.$A21]+[.BC$2])" office:value-type="string" office:string-value="4B4" calcext:value-type="string">
            <text:p>4B4</text:p>
          </table:table-cell>
          <table:table-cell table:formula="of:=DEC2HEX(64*[.$A21]+[.BD$2])" office:value-type="string" office:string-value="4B5" calcext:value-type="string">
            <text:p>4B5</text:p>
          </table:table-cell>
          <table:table-cell table:formula="of:=DEC2HEX(64*[.$A21]+[.BE$2])" office:value-type="string" office:string-value="4B6" calcext:value-type="string">
            <text:p>4B6</text:p>
          </table:table-cell>
          <table:table-cell table:formula="of:=DEC2HEX(64*[.$A21]+[.BF$2])" office:value-type="string" office:string-value="4B7" calcext:value-type="string">
            <text:p>4B7</text:p>
          </table:table-cell>
          <table:table-cell table:formula="of:=DEC2HEX(64*[.$A21]+[.BG$2])" office:value-type="string" office:string-value="4B8" calcext:value-type="string">
            <text:p>4B8</text:p>
          </table:table-cell>
          <table:table-cell table:formula="of:=DEC2HEX(64*[.$A21]+[.BH$2])" office:value-type="string" office:string-value="4B9" calcext:value-type="string">
            <text:p>4B9</text:p>
          </table:table-cell>
          <table:table-cell table:formula="of:=DEC2HEX(64*[.$A21]+[.BI$2])" office:value-type="string" office:string-value="4BA" calcext:value-type="string">
            <text:p>4BA</text:p>
          </table:table-cell>
          <table:table-cell table:formula="of:=DEC2HEX(64*[.$A21]+[.BJ$2])" office:value-type="string" office:string-value="4BB" calcext:value-type="string">
            <text:p>4BB</text:p>
          </table:table-cell>
          <table:table-cell table:formula="of:=DEC2HEX(64*[.$A21]+[.BK$2])" office:value-type="string" office:string-value="4BC" calcext:value-type="string">
            <text:p>4BC</text:p>
          </table:table-cell>
          <table:table-cell table:formula="of:=DEC2HEX(64*[.$A21]+[.BL$2])" office:value-type="string" office:string-value="4BD" calcext:value-type="string">
            <text:p>4BD</text:p>
          </table:table-cell>
          <table:table-cell table:formula="of:=DEC2HEX(64*[.$A21]+[.BM$2])" office:value-type="string" office:string-value="4BE" calcext:value-type="string">
            <text:p>4BE</text:p>
          </table:table-cell>
          <table:table-cell table:formula="of:=DEC2HEX(64*[.$A21]+[.BN$2])" office:value-type="string" office:string-value="4BF" calcext:value-type="string">
            <text:p>4BF</text:p>
          </table:table-cell>
          <table:table-cell table:number-columns-repeated="9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formula="of:=DEC2HEX([.A22])" office:value-type="string" office:string-value="13" calcext:value-type="string">
            <text:p>13</text:p>
          </table:table-cell>
          <table:table-cell table:formula="of:=DEC2HEX(64*[.A22])" office:value-type="string" office:string-value="4C0" calcext:value-type="string">
            <text:p>4C0</text:p>
          </table:table-cell>
          <table:table-cell table:formula="of:=DEC2HEX(64*[.$A22]+[.D$2])" office:value-type="string" office:string-value="4C1" calcext:value-type="string">
            <text:p>4C1</text:p>
          </table:table-cell>
          <table:table-cell table:formula="of:=DEC2HEX(64*[.$A22]+[.E$2])" office:value-type="string" office:string-value="4C2" calcext:value-type="string">
            <text:p>4C2</text:p>
          </table:table-cell>
          <table:table-cell table:formula="of:=DEC2HEX(64*[.$A22]+[.F$2])" office:value-type="string" office:string-value="4C3" calcext:value-type="string">
            <text:p>4C3</text:p>
          </table:table-cell>
          <table:table-cell table:formula="of:=DEC2HEX(64*[.$A22]+[.G$2])" office:value-type="string" office:string-value="4C4" calcext:value-type="string">
            <text:p>4C4</text:p>
          </table:table-cell>
          <table:table-cell table:formula="of:=DEC2HEX(64*[.$A22]+[.H$2])" office:value-type="string" office:string-value="4C5" calcext:value-type="string">
            <text:p>4C5</text:p>
          </table:table-cell>
          <table:table-cell table:formula="of:=DEC2HEX(64*[.$A22]+[.I$2])" office:value-type="string" office:string-value="4C6" calcext:value-type="string">
            <text:p>4C6</text:p>
          </table:table-cell>
          <table:table-cell table:formula="of:=DEC2HEX(64*[.$A22]+[.J$2])" office:value-type="string" office:string-value="4C7" calcext:value-type="string">
            <text:p>4C7</text:p>
          </table:table-cell>
          <table:table-cell table:formula="of:=DEC2HEX(64*[.$A22]+[.K$2])" office:value-type="string" office:string-value="4C8" calcext:value-type="string">
            <text:p>4C8</text:p>
          </table:table-cell>
          <table:table-cell table:formula="of:=DEC2HEX(64*[.$A22]+[.L$2])" office:value-type="string" office:string-value="4C9" calcext:value-type="string">
            <text:p>4C9</text:p>
          </table:table-cell>
          <table:table-cell table:formula="of:=DEC2HEX(64*[.$A22]+[.M$2])" office:value-type="string" office:string-value="4CA" calcext:value-type="string">
            <text:p>4CA</text:p>
          </table:table-cell>
          <table:table-cell table:formula="of:=DEC2HEX(64*[.$A22]+[.N$2])" office:value-type="string" office:string-value="4CB" calcext:value-type="string">
            <text:p>4CB</text:p>
          </table:table-cell>
          <table:table-cell table:formula="of:=DEC2HEX(64*[.$A22]+[.O$2])" office:value-type="string" office:string-value="4CC" calcext:value-type="string">
            <text:p>4CC</text:p>
          </table:table-cell>
          <table:table-cell table:formula="of:=DEC2HEX(64*[.$A22]+[.P$2])" office:value-type="string" office:string-value="4CD" calcext:value-type="string">
            <text:p>4CD</text:p>
          </table:table-cell>
          <table:table-cell table:formula="of:=DEC2HEX(64*[.$A22]+[.Q$2])" office:value-type="string" office:string-value="4CE" calcext:value-type="string">
            <text:p>4CE</text:p>
          </table:table-cell>
          <table:table-cell table:formula="of:=DEC2HEX(64*[.$A22]+[.R$2])" office:value-type="string" office:string-value="4CF" calcext:value-type="string">
            <text:p>4CF</text:p>
          </table:table-cell>
          <table:table-cell table:formula="of:=DEC2HEX(64*[.$A22]+[.S$2])" office:value-type="string" office:string-value="4D0" calcext:value-type="string">
            <text:p>4D0</text:p>
          </table:table-cell>
          <table:table-cell table:formula="of:=DEC2HEX(64*[.$A22]+[.T$2])" office:value-type="string" office:string-value="4D1" calcext:value-type="string">
            <text:p>4D1</text:p>
          </table:table-cell>
          <table:table-cell table:formula="of:=DEC2HEX(64*[.$A22]+[.U$2])" office:value-type="string" office:string-value="4D2" calcext:value-type="string">
            <text:p>4D2</text:p>
          </table:table-cell>
          <table:table-cell table:formula="of:=DEC2HEX(64*[.$A22]+[.V$2])" office:value-type="string" office:string-value="4D3" calcext:value-type="string">
            <text:p>4D3</text:p>
          </table:table-cell>
          <table:table-cell table:formula="of:=DEC2HEX(64*[.$A22]+[.W$2])" office:value-type="string" office:string-value="4D4" calcext:value-type="string">
            <text:p>4D4</text:p>
          </table:table-cell>
          <table:table-cell table:formula="of:=DEC2HEX(64*[.$A22]+[.X$2])" office:value-type="string" office:string-value="4D5" calcext:value-type="string">
            <text:p>4D5</text:p>
          </table:table-cell>
          <table:table-cell table:formula="of:=DEC2HEX(64*[.$A22]+[.Y$2])" office:value-type="string" office:string-value="4D6" calcext:value-type="string">
            <text:p>4D6</text:p>
          </table:table-cell>
          <table:table-cell table:formula="of:=DEC2HEX(64*[.$A22]+[.Z$2])" office:value-type="string" office:string-value="4D7" calcext:value-type="string">
            <text:p>4D7</text:p>
          </table:table-cell>
          <table:table-cell table:formula="of:=DEC2HEX(64*[.$A22]+[.AA$2])" office:value-type="string" office:string-value="4D8" calcext:value-type="string">
            <text:p>4D8</text:p>
          </table:table-cell>
          <table:table-cell table:formula="of:=DEC2HEX(64*[.$A22]+[.AB$2])" office:value-type="string" office:string-value="4D9" calcext:value-type="string">
            <text:p>4D9</text:p>
          </table:table-cell>
          <table:table-cell table:formula="of:=DEC2HEX(64*[.$A22]+[.AC$2])" office:value-type="string" office:string-value="4DA" calcext:value-type="string">
            <text:p>4DA</text:p>
          </table:table-cell>
          <table:table-cell table:formula="of:=DEC2HEX(64*[.$A22]+[.AD$2])" office:value-type="string" office:string-value="4DB" calcext:value-type="string">
            <text:p>4DB</text:p>
          </table:table-cell>
          <table:table-cell table:formula="of:=DEC2HEX(64*[.$A22]+[.AE$2])" office:value-type="string" office:string-value="4DC" calcext:value-type="string">
            <text:p>4DC</text:p>
          </table:table-cell>
          <table:table-cell table:formula="of:=DEC2HEX(64*[.$A22]+[.AF$2])" office:value-type="string" office:string-value="4DD" calcext:value-type="string">
            <text:p>4DD</text:p>
          </table:table-cell>
          <table:table-cell table:formula="of:=DEC2HEX(64*[.$A22]+[.AG$2])" office:value-type="string" office:string-value="4DE" calcext:value-type="string">
            <text:p>4DE</text:p>
          </table:table-cell>
          <table:table-cell table:formula="of:=DEC2HEX(64*[.$A22]+[.AH$2])" office:value-type="string" office:string-value="4DF" calcext:value-type="string">
            <text:p>4DF</text:p>
          </table:table-cell>
          <table:table-cell table:formula="of:=DEC2HEX(64*[.$A22]+[.AI$2])" office:value-type="string" office:string-value="4E0" calcext:value-type="string">
            <text:p>4E0</text:p>
          </table:table-cell>
          <table:table-cell table:formula="of:=DEC2HEX(64*[.$A22]+[.AJ$2])" office:value-type="string" office:string-value="4E1" calcext:value-type="string">
            <text:p>4E1</text:p>
          </table:table-cell>
          <table:table-cell table:formula="of:=DEC2HEX(64*[.$A22]+[.AK$2])" office:value-type="string" office:string-value="4E2" calcext:value-type="string">
            <text:p>4E2</text:p>
          </table:table-cell>
          <table:table-cell table:formula="of:=DEC2HEX(64*[.$A22]+[.AL$2])" office:value-type="string" office:string-value="4E3" calcext:value-type="string">
            <text:p>4E3</text:p>
          </table:table-cell>
          <table:table-cell table:formula="of:=DEC2HEX(64*[.$A22]+[.AM$2])" office:value-type="string" office:string-value="4E4" calcext:value-type="string">
            <text:p>4E4</text:p>
          </table:table-cell>
          <table:table-cell table:formula="of:=DEC2HEX(64*[.$A22]+[.AN$2])" office:value-type="string" office:string-value="4E5" calcext:value-type="string">
            <text:p>4E5</text:p>
          </table:table-cell>
          <table:table-cell table:formula="of:=DEC2HEX(64*[.$A22]+[.AO$2])" office:value-type="string" office:string-value="4E6" calcext:value-type="string">
            <text:p>4E6</text:p>
          </table:table-cell>
          <table:table-cell table:formula="of:=DEC2HEX(64*[.$A22]+[.AP$2])" office:value-type="string" office:string-value="4E7" calcext:value-type="string">
            <text:p>4E7</text:p>
          </table:table-cell>
          <table:table-cell table:formula="of:=DEC2HEX(64*[.$A22]+[.AQ$2])" office:value-type="string" office:string-value="4E8" calcext:value-type="string">
            <text:p>4E8</text:p>
          </table:table-cell>
          <table:table-cell table:formula="of:=DEC2HEX(64*[.$A22]+[.AR$2])" office:value-type="string" office:string-value="4E9" calcext:value-type="string">
            <text:p>4E9</text:p>
          </table:table-cell>
          <table:table-cell table:formula="of:=DEC2HEX(64*[.$A22]+[.AS$2])" office:value-type="string" office:string-value="4EA" calcext:value-type="string">
            <text:p>4EA</text:p>
          </table:table-cell>
          <table:table-cell table:formula="of:=DEC2HEX(64*[.$A22]+[.AT$2])" office:value-type="string" office:string-value="4EB" calcext:value-type="string">
            <text:p>4EB</text:p>
          </table:table-cell>
          <table:table-cell table:formula="of:=DEC2HEX(64*[.$A22]+[.AU$2])" office:value-type="string" office:string-value="4EC" calcext:value-type="string">
            <text:p>4EC</text:p>
          </table:table-cell>
          <table:table-cell table:formula="of:=DEC2HEX(64*[.$A22]+[.AV$2])" office:value-type="string" office:string-value="4ED" calcext:value-type="string">
            <text:p>4ED</text:p>
          </table:table-cell>
          <table:table-cell table:formula="of:=DEC2HEX(64*[.$A22]+[.AW$2])" office:value-type="string" office:string-value="4EE" calcext:value-type="string">
            <text:p>4EE</text:p>
          </table:table-cell>
          <table:table-cell table:formula="of:=DEC2HEX(64*[.$A22]+[.AX$2])" office:value-type="string" office:string-value="4EF" calcext:value-type="string">
            <text:p>4EF</text:p>
          </table:table-cell>
          <table:table-cell table:formula="of:=DEC2HEX(64*[.$A22]+[.AY$2])" office:value-type="string" office:string-value="4F0" calcext:value-type="string">
            <text:p>4F0</text:p>
          </table:table-cell>
          <table:table-cell table:formula="of:=DEC2HEX(64*[.$A22]+[.AZ$2])" office:value-type="string" office:string-value="4F1" calcext:value-type="string">
            <text:p>4F1</text:p>
          </table:table-cell>
          <table:table-cell table:formula="of:=DEC2HEX(64*[.$A22]+[.BA$2])" office:value-type="string" office:string-value="4F2" calcext:value-type="string">
            <text:p>4F2</text:p>
          </table:table-cell>
          <table:table-cell table:formula="of:=DEC2HEX(64*[.$A22]+[.BB$2])" office:value-type="string" office:string-value="4F3" calcext:value-type="string">
            <text:p>4F3</text:p>
          </table:table-cell>
          <table:table-cell table:formula="of:=DEC2HEX(64*[.$A22]+[.BC$2])" office:value-type="string" office:string-value="4F4" calcext:value-type="string">
            <text:p>4F4</text:p>
          </table:table-cell>
          <table:table-cell table:formula="of:=DEC2HEX(64*[.$A22]+[.BD$2])" office:value-type="string" office:string-value="4F5" calcext:value-type="string">
            <text:p>4F5</text:p>
          </table:table-cell>
          <table:table-cell table:formula="of:=DEC2HEX(64*[.$A22]+[.BE$2])" office:value-type="string" office:string-value="4F6" calcext:value-type="string">
            <text:p>4F6</text:p>
          </table:table-cell>
          <table:table-cell table:formula="of:=DEC2HEX(64*[.$A22]+[.BF$2])" office:value-type="string" office:string-value="4F7" calcext:value-type="string">
            <text:p>4F7</text:p>
          </table:table-cell>
          <table:table-cell table:formula="of:=DEC2HEX(64*[.$A22]+[.BG$2])" office:value-type="string" office:string-value="4F8" calcext:value-type="string">
            <text:p>4F8</text:p>
          </table:table-cell>
          <table:table-cell table:formula="of:=DEC2HEX(64*[.$A22]+[.BH$2])" office:value-type="string" office:string-value="4F9" calcext:value-type="string">
            <text:p>4F9</text:p>
          </table:table-cell>
          <table:table-cell table:formula="of:=DEC2HEX(64*[.$A22]+[.BI$2])" office:value-type="string" office:string-value="4FA" calcext:value-type="string">
            <text:p>4FA</text:p>
          </table:table-cell>
          <table:table-cell table:formula="of:=DEC2HEX(64*[.$A22]+[.BJ$2])" office:value-type="string" office:string-value="4FB" calcext:value-type="string">
            <text:p>4FB</text:p>
          </table:table-cell>
          <table:table-cell table:formula="of:=DEC2HEX(64*[.$A22]+[.BK$2])" office:value-type="string" office:string-value="4FC" calcext:value-type="string">
            <text:p>4FC</text:p>
          </table:table-cell>
          <table:table-cell table:formula="of:=DEC2HEX(64*[.$A22]+[.BL$2])" office:value-type="string" office:string-value="4FD" calcext:value-type="string">
            <text:p>4FD</text:p>
          </table:table-cell>
          <table:table-cell table:formula="of:=DEC2HEX(64*[.$A22]+[.BM$2])" office:value-type="string" office:string-value="4FE" calcext:value-type="string">
            <text:p>4FE</text:p>
          </table:table-cell>
          <table:table-cell table:formula="of:=DEC2HEX(64*[.$A22]+[.BN$2])" office:value-type="string" office:string-value="4FF" calcext:value-type="string">
            <text:p>4FF</text:p>
          </table:table-cell>
          <table:table-cell table:number-columns-repeated="9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DEC2HEX([.A23])" office:value-type="string" office:string-value="14" calcext:value-type="string">
            <text:p>14</text:p>
          </table:table-cell>
          <table:table-cell table:formula="of:=DEC2HEX(64*[.A23])" office:value-type="string" office:string-value="500" calcext:value-type="string">
            <text:p>500</text:p>
          </table:table-cell>
          <table:table-cell table:formula="of:=DEC2HEX(64*[.$A23]+[.D$2])" office:value-type="string" office:string-value="501" calcext:value-type="string">
            <text:p>501</text:p>
          </table:table-cell>
          <table:table-cell table:formula="of:=DEC2HEX(64*[.$A23]+[.E$2])" office:value-type="string" office:string-value="502" calcext:value-type="string">
            <text:p>502</text:p>
          </table:table-cell>
          <table:table-cell table:formula="of:=DEC2HEX(64*[.$A23]+[.F$2])" office:value-type="string" office:string-value="503" calcext:value-type="string">
            <text:p>503</text:p>
          </table:table-cell>
          <table:table-cell table:formula="of:=DEC2HEX(64*[.$A23]+[.G$2])" office:value-type="string" office:string-value="504" calcext:value-type="string">
            <text:p>504</text:p>
          </table:table-cell>
          <table:table-cell table:formula="of:=DEC2HEX(64*[.$A23]+[.H$2])" office:value-type="string" office:string-value="505" calcext:value-type="string">
            <text:p>505</text:p>
          </table:table-cell>
          <table:table-cell table:formula="of:=DEC2HEX(64*[.$A23]+[.I$2])" office:value-type="string" office:string-value="506" calcext:value-type="string">
            <text:p>506</text:p>
          </table:table-cell>
          <table:table-cell table:formula="of:=DEC2HEX(64*[.$A23]+[.J$2])" office:value-type="string" office:string-value="507" calcext:value-type="string">
            <text:p>507</text:p>
          </table:table-cell>
          <table:table-cell table:formula="of:=DEC2HEX(64*[.$A23]+[.K$2])" office:value-type="string" office:string-value="508" calcext:value-type="string">
            <text:p>508</text:p>
          </table:table-cell>
          <table:table-cell table:formula="of:=DEC2HEX(64*[.$A23]+[.L$2])" office:value-type="string" office:string-value="509" calcext:value-type="string">
            <text:p>509</text:p>
          </table:table-cell>
          <table:table-cell table:formula="of:=DEC2HEX(64*[.$A23]+[.M$2])" office:value-type="string" office:string-value="50A" calcext:value-type="string">
            <text:p>50A</text:p>
          </table:table-cell>
          <table:table-cell table:formula="of:=DEC2HEX(64*[.$A23]+[.N$2])" office:value-type="string" office:string-value="50B" calcext:value-type="string">
            <text:p>50B</text:p>
          </table:table-cell>
          <table:table-cell table:formula="of:=DEC2HEX(64*[.$A23]+[.O$2])" office:value-type="string" office:string-value="50C" calcext:value-type="string">
            <text:p>50C</text:p>
          </table:table-cell>
          <table:table-cell table:formula="of:=DEC2HEX(64*[.$A23]+[.P$2])" office:value-type="string" office:string-value="50D" calcext:value-type="string">
            <text:p>50D</text:p>
          </table:table-cell>
          <table:table-cell table:formula="of:=DEC2HEX(64*[.$A23]+[.Q$2])" office:value-type="string" office:string-value="50E" calcext:value-type="string">
            <text:p>50E</text:p>
          </table:table-cell>
          <table:table-cell table:formula="of:=DEC2HEX(64*[.$A23]+[.R$2])" office:value-type="string" office:string-value="50F" calcext:value-type="string">
            <text:p>50F</text:p>
          </table:table-cell>
          <table:table-cell table:formula="of:=DEC2HEX(64*[.$A23]+[.S$2])" office:value-type="string" office:string-value="510" calcext:value-type="string">
            <text:p>510</text:p>
          </table:table-cell>
          <table:table-cell table:formula="of:=DEC2HEX(64*[.$A23]+[.T$2])" office:value-type="string" office:string-value="511" calcext:value-type="string">
            <text:p>511</text:p>
          </table:table-cell>
          <table:table-cell table:formula="of:=DEC2HEX(64*[.$A23]+[.U$2])" office:value-type="string" office:string-value="512" calcext:value-type="string">
            <text:p>512</text:p>
          </table:table-cell>
          <table:table-cell table:formula="of:=DEC2HEX(64*[.$A23]+[.V$2])" office:value-type="string" office:string-value="513" calcext:value-type="string">
            <text:p>513</text:p>
          </table:table-cell>
          <table:table-cell table:formula="of:=DEC2HEX(64*[.$A23]+[.W$2])" office:value-type="string" office:string-value="514" calcext:value-type="string">
            <text:p>514</text:p>
          </table:table-cell>
          <table:table-cell table:formula="of:=DEC2HEX(64*[.$A23]+[.X$2])" office:value-type="string" office:string-value="515" calcext:value-type="string">
            <text:p>515</text:p>
          </table:table-cell>
          <table:table-cell table:formula="of:=DEC2HEX(64*[.$A23]+[.Y$2])" office:value-type="string" office:string-value="516" calcext:value-type="string">
            <text:p>516</text:p>
          </table:table-cell>
          <table:table-cell table:formula="of:=DEC2HEX(64*[.$A23]+[.Z$2])" office:value-type="string" office:string-value="517" calcext:value-type="string">
            <text:p>517</text:p>
          </table:table-cell>
          <table:table-cell table:formula="of:=DEC2HEX(64*[.$A23]+[.AA$2])" office:value-type="string" office:string-value="518" calcext:value-type="string">
            <text:p>518</text:p>
          </table:table-cell>
          <table:table-cell table:formula="of:=DEC2HEX(64*[.$A23]+[.AB$2])" office:value-type="string" office:string-value="519" calcext:value-type="string">
            <text:p>519</text:p>
          </table:table-cell>
          <table:table-cell table:formula="of:=DEC2HEX(64*[.$A23]+[.AC$2])" office:value-type="string" office:string-value="51A" calcext:value-type="string">
            <text:p>51A</text:p>
          </table:table-cell>
          <table:table-cell table:formula="of:=DEC2HEX(64*[.$A23]+[.AD$2])" office:value-type="string" office:string-value="51B" calcext:value-type="string">
            <text:p>51B</text:p>
          </table:table-cell>
          <table:table-cell table:formula="of:=DEC2HEX(64*[.$A23]+[.AE$2])" office:value-type="string" office:string-value="51C" calcext:value-type="string">
            <text:p>51C</text:p>
          </table:table-cell>
          <table:table-cell table:formula="of:=DEC2HEX(64*[.$A23]+[.AF$2])" office:value-type="string" office:string-value="51D" calcext:value-type="string">
            <text:p>51D</text:p>
          </table:table-cell>
          <table:table-cell table:formula="of:=DEC2HEX(64*[.$A23]+[.AG$2])" office:value-type="string" office:string-value="51E" calcext:value-type="string">
            <text:p>51E</text:p>
          </table:table-cell>
          <table:table-cell table:formula="of:=DEC2HEX(64*[.$A23]+[.AH$2])" office:value-type="string" office:string-value="51F" calcext:value-type="string">
            <text:p>51F</text:p>
          </table:table-cell>
          <table:table-cell table:formula="of:=DEC2HEX(64*[.$A23]+[.AI$2])" office:value-type="string" office:string-value="520" calcext:value-type="string">
            <text:p>520</text:p>
          </table:table-cell>
          <table:table-cell table:formula="of:=DEC2HEX(64*[.$A23]+[.AJ$2])" office:value-type="string" office:string-value="521" calcext:value-type="string">
            <text:p>521</text:p>
          </table:table-cell>
          <table:table-cell table:formula="of:=DEC2HEX(64*[.$A23]+[.AK$2])" office:value-type="string" office:string-value="522" calcext:value-type="string">
            <text:p>522</text:p>
          </table:table-cell>
          <table:table-cell table:formula="of:=DEC2HEX(64*[.$A23]+[.AL$2])" office:value-type="string" office:string-value="523" calcext:value-type="string">
            <text:p>523</text:p>
          </table:table-cell>
          <table:table-cell table:formula="of:=DEC2HEX(64*[.$A23]+[.AM$2])" office:value-type="string" office:string-value="524" calcext:value-type="string">
            <text:p>524</text:p>
          </table:table-cell>
          <table:table-cell table:formula="of:=DEC2HEX(64*[.$A23]+[.AN$2])" office:value-type="string" office:string-value="525" calcext:value-type="string">
            <text:p>525</text:p>
          </table:table-cell>
          <table:table-cell table:formula="of:=DEC2HEX(64*[.$A23]+[.AO$2])" office:value-type="string" office:string-value="526" calcext:value-type="string">
            <text:p>526</text:p>
          </table:table-cell>
          <table:table-cell table:formula="of:=DEC2HEX(64*[.$A23]+[.AP$2])" office:value-type="string" office:string-value="527" calcext:value-type="string">
            <text:p>527</text:p>
          </table:table-cell>
          <table:table-cell table:formula="of:=DEC2HEX(64*[.$A23]+[.AQ$2])" office:value-type="string" office:string-value="528" calcext:value-type="string">
            <text:p>528</text:p>
          </table:table-cell>
          <table:table-cell table:formula="of:=DEC2HEX(64*[.$A23]+[.AR$2])" office:value-type="string" office:string-value="529" calcext:value-type="string">
            <text:p>529</text:p>
          </table:table-cell>
          <table:table-cell table:formula="of:=DEC2HEX(64*[.$A23]+[.AS$2])" office:value-type="string" office:string-value="52A" calcext:value-type="string">
            <text:p>52A</text:p>
          </table:table-cell>
          <table:table-cell table:formula="of:=DEC2HEX(64*[.$A23]+[.AT$2])" office:value-type="string" office:string-value="52B" calcext:value-type="string">
            <text:p>52B</text:p>
          </table:table-cell>
          <table:table-cell table:formula="of:=DEC2HEX(64*[.$A23]+[.AU$2])" office:value-type="string" office:string-value="52C" calcext:value-type="string">
            <text:p>52C</text:p>
          </table:table-cell>
          <table:table-cell table:formula="of:=DEC2HEX(64*[.$A23]+[.AV$2])" office:value-type="string" office:string-value="52D" calcext:value-type="string">
            <text:p>52D</text:p>
          </table:table-cell>
          <table:table-cell table:formula="of:=DEC2HEX(64*[.$A23]+[.AW$2])" office:value-type="string" office:string-value="52E" calcext:value-type="string">
            <text:p>52E</text:p>
          </table:table-cell>
          <table:table-cell table:formula="of:=DEC2HEX(64*[.$A23]+[.AX$2])" office:value-type="string" office:string-value="52F" calcext:value-type="string">
            <text:p>52F</text:p>
          </table:table-cell>
          <table:table-cell table:formula="of:=DEC2HEX(64*[.$A23]+[.AY$2])" office:value-type="string" office:string-value="530" calcext:value-type="string">
            <text:p>530</text:p>
          </table:table-cell>
          <table:table-cell table:formula="of:=DEC2HEX(64*[.$A23]+[.AZ$2])" office:value-type="string" office:string-value="531" calcext:value-type="string">
            <text:p>531</text:p>
          </table:table-cell>
          <table:table-cell table:formula="of:=DEC2HEX(64*[.$A23]+[.BA$2])" office:value-type="string" office:string-value="532" calcext:value-type="string">
            <text:p>532</text:p>
          </table:table-cell>
          <table:table-cell table:formula="of:=DEC2HEX(64*[.$A23]+[.BB$2])" office:value-type="string" office:string-value="533" calcext:value-type="string">
            <text:p>533</text:p>
          </table:table-cell>
          <table:table-cell table:formula="of:=DEC2HEX(64*[.$A23]+[.BC$2])" office:value-type="string" office:string-value="534" calcext:value-type="string">
            <text:p>534</text:p>
          </table:table-cell>
          <table:table-cell table:formula="of:=DEC2HEX(64*[.$A23]+[.BD$2])" office:value-type="string" office:string-value="535" calcext:value-type="string">
            <text:p>535</text:p>
          </table:table-cell>
          <table:table-cell table:formula="of:=DEC2HEX(64*[.$A23]+[.BE$2])" office:value-type="string" office:string-value="536" calcext:value-type="string">
            <text:p>536</text:p>
          </table:table-cell>
          <table:table-cell table:formula="of:=DEC2HEX(64*[.$A23]+[.BF$2])" office:value-type="string" office:string-value="537" calcext:value-type="string">
            <text:p>537</text:p>
          </table:table-cell>
          <table:table-cell table:formula="of:=DEC2HEX(64*[.$A23]+[.BG$2])" office:value-type="string" office:string-value="538" calcext:value-type="string">
            <text:p>538</text:p>
          </table:table-cell>
          <table:table-cell table:formula="of:=DEC2HEX(64*[.$A23]+[.BH$2])" office:value-type="string" office:string-value="539" calcext:value-type="string">
            <text:p>539</text:p>
          </table:table-cell>
          <table:table-cell table:formula="of:=DEC2HEX(64*[.$A23]+[.BI$2])" office:value-type="string" office:string-value="53A" calcext:value-type="string">
            <text:p>53A</text:p>
          </table:table-cell>
          <table:table-cell table:formula="of:=DEC2HEX(64*[.$A23]+[.BJ$2])" office:value-type="string" office:string-value="53B" calcext:value-type="string">
            <text:p>53B</text:p>
          </table:table-cell>
          <table:table-cell table:formula="of:=DEC2HEX(64*[.$A23]+[.BK$2])" office:value-type="string" office:string-value="53C" calcext:value-type="string">
            <text:p>53C</text:p>
          </table:table-cell>
          <table:table-cell table:formula="of:=DEC2HEX(64*[.$A23]+[.BL$2])" office:value-type="string" office:string-value="53D" calcext:value-type="string">
            <text:p>53D</text:p>
          </table:table-cell>
          <table:table-cell table:formula="of:=DEC2HEX(64*[.$A23]+[.BM$2])" office:value-type="string" office:string-value="53E" calcext:value-type="string">
            <text:p>53E</text:p>
          </table:table-cell>
          <table:table-cell table:formula="of:=DEC2HEX(64*[.$A23]+[.BN$2])" office:value-type="string" office:string-value="53F" calcext:value-type="string">
            <text:p>53F</text:p>
          </table:table-cell>
          <table:table-cell table:number-columns-repeated="9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DEC2HEX([.A24])" office:value-type="string" office:string-value="15" calcext:value-type="string">
            <text:p>15</text:p>
          </table:table-cell>
          <table:table-cell table:formula="of:=DEC2HEX(64*[.A24])" office:value-type="string" office:string-value="540" calcext:value-type="string">
            <text:p>540</text:p>
          </table:table-cell>
          <table:table-cell table:formula="of:=DEC2HEX(64*[.$A24]+[.D$2])" office:value-type="string" office:string-value="541" calcext:value-type="string">
            <text:p>541</text:p>
          </table:table-cell>
          <table:table-cell table:formula="of:=DEC2HEX(64*[.$A24]+[.E$2])" office:value-type="string" office:string-value="542" calcext:value-type="string">
            <text:p>542</text:p>
          </table:table-cell>
          <table:table-cell table:formula="of:=DEC2HEX(64*[.$A24]+[.F$2])" office:value-type="string" office:string-value="543" calcext:value-type="string">
            <text:p>543</text:p>
          </table:table-cell>
          <table:table-cell table:formula="of:=DEC2HEX(64*[.$A24]+[.G$2])" office:value-type="string" office:string-value="544" calcext:value-type="string">
            <text:p>544</text:p>
          </table:table-cell>
          <table:table-cell table:formula="of:=DEC2HEX(64*[.$A24]+[.H$2])" office:value-type="string" office:string-value="545" calcext:value-type="string">
            <text:p>545</text:p>
          </table:table-cell>
          <table:table-cell table:formula="of:=DEC2HEX(64*[.$A24]+[.I$2])" office:value-type="string" office:string-value="546" calcext:value-type="string">
            <text:p>546</text:p>
          </table:table-cell>
          <table:table-cell table:formula="of:=DEC2HEX(64*[.$A24]+[.J$2])" office:value-type="string" office:string-value="547" calcext:value-type="string">
            <text:p>547</text:p>
          </table:table-cell>
          <table:table-cell table:formula="of:=DEC2HEX(64*[.$A24]+[.K$2])" office:value-type="string" office:string-value="548" calcext:value-type="string">
            <text:p>548</text:p>
          </table:table-cell>
          <table:table-cell table:formula="of:=DEC2HEX(64*[.$A24]+[.L$2])" office:value-type="string" office:string-value="549" calcext:value-type="string">
            <text:p>549</text:p>
          </table:table-cell>
          <table:table-cell table:formula="of:=DEC2HEX(64*[.$A24]+[.M$2])" office:value-type="string" office:string-value="54A" calcext:value-type="string">
            <text:p>54A</text:p>
          </table:table-cell>
          <table:table-cell table:formula="of:=DEC2HEX(64*[.$A24]+[.N$2])" office:value-type="string" office:string-value="54B" calcext:value-type="string">
            <text:p>54B</text:p>
          </table:table-cell>
          <table:table-cell table:formula="of:=DEC2HEX(64*[.$A24]+[.O$2])" office:value-type="string" office:string-value="54C" calcext:value-type="string">
            <text:p>54C</text:p>
          </table:table-cell>
          <table:table-cell table:formula="of:=DEC2HEX(64*[.$A24]+[.P$2])" office:value-type="string" office:string-value="54D" calcext:value-type="string">
            <text:p>54D</text:p>
          </table:table-cell>
          <table:table-cell table:formula="of:=DEC2HEX(64*[.$A24]+[.Q$2])" office:value-type="string" office:string-value="54E" calcext:value-type="string">
            <text:p>54E</text:p>
          </table:table-cell>
          <table:table-cell table:formula="of:=DEC2HEX(64*[.$A24]+[.R$2])" office:value-type="string" office:string-value="54F" calcext:value-type="string">
            <text:p>54F</text:p>
          </table:table-cell>
          <table:table-cell table:formula="of:=DEC2HEX(64*[.$A24]+[.S$2])" office:value-type="string" office:string-value="550" calcext:value-type="string">
            <text:p>550</text:p>
          </table:table-cell>
          <table:table-cell table:formula="of:=DEC2HEX(64*[.$A24]+[.T$2])" office:value-type="string" office:string-value="551" calcext:value-type="string">
            <text:p>551</text:p>
          </table:table-cell>
          <table:table-cell table:formula="of:=DEC2HEX(64*[.$A24]+[.U$2])" office:value-type="string" office:string-value="552" calcext:value-type="string">
            <text:p>552</text:p>
          </table:table-cell>
          <table:table-cell table:formula="of:=DEC2HEX(64*[.$A24]+[.V$2])" office:value-type="string" office:string-value="553" calcext:value-type="string">
            <text:p>553</text:p>
          </table:table-cell>
          <table:table-cell table:formula="of:=DEC2HEX(64*[.$A24]+[.W$2])" office:value-type="string" office:string-value="554" calcext:value-type="string">
            <text:p>554</text:p>
          </table:table-cell>
          <table:table-cell table:formula="of:=DEC2HEX(64*[.$A24]+[.X$2])" office:value-type="string" office:string-value="555" calcext:value-type="string">
            <text:p>555</text:p>
          </table:table-cell>
          <table:table-cell table:formula="of:=DEC2HEX(64*[.$A24]+[.Y$2])" office:value-type="string" office:string-value="556" calcext:value-type="string">
            <text:p>556</text:p>
          </table:table-cell>
          <table:table-cell table:formula="of:=DEC2HEX(64*[.$A24]+[.Z$2])" office:value-type="string" office:string-value="557" calcext:value-type="string">
            <text:p>557</text:p>
          </table:table-cell>
          <table:table-cell table:formula="of:=DEC2HEX(64*[.$A24]+[.AA$2])" office:value-type="string" office:string-value="558" calcext:value-type="string">
            <text:p>558</text:p>
          </table:table-cell>
          <table:table-cell table:formula="of:=DEC2HEX(64*[.$A24]+[.AB$2])" office:value-type="string" office:string-value="559" calcext:value-type="string">
            <text:p>559</text:p>
          </table:table-cell>
          <table:table-cell table:formula="of:=DEC2HEX(64*[.$A24]+[.AC$2])" office:value-type="string" office:string-value="55A" calcext:value-type="string">
            <text:p>55A</text:p>
          </table:table-cell>
          <table:table-cell table:formula="of:=DEC2HEX(64*[.$A24]+[.AD$2])" office:value-type="string" office:string-value="55B" calcext:value-type="string">
            <text:p>55B</text:p>
          </table:table-cell>
          <table:table-cell table:formula="of:=DEC2HEX(64*[.$A24]+[.AE$2])" office:value-type="string" office:string-value="55C" calcext:value-type="string">
            <text:p>55C</text:p>
          </table:table-cell>
          <table:table-cell table:formula="of:=DEC2HEX(64*[.$A24]+[.AF$2])" office:value-type="string" office:string-value="55D" calcext:value-type="string">
            <text:p>55D</text:p>
          </table:table-cell>
          <table:table-cell table:formula="of:=DEC2HEX(64*[.$A24]+[.AG$2])" office:value-type="string" office:string-value="55E" calcext:value-type="string">
            <text:p>55E</text:p>
          </table:table-cell>
          <table:table-cell table:formula="of:=DEC2HEX(64*[.$A24]+[.AH$2])" office:value-type="string" office:string-value="55F" calcext:value-type="string">
            <text:p>55F</text:p>
          </table:table-cell>
          <table:table-cell table:formula="of:=DEC2HEX(64*[.$A24]+[.AI$2])" office:value-type="string" office:string-value="560" calcext:value-type="string">
            <text:p>560</text:p>
          </table:table-cell>
          <table:table-cell table:formula="of:=DEC2HEX(64*[.$A24]+[.AJ$2])" office:value-type="string" office:string-value="561" calcext:value-type="string">
            <text:p>561</text:p>
          </table:table-cell>
          <table:table-cell table:formula="of:=DEC2HEX(64*[.$A24]+[.AK$2])" office:value-type="string" office:string-value="562" calcext:value-type="string">
            <text:p>562</text:p>
          </table:table-cell>
          <table:table-cell table:formula="of:=DEC2HEX(64*[.$A24]+[.AL$2])" office:value-type="string" office:string-value="563" calcext:value-type="string">
            <text:p>563</text:p>
          </table:table-cell>
          <table:table-cell table:formula="of:=DEC2HEX(64*[.$A24]+[.AM$2])" office:value-type="string" office:string-value="564" calcext:value-type="string">
            <text:p>564</text:p>
          </table:table-cell>
          <table:table-cell table:formula="of:=DEC2HEX(64*[.$A24]+[.AN$2])" office:value-type="string" office:string-value="565" calcext:value-type="string">
            <text:p>565</text:p>
          </table:table-cell>
          <table:table-cell table:formula="of:=DEC2HEX(64*[.$A24]+[.AO$2])" office:value-type="string" office:string-value="566" calcext:value-type="string">
            <text:p>566</text:p>
          </table:table-cell>
          <table:table-cell table:formula="of:=DEC2HEX(64*[.$A24]+[.AP$2])" office:value-type="string" office:string-value="567" calcext:value-type="string">
            <text:p>567</text:p>
          </table:table-cell>
          <table:table-cell table:formula="of:=DEC2HEX(64*[.$A24]+[.AQ$2])" office:value-type="string" office:string-value="568" calcext:value-type="string">
            <text:p>568</text:p>
          </table:table-cell>
          <table:table-cell table:formula="of:=DEC2HEX(64*[.$A24]+[.AR$2])" office:value-type="string" office:string-value="569" calcext:value-type="string">
            <text:p>569</text:p>
          </table:table-cell>
          <table:table-cell table:formula="of:=DEC2HEX(64*[.$A24]+[.AS$2])" office:value-type="string" office:string-value="56A" calcext:value-type="string">
            <text:p>56A</text:p>
          </table:table-cell>
          <table:table-cell table:formula="of:=DEC2HEX(64*[.$A24]+[.AT$2])" office:value-type="string" office:string-value="56B" calcext:value-type="string">
            <text:p>56B</text:p>
          </table:table-cell>
          <table:table-cell table:formula="of:=DEC2HEX(64*[.$A24]+[.AU$2])" office:value-type="string" office:string-value="56C" calcext:value-type="string">
            <text:p>56C</text:p>
          </table:table-cell>
          <table:table-cell table:formula="of:=DEC2HEX(64*[.$A24]+[.AV$2])" office:value-type="string" office:string-value="56D" calcext:value-type="string">
            <text:p>56D</text:p>
          </table:table-cell>
          <table:table-cell table:formula="of:=DEC2HEX(64*[.$A24]+[.AW$2])" office:value-type="string" office:string-value="56E" calcext:value-type="string">
            <text:p>56E</text:p>
          </table:table-cell>
          <table:table-cell table:formula="of:=DEC2HEX(64*[.$A24]+[.AX$2])" office:value-type="string" office:string-value="56F" calcext:value-type="string">
            <text:p>56F</text:p>
          </table:table-cell>
          <table:table-cell table:formula="of:=DEC2HEX(64*[.$A24]+[.AY$2])" office:value-type="string" office:string-value="570" calcext:value-type="string">
            <text:p>570</text:p>
          </table:table-cell>
          <table:table-cell table:formula="of:=DEC2HEX(64*[.$A24]+[.AZ$2])" office:value-type="string" office:string-value="571" calcext:value-type="string">
            <text:p>571</text:p>
          </table:table-cell>
          <table:table-cell table:formula="of:=DEC2HEX(64*[.$A24]+[.BA$2])" office:value-type="string" office:string-value="572" calcext:value-type="string">
            <text:p>572</text:p>
          </table:table-cell>
          <table:table-cell table:formula="of:=DEC2HEX(64*[.$A24]+[.BB$2])" office:value-type="string" office:string-value="573" calcext:value-type="string">
            <text:p>573</text:p>
          </table:table-cell>
          <table:table-cell table:formula="of:=DEC2HEX(64*[.$A24]+[.BC$2])" office:value-type="string" office:string-value="574" calcext:value-type="string">
            <text:p>574</text:p>
          </table:table-cell>
          <table:table-cell table:formula="of:=DEC2HEX(64*[.$A24]+[.BD$2])" office:value-type="string" office:string-value="575" calcext:value-type="string">
            <text:p>575</text:p>
          </table:table-cell>
          <table:table-cell table:formula="of:=DEC2HEX(64*[.$A24]+[.BE$2])" office:value-type="string" office:string-value="576" calcext:value-type="string">
            <text:p>576</text:p>
          </table:table-cell>
          <table:table-cell table:formula="of:=DEC2HEX(64*[.$A24]+[.BF$2])" office:value-type="string" office:string-value="577" calcext:value-type="string">
            <text:p>577</text:p>
          </table:table-cell>
          <table:table-cell table:formula="of:=DEC2HEX(64*[.$A24]+[.BG$2])" office:value-type="string" office:string-value="578" calcext:value-type="string">
            <text:p>578</text:p>
          </table:table-cell>
          <table:table-cell table:formula="of:=DEC2HEX(64*[.$A24]+[.BH$2])" office:value-type="string" office:string-value="579" calcext:value-type="string">
            <text:p>579</text:p>
          </table:table-cell>
          <table:table-cell table:formula="of:=DEC2HEX(64*[.$A24]+[.BI$2])" office:value-type="string" office:string-value="57A" calcext:value-type="string">
            <text:p>57A</text:p>
          </table:table-cell>
          <table:table-cell table:formula="of:=DEC2HEX(64*[.$A24]+[.BJ$2])" office:value-type="string" office:string-value="57B" calcext:value-type="string">
            <text:p>57B</text:p>
          </table:table-cell>
          <table:table-cell table:formula="of:=DEC2HEX(64*[.$A24]+[.BK$2])" office:value-type="string" office:string-value="57C" calcext:value-type="string">
            <text:p>57C</text:p>
          </table:table-cell>
          <table:table-cell table:formula="of:=DEC2HEX(64*[.$A24]+[.BL$2])" office:value-type="string" office:string-value="57D" calcext:value-type="string">
            <text:p>57D</text:p>
          </table:table-cell>
          <table:table-cell table:formula="of:=DEC2HEX(64*[.$A24]+[.BM$2])" office:value-type="string" office:string-value="57E" calcext:value-type="string">
            <text:p>57E</text:p>
          </table:table-cell>
          <table:table-cell table:formula="of:=DEC2HEX(64*[.$A24]+[.BN$2])" office:value-type="string" office:string-value="57F" calcext:value-type="string">
            <text:p>57F</text:p>
          </table:table-cell>
          <table:table-cell table:number-columns-repeated="9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DEC2HEX([.A25])" office:value-type="string" office:string-value="16" calcext:value-type="string">
            <text:p>16</text:p>
          </table:table-cell>
          <table:table-cell table:formula="of:=DEC2HEX(64*[.A25])" office:value-type="string" office:string-value="580" calcext:value-type="string">
            <text:p>580</text:p>
          </table:table-cell>
          <table:table-cell table:formula="of:=DEC2HEX(64*[.$A25]+[.D$2])" office:value-type="string" office:string-value="581" calcext:value-type="string">
            <text:p>581</text:p>
          </table:table-cell>
          <table:table-cell table:formula="of:=DEC2HEX(64*[.$A25]+[.E$2])" office:value-type="string" office:string-value="582" calcext:value-type="string">
            <text:p>582</text:p>
          </table:table-cell>
          <table:table-cell table:formula="of:=DEC2HEX(64*[.$A25]+[.F$2])" office:value-type="string" office:string-value="583" calcext:value-type="string">
            <text:p>583</text:p>
          </table:table-cell>
          <table:table-cell table:formula="of:=DEC2HEX(64*[.$A25]+[.G$2])" office:value-type="string" office:string-value="584" calcext:value-type="string">
            <text:p>584</text:p>
          </table:table-cell>
          <table:table-cell table:formula="of:=DEC2HEX(64*[.$A25]+[.H$2])" office:value-type="string" office:string-value="585" calcext:value-type="string">
            <text:p>585</text:p>
          </table:table-cell>
          <table:table-cell table:formula="of:=DEC2HEX(64*[.$A25]+[.I$2])" office:value-type="string" office:string-value="586" calcext:value-type="string">
            <text:p>586</text:p>
          </table:table-cell>
          <table:table-cell table:formula="of:=DEC2HEX(64*[.$A25]+[.J$2])" office:value-type="string" office:string-value="587" calcext:value-type="string">
            <text:p>587</text:p>
          </table:table-cell>
          <table:table-cell table:formula="of:=DEC2HEX(64*[.$A25]+[.K$2])" office:value-type="string" office:string-value="588" calcext:value-type="string">
            <text:p>588</text:p>
          </table:table-cell>
          <table:table-cell table:formula="of:=DEC2HEX(64*[.$A25]+[.L$2])" office:value-type="string" office:string-value="589" calcext:value-type="string">
            <text:p>589</text:p>
          </table:table-cell>
          <table:table-cell table:formula="of:=DEC2HEX(64*[.$A25]+[.M$2])" office:value-type="string" office:string-value="58A" calcext:value-type="string">
            <text:p>58A</text:p>
          </table:table-cell>
          <table:table-cell table:formula="of:=DEC2HEX(64*[.$A25]+[.N$2])" office:value-type="string" office:string-value="58B" calcext:value-type="string">
            <text:p>58B</text:p>
          </table:table-cell>
          <table:table-cell table:formula="of:=DEC2HEX(64*[.$A25]+[.O$2])" office:value-type="string" office:string-value="58C" calcext:value-type="string">
            <text:p>58C</text:p>
          </table:table-cell>
          <table:table-cell table:formula="of:=DEC2HEX(64*[.$A25]+[.P$2])" office:value-type="string" office:string-value="58D" calcext:value-type="string">
            <text:p>58D</text:p>
          </table:table-cell>
          <table:table-cell table:formula="of:=DEC2HEX(64*[.$A25]+[.Q$2])" office:value-type="string" office:string-value="58E" calcext:value-type="string">
            <text:p>58E</text:p>
          </table:table-cell>
          <table:table-cell table:formula="of:=DEC2HEX(64*[.$A25]+[.R$2])" office:value-type="string" office:string-value="58F" calcext:value-type="string">
            <text:p>58F</text:p>
          </table:table-cell>
          <table:table-cell table:formula="of:=DEC2HEX(64*[.$A25]+[.S$2])" office:value-type="string" office:string-value="590" calcext:value-type="string">
            <text:p>590</text:p>
          </table:table-cell>
          <table:table-cell table:formula="of:=DEC2HEX(64*[.$A25]+[.T$2])" office:value-type="string" office:string-value="591" calcext:value-type="string">
            <text:p>591</text:p>
          </table:table-cell>
          <table:table-cell table:formula="of:=DEC2HEX(64*[.$A25]+[.U$2])" office:value-type="string" office:string-value="592" calcext:value-type="string">
            <text:p>592</text:p>
          </table:table-cell>
          <table:table-cell table:formula="of:=DEC2HEX(64*[.$A25]+[.V$2])" office:value-type="string" office:string-value="593" calcext:value-type="string">
            <text:p>593</text:p>
          </table:table-cell>
          <table:table-cell table:formula="of:=DEC2HEX(64*[.$A25]+[.W$2])" office:value-type="string" office:string-value="594" calcext:value-type="string">
            <text:p>594</text:p>
          </table:table-cell>
          <table:table-cell table:formula="of:=DEC2HEX(64*[.$A25]+[.X$2])" office:value-type="string" office:string-value="595" calcext:value-type="string">
            <text:p>595</text:p>
          </table:table-cell>
          <table:table-cell table:formula="of:=DEC2HEX(64*[.$A25]+[.Y$2])" office:value-type="string" office:string-value="596" calcext:value-type="string">
            <text:p>596</text:p>
          </table:table-cell>
          <table:table-cell table:formula="of:=DEC2HEX(64*[.$A25]+[.Z$2])" office:value-type="string" office:string-value="597" calcext:value-type="string">
            <text:p>597</text:p>
          </table:table-cell>
          <table:table-cell table:formula="of:=DEC2HEX(64*[.$A25]+[.AA$2])" office:value-type="string" office:string-value="598" calcext:value-type="string">
            <text:p>598</text:p>
          </table:table-cell>
          <table:table-cell table:formula="of:=DEC2HEX(64*[.$A25]+[.AB$2])" office:value-type="string" office:string-value="599" calcext:value-type="string">
            <text:p>599</text:p>
          </table:table-cell>
          <table:table-cell table:formula="of:=DEC2HEX(64*[.$A25]+[.AC$2])" office:value-type="string" office:string-value="59A" calcext:value-type="string">
            <text:p>59A</text:p>
          </table:table-cell>
          <table:table-cell table:formula="of:=DEC2HEX(64*[.$A25]+[.AD$2])" office:value-type="string" office:string-value="59B" calcext:value-type="string">
            <text:p>59B</text:p>
          </table:table-cell>
          <table:table-cell table:formula="of:=DEC2HEX(64*[.$A25]+[.AE$2])" office:value-type="string" office:string-value="59C" calcext:value-type="string">
            <text:p>59C</text:p>
          </table:table-cell>
          <table:table-cell table:formula="of:=DEC2HEX(64*[.$A25]+[.AF$2])" office:value-type="string" office:string-value="59D" calcext:value-type="string">
            <text:p>59D</text:p>
          </table:table-cell>
          <table:table-cell table:formula="of:=DEC2HEX(64*[.$A25]+[.AG$2])" office:value-type="string" office:string-value="59E" calcext:value-type="string">
            <text:p>59E</text:p>
          </table:table-cell>
          <table:table-cell table:formula="of:=DEC2HEX(64*[.$A25]+[.AH$2])" office:value-type="string" office:string-value="59F" calcext:value-type="string">
            <text:p>59F</text:p>
          </table:table-cell>
          <table:table-cell table:formula="of:=DEC2HEX(64*[.$A25]+[.AI$2])" office:value-type="string" office:string-value="5A0" calcext:value-type="string">
            <text:p>5A0</text:p>
          </table:table-cell>
          <table:table-cell table:formula="of:=DEC2HEX(64*[.$A25]+[.AJ$2])" office:value-type="string" office:string-value="5A1" calcext:value-type="string">
            <text:p>5A1</text:p>
          </table:table-cell>
          <table:table-cell table:formula="of:=DEC2HEX(64*[.$A25]+[.AK$2])" office:value-type="string" office:string-value="5A2" calcext:value-type="string">
            <text:p>5A2</text:p>
          </table:table-cell>
          <table:table-cell table:formula="of:=DEC2HEX(64*[.$A25]+[.AL$2])" office:value-type="string" office:string-value="5A3" calcext:value-type="string">
            <text:p>5A3</text:p>
          </table:table-cell>
          <table:table-cell table:formula="of:=DEC2HEX(64*[.$A25]+[.AM$2])" office:value-type="string" office:string-value="5A4" calcext:value-type="string">
            <text:p>5A4</text:p>
          </table:table-cell>
          <table:table-cell table:formula="of:=DEC2HEX(64*[.$A25]+[.AN$2])" office:value-type="string" office:string-value="5A5" calcext:value-type="string">
            <text:p>5A5</text:p>
          </table:table-cell>
          <table:table-cell table:formula="of:=DEC2HEX(64*[.$A25]+[.AO$2])" office:value-type="string" office:string-value="5A6" calcext:value-type="string">
            <text:p>5A6</text:p>
          </table:table-cell>
          <table:table-cell table:formula="of:=DEC2HEX(64*[.$A25]+[.AP$2])" office:value-type="string" office:string-value="5A7" calcext:value-type="string">
            <text:p>5A7</text:p>
          </table:table-cell>
          <table:table-cell table:formula="of:=DEC2HEX(64*[.$A25]+[.AQ$2])" office:value-type="string" office:string-value="5A8" calcext:value-type="string">
            <text:p>5A8</text:p>
          </table:table-cell>
          <table:table-cell table:formula="of:=DEC2HEX(64*[.$A25]+[.AR$2])" office:value-type="string" office:string-value="5A9" calcext:value-type="string">
            <text:p>5A9</text:p>
          </table:table-cell>
          <table:table-cell table:formula="of:=DEC2HEX(64*[.$A25]+[.AS$2])" office:value-type="string" office:string-value="5AA" calcext:value-type="string">
            <text:p>5AA</text:p>
          </table:table-cell>
          <table:table-cell table:formula="of:=DEC2HEX(64*[.$A25]+[.AT$2])" office:value-type="string" office:string-value="5AB" calcext:value-type="string">
            <text:p>5AB</text:p>
          </table:table-cell>
          <table:table-cell table:formula="of:=DEC2HEX(64*[.$A25]+[.AU$2])" office:value-type="string" office:string-value="5AC" calcext:value-type="string">
            <text:p>5AC</text:p>
          </table:table-cell>
          <table:table-cell table:formula="of:=DEC2HEX(64*[.$A25]+[.AV$2])" office:value-type="string" office:string-value="5AD" calcext:value-type="string">
            <text:p>5AD</text:p>
          </table:table-cell>
          <table:table-cell table:formula="of:=DEC2HEX(64*[.$A25]+[.AW$2])" office:value-type="string" office:string-value="5AE" calcext:value-type="string">
            <text:p>5AE</text:p>
          </table:table-cell>
          <table:table-cell table:formula="of:=DEC2HEX(64*[.$A25]+[.AX$2])" office:value-type="string" office:string-value="5AF" calcext:value-type="string">
            <text:p>5AF</text:p>
          </table:table-cell>
          <table:table-cell table:formula="of:=DEC2HEX(64*[.$A25]+[.AY$2])" office:value-type="string" office:string-value="5B0" calcext:value-type="string">
            <text:p>5B0</text:p>
          </table:table-cell>
          <table:table-cell table:formula="of:=DEC2HEX(64*[.$A25]+[.AZ$2])" office:value-type="string" office:string-value="5B1" calcext:value-type="string">
            <text:p>5B1</text:p>
          </table:table-cell>
          <table:table-cell table:formula="of:=DEC2HEX(64*[.$A25]+[.BA$2])" office:value-type="string" office:string-value="5B2" calcext:value-type="string">
            <text:p>5B2</text:p>
          </table:table-cell>
          <table:table-cell table:formula="of:=DEC2HEX(64*[.$A25]+[.BB$2])" office:value-type="string" office:string-value="5B3" calcext:value-type="string">
            <text:p>5B3</text:p>
          </table:table-cell>
          <table:table-cell table:formula="of:=DEC2HEX(64*[.$A25]+[.BC$2])" office:value-type="string" office:string-value="5B4" calcext:value-type="string">
            <text:p>5B4</text:p>
          </table:table-cell>
          <table:table-cell table:formula="of:=DEC2HEX(64*[.$A25]+[.BD$2])" office:value-type="string" office:string-value="5B5" calcext:value-type="string">
            <text:p>5B5</text:p>
          </table:table-cell>
          <table:table-cell table:formula="of:=DEC2HEX(64*[.$A25]+[.BE$2])" office:value-type="string" office:string-value="5B6" calcext:value-type="string">
            <text:p>5B6</text:p>
          </table:table-cell>
          <table:table-cell table:formula="of:=DEC2HEX(64*[.$A25]+[.BF$2])" office:value-type="string" office:string-value="5B7" calcext:value-type="string">
            <text:p>5B7</text:p>
          </table:table-cell>
          <table:table-cell table:formula="of:=DEC2HEX(64*[.$A25]+[.BG$2])" office:value-type="string" office:string-value="5B8" calcext:value-type="string">
            <text:p>5B8</text:p>
          </table:table-cell>
          <table:table-cell table:formula="of:=DEC2HEX(64*[.$A25]+[.BH$2])" office:value-type="string" office:string-value="5B9" calcext:value-type="string">
            <text:p>5B9</text:p>
          </table:table-cell>
          <table:table-cell table:formula="of:=DEC2HEX(64*[.$A25]+[.BI$2])" office:value-type="string" office:string-value="5BA" calcext:value-type="string">
            <text:p>5BA</text:p>
          </table:table-cell>
          <table:table-cell table:formula="of:=DEC2HEX(64*[.$A25]+[.BJ$2])" office:value-type="string" office:string-value="5BB" calcext:value-type="string">
            <text:p>5BB</text:p>
          </table:table-cell>
          <table:table-cell table:formula="of:=DEC2HEX(64*[.$A25]+[.BK$2])" office:value-type="string" office:string-value="5BC" calcext:value-type="string">
            <text:p>5BC</text:p>
          </table:table-cell>
          <table:table-cell table:formula="of:=DEC2HEX(64*[.$A25]+[.BL$2])" office:value-type="string" office:string-value="5BD" calcext:value-type="string">
            <text:p>5BD</text:p>
          </table:table-cell>
          <table:table-cell table:formula="of:=DEC2HEX(64*[.$A25]+[.BM$2])" office:value-type="string" office:string-value="5BE" calcext:value-type="string">
            <text:p>5BE</text:p>
          </table:table-cell>
          <table:table-cell table:formula="of:=DEC2HEX(64*[.$A25]+[.BN$2])" office:value-type="string" office:string-value="5BF" calcext:value-type="string">
            <text:p>5BF</text:p>
          </table:table-cell>
          <table:table-cell table:number-columns-repeated="9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DEC2HEX([.A26])" office:value-type="string" office:string-value="17" calcext:value-type="string">
            <text:p>17</text:p>
          </table:table-cell>
          <table:table-cell table:formula="of:=DEC2HEX(64*[.A26])" office:value-type="string" office:string-value="5C0" calcext:value-type="string">
            <text:p>5C0</text:p>
          </table:table-cell>
          <table:table-cell table:formula="of:=DEC2HEX(64*[.$A26]+[.D$2])" office:value-type="string" office:string-value="5C1" calcext:value-type="string">
            <text:p>5C1</text:p>
          </table:table-cell>
          <table:table-cell table:formula="of:=DEC2HEX(64*[.$A26]+[.E$2])" office:value-type="string" office:string-value="5C2" calcext:value-type="string">
            <text:p>5C2</text:p>
          </table:table-cell>
          <table:table-cell table:formula="of:=DEC2HEX(64*[.$A26]+[.F$2])" office:value-type="string" office:string-value="5C3" calcext:value-type="string">
            <text:p>5C3</text:p>
          </table:table-cell>
          <table:table-cell table:formula="of:=DEC2HEX(64*[.$A26]+[.G$2])" office:value-type="string" office:string-value="5C4" calcext:value-type="string">
            <text:p>5C4</text:p>
          </table:table-cell>
          <table:table-cell table:formula="of:=DEC2HEX(64*[.$A26]+[.H$2])" office:value-type="string" office:string-value="5C5" calcext:value-type="string">
            <text:p>5C5</text:p>
          </table:table-cell>
          <table:table-cell table:formula="of:=DEC2HEX(64*[.$A26]+[.I$2])" office:value-type="string" office:string-value="5C6" calcext:value-type="string">
            <text:p>5C6</text:p>
          </table:table-cell>
          <table:table-cell table:formula="of:=DEC2HEX(64*[.$A26]+[.J$2])" office:value-type="string" office:string-value="5C7" calcext:value-type="string">
            <text:p>5C7</text:p>
          </table:table-cell>
          <table:table-cell table:formula="of:=DEC2HEX(64*[.$A26]+[.K$2])" office:value-type="string" office:string-value="5C8" calcext:value-type="string">
            <text:p>5C8</text:p>
          </table:table-cell>
          <table:table-cell table:formula="of:=DEC2HEX(64*[.$A26]+[.L$2])" office:value-type="string" office:string-value="5C9" calcext:value-type="string">
            <text:p>5C9</text:p>
          </table:table-cell>
          <table:table-cell table:formula="of:=DEC2HEX(64*[.$A26]+[.M$2])" office:value-type="string" office:string-value="5CA" calcext:value-type="string">
            <text:p>5CA</text:p>
          </table:table-cell>
          <table:table-cell table:formula="of:=DEC2HEX(64*[.$A26]+[.N$2])" office:value-type="string" office:string-value="5CB" calcext:value-type="string">
            <text:p>5CB</text:p>
          </table:table-cell>
          <table:table-cell table:formula="of:=DEC2HEX(64*[.$A26]+[.O$2])" office:value-type="string" office:string-value="5CC" calcext:value-type="string">
            <text:p>5CC</text:p>
          </table:table-cell>
          <table:table-cell table:formula="of:=DEC2HEX(64*[.$A26]+[.P$2])" office:value-type="string" office:string-value="5CD" calcext:value-type="string">
            <text:p>5CD</text:p>
          </table:table-cell>
          <table:table-cell table:formula="of:=DEC2HEX(64*[.$A26]+[.Q$2])" office:value-type="string" office:string-value="5CE" calcext:value-type="string">
            <text:p>5CE</text:p>
          </table:table-cell>
          <table:table-cell table:formula="of:=DEC2HEX(64*[.$A26]+[.R$2])" office:value-type="string" office:string-value="5CF" calcext:value-type="string">
            <text:p>5CF</text:p>
          </table:table-cell>
          <table:table-cell table:formula="of:=DEC2HEX(64*[.$A26]+[.S$2])" office:value-type="string" office:string-value="5D0" calcext:value-type="string">
            <text:p>5D0</text:p>
          </table:table-cell>
          <table:table-cell table:formula="of:=DEC2HEX(64*[.$A26]+[.T$2])" office:value-type="string" office:string-value="5D1" calcext:value-type="string">
            <text:p>5D1</text:p>
          </table:table-cell>
          <table:table-cell table:formula="of:=DEC2HEX(64*[.$A26]+[.U$2])" office:value-type="string" office:string-value="5D2" calcext:value-type="string">
            <text:p>5D2</text:p>
          </table:table-cell>
          <table:table-cell table:formula="of:=DEC2HEX(64*[.$A26]+[.V$2])" office:value-type="string" office:string-value="5D3" calcext:value-type="string">
            <text:p>5D3</text:p>
          </table:table-cell>
          <table:table-cell table:formula="of:=DEC2HEX(64*[.$A26]+[.W$2])" office:value-type="string" office:string-value="5D4" calcext:value-type="string">
            <text:p>5D4</text:p>
          </table:table-cell>
          <table:table-cell table:formula="of:=DEC2HEX(64*[.$A26]+[.X$2])" office:value-type="string" office:string-value="5D5" calcext:value-type="string">
            <text:p>5D5</text:p>
          </table:table-cell>
          <table:table-cell table:formula="of:=DEC2HEX(64*[.$A26]+[.Y$2])" office:value-type="string" office:string-value="5D6" calcext:value-type="string">
            <text:p>5D6</text:p>
          </table:table-cell>
          <table:table-cell table:formula="of:=DEC2HEX(64*[.$A26]+[.Z$2])" office:value-type="string" office:string-value="5D7" calcext:value-type="string">
            <text:p>5D7</text:p>
          </table:table-cell>
          <table:table-cell table:formula="of:=DEC2HEX(64*[.$A26]+[.AA$2])" office:value-type="string" office:string-value="5D8" calcext:value-type="string">
            <text:p>5D8</text:p>
          </table:table-cell>
          <table:table-cell table:formula="of:=DEC2HEX(64*[.$A26]+[.AB$2])" office:value-type="string" office:string-value="5D9" calcext:value-type="string">
            <text:p>5D9</text:p>
          </table:table-cell>
          <table:table-cell table:formula="of:=DEC2HEX(64*[.$A26]+[.AC$2])" office:value-type="string" office:string-value="5DA" calcext:value-type="string">
            <text:p>5DA</text:p>
          </table:table-cell>
          <table:table-cell table:formula="of:=DEC2HEX(64*[.$A26]+[.AD$2])" office:value-type="string" office:string-value="5DB" calcext:value-type="string">
            <text:p>5DB</text:p>
          </table:table-cell>
          <table:table-cell table:formula="of:=DEC2HEX(64*[.$A26]+[.AE$2])" office:value-type="string" office:string-value="5DC" calcext:value-type="string">
            <text:p>5DC</text:p>
          </table:table-cell>
          <table:table-cell table:formula="of:=DEC2HEX(64*[.$A26]+[.AF$2])" office:value-type="string" office:string-value="5DD" calcext:value-type="string">
            <text:p>5DD</text:p>
          </table:table-cell>
          <table:table-cell table:formula="of:=DEC2HEX(64*[.$A26]+[.AG$2])" office:value-type="string" office:string-value="5DE" calcext:value-type="string">
            <text:p>5DE</text:p>
          </table:table-cell>
          <table:table-cell table:formula="of:=DEC2HEX(64*[.$A26]+[.AH$2])" office:value-type="string" office:string-value="5DF" calcext:value-type="string">
            <text:p>5DF</text:p>
          </table:table-cell>
          <table:table-cell table:formula="of:=DEC2HEX(64*[.$A26]+[.AI$2])" office:value-type="string" office:string-value="5E0" calcext:value-type="string">
            <text:p>5E0</text:p>
          </table:table-cell>
          <table:table-cell table:formula="of:=DEC2HEX(64*[.$A26]+[.AJ$2])" office:value-type="string" office:string-value="5E1" calcext:value-type="string">
            <text:p>5E1</text:p>
          </table:table-cell>
          <table:table-cell table:formula="of:=DEC2HEX(64*[.$A26]+[.AK$2])" office:value-type="string" office:string-value="5E2" calcext:value-type="string">
            <text:p>5E2</text:p>
          </table:table-cell>
          <table:table-cell table:formula="of:=DEC2HEX(64*[.$A26]+[.AL$2])" office:value-type="string" office:string-value="5E3" calcext:value-type="string">
            <text:p>5E3</text:p>
          </table:table-cell>
          <table:table-cell table:formula="of:=DEC2HEX(64*[.$A26]+[.AM$2])" office:value-type="string" office:string-value="5E4" calcext:value-type="string">
            <text:p>5E4</text:p>
          </table:table-cell>
          <table:table-cell table:formula="of:=DEC2HEX(64*[.$A26]+[.AN$2])" office:value-type="string" office:string-value="5E5" calcext:value-type="string">
            <text:p>5E5</text:p>
          </table:table-cell>
          <table:table-cell table:formula="of:=DEC2HEX(64*[.$A26]+[.AO$2])" office:value-type="string" office:string-value="5E6" calcext:value-type="string">
            <text:p>5E6</text:p>
          </table:table-cell>
          <table:table-cell table:formula="of:=DEC2HEX(64*[.$A26]+[.AP$2])" office:value-type="string" office:string-value="5E7" calcext:value-type="string">
            <text:p>5E7</text:p>
          </table:table-cell>
          <table:table-cell table:formula="of:=DEC2HEX(64*[.$A26]+[.AQ$2])" office:value-type="string" office:string-value="5E8" calcext:value-type="string">
            <text:p>5E8</text:p>
          </table:table-cell>
          <table:table-cell table:formula="of:=DEC2HEX(64*[.$A26]+[.AR$2])" office:value-type="string" office:string-value="5E9" calcext:value-type="string">
            <text:p>5E9</text:p>
          </table:table-cell>
          <table:table-cell table:formula="of:=DEC2HEX(64*[.$A26]+[.AS$2])" office:value-type="string" office:string-value="5EA" calcext:value-type="string">
            <text:p>5EA</text:p>
          </table:table-cell>
          <table:table-cell table:formula="of:=DEC2HEX(64*[.$A26]+[.AT$2])" office:value-type="string" office:string-value="5EB" calcext:value-type="string">
            <text:p>5EB</text:p>
          </table:table-cell>
          <table:table-cell table:formula="of:=DEC2HEX(64*[.$A26]+[.AU$2])" office:value-type="string" office:string-value="5EC" calcext:value-type="string">
            <text:p>5EC</text:p>
          </table:table-cell>
          <table:table-cell table:formula="of:=DEC2HEX(64*[.$A26]+[.AV$2])" office:value-type="string" office:string-value="5ED" calcext:value-type="string">
            <text:p>5ED</text:p>
          </table:table-cell>
          <table:table-cell table:formula="of:=DEC2HEX(64*[.$A26]+[.AW$2])" office:value-type="string" office:string-value="5EE" calcext:value-type="string">
            <text:p>5EE</text:p>
          </table:table-cell>
          <table:table-cell table:formula="of:=DEC2HEX(64*[.$A26]+[.AX$2])" office:value-type="string" office:string-value="5EF" calcext:value-type="string">
            <text:p>5EF</text:p>
          </table:table-cell>
          <table:table-cell table:formula="of:=DEC2HEX(64*[.$A26]+[.AY$2])" office:value-type="string" office:string-value="5F0" calcext:value-type="string">
            <text:p>5F0</text:p>
          </table:table-cell>
          <table:table-cell table:formula="of:=DEC2HEX(64*[.$A26]+[.AZ$2])" office:value-type="string" office:string-value="5F1" calcext:value-type="string">
            <text:p>5F1</text:p>
          </table:table-cell>
          <table:table-cell table:formula="of:=DEC2HEX(64*[.$A26]+[.BA$2])" office:value-type="string" office:string-value="5F2" calcext:value-type="string">
            <text:p>5F2</text:p>
          </table:table-cell>
          <table:table-cell table:formula="of:=DEC2HEX(64*[.$A26]+[.BB$2])" office:value-type="string" office:string-value="5F3" calcext:value-type="string">
            <text:p>5F3</text:p>
          </table:table-cell>
          <table:table-cell table:formula="of:=DEC2HEX(64*[.$A26]+[.BC$2])" office:value-type="string" office:string-value="5F4" calcext:value-type="string">
            <text:p>5F4</text:p>
          </table:table-cell>
          <table:table-cell table:formula="of:=DEC2HEX(64*[.$A26]+[.BD$2])" office:value-type="string" office:string-value="5F5" calcext:value-type="string">
            <text:p>5F5</text:p>
          </table:table-cell>
          <table:table-cell table:formula="of:=DEC2HEX(64*[.$A26]+[.BE$2])" office:value-type="string" office:string-value="5F6" calcext:value-type="string">
            <text:p>5F6</text:p>
          </table:table-cell>
          <table:table-cell table:formula="of:=DEC2HEX(64*[.$A26]+[.BF$2])" office:value-type="string" office:string-value="5F7" calcext:value-type="string">
            <text:p>5F7</text:p>
          </table:table-cell>
          <table:table-cell table:formula="of:=DEC2HEX(64*[.$A26]+[.BG$2])" office:value-type="string" office:string-value="5F8" calcext:value-type="string">
            <text:p>5F8</text:p>
          </table:table-cell>
          <table:table-cell table:formula="of:=DEC2HEX(64*[.$A26]+[.BH$2])" office:value-type="string" office:string-value="5F9" calcext:value-type="string">
            <text:p>5F9</text:p>
          </table:table-cell>
          <table:table-cell table:formula="of:=DEC2HEX(64*[.$A26]+[.BI$2])" office:value-type="string" office:string-value="5FA" calcext:value-type="string">
            <text:p>5FA</text:p>
          </table:table-cell>
          <table:table-cell table:formula="of:=DEC2HEX(64*[.$A26]+[.BJ$2])" office:value-type="string" office:string-value="5FB" calcext:value-type="string">
            <text:p>5FB</text:p>
          </table:table-cell>
          <table:table-cell table:formula="of:=DEC2HEX(64*[.$A26]+[.BK$2])" office:value-type="string" office:string-value="5FC" calcext:value-type="string">
            <text:p>5FC</text:p>
          </table:table-cell>
          <table:table-cell table:formula="of:=DEC2HEX(64*[.$A26]+[.BL$2])" office:value-type="string" office:string-value="5FD" calcext:value-type="string">
            <text:p>5FD</text:p>
          </table:table-cell>
          <table:table-cell table:formula="of:=DEC2HEX(64*[.$A26]+[.BM$2])" office:value-type="string" office:string-value="5FE" calcext:value-type="string">
            <text:p>5FE</text:p>
          </table:table-cell>
          <table:table-cell table:formula="of:=DEC2HEX(64*[.$A26]+[.BN$2])" office:value-type="string" office:string-value="5FF" calcext:value-type="string">
            <text:p>5FF</text:p>
          </table:table-cell>
          <table:table-cell table:number-columns-repeated="9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DEC2HEX([.A27])" office:value-type="string" office:string-value="18" calcext:value-type="string">
            <text:p>18</text:p>
          </table:table-cell>
          <table:table-cell table:formula="of:=DEC2HEX(64*[.A27])" office:value-type="string" office:string-value="600" calcext:value-type="string">
            <text:p>600</text:p>
          </table:table-cell>
          <table:table-cell table:formula="of:=DEC2HEX(64*[.$A27]+[.D$2])" office:value-type="string" office:string-value="601" calcext:value-type="string">
            <text:p>601</text:p>
          </table:table-cell>
          <table:table-cell table:formula="of:=DEC2HEX(64*[.$A27]+[.E$2])" office:value-type="string" office:string-value="602" calcext:value-type="string">
            <text:p>602</text:p>
          </table:table-cell>
          <table:table-cell table:formula="of:=DEC2HEX(64*[.$A27]+[.F$2])" office:value-type="string" office:string-value="603" calcext:value-type="string">
            <text:p>603</text:p>
          </table:table-cell>
          <table:table-cell table:formula="of:=DEC2HEX(64*[.$A27]+[.G$2])" office:value-type="string" office:string-value="604" calcext:value-type="string">
            <text:p>604</text:p>
          </table:table-cell>
          <table:table-cell table:formula="of:=DEC2HEX(64*[.$A27]+[.H$2])" office:value-type="string" office:string-value="605" calcext:value-type="string">
            <text:p>605</text:p>
          </table:table-cell>
          <table:table-cell table:formula="of:=DEC2HEX(64*[.$A27]+[.I$2])" office:value-type="string" office:string-value="606" calcext:value-type="string">
            <text:p>606</text:p>
          </table:table-cell>
          <table:table-cell table:formula="of:=DEC2HEX(64*[.$A27]+[.J$2])" office:value-type="string" office:string-value="607" calcext:value-type="string">
            <text:p>607</text:p>
          </table:table-cell>
          <table:table-cell table:formula="of:=DEC2HEX(64*[.$A27]+[.K$2])" office:value-type="string" office:string-value="608" calcext:value-type="string">
            <text:p>608</text:p>
          </table:table-cell>
          <table:table-cell table:formula="of:=DEC2HEX(64*[.$A27]+[.L$2])" office:value-type="string" office:string-value="609" calcext:value-type="string">
            <text:p>609</text:p>
          </table:table-cell>
          <table:table-cell table:formula="of:=DEC2HEX(64*[.$A27]+[.M$2])" office:value-type="string" office:string-value="60A" calcext:value-type="string">
            <text:p>60A</text:p>
          </table:table-cell>
          <table:table-cell table:formula="of:=DEC2HEX(64*[.$A27]+[.N$2])" office:value-type="string" office:string-value="60B" calcext:value-type="string">
            <text:p>60B</text:p>
          </table:table-cell>
          <table:table-cell table:formula="of:=DEC2HEX(64*[.$A27]+[.O$2])" office:value-type="string" office:string-value="60C" calcext:value-type="string">
            <text:p>60C</text:p>
          </table:table-cell>
          <table:table-cell table:formula="of:=DEC2HEX(64*[.$A27]+[.P$2])" office:value-type="string" office:string-value="60D" calcext:value-type="string">
            <text:p>60D</text:p>
          </table:table-cell>
          <table:table-cell table:formula="of:=DEC2HEX(64*[.$A27]+[.Q$2])" office:value-type="string" office:string-value="60E" calcext:value-type="string">
            <text:p>60E</text:p>
          </table:table-cell>
          <table:table-cell table:formula="of:=DEC2HEX(64*[.$A27]+[.R$2])" office:value-type="string" office:string-value="60F" calcext:value-type="string">
            <text:p>60F</text:p>
          </table:table-cell>
          <table:table-cell table:formula="of:=DEC2HEX(64*[.$A27]+[.S$2])" office:value-type="string" office:string-value="610" calcext:value-type="string">
            <text:p>610</text:p>
          </table:table-cell>
          <table:table-cell table:formula="of:=DEC2HEX(64*[.$A27]+[.T$2])" office:value-type="string" office:string-value="611" calcext:value-type="string">
            <text:p>611</text:p>
          </table:table-cell>
          <table:table-cell table:formula="of:=DEC2HEX(64*[.$A27]+[.U$2])" office:value-type="string" office:string-value="612" calcext:value-type="string">
            <text:p>612</text:p>
          </table:table-cell>
          <table:table-cell table:formula="of:=DEC2HEX(64*[.$A27]+[.V$2])" office:value-type="string" office:string-value="613" calcext:value-type="string">
            <text:p>613</text:p>
          </table:table-cell>
          <table:table-cell table:formula="of:=DEC2HEX(64*[.$A27]+[.W$2])" office:value-type="string" office:string-value="614" calcext:value-type="string">
            <text:p>614</text:p>
          </table:table-cell>
          <table:table-cell table:formula="of:=DEC2HEX(64*[.$A27]+[.X$2])" office:value-type="string" office:string-value="615" calcext:value-type="string">
            <text:p>615</text:p>
          </table:table-cell>
          <table:table-cell table:formula="of:=DEC2HEX(64*[.$A27]+[.Y$2])" office:value-type="string" office:string-value="616" calcext:value-type="string">
            <text:p>616</text:p>
          </table:table-cell>
          <table:table-cell table:formula="of:=DEC2HEX(64*[.$A27]+[.Z$2])" office:value-type="string" office:string-value="617" calcext:value-type="string">
            <text:p>617</text:p>
          </table:table-cell>
          <table:table-cell table:formula="of:=DEC2HEX(64*[.$A27]+[.AA$2])" office:value-type="string" office:string-value="618" calcext:value-type="string">
            <text:p>618</text:p>
          </table:table-cell>
          <table:table-cell table:formula="of:=DEC2HEX(64*[.$A27]+[.AB$2])" office:value-type="string" office:string-value="619" calcext:value-type="string">
            <text:p>619</text:p>
          </table:table-cell>
          <table:table-cell table:formula="of:=DEC2HEX(64*[.$A27]+[.AC$2])" office:value-type="string" office:string-value="61A" calcext:value-type="string">
            <text:p>61A</text:p>
          </table:table-cell>
          <table:table-cell table:formula="of:=DEC2HEX(64*[.$A27]+[.AD$2])" office:value-type="string" office:string-value="61B" calcext:value-type="string">
            <text:p>61B</text:p>
          </table:table-cell>
          <table:table-cell table:formula="of:=DEC2HEX(64*[.$A27]+[.AE$2])" office:value-type="string" office:string-value="61C" calcext:value-type="string">
            <text:p>61C</text:p>
          </table:table-cell>
          <table:table-cell table:formula="of:=DEC2HEX(64*[.$A27]+[.AF$2])" office:value-type="string" office:string-value="61D" calcext:value-type="string">
            <text:p>61D</text:p>
          </table:table-cell>
          <table:table-cell table:formula="of:=DEC2HEX(64*[.$A27]+[.AG$2])" office:value-type="string" office:string-value="61E" calcext:value-type="string">
            <text:p>61E</text:p>
          </table:table-cell>
          <table:table-cell table:formula="of:=DEC2HEX(64*[.$A27]+[.AH$2])" office:value-type="string" office:string-value="61F" calcext:value-type="string">
            <text:p>61F</text:p>
          </table:table-cell>
          <table:table-cell table:formula="of:=DEC2HEX(64*[.$A27]+[.AI$2])" office:value-type="string" office:string-value="620" calcext:value-type="string">
            <text:p>620</text:p>
          </table:table-cell>
          <table:table-cell table:formula="of:=DEC2HEX(64*[.$A27]+[.AJ$2])" office:value-type="string" office:string-value="621" calcext:value-type="string">
            <text:p>621</text:p>
          </table:table-cell>
          <table:table-cell table:formula="of:=DEC2HEX(64*[.$A27]+[.AK$2])" office:value-type="string" office:string-value="622" calcext:value-type="string">
            <text:p>622</text:p>
          </table:table-cell>
          <table:table-cell table:formula="of:=DEC2HEX(64*[.$A27]+[.AL$2])" office:value-type="string" office:string-value="623" calcext:value-type="string">
            <text:p>623</text:p>
          </table:table-cell>
          <table:table-cell table:formula="of:=DEC2HEX(64*[.$A27]+[.AM$2])" office:value-type="string" office:string-value="624" calcext:value-type="string">
            <text:p>624</text:p>
          </table:table-cell>
          <table:table-cell table:formula="of:=DEC2HEX(64*[.$A27]+[.AN$2])" office:value-type="string" office:string-value="625" calcext:value-type="string">
            <text:p>625</text:p>
          </table:table-cell>
          <table:table-cell table:formula="of:=DEC2HEX(64*[.$A27]+[.AO$2])" office:value-type="string" office:string-value="626" calcext:value-type="string">
            <text:p>626</text:p>
          </table:table-cell>
          <table:table-cell table:formula="of:=DEC2HEX(64*[.$A27]+[.AP$2])" office:value-type="string" office:string-value="627" calcext:value-type="string">
            <text:p>627</text:p>
          </table:table-cell>
          <table:table-cell table:formula="of:=DEC2HEX(64*[.$A27]+[.AQ$2])" office:value-type="string" office:string-value="628" calcext:value-type="string">
            <text:p>628</text:p>
          </table:table-cell>
          <table:table-cell table:formula="of:=DEC2HEX(64*[.$A27]+[.AR$2])" office:value-type="string" office:string-value="629" calcext:value-type="string">
            <text:p>629</text:p>
          </table:table-cell>
          <table:table-cell table:formula="of:=DEC2HEX(64*[.$A27]+[.AS$2])" office:value-type="string" office:string-value="62A" calcext:value-type="string">
            <text:p>62A</text:p>
          </table:table-cell>
          <table:table-cell table:formula="of:=DEC2HEX(64*[.$A27]+[.AT$2])" office:value-type="string" office:string-value="62B" calcext:value-type="string">
            <text:p>62B</text:p>
          </table:table-cell>
          <table:table-cell table:formula="of:=DEC2HEX(64*[.$A27]+[.AU$2])" office:value-type="string" office:string-value="62C" calcext:value-type="string">
            <text:p>62C</text:p>
          </table:table-cell>
          <table:table-cell table:formula="of:=DEC2HEX(64*[.$A27]+[.AV$2])" office:value-type="string" office:string-value="62D" calcext:value-type="string">
            <text:p>62D</text:p>
          </table:table-cell>
          <table:table-cell table:formula="of:=DEC2HEX(64*[.$A27]+[.AW$2])" office:value-type="string" office:string-value="62E" calcext:value-type="string">
            <text:p>62E</text:p>
          </table:table-cell>
          <table:table-cell table:formula="of:=DEC2HEX(64*[.$A27]+[.AX$2])" office:value-type="string" office:string-value="62F" calcext:value-type="string">
            <text:p>62F</text:p>
          </table:table-cell>
          <table:table-cell table:formula="of:=DEC2HEX(64*[.$A27]+[.AY$2])" office:value-type="string" office:string-value="630" calcext:value-type="string">
            <text:p>630</text:p>
          </table:table-cell>
          <table:table-cell table:formula="of:=DEC2HEX(64*[.$A27]+[.AZ$2])" office:value-type="string" office:string-value="631" calcext:value-type="string">
            <text:p>631</text:p>
          </table:table-cell>
          <table:table-cell table:formula="of:=DEC2HEX(64*[.$A27]+[.BA$2])" office:value-type="string" office:string-value="632" calcext:value-type="string">
            <text:p>632</text:p>
          </table:table-cell>
          <table:table-cell table:formula="of:=DEC2HEX(64*[.$A27]+[.BB$2])" office:value-type="string" office:string-value="633" calcext:value-type="string">
            <text:p>633</text:p>
          </table:table-cell>
          <table:table-cell table:formula="of:=DEC2HEX(64*[.$A27]+[.BC$2])" office:value-type="string" office:string-value="634" calcext:value-type="string">
            <text:p>634</text:p>
          </table:table-cell>
          <table:table-cell table:formula="of:=DEC2HEX(64*[.$A27]+[.BD$2])" office:value-type="string" office:string-value="635" calcext:value-type="string">
            <text:p>635</text:p>
          </table:table-cell>
          <table:table-cell table:formula="of:=DEC2HEX(64*[.$A27]+[.BE$2])" office:value-type="string" office:string-value="636" calcext:value-type="string">
            <text:p>636</text:p>
          </table:table-cell>
          <table:table-cell table:formula="of:=DEC2HEX(64*[.$A27]+[.BF$2])" office:value-type="string" office:string-value="637" calcext:value-type="string">
            <text:p>637</text:p>
          </table:table-cell>
          <table:table-cell table:formula="of:=DEC2HEX(64*[.$A27]+[.BG$2])" office:value-type="string" office:string-value="638" calcext:value-type="string">
            <text:p>638</text:p>
          </table:table-cell>
          <table:table-cell table:formula="of:=DEC2HEX(64*[.$A27]+[.BH$2])" office:value-type="string" office:string-value="639" calcext:value-type="string">
            <text:p>639</text:p>
          </table:table-cell>
          <table:table-cell table:formula="of:=DEC2HEX(64*[.$A27]+[.BI$2])" office:value-type="string" office:string-value="63A" calcext:value-type="string">
            <text:p>63A</text:p>
          </table:table-cell>
          <table:table-cell table:formula="of:=DEC2HEX(64*[.$A27]+[.BJ$2])" office:value-type="string" office:string-value="63B" calcext:value-type="string">
            <text:p>63B</text:p>
          </table:table-cell>
          <table:table-cell table:formula="of:=DEC2HEX(64*[.$A27]+[.BK$2])" office:value-type="string" office:string-value="63C" calcext:value-type="string">
            <text:p>63C</text:p>
          </table:table-cell>
          <table:table-cell table:formula="of:=DEC2HEX(64*[.$A27]+[.BL$2])" office:value-type="string" office:string-value="63D" calcext:value-type="string">
            <text:p>63D</text:p>
          </table:table-cell>
          <table:table-cell table:formula="of:=DEC2HEX(64*[.$A27]+[.BM$2])" office:value-type="string" office:string-value="63E" calcext:value-type="string">
            <text:p>63E</text:p>
          </table:table-cell>
          <table:table-cell table:formula="of:=DEC2HEX(64*[.$A27]+[.BN$2])" office:value-type="string" office:string-value="63F" calcext:value-type="string">
            <text:p>63F</text:p>
          </table:table-cell>
          <table:table-cell table:number-columns-repeated="95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DEC2HEX([.A28])" office:value-type="string" office:string-value="19" calcext:value-type="string">
            <text:p>19</text:p>
          </table:table-cell>
          <table:table-cell table:formula="of:=DEC2HEX(64*[.A28])" office:value-type="string" office:string-value="640" calcext:value-type="string">
            <text:p>640</text:p>
          </table:table-cell>
          <table:table-cell table:formula="of:=DEC2HEX(64*[.$A28]+[.D$2])" office:value-type="string" office:string-value="641" calcext:value-type="string">
            <text:p>641</text:p>
          </table:table-cell>
          <table:table-cell table:formula="of:=DEC2HEX(64*[.$A28]+[.E$2])" office:value-type="string" office:string-value="642" calcext:value-type="string">
            <text:p>642</text:p>
          </table:table-cell>
          <table:table-cell table:formula="of:=DEC2HEX(64*[.$A28]+[.F$2])" office:value-type="string" office:string-value="643" calcext:value-type="string">
            <text:p>643</text:p>
          </table:table-cell>
          <table:table-cell table:formula="of:=DEC2HEX(64*[.$A28]+[.G$2])" office:value-type="string" office:string-value="644" calcext:value-type="string">
            <text:p>644</text:p>
          </table:table-cell>
          <table:table-cell table:formula="of:=DEC2HEX(64*[.$A28]+[.H$2])" office:value-type="string" office:string-value="645" calcext:value-type="string">
            <text:p>645</text:p>
          </table:table-cell>
          <table:table-cell table:formula="of:=DEC2HEX(64*[.$A28]+[.I$2])" office:value-type="string" office:string-value="646" calcext:value-type="string">
            <text:p>646</text:p>
          </table:table-cell>
          <table:table-cell table:formula="of:=DEC2HEX(64*[.$A28]+[.J$2])" office:value-type="string" office:string-value="647" calcext:value-type="string">
            <text:p>647</text:p>
          </table:table-cell>
          <table:table-cell table:formula="of:=DEC2HEX(64*[.$A28]+[.K$2])" office:value-type="string" office:string-value="648" calcext:value-type="string">
            <text:p>648</text:p>
          </table:table-cell>
          <table:table-cell table:formula="of:=DEC2HEX(64*[.$A28]+[.L$2])" office:value-type="string" office:string-value="649" calcext:value-type="string">
            <text:p>649</text:p>
          </table:table-cell>
          <table:table-cell table:formula="of:=DEC2HEX(64*[.$A28]+[.M$2])" office:value-type="string" office:string-value="64A" calcext:value-type="string">
            <text:p>64A</text:p>
          </table:table-cell>
          <table:table-cell table:formula="of:=DEC2HEX(64*[.$A28]+[.N$2])" office:value-type="string" office:string-value="64B" calcext:value-type="string">
            <text:p>64B</text:p>
          </table:table-cell>
          <table:table-cell table:formula="of:=DEC2HEX(64*[.$A28]+[.O$2])" office:value-type="string" office:string-value="64C" calcext:value-type="string">
            <text:p>64C</text:p>
          </table:table-cell>
          <table:table-cell table:formula="of:=DEC2HEX(64*[.$A28]+[.P$2])" office:value-type="string" office:string-value="64D" calcext:value-type="string">
            <text:p>64D</text:p>
          </table:table-cell>
          <table:table-cell table:formula="of:=DEC2HEX(64*[.$A28]+[.Q$2])" office:value-type="string" office:string-value="64E" calcext:value-type="string">
            <text:p>64E</text:p>
          </table:table-cell>
          <table:table-cell table:formula="of:=DEC2HEX(64*[.$A28]+[.R$2])" office:value-type="string" office:string-value="64F" calcext:value-type="string">
            <text:p>64F</text:p>
          </table:table-cell>
          <table:table-cell table:formula="of:=DEC2HEX(64*[.$A28]+[.S$2])" office:value-type="string" office:string-value="650" calcext:value-type="string">
            <text:p>650</text:p>
          </table:table-cell>
          <table:table-cell table:formula="of:=DEC2HEX(64*[.$A28]+[.T$2])" office:value-type="string" office:string-value="651" calcext:value-type="string">
            <text:p>651</text:p>
          </table:table-cell>
          <table:table-cell table:formula="of:=DEC2HEX(64*[.$A28]+[.U$2])" office:value-type="string" office:string-value="652" calcext:value-type="string">
            <text:p>652</text:p>
          </table:table-cell>
          <table:table-cell table:formula="of:=DEC2HEX(64*[.$A28]+[.V$2])" office:value-type="string" office:string-value="653" calcext:value-type="string">
            <text:p>653</text:p>
          </table:table-cell>
          <table:table-cell table:formula="of:=DEC2HEX(64*[.$A28]+[.W$2])" office:value-type="string" office:string-value="654" calcext:value-type="string">
            <text:p>654</text:p>
          </table:table-cell>
          <table:table-cell table:formula="of:=DEC2HEX(64*[.$A28]+[.X$2])" office:value-type="string" office:string-value="655" calcext:value-type="string">
            <text:p>655</text:p>
          </table:table-cell>
          <table:table-cell table:formula="of:=DEC2HEX(64*[.$A28]+[.Y$2])" office:value-type="string" office:string-value="656" calcext:value-type="string">
            <text:p>656</text:p>
          </table:table-cell>
          <table:table-cell table:formula="of:=DEC2HEX(64*[.$A28]+[.Z$2])" office:value-type="string" office:string-value="657" calcext:value-type="string">
            <text:p>657</text:p>
          </table:table-cell>
          <table:table-cell table:formula="of:=DEC2HEX(64*[.$A28]+[.AA$2])" office:value-type="string" office:string-value="658" calcext:value-type="string">
            <text:p>658</text:p>
          </table:table-cell>
          <table:table-cell table:formula="of:=DEC2HEX(64*[.$A28]+[.AB$2])" office:value-type="string" office:string-value="659" calcext:value-type="string">
            <text:p>659</text:p>
          </table:table-cell>
          <table:table-cell table:formula="of:=DEC2HEX(64*[.$A28]+[.AC$2])" office:value-type="string" office:string-value="65A" calcext:value-type="string">
            <text:p>65A</text:p>
          </table:table-cell>
          <table:table-cell table:formula="of:=DEC2HEX(64*[.$A28]+[.AD$2])" office:value-type="string" office:string-value="65B" calcext:value-type="string">
            <text:p>65B</text:p>
          </table:table-cell>
          <table:table-cell table:formula="of:=DEC2HEX(64*[.$A28]+[.AE$2])" office:value-type="string" office:string-value="65C" calcext:value-type="string">
            <text:p>65C</text:p>
          </table:table-cell>
          <table:table-cell table:formula="of:=DEC2HEX(64*[.$A28]+[.AF$2])" office:value-type="string" office:string-value="65D" calcext:value-type="string">
            <text:p>65D</text:p>
          </table:table-cell>
          <table:table-cell table:formula="of:=DEC2HEX(64*[.$A28]+[.AG$2])" office:value-type="string" office:string-value="65E" calcext:value-type="string">
            <text:p>65E</text:p>
          </table:table-cell>
          <table:table-cell table:formula="of:=DEC2HEX(64*[.$A28]+[.AH$2])" office:value-type="string" office:string-value="65F" calcext:value-type="string">
            <text:p>65F</text:p>
          </table:table-cell>
          <table:table-cell table:formula="of:=DEC2HEX(64*[.$A28]+[.AI$2])" office:value-type="string" office:string-value="660" calcext:value-type="string">
            <text:p>660</text:p>
          </table:table-cell>
          <table:table-cell table:formula="of:=DEC2HEX(64*[.$A28]+[.AJ$2])" office:value-type="string" office:string-value="661" calcext:value-type="string">
            <text:p>661</text:p>
          </table:table-cell>
          <table:table-cell table:formula="of:=DEC2HEX(64*[.$A28]+[.AK$2])" office:value-type="string" office:string-value="662" calcext:value-type="string">
            <text:p>662</text:p>
          </table:table-cell>
          <table:table-cell table:formula="of:=DEC2HEX(64*[.$A28]+[.AL$2])" office:value-type="string" office:string-value="663" calcext:value-type="string">
            <text:p>663</text:p>
          </table:table-cell>
          <table:table-cell table:formula="of:=DEC2HEX(64*[.$A28]+[.AM$2])" office:value-type="string" office:string-value="664" calcext:value-type="string">
            <text:p>664</text:p>
          </table:table-cell>
          <table:table-cell table:formula="of:=DEC2HEX(64*[.$A28]+[.AN$2])" office:value-type="string" office:string-value="665" calcext:value-type="string">
            <text:p>665</text:p>
          </table:table-cell>
          <table:table-cell table:formula="of:=DEC2HEX(64*[.$A28]+[.AO$2])" office:value-type="string" office:string-value="666" calcext:value-type="string">
            <text:p>666</text:p>
          </table:table-cell>
          <table:table-cell table:formula="of:=DEC2HEX(64*[.$A28]+[.AP$2])" office:value-type="string" office:string-value="667" calcext:value-type="string">
            <text:p>667</text:p>
          </table:table-cell>
          <table:table-cell table:formula="of:=DEC2HEX(64*[.$A28]+[.AQ$2])" office:value-type="string" office:string-value="668" calcext:value-type="string">
            <text:p>668</text:p>
          </table:table-cell>
          <table:table-cell table:formula="of:=DEC2HEX(64*[.$A28]+[.AR$2])" office:value-type="string" office:string-value="669" calcext:value-type="string">
            <text:p>669</text:p>
          </table:table-cell>
          <table:table-cell table:formula="of:=DEC2HEX(64*[.$A28]+[.AS$2])" office:value-type="string" office:string-value="66A" calcext:value-type="string">
            <text:p>66A</text:p>
          </table:table-cell>
          <table:table-cell table:formula="of:=DEC2HEX(64*[.$A28]+[.AT$2])" office:value-type="string" office:string-value="66B" calcext:value-type="string">
            <text:p>66B</text:p>
          </table:table-cell>
          <table:table-cell table:formula="of:=DEC2HEX(64*[.$A28]+[.AU$2])" office:value-type="string" office:string-value="66C" calcext:value-type="string">
            <text:p>66C</text:p>
          </table:table-cell>
          <table:table-cell table:formula="of:=DEC2HEX(64*[.$A28]+[.AV$2])" office:value-type="string" office:string-value="66D" calcext:value-type="string">
            <text:p>66D</text:p>
          </table:table-cell>
          <table:table-cell table:formula="of:=DEC2HEX(64*[.$A28]+[.AW$2])" office:value-type="string" office:string-value="66E" calcext:value-type="string">
            <text:p>66E</text:p>
          </table:table-cell>
          <table:table-cell table:formula="of:=DEC2HEX(64*[.$A28]+[.AX$2])" office:value-type="string" office:string-value="66F" calcext:value-type="string">
            <text:p>66F</text:p>
          </table:table-cell>
          <table:table-cell table:formula="of:=DEC2HEX(64*[.$A28]+[.AY$2])" office:value-type="string" office:string-value="670" calcext:value-type="string">
            <text:p>670</text:p>
          </table:table-cell>
          <table:table-cell table:formula="of:=DEC2HEX(64*[.$A28]+[.AZ$2])" office:value-type="string" office:string-value="671" calcext:value-type="string">
            <text:p>671</text:p>
          </table:table-cell>
          <table:table-cell table:formula="of:=DEC2HEX(64*[.$A28]+[.BA$2])" office:value-type="string" office:string-value="672" calcext:value-type="string">
            <text:p>672</text:p>
          </table:table-cell>
          <table:table-cell table:formula="of:=DEC2HEX(64*[.$A28]+[.BB$2])" office:value-type="string" office:string-value="673" calcext:value-type="string">
            <text:p>673</text:p>
          </table:table-cell>
          <table:table-cell table:formula="of:=DEC2HEX(64*[.$A28]+[.BC$2])" office:value-type="string" office:string-value="674" calcext:value-type="string">
            <text:p>674</text:p>
          </table:table-cell>
          <table:table-cell table:formula="of:=DEC2HEX(64*[.$A28]+[.BD$2])" office:value-type="string" office:string-value="675" calcext:value-type="string">
            <text:p>675</text:p>
          </table:table-cell>
          <table:table-cell table:formula="of:=DEC2HEX(64*[.$A28]+[.BE$2])" office:value-type="string" office:string-value="676" calcext:value-type="string">
            <text:p>676</text:p>
          </table:table-cell>
          <table:table-cell table:formula="of:=DEC2HEX(64*[.$A28]+[.BF$2])" office:value-type="string" office:string-value="677" calcext:value-type="string">
            <text:p>677</text:p>
          </table:table-cell>
          <table:table-cell table:formula="of:=DEC2HEX(64*[.$A28]+[.BG$2])" office:value-type="string" office:string-value="678" calcext:value-type="string">
            <text:p>678</text:p>
          </table:table-cell>
          <table:table-cell table:formula="of:=DEC2HEX(64*[.$A28]+[.BH$2])" office:value-type="string" office:string-value="679" calcext:value-type="string">
            <text:p>679</text:p>
          </table:table-cell>
          <table:table-cell table:formula="of:=DEC2HEX(64*[.$A28]+[.BI$2])" office:value-type="string" office:string-value="67A" calcext:value-type="string">
            <text:p>67A</text:p>
          </table:table-cell>
          <table:table-cell table:formula="of:=DEC2HEX(64*[.$A28]+[.BJ$2])" office:value-type="string" office:string-value="67B" calcext:value-type="string">
            <text:p>67B</text:p>
          </table:table-cell>
          <table:table-cell table:formula="of:=DEC2HEX(64*[.$A28]+[.BK$2])" office:value-type="string" office:string-value="67C" calcext:value-type="string">
            <text:p>67C</text:p>
          </table:table-cell>
          <table:table-cell table:formula="of:=DEC2HEX(64*[.$A28]+[.BL$2])" office:value-type="string" office:string-value="67D" calcext:value-type="string">
            <text:p>67D</text:p>
          </table:table-cell>
          <table:table-cell table:formula="of:=DEC2HEX(64*[.$A28]+[.BM$2])" office:value-type="string" office:string-value="67E" calcext:value-type="string">
            <text:p>67E</text:p>
          </table:table-cell>
          <table:table-cell table:formula="of:=DEC2HEX(64*[.$A28]+[.BN$2])" office:value-type="string" office:string-value="67F" calcext:value-type="string">
            <text:p>67F</text:p>
          </table:table-cell>
          <table:table-cell table:number-columns-repeated="9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DEC2HEX([.A29])" office:value-type="string" office:string-value="1A" calcext:value-type="string">
            <text:p>1A</text:p>
          </table:table-cell>
          <table:table-cell table:formula="of:=DEC2HEX(64*[.A29])" office:value-type="string" office:string-value="680" calcext:value-type="string">
            <text:p>680</text:p>
          </table:table-cell>
          <table:table-cell table:formula="of:=DEC2HEX(64*[.$A29]+[.D$2])" office:value-type="string" office:string-value="681" calcext:value-type="string">
            <text:p>681</text:p>
          </table:table-cell>
          <table:table-cell table:formula="of:=DEC2HEX(64*[.$A29]+[.E$2])" office:value-type="string" office:string-value="682" calcext:value-type="string">
            <text:p>682</text:p>
          </table:table-cell>
          <table:table-cell table:formula="of:=DEC2HEX(64*[.$A29]+[.F$2])" office:value-type="string" office:string-value="683" calcext:value-type="string">
            <text:p>683</text:p>
          </table:table-cell>
          <table:table-cell table:formula="of:=DEC2HEX(64*[.$A29]+[.G$2])" office:value-type="string" office:string-value="684" calcext:value-type="string">
            <text:p>684</text:p>
          </table:table-cell>
          <table:table-cell table:formula="of:=DEC2HEX(64*[.$A29]+[.H$2])" office:value-type="string" office:string-value="685" calcext:value-type="string">
            <text:p>685</text:p>
          </table:table-cell>
          <table:table-cell table:formula="of:=DEC2HEX(64*[.$A29]+[.I$2])" office:value-type="string" office:string-value="686" calcext:value-type="string">
            <text:p>686</text:p>
          </table:table-cell>
          <table:table-cell table:formula="of:=DEC2HEX(64*[.$A29]+[.J$2])" office:value-type="string" office:string-value="687" calcext:value-type="string">
            <text:p>687</text:p>
          </table:table-cell>
          <table:table-cell table:formula="of:=DEC2HEX(64*[.$A29]+[.K$2])" office:value-type="string" office:string-value="688" calcext:value-type="string">
            <text:p>688</text:p>
          </table:table-cell>
          <table:table-cell table:formula="of:=DEC2HEX(64*[.$A29]+[.L$2])" office:value-type="string" office:string-value="689" calcext:value-type="string">
            <text:p>689</text:p>
          </table:table-cell>
          <table:table-cell table:formula="of:=DEC2HEX(64*[.$A29]+[.M$2])" office:value-type="string" office:string-value="68A" calcext:value-type="string">
            <text:p>68A</text:p>
          </table:table-cell>
          <table:table-cell table:formula="of:=DEC2HEX(64*[.$A29]+[.N$2])" office:value-type="string" office:string-value="68B" calcext:value-type="string">
            <text:p>68B</text:p>
          </table:table-cell>
          <table:table-cell table:formula="of:=DEC2HEX(64*[.$A29]+[.O$2])" office:value-type="string" office:string-value="68C" calcext:value-type="string">
            <text:p>68C</text:p>
          </table:table-cell>
          <table:table-cell table:formula="of:=DEC2HEX(64*[.$A29]+[.P$2])" office:value-type="string" office:string-value="68D" calcext:value-type="string">
            <text:p>68D</text:p>
          </table:table-cell>
          <table:table-cell table:formula="of:=DEC2HEX(64*[.$A29]+[.Q$2])" office:value-type="string" office:string-value="68E" calcext:value-type="string">
            <text:p>68E</text:p>
          </table:table-cell>
          <table:table-cell table:formula="of:=DEC2HEX(64*[.$A29]+[.R$2])" office:value-type="string" office:string-value="68F" calcext:value-type="string">
            <text:p>68F</text:p>
          </table:table-cell>
          <table:table-cell table:formula="of:=DEC2HEX(64*[.$A29]+[.S$2])" office:value-type="string" office:string-value="690" calcext:value-type="string">
            <text:p>690</text:p>
          </table:table-cell>
          <table:table-cell table:formula="of:=DEC2HEX(64*[.$A29]+[.T$2])" office:value-type="string" office:string-value="691" calcext:value-type="string">
            <text:p>691</text:p>
          </table:table-cell>
          <table:table-cell table:formula="of:=DEC2HEX(64*[.$A29]+[.U$2])" office:value-type="string" office:string-value="692" calcext:value-type="string">
            <text:p>692</text:p>
          </table:table-cell>
          <table:table-cell table:formula="of:=DEC2HEX(64*[.$A29]+[.V$2])" office:value-type="string" office:string-value="693" calcext:value-type="string">
            <text:p>693</text:p>
          </table:table-cell>
          <table:table-cell table:formula="of:=DEC2HEX(64*[.$A29]+[.W$2])" office:value-type="string" office:string-value="694" calcext:value-type="string">
            <text:p>694</text:p>
          </table:table-cell>
          <table:table-cell table:formula="of:=DEC2HEX(64*[.$A29]+[.X$2])" office:value-type="string" office:string-value="695" calcext:value-type="string">
            <text:p>695</text:p>
          </table:table-cell>
          <table:table-cell table:formula="of:=DEC2HEX(64*[.$A29]+[.Y$2])" office:value-type="string" office:string-value="696" calcext:value-type="string">
            <text:p>696</text:p>
          </table:table-cell>
          <table:table-cell table:formula="of:=DEC2HEX(64*[.$A29]+[.Z$2])" office:value-type="string" office:string-value="697" calcext:value-type="string">
            <text:p>697</text:p>
          </table:table-cell>
          <table:table-cell table:formula="of:=DEC2HEX(64*[.$A29]+[.AA$2])" office:value-type="string" office:string-value="698" calcext:value-type="string">
            <text:p>698</text:p>
          </table:table-cell>
          <table:table-cell table:formula="of:=DEC2HEX(64*[.$A29]+[.AB$2])" office:value-type="string" office:string-value="699" calcext:value-type="string">
            <text:p>699</text:p>
          </table:table-cell>
          <table:table-cell table:formula="of:=DEC2HEX(64*[.$A29]+[.AC$2])" office:value-type="string" office:string-value="69A" calcext:value-type="string">
            <text:p>69A</text:p>
          </table:table-cell>
          <table:table-cell table:formula="of:=DEC2HEX(64*[.$A29]+[.AD$2])" office:value-type="string" office:string-value="69B" calcext:value-type="string">
            <text:p>69B</text:p>
          </table:table-cell>
          <table:table-cell table:formula="of:=DEC2HEX(64*[.$A29]+[.AE$2])" office:value-type="string" office:string-value="69C" calcext:value-type="string">
            <text:p>69C</text:p>
          </table:table-cell>
          <table:table-cell table:formula="of:=DEC2HEX(64*[.$A29]+[.AF$2])" office:value-type="string" office:string-value="69D" calcext:value-type="string">
            <text:p>69D</text:p>
          </table:table-cell>
          <table:table-cell table:formula="of:=DEC2HEX(64*[.$A29]+[.AG$2])" office:value-type="string" office:string-value="69E" calcext:value-type="string">
            <text:p>69E</text:p>
          </table:table-cell>
          <table:table-cell table:formula="of:=DEC2HEX(64*[.$A29]+[.AH$2])" office:value-type="string" office:string-value="69F" calcext:value-type="string">
            <text:p>69F</text:p>
          </table:table-cell>
          <table:table-cell table:formula="of:=DEC2HEX(64*[.$A29]+[.AI$2])" office:value-type="string" office:string-value="6A0" calcext:value-type="string">
            <text:p>6A0</text:p>
          </table:table-cell>
          <table:table-cell table:formula="of:=DEC2HEX(64*[.$A29]+[.AJ$2])" office:value-type="string" office:string-value="6A1" calcext:value-type="string">
            <text:p>6A1</text:p>
          </table:table-cell>
          <table:table-cell table:formula="of:=DEC2HEX(64*[.$A29]+[.AK$2])" office:value-type="string" office:string-value="6A2" calcext:value-type="string">
            <text:p>6A2</text:p>
          </table:table-cell>
          <table:table-cell table:formula="of:=DEC2HEX(64*[.$A29]+[.AL$2])" office:value-type="string" office:string-value="6A3" calcext:value-type="string">
            <text:p>6A3</text:p>
          </table:table-cell>
          <table:table-cell table:formula="of:=DEC2HEX(64*[.$A29]+[.AM$2])" office:value-type="string" office:string-value="6A4" calcext:value-type="string">
            <text:p>6A4</text:p>
          </table:table-cell>
          <table:table-cell table:formula="of:=DEC2HEX(64*[.$A29]+[.AN$2])" office:value-type="string" office:string-value="6A5" calcext:value-type="string">
            <text:p>6A5</text:p>
          </table:table-cell>
          <table:table-cell table:formula="of:=DEC2HEX(64*[.$A29]+[.AO$2])" office:value-type="string" office:string-value="6A6" calcext:value-type="string">
            <text:p>6A6</text:p>
          </table:table-cell>
          <table:table-cell table:formula="of:=DEC2HEX(64*[.$A29]+[.AP$2])" office:value-type="string" office:string-value="6A7" calcext:value-type="string">
            <text:p>6A7</text:p>
          </table:table-cell>
          <table:table-cell table:formula="of:=DEC2HEX(64*[.$A29]+[.AQ$2])" office:value-type="string" office:string-value="6A8" calcext:value-type="string">
            <text:p>6A8</text:p>
          </table:table-cell>
          <table:table-cell table:formula="of:=DEC2HEX(64*[.$A29]+[.AR$2])" office:value-type="string" office:string-value="6A9" calcext:value-type="string">
            <text:p>6A9</text:p>
          </table:table-cell>
          <table:table-cell table:formula="of:=DEC2HEX(64*[.$A29]+[.AS$2])" office:value-type="string" office:string-value="6AA" calcext:value-type="string">
            <text:p>6AA</text:p>
          </table:table-cell>
          <table:table-cell table:formula="of:=DEC2HEX(64*[.$A29]+[.AT$2])" office:value-type="string" office:string-value="6AB" calcext:value-type="string">
            <text:p>6AB</text:p>
          </table:table-cell>
          <table:table-cell table:formula="of:=DEC2HEX(64*[.$A29]+[.AU$2])" office:value-type="string" office:string-value="6AC" calcext:value-type="string">
            <text:p>6AC</text:p>
          </table:table-cell>
          <table:table-cell table:formula="of:=DEC2HEX(64*[.$A29]+[.AV$2])" office:value-type="string" office:string-value="6AD" calcext:value-type="string">
            <text:p>6AD</text:p>
          </table:table-cell>
          <table:table-cell table:formula="of:=DEC2HEX(64*[.$A29]+[.AW$2])" office:value-type="string" office:string-value="6AE" calcext:value-type="string">
            <text:p>6AE</text:p>
          </table:table-cell>
          <table:table-cell table:formula="of:=DEC2HEX(64*[.$A29]+[.AX$2])" office:value-type="string" office:string-value="6AF" calcext:value-type="string">
            <text:p>6AF</text:p>
          </table:table-cell>
          <table:table-cell table:formula="of:=DEC2HEX(64*[.$A29]+[.AY$2])" office:value-type="string" office:string-value="6B0" calcext:value-type="string">
            <text:p>6B0</text:p>
          </table:table-cell>
          <table:table-cell table:formula="of:=DEC2HEX(64*[.$A29]+[.AZ$2])" office:value-type="string" office:string-value="6B1" calcext:value-type="string">
            <text:p>6B1</text:p>
          </table:table-cell>
          <table:table-cell table:formula="of:=DEC2HEX(64*[.$A29]+[.BA$2])" office:value-type="string" office:string-value="6B2" calcext:value-type="string">
            <text:p>6B2</text:p>
          </table:table-cell>
          <table:table-cell table:formula="of:=DEC2HEX(64*[.$A29]+[.BB$2])" office:value-type="string" office:string-value="6B3" calcext:value-type="string">
            <text:p>6B3</text:p>
          </table:table-cell>
          <table:table-cell table:formula="of:=DEC2HEX(64*[.$A29]+[.BC$2])" office:value-type="string" office:string-value="6B4" calcext:value-type="string">
            <text:p>6B4</text:p>
          </table:table-cell>
          <table:table-cell table:formula="of:=DEC2HEX(64*[.$A29]+[.BD$2])" office:value-type="string" office:string-value="6B5" calcext:value-type="string">
            <text:p>6B5</text:p>
          </table:table-cell>
          <table:table-cell table:formula="of:=DEC2HEX(64*[.$A29]+[.BE$2])" office:value-type="string" office:string-value="6B6" calcext:value-type="string">
            <text:p>6B6</text:p>
          </table:table-cell>
          <table:table-cell table:formula="of:=DEC2HEX(64*[.$A29]+[.BF$2])" office:value-type="string" office:string-value="6B7" calcext:value-type="string">
            <text:p>6B7</text:p>
          </table:table-cell>
          <table:table-cell table:formula="of:=DEC2HEX(64*[.$A29]+[.BG$2])" office:value-type="string" office:string-value="6B8" calcext:value-type="string">
            <text:p>6B8</text:p>
          </table:table-cell>
          <table:table-cell table:formula="of:=DEC2HEX(64*[.$A29]+[.BH$2])" office:value-type="string" office:string-value="6B9" calcext:value-type="string">
            <text:p>6B9</text:p>
          </table:table-cell>
          <table:table-cell table:formula="of:=DEC2HEX(64*[.$A29]+[.BI$2])" office:value-type="string" office:string-value="6BA" calcext:value-type="string">
            <text:p>6BA</text:p>
          </table:table-cell>
          <table:table-cell table:formula="of:=DEC2HEX(64*[.$A29]+[.BJ$2])" office:value-type="string" office:string-value="6BB" calcext:value-type="string">
            <text:p>6BB</text:p>
          </table:table-cell>
          <table:table-cell table:formula="of:=DEC2HEX(64*[.$A29]+[.BK$2])" office:value-type="string" office:string-value="6BC" calcext:value-type="string">
            <text:p>6BC</text:p>
          </table:table-cell>
          <table:table-cell table:formula="of:=DEC2HEX(64*[.$A29]+[.BL$2])" office:value-type="string" office:string-value="6BD" calcext:value-type="string">
            <text:p>6BD</text:p>
          </table:table-cell>
          <table:table-cell table:formula="of:=DEC2HEX(64*[.$A29]+[.BM$2])" office:value-type="string" office:string-value="6BE" calcext:value-type="string">
            <text:p>6BE</text:p>
          </table:table-cell>
          <table:table-cell table:formula="of:=DEC2HEX(64*[.$A29]+[.BN$2])" office:value-type="string" office:string-value="6BF" calcext:value-type="string">
            <text:p>6BF</text:p>
          </table:table-cell>
          <table:table-cell table:number-columns-repeated="95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DEC2HEX([.A30])" office:value-type="string" office:string-value="1B" calcext:value-type="string">
            <text:p>1B</text:p>
          </table:table-cell>
          <table:table-cell table:formula="of:=DEC2HEX(64*[.A30])" office:value-type="string" office:string-value="6C0" calcext:value-type="string">
            <text:p>6C0</text:p>
          </table:table-cell>
          <table:table-cell table:formula="of:=DEC2HEX(64*[.$A30]+[.D$2])" office:value-type="string" office:string-value="6C1" calcext:value-type="string">
            <text:p>6C1</text:p>
          </table:table-cell>
          <table:table-cell table:formula="of:=DEC2HEX(64*[.$A30]+[.E$2])" office:value-type="string" office:string-value="6C2" calcext:value-type="string">
            <text:p>6C2</text:p>
          </table:table-cell>
          <table:table-cell table:formula="of:=DEC2HEX(64*[.$A30]+[.F$2])" office:value-type="string" office:string-value="6C3" calcext:value-type="string">
            <text:p>6C3</text:p>
          </table:table-cell>
          <table:table-cell table:formula="of:=DEC2HEX(64*[.$A30]+[.G$2])" office:value-type="string" office:string-value="6C4" calcext:value-type="string">
            <text:p>6C4</text:p>
          </table:table-cell>
          <table:table-cell table:formula="of:=DEC2HEX(64*[.$A30]+[.H$2])" office:value-type="string" office:string-value="6C5" calcext:value-type="string">
            <text:p>6C5</text:p>
          </table:table-cell>
          <table:table-cell table:formula="of:=DEC2HEX(64*[.$A30]+[.I$2])" office:value-type="string" office:string-value="6C6" calcext:value-type="string">
            <text:p>6C6</text:p>
          </table:table-cell>
          <table:table-cell table:formula="of:=DEC2HEX(64*[.$A30]+[.J$2])" office:value-type="string" office:string-value="6C7" calcext:value-type="string">
            <text:p>6C7</text:p>
          </table:table-cell>
          <table:table-cell table:formula="of:=DEC2HEX(64*[.$A30]+[.K$2])" office:value-type="string" office:string-value="6C8" calcext:value-type="string">
            <text:p>6C8</text:p>
          </table:table-cell>
          <table:table-cell table:formula="of:=DEC2HEX(64*[.$A30]+[.L$2])" office:value-type="string" office:string-value="6C9" calcext:value-type="string">
            <text:p>6C9</text:p>
          </table:table-cell>
          <table:table-cell table:formula="of:=DEC2HEX(64*[.$A30]+[.M$2])" office:value-type="string" office:string-value="6CA" calcext:value-type="string">
            <text:p>6CA</text:p>
          </table:table-cell>
          <table:table-cell table:formula="of:=DEC2HEX(64*[.$A30]+[.N$2])" office:value-type="string" office:string-value="6CB" calcext:value-type="string">
            <text:p>6CB</text:p>
          </table:table-cell>
          <table:table-cell table:formula="of:=DEC2HEX(64*[.$A30]+[.O$2])" office:value-type="string" office:string-value="6CC" calcext:value-type="string">
            <text:p>6CC</text:p>
          </table:table-cell>
          <table:table-cell table:formula="of:=DEC2HEX(64*[.$A30]+[.P$2])" office:value-type="string" office:string-value="6CD" calcext:value-type="string">
            <text:p>6CD</text:p>
          </table:table-cell>
          <table:table-cell table:formula="of:=DEC2HEX(64*[.$A30]+[.Q$2])" office:value-type="string" office:string-value="6CE" calcext:value-type="string">
            <text:p>6CE</text:p>
          </table:table-cell>
          <table:table-cell table:formula="of:=DEC2HEX(64*[.$A30]+[.R$2])" office:value-type="string" office:string-value="6CF" calcext:value-type="string">
            <text:p>6CF</text:p>
          </table:table-cell>
          <table:table-cell table:formula="of:=DEC2HEX(64*[.$A30]+[.S$2])" office:value-type="string" office:string-value="6D0" calcext:value-type="string">
            <text:p>6D0</text:p>
          </table:table-cell>
          <table:table-cell table:formula="of:=DEC2HEX(64*[.$A30]+[.T$2])" office:value-type="string" office:string-value="6D1" calcext:value-type="string">
            <text:p>6D1</text:p>
          </table:table-cell>
          <table:table-cell table:formula="of:=DEC2HEX(64*[.$A30]+[.U$2])" office:value-type="string" office:string-value="6D2" calcext:value-type="string">
            <text:p>6D2</text:p>
          </table:table-cell>
          <table:table-cell table:formula="of:=DEC2HEX(64*[.$A30]+[.V$2])" office:value-type="string" office:string-value="6D3" calcext:value-type="string">
            <text:p>6D3</text:p>
          </table:table-cell>
          <table:table-cell table:formula="of:=DEC2HEX(64*[.$A30]+[.W$2])" office:value-type="string" office:string-value="6D4" calcext:value-type="string">
            <text:p>6D4</text:p>
          </table:table-cell>
          <table:table-cell table:formula="of:=DEC2HEX(64*[.$A30]+[.X$2])" office:value-type="string" office:string-value="6D5" calcext:value-type="string">
            <text:p>6D5</text:p>
          </table:table-cell>
          <table:table-cell table:formula="of:=DEC2HEX(64*[.$A30]+[.Y$2])" office:value-type="string" office:string-value="6D6" calcext:value-type="string">
            <text:p>6D6</text:p>
          </table:table-cell>
          <table:table-cell table:formula="of:=DEC2HEX(64*[.$A30]+[.Z$2])" office:value-type="string" office:string-value="6D7" calcext:value-type="string">
            <text:p>6D7</text:p>
          </table:table-cell>
          <table:table-cell table:formula="of:=DEC2HEX(64*[.$A30]+[.AA$2])" office:value-type="string" office:string-value="6D8" calcext:value-type="string">
            <text:p>6D8</text:p>
          </table:table-cell>
          <table:table-cell table:formula="of:=DEC2HEX(64*[.$A30]+[.AB$2])" office:value-type="string" office:string-value="6D9" calcext:value-type="string">
            <text:p>6D9</text:p>
          </table:table-cell>
          <table:table-cell table:formula="of:=DEC2HEX(64*[.$A30]+[.AC$2])" office:value-type="string" office:string-value="6DA" calcext:value-type="string">
            <text:p>6DA</text:p>
          </table:table-cell>
          <table:table-cell table:formula="of:=DEC2HEX(64*[.$A30]+[.AD$2])" office:value-type="string" office:string-value="6DB" calcext:value-type="string">
            <text:p>6DB</text:p>
          </table:table-cell>
          <table:table-cell table:formula="of:=DEC2HEX(64*[.$A30]+[.AE$2])" office:value-type="string" office:string-value="6DC" calcext:value-type="string">
            <text:p>6DC</text:p>
          </table:table-cell>
          <table:table-cell table:formula="of:=DEC2HEX(64*[.$A30]+[.AF$2])" office:value-type="string" office:string-value="6DD" calcext:value-type="string">
            <text:p>6DD</text:p>
          </table:table-cell>
          <table:table-cell table:formula="of:=DEC2HEX(64*[.$A30]+[.AG$2])" office:value-type="string" office:string-value="6DE" calcext:value-type="string">
            <text:p>6DE</text:p>
          </table:table-cell>
          <table:table-cell table:formula="of:=DEC2HEX(64*[.$A30]+[.AH$2])" office:value-type="string" office:string-value="6DF" calcext:value-type="string">
            <text:p>6DF</text:p>
          </table:table-cell>
          <table:table-cell table:formula="of:=DEC2HEX(64*[.$A30]+[.AI$2])" office:value-type="string" office:string-value="6E0" calcext:value-type="string">
            <text:p>6E0</text:p>
          </table:table-cell>
          <table:table-cell table:formula="of:=DEC2HEX(64*[.$A30]+[.AJ$2])" office:value-type="string" office:string-value="6E1" calcext:value-type="string">
            <text:p>6E1</text:p>
          </table:table-cell>
          <table:table-cell table:formula="of:=DEC2HEX(64*[.$A30]+[.AK$2])" office:value-type="string" office:string-value="6E2" calcext:value-type="string">
            <text:p>6E2</text:p>
          </table:table-cell>
          <table:table-cell table:formula="of:=DEC2HEX(64*[.$A30]+[.AL$2])" office:value-type="string" office:string-value="6E3" calcext:value-type="string">
            <text:p>6E3</text:p>
          </table:table-cell>
          <table:table-cell table:formula="of:=DEC2HEX(64*[.$A30]+[.AM$2])" office:value-type="string" office:string-value="6E4" calcext:value-type="string">
            <text:p>6E4</text:p>
          </table:table-cell>
          <table:table-cell table:formula="of:=DEC2HEX(64*[.$A30]+[.AN$2])" office:value-type="string" office:string-value="6E5" calcext:value-type="string">
            <text:p>6E5</text:p>
          </table:table-cell>
          <table:table-cell table:formula="of:=DEC2HEX(64*[.$A30]+[.AO$2])" office:value-type="string" office:string-value="6E6" calcext:value-type="string">
            <text:p>6E6</text:p>
          </table:table-cell>
          <table:table-cell table:formula="of:=DEC2HEX(64*[.$A30]+[.AP$2])" office:value-type="string" office:string-value="6E7" calcext:value-type="string">
            <text:p>6E7</text:p>
          </table:table-cell>
          <table:table-cell table:formula="of:=DEC2HEX(64*[.$A30]+[.AQ$2])" office:value-type="string" office:string-value="6E8" calcext:value-type="string">
            <text:p>6E8</text:p>
          </table:table-cell>
          <table:table-cell table:formula="of:=DEC2HEX(64*[.$A30]+[.AR$2])" office:value-type="string" office:string-value="6E9" calcext:value-type="string">
            <text:p>6E9</text:p>
          </table:table-cell>
          <table:table-cell table:formula="of:=DEC2HEX(64*[.$A30]+[.AS$2])" office:value-type="string" office:string-value="6EA" calcext:value-type="string">
            <text:p>6EA</text:p>
          </table:table-cell>
          <table:table-cell table:formula="of:=DEC2HEX(64*[.$A30]+[.AT$2])" office:value-type="string" office:string-value="6EB" calcext:value-type="string">
            <text:p>6EB</text:p>
          </table:table-cell>
          <table:table-cell table:formula="of:=DEC2HEX(64*[.$A30]+[.AU$2])" office:value-type="string" office:string-value="6EC" calcext:value-type="string">
            <text:p>6EC</text:p>
          </table:table-cell>
          <table:table-cell table:formula="of:=DEC2HEX(64*[.$A30]+[.AV$2])" office:value-type="string" office:string-value="6ED" calcext:value-type="string">
            <text:p>6ED</text:p>
          </table:table-cell>
          <table:table-cell table:formula="of:=DEC2HEX(64*[.$A30]+[.AW$2])" office:value-type="string" office:string-value="6EE" calcext:value-type="string">
            <text:p>6EE</text:p>
          </table:table-cell>
          <table:table-cell table:formula="of:=DEC2HEX(64*[.$A30]+[.AX$2])" office:value-type="string" office:string-value="6EF" calcext:value-type="string">
            <text:p>6EF</text:p>
          </table:table-cell>
          <table:table-cell table:formula="of:=DEC2HEX(64*[.$A30]+[.AY$2])" office:value-type="string" office:string-value="6F0" calcext:value-type="string">
            <text:p>6F0</text:p>
          </table:table-cell>
          <table:table-cell table:formula="of:=DEC2HEX(64*[.$A30]+[.AZ$2])" office:value-type="string" office:string-value="6F1" calcext:value-type="string">
            <text:p>6F1</text:p>
          </table:table-cell>
          <table:table-cell table:formula="of:=DEC2HEX(64*[.$A30]+[.BA$2])" office:value-type="string" office:string-value="6F2" calcext:value-type="string">
            <text:p>6F2</text:p>
          </table:table-cell>
          <table:table-cell table:formula="of:=DEC2HEX(64*[.$A30]+[.BB$2])" office:value-type="string" office:string-value="6F3" calcext:value-type="string">
            <text:p>6F3</text:p>
          </table:table-cell>
          <table:table-cell table:formula="of:=DEC2HEX(64*[.$A30]+[.BC$2])" office:value-type="string" office:string-value="6F4" calcext:value-type="string">
            <text:p>6F4</text:p>
          </table:table-cell>
          <table:table-cell table:formula="of:=DEC2HEX(64*[.$A30]+[.BD$2])" office:value-type="string" office:string-value="6F5" calcext:value-type="string">
            <text:p>6F5</text:p>
          </table:table-cell>
          <table:table-cell table:formula="of:=DEC2HEX(64*[.$A30]+[.BE$2])" office:value-type="string" office:string-value="6F6" calcext:value-type="string">
            <text:p>6F6</text:p>
          </table:table-cell>
          <table:table-cell table:formula="of:=DEC2HEX(64*[.$A30]+[.BF$2])" office:value-type="string" office:string-value="6F7" calcext:value-type="string">
            <text:p>6F7</text:p>
          </table:table-cell>
          <table:table-cell table:formula="of:=DEC2HEX(64*[.$A30]+[.BG$2])" office:value-type="string" office:string-value="6F8" calcext:value-type="string">
            <text:p>6F8</text:p>
          </table:table-cell>
          <table:table-cell table:formula="of:=DEC2HEX(64*[.$A30]+[.BH$2])" office:value-type="string" office:string-value="6F9" calcext:value-type="string">
            <text:p>6F9</text:p>
          </table:table-cell>
          <table:table-cell table:formula="of:=DEC2HEX(64*[.$A30]+[.BI$2])" office:value-type="string" office:string-value="6FA" calcext:value-type="string">
            <text:p>6FA</text:p>
          </table:table-cell>
          <table:table-cell table:formula="of:=DEC2HEX(64*[.$A30]+[.BJ$2])" office:value-type="string" office:string-value="6FB" calcext:value-type="string">
            <text:p>6FB</text:p>
          </table:table-cell>
          <table:table-cell table:formula="of:=DEC2HEX(64*[.$A30]+[.BK$2])" office:value-type="string" office:string-value="6FC" calcext:value-type="string">
            <text:p>6FC</text:p>
          </table:table-cell>
          <table:table-cell table:formula="of:=DEC2HEX(64*[.$A30]+[.BL$2])" office:value-type="string" office:string-value="6FD" calcext:value-type="string">
            <text:p>6FD</text:p>
          </table:table-cell>
          <table:table-cell table:formula="of:=DEC2HEX(64*[.$A30]+[.BM$2])" office:value-type="string" office:string-value="6FE" calcext:value-type="string">
            <text:p>6FE</text:p>
          </table:table-cell>
          <table:table-cell table:formula="of:=DEC2HEX(64*[.$A30]+[.BN$2])" office:value-type="string" office:string-value="6FF" calcext:value-type="string">
            <text:p>6FF</text:p>
          </table:table-cell>
          <table:table-cell table:number-columns-repeated="9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DEC2HEX([.A31])" office:value-type="string" office:string-value="1C" calcext:value-type="string">
            <text:p>1C</text:p>
          </table:table-cell>
          <table:table-cell table:formula="of:=DEC2HEX(64*[.A31])" office:value-type="string" office:string-value="700" calcext:value-type="string">
            <text:p>700</text:p>
          </table:table-cell>
          <table:table-cell table:formula="of:=DEC2HEX(64*[.$A31]+[.D$2])" office:value-type="string" office:string-value="701" calcext:value-type="string">
            <text:p>701</text:p>
          </table:table-cell>
          <table:table-cell table:formula="of:=DEC2HEX(64*[.$A31]+[.E$2])" office:value-type="string" office:string-value="702" calcext:value-type="string">
            <text:p>702</text:p>
          </table:table-cell>
          <table:table-cell table:formula="of:=DEC2HEX(64*[.$A31]+[.F$2])" office:value-type="string" office:string-value="703" calcext:value-type="string">
            <text:p>703</text:p>
          </table:table-cell>
          <table:table-cell table:formula="of:=DEC2HEX(64*[.$A31]+[.G$2])" office:value-type="string" office:string-value="704" calcext:value-type="string">
            <text:p>704</text:p>
          </table:table-cell>
          <table:table-cell table:formula="of:=DEC2HEX(64*[.$A31]+[.H$2])" office:value-type="string" office:string-value="705" calcext:value-type="string">
            <text:p>705</text:p>
          </table:table-cell>
          <table:table-cell table:formula="of:=DEC2HEX(64*[.$A31]+[.I$2])" office:value-type="string" office:string-value="706" calcext:value-type="string">
            <text:p>706</text:p>
          </table:table-cell>
          <table:table-cell table:formula="of:=DEC2HEX(64*[.$A31]+[.J$2])" office:value-type="string" office:string-value="707" calcext:value-type="string">
            <text:p>707</text:p>
          </table:table-cell>
          <table:table-cell table:formula="of:=DEC2HEX(64*[.$A31]+[.K$2])" office:value-type="string" office:string-value="708" calcext:value-type="string">
            <text:p>708</text:p>
          </table:table-cell>
          <table:table-cell table:formula="of:=DEC2HEX(64*[.$A31]+[.L$2])" office:value-type="string" office:string-value="709" calcext:value-type="string">
            <text:p>709</text:p>
          </table:table-cell>
          <table:table-cell table:formula="of:=DEC2HEX(64*[.$A31]+[.M$2])" office:value-type="string" office:string-value="70A" calcext:value-type="string">
            <text:p>70A</text:p>
          </table:table-cell>
          <table:table-cell table:formula="of:=DEC2HEX(64*[.$A31]+[.N$2])" office:value-type="string" office:string-value="70B" calcext:value-type="string">
            <text:p>70B</text:p>
          </table:table-cell>
          <table:table-cell table:formula="of:=DEC2HEX(64*[.$A31]+[.O$2])" office:value-type="string" office:string-value="70C" calcext:value-type="string">
            <text:p>70C</text:p>
          </table:table-cell>
          <table:table-cell table:formula="of:=DEC2HEX(64*[.$A31]+[.P$2])" office:value-type="string" office:string-value="70D" calcext:value-type="string">
            <text:p>70D</text:p>
          </table:table-cell>
          <table:table-cell table:formula="of:=DEC2HEX(64*[.$A31]+[.Q$2])" office:value-type="string" office:string-value="70E" calcext:value-type="string">
            <text:p>70E</text:p>
          </table:table-cell>
          <table:table-cell table:formula="of:=DEC2HEX(64*[.$A31]+[.R$2])" office:value-type="string" office:string-value="70F" calcext:value-type="string">
            <text:p>70F</text:p>
          </table:table-cell>
          <table:table-cell table:formula="of:=DEC2HEX(64*[.$A31]+[.S$2])" office:value-type="string" office:string-value="710" calcext:value-type="string">
            <text:p>710</text:p>
          </table:table-cell>
          <table:table-cell table:formula="of:=DEC2HEX(64*[.$A31]+[.T$2])" office:value-type="string" office:string-value="711" calcext:value-type="string">
            <text:p>711</text:p>
          </table:table-cell>
          <table:table-cell table:formula="of:=DEC2HEX(64*[.$A31]+[.U$2])" office:value-type="string" office:string-value="712" calcext:value-type="string">
            <text:p>712</text:p>
          </table:table-cell>
          <table:table-cell table:formula="of:=DEC2HEX(64*[.$A31]+[.V$2])" office:value-type="string" office:string-value="713" calcext:value-type="string">
            <text:p>713</text:p>
          </table:table-cell>
          <table:table-cell table:formula="of:=DEC2HEX(64*[.$A31]+[.W$2])" office:value-type="string" office:string-value="714" calcext:value-type="string">
            <text:p>714</text:p>
          </table:table-cell>
          <table:table-cell table:formula="of:=DEC2HEX(64*[.$A31]+[.X$2])" office:value-type="string" office:string-value="715" calcext:value-type="string">
            <text:p>715</text:p>
          </table:table-cell>
          <table:table-cell table:formula="of:=DEC2HEX(64*[.$A31]+[.Y$2])" office:value-type="string" office:string-value="716" calcext:value-type="string">
            <text:p>716</text:p>
          </table:table-cell>
          <table:table-cell table:formula="of:=DEC2HEX(64*[.$A31]+[.Z$2])" office:value-type="string" office:string-value="717" calcext:value-type="string">
            <text:p>717</text:p>
          </table:table-cell>
          <table:table-cell table:formula="of:=DEC2HEX(64*[.$A31]+[.AA$2])" office:value-type="string" office:string-value="718" calcext:value-type="string">
            <text:p>718</text:p>
          </table:table-cell>
          <table:table-cell table:formula="of:=DEC2HEX(64*[.$A31]+[.AB$2])" office:value-type="string" office:string-value="719" calcext:value-type="string">
            <text:p>719</text:p>
          </table:table-cell>
          <table:table-cell table:formula="of:=DEC2HEX(64*[.$A31]+[.AC$2])" office:value-type="string" office:string-value="71A" calcext:value-type="string">
            <text:p>71A</text:p>
          </table:table-cell>
          <table:table-cell table:formula="of:=DEC2HEX(64*[.$A31]+[.AD$2])" office:value-type="string" office:string-value="71B" calcext:value-type="string">
            <text:p>71B</text:p>
          </table:table-cell>
          <table:table-cell table:formula="of:=DEC2HEX(64*[.$A31]+[.AE$2])" office:value-type="string" office:string-value="71C" calcext:value-type="string">
            <text:p>71C</text:p>
          </table:table-cell>
          <table:table-cell table:formula="of:=DEC2HEX(64*[.$A31]+[.AF$2])" office:value-type="string" office:string-value="71D" calcext:value-type="string">
            <text:p>71D</text:p>
          </table:table-cell>
          <table:table-cell table:formula="of:=DEC2HEX(64*[.$A31]+[.AG$2])" office:value-type="string" office:string-value="71E" calcext:value-type="string">
            <text:p>71E</text:p>
          </table:table-cell>
          <table:table-cell table:formula="of:=DEC2HEX(64*[.$A31]+[.AH$2])" office:value-type="string" office:string-value="71F" calcext:value-type="string">
            <text:p>71F</text:p>
          </table:table-cell>
          <table:table-cell table:formula="of:=DEC2HEX(64*[.$A31]+[.AI$2])" office:value-type="string" office:string-value="720" calcext:value-type="string">
            <text:p>720</text:p>
          </table:table-cell>
          <table:table-cell table:formula="of:=DEC2HEX(64*[.$A31]+[.AJ$2])" office:value-type="string" office:string-value="721" calcext:value-type="string">
            <text:p>721</text:p>
          </table:table-cell>
          <table:table-cell table:formula="of:=DEC2HEX(64*[.$A31]+[.AK$2])" office:value-type="string" office:string-value="722" calcext:value-type="string">
            <text:p>722</text:p>
          </table:table-cell>
          <table:table-cell table:formula="of:=DEC2HEX(64*[.$A31]+[.AL$2])" office:value-type="string" office:string-value="723" calcext:value-type="string">
            <text:p>723</text:p>
          </table:table-cell>
          <table:table-cell table:formula="of:=DEC2HEX(64*[.$A31]+[.AM$2])" office:value-type="string" office:string-value="724" calcext:value-type="string">
            <text:p>724</text:p>
          </table:table-cell>
          <table:table-cell table:formula="of:=DEC2HEX(64*[.$A31]+[.AN$2])" office:value-type="string" office:string-value="725" calcext:value-type="string">
            <text:p>725</text:p>
          </table:table-cell>
          <table:table-cell table:formula="of:=DEC2HEX(64*[.$A31]+[.AO$2])" office:value-type="string" office:string-value="726" calcext:value-type="string">
            <text:p>726</text:p>
          </table:table-cell>
          <table:table-cell table:formula="of:=DEC2HEX(64*[.$A31]+[.AP$2])" office:value-type="string" office:string-value="727" calcext:value-type="string">
            <text:p>727</text:p>
          </table:table-cell>
          <table:table-cell table:formula="of:=DEC2HEX(64*[.$A31]+[.AQ$2])" office:value-type="string" office:string-value="728" calcext:value-type="string">
            <text:p>728</text:p>
          </table:table-cell>
          <table:table-cell table:formula="of:=DEC2HEX(64*[.$A31]+[.AR$2])" office:value-type="string" office:string-value="729" calcext:value-type="string">
            <text:p>729</text:p>
          </table:table-cell>
          <table:table-cell table:formula="of:=DEC2HEX(64*[.$A31]+[.AS$2])" office:value-type="string" office:string-value="72A" calcext:value-type="string">
            <text:p>72A</text:p>
          </table:table-cell>
          <table:table-cell table:formula="of:=DEC2HEX(64*[.$A31]+[.AT$2])" office:value-type="string" office:string-value="72B" calcext:value-type="string">
            <text:p>72B</text:p>
          </table:table-cell>
          <table:table-cell table:formula="of:=DEC2HEX(64*[.$A31]+[.AU$2])" office:value-type="string" office:string-value="72C" calcext:value-type="string">
            <text:p>72C</text:p>
          </table:table-cell>
          <table:table-cell table:formula="of:=DEC2HEX(64*[.$A31]+[.AV$2])" office:value-type="string" office:string-value="72D" calcext:value-type="string">
            <text:p>72D</text:p>
          </table:table-cell>
          <table:table-cell table:formula="of:=DEC2HEX(64*[.$A31]+[.AW$2])" office:value-type="string" office:string-value="72E" calcext:value-type="string">
            <text:p>72E</text:p>
          </table:table-cell>
          <table:table-cell table:formula="of:=DEC2HEX(64*[.$A31]+[.AX$2])" office:value-type="string" office:string-value="72F" calcext:value-type="string">
            <text:p>72F</text:p>
          </table:table-cell>
          <table:table-cell table:formula="of:=DEC2HEX(64*[.$A31]+[.AY$2])" office:value-type="string" office:string-value="730" calcext:value-type="string">
            <text:p>730</text:p>
          </table:table-cell>
          <table:table-cell table:formula="of:=DEC2HEX(64*[.$A31]+[.AZ$2])" office:value-type="string" office:string-value="731" calcext:value-type="string">
            <text:p>731</text:p>
          </table:table-cell>
          <table:table-cell table:formula="of:=DEC2HEX(64*[.$A31]+[.BA$2])" office:value-type="string" office:string-value="732" calcext:value-type="string">
            <text:p>732</text:p>
          </table:table-cell>
          <table:table-cell table:formula="of:=DEC2HEX(64*[.$A31]+[.BB$2])" office:value-type="string" office:string-value="733" calcext:value-type="string">
            <text:p>733</text:p>
          </table:table-cell>
          <table:table-cell table:formula="of:=DEC2HEX(64*[.$A31]+[.BC$2])" office:value-type="string" office:string-value="734" calcext:value-type="string">
            <text:p>734</text:p>
          </table:table-cell>
          <table:table-cell table:formula="of:=DEC2HEX(64*[.$A31]+[.BD$2])" office:value-type="string" office:string-value="735" calcext:value-type="string">
            <text:p>735</text:p>
          </table:table-cell>
          <table:table-cell table:formula="of:=DEC2HEX(64*[.$A31]+[.BE$2])" office:value-type="string" office:string-value="736" calcext:value-type="string">
            <text:p>736</text:p>
          </table:table-cell>
          <table:table-cell table:formula="of:=DEC2HEX(64*[.$A31]+[.BF$2])" office:value-type="string" office:string-value="737" calcext:value-type="string">
            <text:p>737</text:p>
          </table:table-cell>
          <table:table-cell table:formula="of:=DEC2HEX(64*[.$A31]+[.BG$2])" office:value-type="string" office:string-value="738" calcext:value-type="string">
            <text:p>738</text:p>
          </table:table-cell>
          <table:table-cell table:formula="of:=DEC2HEX(64*[.$A31]+[.BH$2])" office:value-type="string" office:string-value="739" calcext:value-type="string">
            <text:p>739</text:p>
          </table:table-cell>
          <table:table-cell table:formula="of:=DEC2HEX(64*[.$A31]+[.BI$2])" office:value-type="string" office:string-value="73A" calcext:value-type="string">
            <text:p>73A</text:p>
          </table:table-cell>
          <table:table-cell table:formula="of:=DEC2HEX(64*[.$A31]+[.BJ$2])" office:value-type="string" office:string-value="73B" calcext:value-type="string">
            <text:p>73B</text:p>
          </table:table-cell>
          <table:table-cell table:formula="of:=DEC2HEX(64*[.$A31]+[.BK$2])" office:value-type="string" office:string-value="73C" calcext:value-type="string">
            <text:p>73C</text:p>
          </table:table-cell>
          <table:table-cell table:formula="of:=DEC2HEX(64*[.$A31]+[.BL$2])" office:value-type="string" office:string-value="73D" calcext:value-type="string">
            <text:p>73D</text:p>
          </table:table-cell>
          <table:table-cell table:formula="of:=DEC2HEX(64*[.$A31]+[.BM$2])" office:value-type="string" office:string-value="73E" calcext:value-type="string">
            <text:p>73E</text:p>
          </table:table-cell>
          <table:table-cell table:formula="of:=DEC2HEX(64*[.$A31]+[.BN$2])" office:value-type="string" office:string-value="73F" calcext:value-type="string">
            <text:p>73F</text:p>
          </table:table-cell>
          <table:table-cell table:number-columns-repeated="95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DEC2HEX([.A32])" office:value-type="string" office:string-value="1D" calcext:value-type="string">
            <text:p>1D</text:p>
          </table:table-cell>
          <table:table-cell table:formula="of:=DEC2HEX(64*[.A32])" office:value-type="string" office:string-value="740" calcext:value-type="string">
            <text:p>740</text:p>
          </table:table-cell>
          <table:table-cell table:formula="of:=DEC2HEX(64*[.$A32]+[.D$2])" office:value-type="string" office:string-value="741" calcext:value-type="string">
            <text:p>741</text:p>
          </table:table-cell>
          <table:table-cell table:formula="of:=DEC2HEX(64*[.$A32]+[.E$2])" office:value-type="string" office:string-value="742" calcext:value-type="string">
            <text:p>742</text:p>
          </table:table-cell>
          <table:table-cell table:formula="of:=DEC2HEX(64*[.$A32]+[.F$2])" office:value-type="string" office:string-value="743" calcext:value-type="string">
            <text:p>743</text:p>
          </table:table-cell>
          <table:table-cell table:formula="of:=DEC2HEX(64*[.$A32]+[.G$2])" office:value-type="string" office:string-value="744" calcext:value-type="string">
            <text:p>744</text:p>
          </table:table-cell>
          <table:table-cell table:formula="of:=DEC2HEX(64*[.$A32]+[.H$2])" office:value-type="string" office:string-value="745" calcext:value-type="string">
            <text:p>745</text:p>
          </table:table-cell>
          <table:table-cell table:formula="of:=DEC2HEX(64*[.$A32]+[.I$2])" office:value-type="string" office:string-value="746" calcext:value-type="string">
            <text:p>746</text:p>
          </table:table-cell>
          <table:table-cell table:formula="of:=DEC2HEX(64*[.$A32]+[.J$2])" office:value-type="string" office:string-value="747" calcext:value-type="string">
            <text:p>747</text:p>
          </table:table-cell>
          <table:table-cell table:formula="of:=DEC2HEX(64*[.$A32]+[.K$2])" office:value-type="string" office:string-value="748" calcext:value-type="string">
            <text:p>748</text:p>
          </table:table-cell>
          <table:table-cell table:formula="of:=DEC2HEX(64*[.$A32]+[.L$2])" office:value-type="string" office:string-value="749" calcext:value-type="string">
            <text:p>749</text:p>
          </table:table-cell>
          <table:table-cell table:formula="of:=DEC2HEX(64*[.$A32]+[.M$2])" office:value-type="string" office:string-value="74A" calcext:value-type="string">
            <text:p>74A</text:p>
          </table:table-cell>
          <table:table-cell table:formula="of:=DEC2HEX(64*[.$A32]+[.N$2])" office:value-type="string" office:string-value="74B" calcext:value-type="string">
            <text:p>74B</text:p>
          </table:table-cell>
          <table:table-cell table:formula="of:=DEC2HEX(64*[.$A32]+[.O$2])" office:value-type="string" office:string-value="74C" calcext:value-type="string">
            <text:p>74C</text:p>
          </table:table-cell>
          <table:table-cell table:formula="of:=DEC2HEX(64*[.$A32]+[.P$2])" office:value-type="string" office:string-value="74D" calcext:value-type="string">
            <text:p>74D</text:p>
          </table:table-cell>
          <table:table-cell table:formula="of:=DEC2HEX(64*[.$A32]+[.Q$2])" office:value-type="string" office:string-value="74E" calcext:value-type="string">
            <text:p>74E</text:p>
          </table:table-cell>
          <table:table-cell table:formula="of:=DEC2HEX(64*[.$A32]+[.R$2])" office:value-type="string" office:string-value="74F" calcext:value-type="string">
            <text:p>74F</text:p>
          </table:table-cell>
          <table:table-cell table:formula="of:=DEC2HEX(64*[.$A32]+[.S$2])" office:value-type="string" office:string-value="750" calcext:value-type="string">
            <text:p>750</text:p>
          </table:table-cell>
          <table:table-cell table:formula="of:=DEC2HEX(64*[.$A32]+[.T$2])" office:value-type="string" office:string-value="751" calcext:value-type="string">
            <text:p>751</text:p>
          </table:table-cell>
          <table:table-cell table:formula="of:=DEC2HEX(64*[.$A32]+[.U$2])" office:value-type="string" office:string-value="752" calcext:value-type="string">
            <text:p>752</text:p>
          </table:table-cell>
          <table:table-cell table:formula="of:=DEC2HEX(64*[.$A32]+[.V$2])" office:value-type="string" office:string-value="753" calcext:value-type="string">
            <text:p>753</text:p>
          </table:table-cell>
          <table:table-cell table:formula="of:=DEC2HEX(64*[.$A32]+[.W$2])" office:value-type="string" office:string-value="754" calcext:value-type="string">
            <text:p>754</text:p>
          </table:table-cell>
          <table:table-cell table:formula="of:=DEC2HEX(64*[.$A32]+[.X$2])" office:value-type="string" office:string-value="755" calcext:value-type="string">
            <text:p>755</text:p>
          </table:table-cell>
          <table:table-cell table:formula="of:=DEC2HEX(64*[.$A32]+[.Y$2])" office:value-type="string" office:string-value="756" calcext:value-type="string">
            <text:p>756</text:p>
          </table:table-cell>
          <table:table-cell table:formula="of:=DEC2HEX(64*[.$A32]+[.Z$2])" office:value-type="string" office:string-value="757" calcext:value-type="string">
            <text:p>757</text:p>
          </table:table-cell>
          <table:table-cell table:formula="of:=DEC2HEX(64*[.$A32]+[.AA$2])" office:value-type="string" office:string-value="758" calcext:value-type="string">
            <text:p>758</text:p>
          </table:table-cell>
          <table:table-cell table:formula="of:=DEC2HEX(64*[.$A32]+[.AB$2])" office:value-type="string" office:string-value="759" calcext:value-type="string">
            <text:p>759</text:p>
          </table:table-cell>
          <table:table-cell table:formula="of:=DEC2HEX(64*[.$A32]+[.AC$2])" office:value-type="string" office:string-value="75A" calcext:value-type="string">
            <text:p>75A</text:p>
          </table:table-cell>
          <table:table-cell table:formula="of:=DEC2HEX(64*[.$A32]+[.AD$2])" office:value-type="string" office:string-value="75B" calcext:value-type="string">
            <text:p>75B</text:p>
          </table:table-cell>
          <table:table-cell table:formula="of:=DEC2HEX(64*[.$A32]+[.AE$2])" office:value-type="string" office:string-value="75C" calcext:value-type="string">
            <text:p>75C</text:p>
          </table:table-cell>
          <table:table-cell table:formula="of:=DEC2HEX(64*[.$A32]+[.AF$2])" office:value-type="string" office:string-value="75D" calcext:value-type="string">
            <text:p>75D</text:p>
          </table:table-cell>
          <table:table-cell table:formula="of:=DEC2HEX(64*[.$A32]+[.AG$2])" office:value-type="string" office:string-value="75E" calcext:value-type="string">
            <text:p>75E</text:p>
          </table:table-cell>
          <table:table-cell table:formula="of:=DEC2HEX(64*[.$A32]+[.AH$2])" office:value-type="string" office:string-value="75F" calcext:value-type="string">
            <text:p>75F</text:p>
          </table:table-cell>
          <table:table-cell table:formula="of:=DEC2HEX(64*[.$A32]+[.AI$2])" office:value-type="string" office:string-value="760" calcext:value-type="string">
            <text:p>760</text:p>
          </table:table-cell>
          <table:table-cell table:formula="of:=DEC2HEX(64*[.$A32]+[.AJ$2])" office:value-type="string" office:string-value="761" calcext:value-type="string">
            <text:p>761</text:p>
          </table:table-cell>
          <table:table-cell table:formula="of:=DEC2HEX(64*[.$A32]+[.AK$2])" office:value-type="string" office:string-value="762" calcext:value-type="string">
            <text:p>762</text:p>
          </table:table-cell>
          <table:table-cell table:formula="of:=DEC2HEX(64*[.$A32]+[.AL$2])" office:value-type="string" office:string-value="763" calcext:value-type="string">
            <text:p>763</text:p>
          </table:table-cell>
          <table:table-cell table:formula="of:=DEC2HEX(64*[.$A32]+[.AM$2])" office:value-type="string" office:string-value="764" calcext:value-type="string">
            <text:p>764</text:p>
          </table:table-cell>
          <table:table-cell table:formula="of:=DEC2HEX(64*[.$A32]+[.AN$2])" office:value-type="string" office:string-value="765" calcext:value-type="string">
            <text:p>765</text:p>
          </table:table-cell>
          <table:table-cell table:formula="of:=DEC2HEX(64*[.$A32]+[.AO$2])" office:value-type="string" office:string-value="766" calcext:value-type="string">
            <text:p>766</text:p>
          </table:table-cell>
          <table:table-cell table:formula="of:=DEC2HEX(64*[.$A32]+[.AP$2])" office:value-type="string" office:string-value="767" calcext:value-type="string">
            <text:p>767</text:p>
          </table:table-cell>
          <table:table-cell table:formula="of:=DEC2HEX(64*[.$A32]+[.AQ$2])" office:value-type="string" office:string-value="768" calcext:value-type="string">
            <text:p>768</text:p>
          </table:table-cell>
          <table:table-cell table:formula="of:=DEC2HEX(64*[.$A32]+[.AR$2])" office:value-type="string" office:string-value="769" calcext:value-type="string">
            <text:p>769</text:p>
          </table:table-cell>
          <table:table-cell table:formula="of:=DEC2HEX(64*[.$A32]+[.AS$2])" office:value-type="string" office:string-value="76A" calcext:value-type="string">
            <text:p>76A</text:p>
          </table:table-cell>
          <table:table-cell table:formula="of:=DEC2HEX(64*[.$A32]+[.AT$2])" office:value-type="string" office:string-value="76B" calcext:value-type="string">
            <text:p>76B</text:p>
          </table:table-cell>
          <table:table-cell table:formula="of:=DEC2HEX(64*[.$A32]+[.AU$2])" office:value-type="string" office:string-value="76C" calcext:value-type="string">
            <text:p>76C</text:p>
          </table:table-cell>
          <table:table-cell table:formula="of:=DEC2HEX(64*[.$A32]+[.AV$2])" office:value-type="string" office:string-value="76D" calcext:value-type="string">
            <text:p>76D</text:p>
          </table:table-cell>
          <table:table-cell table:formula="of:=DEC2HEX(64*[.$A32]+[.AW$2])" office:value-type="string" office:string-value="76E" calcext:value-type="string">
            <text:p>76E</text:p>
          </table:table-cell>
          <table:table-cell table:formula="of:=DEC2HEX(64*[.$A32]+[.AX$2])" office:value-type="string" office:string-value="76F" calcext:value-type="string">
            <text:p>76F</text:p>
          </table:table-cell>
          <table:table-cell table:formula="of:=DEC2HEX(64*[.$A32]+[.AY$2])" office:value-type="string" office:string-value="770" calcext:value-type="string">
            <text:p>770</text:p>
          </table:table-cell>
          <table:table-cell table:formula="of:=DEC2HEX(64*[.$A32]+[.AZ$2])" office:value-type="string" office:string-value="771" calcext:value-type="string">
            <text:p>771</text:p>
          </table:table-cell>
          <table:table-cell table:formula="of:=DEC2HEX(64*[.$A32]+[.BA$2])" office:value-type="string" office:string-value="772" calcext:value-type="string">
            <text:p>772</text:p>
          </table:table-cell>
          <table:table-cell table:formula="of:=DEC2HEX(64*[.$A32]+[.BB$2])" office:value-type="string" office:string-value="773" calcext:value-type="string">
            <text:p>773</text:p>
          </table:table-cell>
          <table:table-cell table:formula="of:=DEC2HEX(64*[.$A32]+[.BC$2])" office:value-type="string" office:string-value="774" calcext:value-type="string">
            <text:p>774</text:p>
          </table:table-cell>
          <table:table-cell table:formula="of:=DEC2HEX(64*[.$A32]+[.BD$2])" office:value-type="string" office:string-value="775" calcext:value-type="string">
            <text:p>775</text:p>
          </table:table-cell>
          <table:table-cell table:formula="of:=DEC2HEX(64*[.$A32]+[.BE$2])" office:value-type="string" office:string-value="776" calcext:value-type="string">
            <text:p>776</text:p>
          </table:table-cell>
          <table:table-cell table:formula="of:=DEC2HEX(64*[.$A32]+[.BF$2])" office:value-type="string" office:string-value="777" calcext:value-type="string">
            <text:p>777</text:p>
          </table:table-cell>
          <table:table-cell table:formula="of:=DEC2HEX(64*[.$A32]+[.BG$2])" office:value-type="string" office:string-value="778" calcext:value-type="string">
            <text:p>778</text:p>
          </table:table-cell>
          <table:table-cell table:formula="of:=DEC2HEX(64*[.$A32]+[.BH$2])" office:value-type="string" office:string-value="779" calcext:value-type="string">
            <text:p>779</text:p>
          </table:table-cell>
          <table:table-cell table:formula="of:=DEC2HEX(64*[.$A32]+[.BI$2])" office:value-type="string" office:string-value="77A" calcext:value-type="string">
            <text:p>77A</text:p>
          </table:table-cell>
          <table:table-cell table:formula="of:=DEC2HEX(64*[.$A32]+[.BJ$2])" office:value-type="string" office:string-value="77B" calcext:value-type="string">
            <text:p>77B</text:p>
          </table:table-cell>
          <table:table-cell table:formula="of:=DEC2HEX(64*[.$A32]+[.BK$2])" office:value-type="string" office:string-value="77C" calcext:value-type="string">
            <text:p>77C</text:p>
          </table:table-cell>
          <table:table-cell table:formula="of:=DEC2HEX(64*[.$A32]+[.BL$2])" office:value-type="string" office:string-value="77D" calcext:value-type="string">
            <text:p>77D</text:p>
          </table:table-cell>
          <table:table-cell table:formula="of:=DEC2HEX(64*[.$A32]+[.BM$2])" office:value-type="string" office:string-value="77E" calcext:value-type="string">
            <text:p>77E</text:p>
          </table:table-cell>
          <table:table-cell table:formula="of:=DEC2HEX(64*[.$A32]+[.BN$2])" office:value-type="string" office:string-value="77F" calcext:value-type="string">
            <text:p>77F</text:p>
          </table:table-cell>
          <table:table-cell table:number-columns-repeated="9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DEC2HEX([.A33])" office:value-type="string" office:string-value="1E" calcext:value-type="string">
            <text:p>1E</text:p>
          </table:table-cell>
          <table:table-cell table:formula="of:=DEC2HEX(64*[.A33])" office:value-type="string" office:string-value="780" calcext:value-type="string">
            <text:p>780</text:p>
          </table:table-cell>
          <table:table-cell table:formula="of:=DEC2HEX(64*[.$A33]+[.D$2])" office:value-type="string" office:string-value="781" calcext:value-type="string">
            <text:p>781</text:p>
          </table:table-cell>
          <table:table-cell table:formula="of:=DEC2HEX(64*[.$A33]+[.E$2])" office:value-type="string" office:string-value="782" calcext:value-type="string">
            <text:p>782</text:p>
          </table:table-cell>
          <table:table-cell table:formula="of:=DEC2HEX(64*[.$A33]+[.F$2])" office:value-type="string" office:string-value="783" calcext:value-type="string">
            <text:p>783</text:p>
          </table:table-cell>
          <table:table-cell table:formula="of:=DEC2HEX(64*[.$A33]+[.G$2])" office:value-type="string" office:string-value="784" calcext:value-type="string">
            <text:p>784</text:p>
          </table:table-cell>
          <table:table-cell table:formula="of:=DEC2HEX(64*[.$A33]+[.H$2])" office:value-type="string" office:string-value="785" calcext:value-type="string">
            <text:p>785</text:p>
          </table:table-cell>
          <table:table-cell table:formula="of:=DEC2HEX(64*[.$A33]+[.I$2])" office:value-type="string" office:string-value="786" calcext:value-type="string">
            <text:p>786</text:p>
          </table:table-cell>
          <table:table-cell table:formula="of:=DEC2HEX(64*[.$A33]+[.J$2])" office:value-type="string" office:string-value="787" calcext:value-type="string">
            <text:p>787</text:p>
          </table:table-cell>
          <table:table-cell table:formula="of:=DEC2HEX(64*[.$A33]+[.K$2])" office:value-type="string" office:string-value="788" calcext:value-type="string">
            <text:p>788</text:p>
          </table:table-cell>
          <table:table-cell table:formula="of:=DEC2HEX(64*[.$A33]+[.L$2])" office:value-type="string" office:string-value="789" calcext:value-type="string">
            <text:p>789</text:p>
          </table:table-cell>
          <table:table-cell table:formula="of:=DEC2HEX(64*[.$A33]+[.M$2])" office:value-type="string" office:string-value="78A" calcext:value-type="string">
            <text:p>78A</text:p>
          </table:table-cell>
          <table:table-cell table:formula="of:=DEC2HEX(64*[.$A33]+[.N$2])" office:value-type="string" office:string-value="78B" calcext:value-type="string">
            <text:p>78B</text:p>
          </table:table-cell>
          <table:table-cell table:formula="of:=DEC2HEX(64*[.$A33]+[.O$2])" office:value-type="string" office:string-value="78C" calcext:value-type="string">
            <text:p>78C</text:p>
          </table:table-cell>
          <table:table-cell table:formula="of:=DEC2HEX(64*[.$A33]+[.P$2])" office:value-type="string" office:string-value="78D" calcext:value-type="string">
            <text:p>78D</text:p>
          </table:table-cell>
          <table:table-cell table:formula="of:=DEC2HEX(64*[.$A33]+[.Q$2])" office:value-type="string" office:string-value="78E" calcext:value-type="string">
            <text:p>78E</text:p>
          </table:table-cell>
          <table:table-cell table:formula="of:=DEC2HEX(64*[.$A33]+[.R$2])" office:value-type="string" office:string-value="78F" calcext:value-type="string">
            <text:p>78F</text:p>
          </table:table-cell>
          <table:table-cell table:formula="of:=DEC2HEX(64*[.$A33]+[.S$2])" office:value-type="string" office:string-value="790" calcext:value-type="string">
            <text:p>790</text:p>
          </table:table-cell>
          <table:table-cell table:formula="of:=DEC2HEX(64*[.$A33]+[.T$2])" office:value-type="string" office:string-value="791" calcext:value-type="string">
            <text:p>791</text:p>
          </table:table-cell>
          <table:table-cell table:formula="of:=DEC2HEX(64*[.$A33]+[.U$2])" office:value-type="string" office:string-value="792" calcext:value-type="string">
            <text:p>792</text:p>
          </table:table-cell>
          <table:table-cell table:formula="of:=DEC2HEX(64*[.$A33]+[.V$2])" office:value-type="string" office:string-value="793" calcext:value-type="string">
            <text:p>793</text:p>
          </table:table-cell>
          <table:table-cell table:formula="of:=DEC2HEX(64*[.$A33]+[.W$2])" office:value-type="string" office:string-value="794" calcext:value-type="string">
            <text:p>794</text:p>
          </table:table-cell>
          <table:table-cell table:formula="of:=DEC2HEX(64*[.$A33]+[.X$2])" office:value-type="string" office:string-value="795" calcext:value-type="string">
            <text:p>795</text:p>
          </table:table-cell>
          <table:table-cell table:formula="of:=DEC2HEX(64*[.$A33]+[.Y$2])" office:value-type="string" office:string-value="796" calcext:value-type="string">
            <text:p>796</text:p>
          </table:table-cell>
          <table:table-cell table:formula="of:=DEC2HEX(64*[.$A33]+[.Z$2])" office:value-type="string" office:string-value="797" calcext:value-type="string">
            <text:p>797</text:p>
          </table:table-cell>
          <table:table-cell table:formula="of:=DEC2HEX(64*[.$A33]+[.AA$2])" office:value-type="string" office:string-value="798" calcext:value-type="string">
            <text:p>798</text:p>
          </table:table-cell>
          <table:table-cell table:formula="of:=DEC2HEX(64*[.$A33]+[.AB$2])" office:value-type="string" office:string-value="799" calcext:value-type="string">
            <text:p>799</text:p>
          </table:table-cell>
          <table:table-cell table:formula="of:=DEC2HEX(64*[.$A33]+[.AC$2])" office:value-type="string" office:string-value="79A" calcext:value-type="string">
            <text:p>79A</text:p>
          </table:table-cell>
          <table:table-cell table:formula="of:=DEC2HEX(64*[.$A33]+[.AD$2])" office:value-type="string" office:string-value="79B" calcext:value-type="string">
            <text:p>79B</text:p>
          </table:table-cell>
          <table:table-cell table:formula="of:=DEC2HEX(64*[.$A33]+[.AE$2])" office:value-type="string" office:string-value="79C" calcext:value-type="string">
            <text:p>79C</text:p>
          </table:table-cell>
          <table:table-cell table:formula="of:=DEC2HEX(64*[.$A33]+[.AF$2])" office:value-type="string" office:string-value="79D" calcext:value-type="string">
            <text:p>79D</text:p>
          </table:table-cell>
          <table:table-cell table:formula="of:=DEC2HEX(64*[.$A33]+[.AG$2])" office:value-type="string" office:string-value="79E" calcext:value-type="string">
            <text:p>79E</text:p>
          </table:table-cell>
          <table:table-cell table:formula="of:=DEC2HEX(64*[.$A33]+[.AH$2])" office:value-type="string" office:string-value="79F" calcext:value-type="string">
            <text:p>79F</text:p>
          </table:table-cell>
          <table:table-cell table:formula="of:=DEC2HEX(64*[.$A33]+[.AI$2])" office:value-type="string" office:string-value="7A0" calcext:value-type="string">
            <text:p>7A0</text:p>
          </table:table-cell>
          <table:table-cell table:formula="of:=DEC2HEX(64*[.$A33]+[.AJ$2])" office:value-type="string" office:string-value="7A1" calcext:value-type="string">
            <text:p>7A1</text:p>
          </table:table-cell>
          <table:table-cell table:formula="of:=DEC2HEX(64*[.$A33]+[.AK$2])" office:value-type="string" office:string-value="7A2" calcext:value-type="string">
            <text:p>7A2</text:p>
          </table:table-cell>
          <table:table-cell table:formula="of:=DEC2HEX(64*[.$A33]+[.AL$2])" office:value-type="string" office:string-value="7A3" calcext:value-type="string">
            <text:p>7A3</text:p>
          </table:table-cell>
          <table:table-cell table:formula="of:=DEC2HEX(64*[.$A33]+[.AM$2])" office:value-type="string" office:string-value="7A4" calcext:value-type="string">
            <text:p>7A4</text:p>
          </table:table-cell>
          <table:table-cell table:formula="of:=DEC2HEX(64*[.$A33]+[.AN$2])" office:value-type="string" office:string-value="7A5" calcext:value-type="string">
            <text:p>7A5</text:p>
          </table:table-cell>
          <table:table-cell table:formula="of:=DEC2HEX(64*[.$A33]+[.AO$2])" office:value-type="string" office:string-value="7A6" calcext:value-type="string">
            <text:p>7A6</text:p>
          </table:table-cell>
          <table:table-cell table:formula="of:=DEC2HEX(64*[.$A33]+[.AP$2])" office:value-type="string" office:string-value="7A7" calcext:value-type="string">
            <text:p>7A7</text:p>
          </table:table-cell>
          <table:table-cell table:formula="of:=DEC2HEX(64*[.$A33]+[.AQ$2])" office:value-type="string" office:string-value="7A8" calcext:value-type="string">
            <text:p>7A8</text:p>
          </table:table-cell>
          <table:table-cell table:formula="of:=DEC2HEX(64*[.$A33]+[.AR$2])" office:value-type="string" office:string-value="7A9" calcext:value-type="string">
            <text:p>7A9</text:p>
          </table:table-cell>
          <table:table-cell table:formula="of:=DEC2HEX(64*[.$A33]+[.AS$2])" office:value-type="string" office:string-value="7AA" calcext:value-type="string">
            <text:p>7AA</text:p>
          </table:table-cell>
          <table:table-cell table:formula="of:=DEC2HEX(64*[.$A33]+[.AT$2])" office:value-type="string" office:string-value="7AB" calcext:value-type="string">
            <text:p>7AB</text:p>
          </table:table-cell>
          <table:table-cell table:formula="of:=DEC2HEX(64*[.$A33]+[.AU$2])" office:value-type="string" office:string-value="7AC" calcext:value-type="string">
            <text:p>7AC</text:p>
          </table:table-cell>
          <table:table-cell table:formula="of:=DEC2HEX(64*[.$A33]+[.AV$2])" office:value-type="string" office:string-value="7AD" calcext:value-type="string">
            <text:p>7AD</text:p>
          </table:table-cell>
          <table:table-cell table:formula="of:=DEC2HEX(64*[.$A33]+[.AW$2])" office:value-type="string" office:string-value="7AE" calcext:value-type="string">
            <text:p>7AE</text:p>
          </table:table-cell>
          <table:table-cell table:formula="of:=DEC2HEX(64*[.$A33]+[.AX$2])" office:value-type="string" office:string-value="7AF" calcext:value-type="string">
            <text:p>7AF</text:p>
          </table:table-cell>
          <table:table-cell table:formula="of:=DEC2HEX(64*[.$A33]+[.AY$2])" office:value-type="string" office:string-value="7B0" calcext:value-type="string">
            <text:p>7B0</text:p>
          </table:table-cell>
          <table:table-cell table:formula="of:=DEC2HEX(64*[.$A33]+[.AZ$2])" office:value-type="string" office:string-value="7B1" calcext:value-type="string">
            <text:p>7B1</text:p>
          </table:table-cell>
          <table:table-cell table:formula="of:=DEC2HEX(64*[.$A33]+[.BA$2])" office:value-type="string" office:string-value="7B2" calcext:value-type="string">
            <text:p>7B2</text:p>
          </table:table-cell>
          <table:table-cell table:formula="of:=DEC2HEX(64*[.$A33]+[.BB$2])" office:value-type="string" office:string-value="7B3" calcext:value-type="string">
            <text:p>7B3</text:p>
          </table:table-cell>
          <table:table-cell table:formula="of:=DEC2HEX(64*[.$A33]+[.BC$2])" office:value-type="string" office:string-value="7B4" calcext:value-type="string">
            <text:p>7B4</text:p>
          </table:table-cell>
          <table:table-cell table:formula="of:=DEC2HEX(64*[.$A33]+[.BD$2])" office:value-type="string" office:string-value="7B5" calcext:value-type="string">
            <text:p>7B5</text:p>
          </table:table-cell>
          <table:table-cell table:formula="of:=DEC2HEX(64*[.$A33]+[.BE$2])" office:value-type="string" office:string-value="7B6" calcext:value-type="string">
            <text:p>7B6</text:p>
          </table:table-cell>
          <table:table-cell table:formula="of:=DEC2HEX(64*[.$A33]+[.BF$2])" office:value-type="string" office:string-value="7B7" calcext:value-type="string">
            <text:p>7B7</text:p>
          </table:table-cell>
          <table:table-cell table:formula="of:=DEC2HEX(64*[.$A33]+[.BG$2])" office:value-type="string" office:string-value="7B8" calcext:value-type="string">
            <text:p>7B8</text:p>
          </table:table-cell>
          <table:table-cell table:formula="of:=DEC2HEX(64*[.$A33]+[.BH$2])" office:value-type="string" office:string-value="7B9" calcext:value-type="string">
            <text:p>7B9</text:p>
          </table:table-cell>
          <table:table-cell table:formula="of:=DEC2HEX(64*[.$A33]+[.BI$2])" office:value-type="string" office:string-value="7BA" calcext:value-type="string">
            <text:p>7BA</text:p>
          </table:table-cell>
          <table:table-cell table:formula="of:=DEC2HEX(64*[.$A33]+[.BJ$2])" office:value-type="string" office:string-value="7BB" calcext:value-type="string">
            <text:p>7BB</text:p>
          </table:table-cell>
          <table:table-cell table:formula="of:=DEC2HEX(64*[.$A33]+[.BK$2])" office:value-type="string" office:string-value="7BC" calcext:value-type="string">
            <text:p>7BC</text:p>
          </table:table-cell>
          <table:table-cell table:formula="of:=DEC2HEX(64*[.$A33]+[.BL$2])" office:value-type="string" office:string-value="7BD" calcext:value-type="string">
            <text:p>7BD</text:p>
          </table:table-cell>
          <table:table-cell table:formula="of:=DEC2HEX(64*[.$A33]+[.BM$2])" office:value-type="string" office:string-value="7BE" calcext:value-type="string">
            <text:p>7BE</text:p>
          </table:table-cell>
          <table:table-cell table:formula="of:=DEC2HEX(64*[.$A33]+[.BN$2])" office:value-type="string" office:string-value="7BF" calcext:value-type="string">
            <text:p>7BF</text:p>
          </table:table-cell>
          <table:table-cell table:number-columns-repeated="95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DEC2HEX([.A34])" office:value-type="string" office:string-value="1F" calcext:value-type="string">
            <text:p>1F</text:p>
          </table:table-cell>
          <table:table-cell table:formula="of:=DEC2HEX(64*[.A34])" office:value-type="string" office:string-value="7C0" calcext:value-type="string">
            <text:p>7C0</text:p>
          </table:table-cell>
          <table:table-cell table:formula="of:=DEC2HEX(64*[.$A34]+[.D$2])" office:value-type="string" office:string-value="7C1" calcext:value-type="string">
            <text:p>7C1</text:p>
          </table:table-cell>
          <table:table-cell table:formula="of:=DEC2HEX(64*[.$A34]+[.E$2])" office:value-type="string" office:string-value="7C2" calcext:value-type="string">
            <text:p>7C2</text:p>
          </table:table-cell>
          <table:table-cell table:formula="of:=DEC2HEX(64*[.$A34]+[.F$2])" office:value-type="string" office:string-value="7C3" calcext:value-type="string">
            <text:p>7C3</text:p>
          </table:table-cell>
          <table:table-cell table:formula="of:=DEC2HEX(64*[.$A34]+[.G$2])" office:value-type="string" office:string-value="7C4" calcext:value-type="string">
            <text:p>7C4</text:p>
          </table:table-cell>
          <table:table-cell table:formula="of:=DEC2HEX(64*[.$A34]+[.H$2])" office:value-type="string" office:string-value="7C5" calcext:value-type="string">
            <text:p>7C5</text:p>
          </table:table-cell>
          <table:table-cell table:formula="of:=DEC2HEX(64*[.$A34]+[.I$2])" office:value-type="string" office:string-value="7C6" calcext:value-type="string">
            <text:p>7C6</text:p>
          </table:table-cell>
          <table:table-cell table:formula="of:=DEC2HEX(64*[.$A34]+[.J$2])" office:value-type="string" office:string-value="7C7" calcext:value-type="string">
            <text:p>7C7</text:p>
          </table:table-cell>
          <table:table-cell table:formula="of:=DEC2HEX(64*[.$A34]+[.K$2])" office:value-type="string" office:string-value="7C8" calcext:value-type="string">
            <text:p>7C8</text:p>
          </table:table-cell>
          <table:table-cell table:formula="of:=DEC2HEX(64*[.$A34]+[.L$2])" office:value-type="string" office:string-value="7C9" calcext:value-type="string">
            <text:p>7C9</text:p>
          </table:table-cell>
          <table:table-cell table:formula="of:=DEC2HEX(64*[.$A34]+[.M$2])" office:value-type="string" office:string-value="7CA" calcext:value-type="string">
            <text:p>7CA</text:p>
          </table:table-cell>
          <table:table-cell table:formula="of:=DEC2HEX(64*[.$A34]+[.N$2])" office:value-type="string" office:string-value="7CB" calcext:value-type="string">
            <text:p>7CB</text:p>
          </table:table-cell>
          <table:table-cell table:formula="of:=DEC2HEX(64*[.$A34]+[.O$2])" office:value-type="string" office:string-value="7CC" calcext:value-type="string">
            <text:p>7CC</text:p>
          </table:table-cell>
          <table:table-cell table:formula="of:=DEC2HEX(64*[.$A34]+[.P$2])" office:value-type="string" office:string-value="7CD" calcext:value-type="string">
            <text:p>7CD</text:p>
          </table:table-cell>
          <table:table-cell table:formula="of:=DEC2HEX(64*[.$A34]+[.Q$2])" office:value-type="string" office:string-value="7CE" calcext:value-type="string">
            <text:p>7CE</text:p>
          </table:table-cell>
          <table:table-cell table:formula="of:=DEC2HEX(64*[.$A34]+[.R$2])" office:value-type="string" office:string-value="7CF" calcext:value-type="string">
            <text:p>7CF</text:p>
          </table:table-cell>
          <table:table-cell table:formula="of:=DEC2HEX(64*[.$A34]+[.S$2])" office:value-type="string" office:string-value="7D0" calcext:value-type="string">
            <text:p>7D0</text:p>
          </table:table-cell>
          <table:table-cell table:formula="of:=DEC2HEX(64*[.$A34]+[.T$2])" office:value-type="string" office:string-value="7D1" calcext:value-type="string">
            <text:p>7D1</text:p>
          </table:table-cell>
          <table:table-cell table:formula="of:=DEC2HEX(64*[.$A34]+[.U$2])" office:value-type="string" office:string-value="7D2" calcext:value-type="string">
            <text:p>7D2</text:p>
          </table:table-cell>
          <table:table-cell table:formula="of:=DEC2HEX(64*[.$A34]+[.V$2])" office:value-type="string" office:string-value="7D3" calcext:value-type="string">
            <text:p>7D3</text:p>
          </table:table-cell>
          <table:table-cell table:formula="of:=DEC2HEX(64*[.$A34]+[.W$2])" office:value-type="string" office:string-value="7D4" calcext:value-type="string">
            <text:p>7D4</text:p>
          </table:table-cell>
          <table:table-cell table:formula="of:=DEC2HEX(64*[.$A34]+[.X$2])" office:value-type="string" office:string-value="7D5" calcext:value-type="string">
            <text:p>7D5</text:p>
          </table:table-cell>
          <table:table-cell table:formula="of:=DEC2HEX(64*[.$A34]+[.Y$2])" office:value-type="string" office:string-value="7D6" calcext:value-type="string">
            <text:p>7D6</text:p>
          </table:table-cell>
          <table:table-cell table:formula="of:=DEC2HEX(64*[.$A34]+[.Z$2])" office:value-type="string" office:string-value="7D7" calcext:value-type="string">
            <text:p>7D7</text:p>
          </table:table-cell>
          <table:table-cell table:formula="of:=DEC2HEX(64*[.$A34]+[.AA$2])" office:value-type="string" office:string-value="7D8" calcext:value-type="string">
            <text:p>7D8</text:p>
          </table:table-cell>
          <table:table-cell table:formula="of:=DEC2HEX(64*[.$A34]+[.AB$2])" office:value-type="string" office:string-value="7D9" calcext:value-type="string">
            <text:p>7D9</text:p>
          </table:table-cell>
          <table:table-cell table:formula="of:=DEC2HEX(64*[.$A34]+[.AC$2])" office:value-type="string" office:string-value="7DA" calcext:value-type="string">
            <text:p>7DA</text:p>
          </table:table-cell>
          <table:table-cell table:formula="of:=DEC2HEX(64*[.$A34]+[.AD$2])" office:value-type="string" office:string-value="7DB" calcext:value-type="string">
            <text:p>7DB</text:p>
          </table:table-cell>
          <table:table-cell table:formula="of:=DEC2HEX(64*[.$A34]+[.AE$2])" office:value-type="string" office:string-value="7DC" calcext:value-type="string">
            <text:p>7DC</text:p>
          </table:table-cell>
          <table:table-cell table:formula="of:=DEC2HEX(64*[.$A34]+[.AF$2])" office:value-type="string" office:string-value="7DD" calcext:value-type="string">
            <text:p>7DD</text:p>
          </table:table-cell>
          <table:table-cell table:formula="of:=DEC2HEX(64*[.$A34]+[.AG$2])" office:value-type="string" office:string-value="7DE" calcext:value-type="string">
            <text:p>7DE</text:p>
          </table:table-cell>
          <table:table-cell table:formula="of:=DEC2HEX(64*[.$A34]+[.AH$2])" office:value-type="string" office:string-value="7DF" calcext:value-type="string">
            <text:p>7DF</text:p>
          </table:table-cell>
          <table:table-cell table:formula="of:=DEC2HEX(64*[.$A34]+[.AI$2])" office:value-type="string" office:string-value="7E0" calcext:value-type="string">
            <text:p>7E0</text:p>
          </table:table-cell>
          <table:table-cell table:formula="of:=DEC2HEX(64*[.$A34]+[.AJ$2])" office:value-type="string" office:string-value="7E1" calcext:value-type="string">
            <text:p>7E1</text:p>
          </table:table-cell>
          <table:table-cell table:formula="of:=DEC2HEX(64*[.$A34]+[.AK$2])" office:value-type="string" office:string-value="7E2" calcext:value-type="string">
            <text:p>7E2</text:p>
          </table:table-cell>
          <table:table-cell table:formula="of:=DEC2HEX(64*[.$A34]+[.AL$2])" office:value-type="string" office:string-value="7E3" calcext:value-type="string">
            <text:p>7E3</text:p>
          </table:table-cell>
          <table:table-cell table:formula="of:=DEC2HEX(64*[.$A34]+[.AM$2])" office:value-type="string" office:string-value="7E4" calcext:value-type="string">
            <text:p>7E4</text:p>
          </table:table-cell>
          <table:table-cell table:formula="of:=DEC2HEX(64*[.$A34]+[.AN$2])" office:value-type="string" office:string-value="7E5" calcext:value-type="string">
            <text:p>7E5</text:p>
          </table:table-cell>
          <table:table-cell table:formula="of:=DEC2HEX(64*[.$A34]+[.AO$2])" office:value-type="string" office:string-value="7E6" calcext:value-type="string">
            <text:p>7E6</text:p>
          </table:table-cell>
          <table:table-cell table:formula="of:=DEC2HEX(64*[.$A34]+[.AP$2])" office:value-type="string" office:string-value="7E7" calcext:value-type="string">
            <text:p>7E7</text:p>
          </table:table-cell>
          <table:table-cell table:formula="of:=DEC2HEX(64*[.$A34]+[.AQ$2])" office:value-type="string" office:string-value="7E8" calcext:value-type="string">
            <text:p>7E8</text:p>
          </table:table-cell>
          <table:table-cell table:formula="of:=DEC2HEX(64*[.$A34]+[.AR$2])" office:value-type="string" office:string-value="7E9" calcext:value-type="string">
            <text:p>7E9</text:p>
          </table:table-cell>
          <table:table-cell table:formula="of:=DEC2HEX(64*[.$A34]+[.AS$2])" office:value-type="string" office:string-value="7EA" calcext:value-type="string">
            <text:p>7EA</text:p>
          </table:table-cell>
          <table:table-cell table:formula="of:=DEC2HEX(64*[.$A34]+[.AT$2])" office:value-type="string" office:string-value="7EB" calcext:value-type="string">
            <text:p>7EB</text:p>
          </table:table-cell>
          <table:table-cell table:formula="of:=DEC2HEX(64*[.$A34]+[.AU$2])" office:value-type="string" office:string-value="7EC" calcext:value-type="string">
            <text:p>7EC</text:p>
          </table:table-cell>
          <table:table-cell table:formula="of:=DEC2HEX(64*[.$A34]+[.AV$2])" office:value-type="string" office:string-value="7ED" calcext:value-type="string">
            <text:p>7ED</text:p>
          </table:table-cell>
          <table:table-cell table:formula="of:=DEC2HEX(64*[.$A34]+[.AW$2])" office:value-type="string" office:string-value="7EE" calcext:value-type="string">
            <text:p>7EE</text:p>
          </table:table-cell>
          <table:table-cell table:formula="of:=DEC2HEX(64*[.$A34]+[.AX$2])" office:value-type="string" office:string-value="7EF" calcext:value-type="string">
            <text:p>7EF</text:p>
          </table:table-cell>
          <table:table-cell table:formula="of:=DEC2HEX(64*[.$A34]+[.AY$2])" office:value-type="string" office:string-value="7F0" calcext:value-type="string">
            <text:p>7F0</text:p>
          </table:table-cell>
          <table:table-cell table:formula="of:=DEC2HEX(64*[.$A34]+[.AZ$2])" office:value-type="string" office:string-value="7F1" calcext:value-type="string">
            <text:p>7F1</text:p>
          </table:table-cell>
          <table:table-cell table:formula="of:=DEC2HEX(64*[.$A34]+[.BA$2])" office:value-type="string" office:string-value="7F2" calcext:value-type="string">
            <text:p>7F2</text:p>
          </table:table-cell>
          <table:table-cell table:formula="of:=DEC2HEX(64*[.$A34]+[.BB$2])" office:value-type="string" office:string-value="7F3" calcext:value-type="string">
            <text:p>7F3</text:p>
          </table:table-cell>
          <table:table-cell table:formula="of:=DEC2HEX(64*[.$A34]+[.BC$2])" office:value-type="string" office:string-value="7F4" calcext:value-type="string">
            <text:p>7F4</text:p>
          </table:table-cell>
          <table:table-cell table:formula="of:=DEC2HEX(64*[.$A34]+[.BD$2])" office:value-type="string" office:string-value="7F5" calcext:value-type="string">
            <text:p>7F5</text:p>
          </table:table-cell>
          <table:table-cell table:formula="of:=DEC2HEX(64*[.$A34]+[.BE$2])" office:value-type="string" office:string-value="7F6" calcext:value-type="string">
            <text:p>7F6</text:p>
          </table:table-cell>
          <table:table-cell table:formula="of:=DEC2HEX(64*[.$A34]+[.BF$2])" office:value-type="string" office:string-value="7F7" calcext:value-type="string">
            <text:p>7F7</text:p>
          </table:table-cell>
          <table:table-cell table:formula="of:=DEC2HEX(64*[.$A34]+[.BG$2])" office:value-type="string" office:string-value="7F8" calcext:value-type="string">
            <text:p>7F8</text:p>
          </table:table-cell>
          <table:table-cell table:formula="of:=DEC2HEX(64*[.$A34]+[.BH$2])" office:value-type="string" office:string-value="7F9" calcext:value-type="string">
            <text:p>7F9</text:p>
          </table:table-cell>
          <table:table-cell table:formula="of:=DEC2HEX(64*[.$A34]+[.BI$2])" office:value-type="string" office:string-value="7FA" calcext:value-type="string">
            <text:p>7FA</text:p>
          </table:table-cell>
          <table:table-cell table:formula="of:=DEC2HEX(64*[.$A34]+[.BJ$2])" office:value-type="string" office:string-value="7FB" calcext:value-type="string">
            <text:p>7FB</text:p>
          </table:table-cell>
          <table:table-cell table:formula="of:=DEC2HEX(64*[.$A34]+[.BK$2])" office:value-type="string" office:string-value="7FC" calcext:value-type="string">
            <text:p>7FC</text:p>
          </table:table-cell>
          <table:table-cell table:formula="of:=DEC2HEX(64*[.$A34]+[.BL$2])" office:value-type="string" office:string-value="7FD" calcext:value-type="string">
            <text:p>7FD</text:p>
          </table:table-cell>
          <table:table-cell table:formula="of:=DEC2HEX(64*[.$A34]+[.BM$2])" office:value-type="string" office:string-value="7FE" calcext:value-type="string">
            <text:p>7FE</text:p>
          </table:table-cell>
          <table:table-cell table:formula="of:=DEC2HEX(64*[.$A34]+[.BN$2])" office:value-type="string" office:string-value="7FF" calcext:value-type="string">
            <text:p>7FF</text:p>
          </table:table-cell>
          <table:table-cell table:number-columns-repeated="95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3:02:08.562000000</meta:creation-date>
    <dc:date>2019-09-29T13:16:49.725000000</dc:date>
    <meta:editing-duration>PT2M41S</meta:editing-duration>
    <meta:editing-cycles>1</meta:editing-cycles>
    <meta:document-statistic meta:table-count="1" meta:cell-count="2176" meta:object-count="0"/>
    <meta:generator>LibreOffice/6.1.5.2$Windows_X86_64 LibreOffice_project/90f8dcf33c87b3705e78202e3df5142b201bd805</meta:generator>
  </office:meta>
</office:document-meta>
</file>